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WenQuanYi Micro Hei" svg:font-family="WenQuanYi Micro Hei" style:font-family-generic="system" style:font-pitch="variable"/>
    <style:font-face style:name="monospace" svg:font-family="monospace" style:font-family-generic="roman" style:font-pitch="variable"/>
    <style:font-face style:name="lucidatypewriter" svg:font-family="lucidatypewriter"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left" style:position="0.3333in"/>
          <style:tab-stop style:type="right" style:leader-style="dotted" style:leader-text="." style:position="6.918in"/>
        </style:tab-stops>
      </style:paragraph-properties>
    </style:style>
    <style:style style:name="T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 style:parent-style-name="Hyperlink" style:family="text">
      <style:text-properties style:language-asian="zh" style:country-asian="CN"/>
    </style:style>
    <style:style style:name="P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3" style:parent-style-name="Hyperlink" style:family="text">
      <style:text-properties style:language-asian="zh" style:country-asian="CN"/>
    </style:style>
    <style:style style:name="P1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6" style:parent-style-name="Hyperlink" style:family="text">
      <style:text-properties style:font-name="WenQuanYi Micro Hei" style:font-name-asian="WenQuanYi Micro Hei"/>
    </style:style>
    <style:style style:name="P1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3" style:parent-style-name="Hyperlink" style:family="text">
      <style:text-properties style:language-asian="zh" style:country-asian="CN"/>
    </style:style>
    <style:style style:name="P2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34" style:parent-style-name="Hyperlink" style:family="text">
      <style:text-properties style:language-asian="zh" style:country-asian="CN"/>
    </style:style>
    <style:style style:name="P3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39" style:parent-style-name="Hyperlink" style:family="text">
      <style:text-properties style:language-asian="zh" style:country-asian="CN"/>
    </style:style>
    <style:style style:name="P40"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42" style:parent-style-name="Hyperlink" style:family="text">
      <style:text-properties style:language-asian="zh" style:country-asian="CN"/>
    </style:style>
    <style:style style:name="P4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5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5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7"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5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5"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6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73" style:parent-style-name="Hyperlink" style:family="text">
      <style:text-properties fo:background-color="#FFFFFF"/>
    </style:style>
    <style:style style:name="P74"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7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6"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8"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7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8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86" style:parent-style-name="Hyperlink" style:family="text">
      <style:text-properties style:language-asian="zh" style:country-asian="CN"/>
    </style:style>
    <style:style style:name="P8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8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9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7"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9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0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0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0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0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07" style:parent-style-name="Hyperlink" style:family="text">
      <style:text-properties style:language-asian="zh" style:country-asian="CN"/>
    </style:style>
    <style:style style:name="P10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0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0"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1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1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1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16" style:parent-style-name="Hyperlink" style:family="text">
      <style:text-properties style:language-asian="zh" style:country-asian="CN"/>
    </style:style>
    <style:style style:name="P11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1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2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3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31" style:parent-style-name="Hyperlink" style:family="text">
      <style:text-properties style:language-asian="zh" style:country-asian="CN"/>
    </style:style>
    <style:style style:name="P13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34" style:parent-style-name="Hyperlink" style:family="text">
      <style:text-properties style:language-asian="zh" style:country-asian="CN"/>
    </style:style>
    <style:style style:name="P13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3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3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1"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5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7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1" style:parent-style-name="TOC3" style:family="paragraph">
      <style:paragraph-properties>
        <style:tab-stops>
          <style:tab-stop style:type="left" style:position="0.7361in"/>
          <style:tab-stop style:type="right" style:leader-style="dotted" style:leader-text="." style:position="6.5847in"/>
        </style:tab-stops>
      </style:paragraph-properties>
    </style:style>
    <style:style style:name="T1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3" style:parent-style-name="TOC3" style:family="paragraph">
      <style:paragraph-properties>
        <style:tab-stops>
          <style:tab-stop style:type="left" style:position="0.7361in"/>
          <style:tab-stop style:type="right" style:leader-style="dotted" style:leader-text="." style:position="6.5847in"/>
        </style:tab-stops>
      </style:paragraph-properties>
    </style:style>
    <style:style style:name="T17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5" style:parent-style-name="TOC3" style:family="paragraph">
      <style:paragraph-properties>
        <style:tab-stops>
          <style:tab-stop style:type="left" style:position="0.7361in"/>
          <style:tab-stop style:type="right" style:leader-style="dotted" style:leader-text="." style:position="6.5847in"/>
        </style:tab-stops>
      </style:paragraph-properties>
    </style:style>
    <style:style style:name="T17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7"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7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8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83" style:parent-style-name="Hyperlink" style:family="text">
      <style:text-properties style:language-asian="zh" style:country-asian="CN"/>
    </style:style>
    <style:style style:name="P184"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8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6"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8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0"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9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9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4"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9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6"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9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8"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9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0"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0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2"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0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4"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0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8"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0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1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1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4"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1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1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1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0" style:parent-style-name="Textbody" style:family="paragraph"/>
    <style:style style:name="T221" style:parent-style-name="DefaultParagraphFont" style:family="text">
      <style:text-properties style:font-name="monospace" fo:color="#000000" fo:background-color="#FFFFFF"/>
    </style:style>
    <style:style style:name="T222" style:parent-style-name="DefaultParagraphFont" style:family="text">
      <style:text-properties style:font-name="monospace"/>
    </style:style>
    <style:style style:name="P223" style:parent-style-name="Textbody" style:family="paragraph"/>
    <style:style style:name="T224" style:parent-style-name="DefaultParagraphFont" style:family="text">
      <style:text-properties style:language-asian="zh" style:country-asian="CN"/>
    </style:style>
    <style:style style:name="P225" style:parent-style-name="Textbody" style:family="paragraph"/>
    <style:style style:name="T226" style:parent-style-name="DefaultParagraphFont" style:family="text">
      <style:text-properties style:font-name="monospace" fo:color="#000000" fo:background-color="#FFFFFF"/>
    </style:style>
    <style:style style:name="T227" style:parent-style-name="DefaultParagraphFont" style:family="text">
      <style:text-properties style:font-name="monospace"/>
    </style:style>
    <style:style style:name="T228" style:parent-style-name="DefaultParagraphFont" style:family="text">
      <style:text-properties style:font-name="monospace"/>
    </style:style>
    <style:style style:name="T229" style:parent-style-name="DefaultParagraphFont" style:family="text">
      <style:text-properties style:font-name="monospace"/>
    </style:style>
    <style:style style:name="P230" style:parent-style-name="Textbody" style:family="paragraph">
      <style:text-properties style:font-name="monospace" fo:color="#000000" fo:background-color="#FFFFFF"/>
    </style:style>
    <style:style style:name="P231" style:parent-style-name="Textbody" style:family="paragraph">
      <style:text-properties style:font-name="monospace" fo:color="#000000" fo:background-color="#FFFFFF"/>
    </style:style>
    <style:style style:name="T232" style:parent-style-name="DefaultParagraphFont" style:family="text">
      <style:text-properties style:font-name="monospace" fo:color="#000000" fo:background-color="#FFFFFF"/>
    </style:style>
    <style:style style:name="P233" style:parent-style-name="Textbody" style:family="paragraph">
      <style:text-properties style:font-name="monospace"/>
    </style:style>
    <style:style style:name="T234" style:parent-style-name="DefaultParagraphFont" style:family="text">
      <style:text-properties style:language-asian="zh" style:country-asian="CN"/>
    </style:style>
    <style:style style:name="T235" style:parent-style-name="DefaultParagraphFont" style:family="text">
      <style:text-properties style:language-asian="zh" style:country-asian="CN"/>
    </style:style>
    <style:style style:name="T236" style:parent-style-name="DefaultParagraphFont" style:family="text">
      <style:text-properties style:language-asian="zh" style:country-asian="CN"/>
    </style:style>
    <style:style style:name="T237" style:parent-style-name="DefaultParagraphFont" style:family="text">
      <style:text-properties style:language-asian="zh" style:country-asian="CN"/>
    </style:style>
    <style:style style:name="P238" style:parent-style-name="Textbody" style:family="paragraph">
      <style:paragraph-properties fo:text-indent="0.1666in"/>
    </style:style>
    <style:style style:name="P239" style:parent-style-name="Textbody" style:family="paragraph">
      <style:paragraph-properties fo:text-indent="0.1666in"/>
    </style:style>
    <style:style style:name="P240" style:parent-style-name="Textbody" style:family="paragraph">
      <style:paragraph-properties fo:text-indent="0.1666in"/>
    </style:style>
    <style:style style:name="T241" style:parent-style-name="DefaultParagraphFont" style:family="text">
      <style:text-properties style:font-name="WenQuanYi Micro Hei" style:font-name-asian="WenQuanYi Micro Hei"/>
    </style:style>
    <style:style style:name="P242" style:parent-style-name="Textbody" style:family="paragraph">
      <style:paragraph-properties fo:margin-bottom="0in"/>
    </style:style>
    <style:style style:name="P243" style:parent-style-name="Textbody" style:family="paragraph">
      <style:paragraph-properties fo:margin-bottom="0in"/>
    </style:style>
    <style:style style:name="T244" style:parent-style-name="DefaultParagraphFont" style:family="text">
      <style:text-properties style:language-asian="zh" style:country-asian="CN"/>
    </style:style>
    <style:style style:name="P245" style:parent-style-name="Textbody" style:family="paragraph"/>
    <style:style style:name="P246" style:parent-style-name="Textbody" style:family="paragraph"/>
    <style:style style:name="P247" style:parent-style-name="Textbody" style:family="paragraph"/>
    <style:style style:name="P248" style:parent-style-name="Textbody" style:family="paragraph"/>
    <style:style style:name="P249" style:parent-style-name="Textbody" style:family="paragraph"/>
    <style:style style:name="P250" style:parent-style-name="Textbody" style:family="paragraph"/>
    <style:style style:name="T251" style:parent-style-name="DefaultParagraphFont" style:family="text">
      <style:text-properties style:language-asian="zh" style:country-asian="CN"/>
    </style:style>
    <style:style style:name="P252" style:parent-style-name="ListParagraph" style:family="paragraph"/>
    <style:style style:name="P253" style:parent-style-name="Textbody" style:family="paragraph"/>
    <style:style style:name="T254" style:parent-style-name="DefaultParagraphFont" style:family="text">
      <style:text-properties style:language-asian="zh" style:country-asian="CN"/>
    </style:style>
    <style:style style:name="T255" style:parent-style-name="DefaultParagraphFont" style:family="text">
      <style:text-properties style:language-asian="zh" style:country-asian="CN"/>
    </style:style>
    <style:style style:name="T256" style:parent-style-name="DefaultParagraphFont" style:family="text">
      <style:text-properties style:language-asian="zh" style:country-asian="CN"/>
    </style:style>
    <style:style style:name="T257" style:parent-style-name="DefaultParagraphFont" style:family="text">
      <style:text-properties style:language-asian="zh" style:country-asian="CN"/>
    </style:style>
    <style:style style:name="P258" style:parent-style-name="ListParagraph" style:family="paragraph"/>
    <style:style style:name="P259" style:parent-style-name="ListParagraph" style:family="paragraph"/>
    <style:style style:name="P260" style:parent-style-name="Textbody" style:family="paragraph"/>
    <style:style style:name="P261" style:parent-style-name="Textbody" style:family="paragraph"/>
    <style:style style:name="P262" style:parent-style-name="Textbody" style:family="paragraph"/>
    <style:style style:name="T263" style:parent-style-name="DefaultParagraphFont" style:family="text">
      <style:text-properties style:language-asian="zh" style:country-asian="CN"/>
    </style:style>
    <style:style style:name="P264" style:parent-style-name="Textbody" style:family="paragraph"/>
    <style:style style:name="P265" style:parent-style-name="Textbody" style:family="paragraph"/>
    <style:style style:name="P266" style:parent-style-name="Textbody" style:family="paragraph"/>
    <style:style style:name="P267" style:parent-style-name="Heading3" style:family="paragraph">
      <style:text-properties fo:background-color="#FFFFFF"/>
    </style:style>
    <style:style style:name="P268" style:parent-style-name="Textbody" style:family="paragraph">
      <style:text-properties fo:color="#000000" fo:background-color="#FFFFFF"/>
    </style:style>
    <style:style style:name="T269" style:parent-style-name="DefaultParagraphFont" style:family="text">
      <style:text-properties fo:color="#000000" fo:background-color="#FFFFFF"/>
    </style:style>
    <style:style style:name="T270" style:parent-style-name="DefaultParagraphFont" style:family="text">
      <style:text-properties fo:color="#000000" fo:background-color="#FFFFFF"/>
    </style:style>
    <style:style style:name="P271" style:parent-style-name="Textbody" style:family="paragraph"/>
    <style:style style:name="P272" style:parent-style-name="Textbody" style:family="paragraph"/>
    <style:style style:name="T273" style:parent-style-name="DefaultParagraphFont" style:family="text">
      <style:text-properties fo:color="#000000" fo:background-color="#FFFFFF"/>
    </style:style>
    <style:style style:name="T274" style:parent-style-name="DefaultParagraphFont" style:family="text">
      <style:text-properties style:font-name="monospace"/>
    </style:style>
    <style:style style:name="P275" style:parent-style-name="Textbody" style:family="paragraph">
      <style:text-properties style:font-name="Arial" style:font-name-complex="Arial"/>
    </style:style>
    <style:style style:name="P276" style:parent-style-name="Textbody" style:family="paragraph">
      <style:text-properties style:font-name="Arial" style:font-name-complex="Arial"/>
    </style:style>
    <style:style style:name="P277" style:parent-style-name="Textbody" style:family="paragraph">
      <style:text-properties style:font-name="Arial" style:font-name-complex="Arial"/>
    </style:style>
    <style:style style:name="T278" style:parent-style-name="DefaultParagraphFont" style:family="text">
      <style:text-properties fo:font-weight="bold" style:font-weight-asian="bold" style:font-weight-complex="bold"/>
    </style:style>
    <style:style style:name="P279" style:parent-style-name="Textbody" style:family="paragraph"/>
    <style:style style:name="P280" style:parent-style-name="Textbody" style:family="paragraph"/>
    <style:style style:name="T281" style:parent-style-name="DefaultParagraphFont" style:family="text">
      <style:text-properties fo:color="#000000"/>
    </style:style>
    <style:style style:name="P282" style:parent-style-name="Textbody" style:family="paragraph">
      <style:text-properties fo:color="#000000"/>
    </style:style>
    <style:style style:name="P283" style:parent-style-name="Textbody" style:family="paragraph"/>
    <style:style style:name="T284" style:parent-style-name="DefaultParagraphFont" style:family="text">
      <style:text-properties fo:color="#000000"/>
    </style:style>
    <style:style style:name="T285" style:parent-style-name="DefaultParagraphFont" style:family="text">
      <style:text-properties style:language-asian="zh" style:country-asian="CN"/>
    </style:style>
    <style:style style:name="P286" style:parent-style-name="Textbody" style:family="paragraph">
      <style:text-properties fo:color="#000000"/>
    </style:style>
    <style:style style:name="P287" style:parent-style-name="Textbody" style:family="paragraph">
      <style:text-properties fo:color="#000000"/>
    </style:style>
    <style:style style:name="P288" style:parent-style-name="Textbody" style:family="paragraph">
      <style:text-properties fo:color="#000000"/>
    </style:style>
    <style:style style:name="P289" style:parent-style-name="Textbody" style:family="paragraph">
      <style:text-properties fo:color="#000000"/>
    </style:style>
    <style:style style:name="P290" style:parent-style-name="Textbody" style:family="paragraph">
      <style:text-properties fo:color="#000000"/>
    </style:style>
    <style:style style:name="P291" style:parent-style-name="Textbody" style:family="paragraph">
      <style:text-properties fo:color="#000000"/>
    </style:style>
    <style:style style:name="P292" style:parent-style-name="Textbody" style:family="paragraph">
      <style:text-properties fo:color="#000000"/>
    </style:style>
    <style:style style:name="P293" style:parent-style-name="Textbody" style:family="paragraph">
      <style:text-properties fo:color="#000000"/>
    </style:style>
    <style:style style:name="P294" style:parent-style-name="Textbody" style:family="paragraph"/>
    <style:style style:name="P295" style:parent-style-name="Textbody" style:family="paragraph"/>
    <style:style style:name="P296" style:parent-style-name="Textbody" style:family="paragraph"/>
    <style:style style:name="T297" style:parent-style-name="DefaultParagraphFont" style:family="text">
      <style:text-properties fo:language="nl" fo:country="NL"/>
    </style:style>
    <style:style style:name="P298" style:parent-style-name="Textbody" style:family="paragraph">
      <style:text-properties fo:language="nl" fo:country="NL"/>
    </style:style>
    <style:style style:name="P299" style:parent-style-name="Textbody" style:family="paragraph">
      <style:text-properties fo:language="nl" fo:country="NL"/>
    </style:style>
    <style:style style:name="P300" style:parent-style-name="Textbody" style:family="paragraph"/>
    <style:style style:name="T301" style:parent-style-name="DefaultParagraphFont" style:family="text">
      <style:text-properties style:font-name="WenQuanYi Micro Hei" style:font-name-asian="WenQuanYi Micro Hei"/>
    </style:style>
    <style:style style:name="P302" style:parent-style-name="Textbody" style:family="paragraph"/>
    <style:style style:name="P303" style:parent-style-name="Textbody" style:family="paragraph"/>
    <style:style style:name="T304" style:parent-style-name="DefaultParagraphFont" style:family="text">
      <style:text-properties style:language-asian="zh" style:country-asian="CN"/>
    </style:style>
    <style:style style:name="P305" style:parent-style-name="Textbody" style:family="paragraph">
      <style:text-properties style:font-name="monospace"/>
    </style:style>
    <style:style style:name="P306" style:parent-style-name="Textbody" style:family="paragraph">
      <style:text-properties style:font-name="monospace"/>
    </style:style>
    <style:style style:name="P307" style:parent-style-name="Textbody" style:family="paragraph"/>
    <style:style style:name="T308" style:parent-style-name="DefaultParagraphFont" style:family="text">
      <style:text-properties style:language-asian="zh" style:country-asian="CN"/>
    </style:style>
    <style:style style:name="T309" style:parent-style-name="DefaultParagraphFont" style:family="text">
      <style:text-properties style:font-name="monospace" fo:font-weight="bold" style:font-weight-asian="bold" fo:color="#7F0055" fo:font-size="10pt" style:font-size-asian="10pt" fo:background-color="#E8F2FE"/>
    </style:style>
    <style:style style:name="T310" style:parent-style-name="DefaultParagraphFont" style:family="text">
      <style:text-properties style:font-name="monospace" fo:color="#000000" fo:font-size="10pt" style:font-size-asian="10pt" fo:background-color="#E8F2FE"/>
    </style:style>
    <style:style style:name="T311" style:parent-style-name="DefaultParagraphFont" style:family="text">
      <style:text-properties style:font-name="monospace" fo:color="#2A00FF" fo:font-size="10pt" style:font-size-asian="10pt" fo:background-color="#E8F2FE"/>
    </style:style>
    <style:style style:name="P312" style:parent-style-name="Standard" style:family="paragraph">
      <style:text-properties style:font-name="monospace" fo:color="#2A00FF" fo:font-size="10pt" style:font-size-asian="10pt" fo:background-color="#E8F2FE"/>
    </style:style>
    <style:style style:name="P313" style:parent-style-name="Standard" style:family="paragraph">
      <style:text-properties fo:background-color="#FFFF00"/>
    </style:style>
    <style:style style:name="P314" style:parent-style-name="Standard" style:family="paragraph">
      <style:text-properties fo:background-color="#FFFF00"/>
    </style:style>
    <style:style style:name="P315" style:parent-style-name="Standard" style:family="paragraph">
      <style:text-properties fo:background-color="#FFFF00"/>
    </style:style>
    <style:style style:name="P316" style:parent-style-name="Standard" style:family="paragraph">
      <style:text-properties fo:background-color="#FFFF00"/>
    </style:style>
    <style:style style:name="P317" style:parent-style-name="Standard" style:family="paragraph"/>
    <style:style style:name="T318" style:parent-style-name="DefaultParagraphFont" style:family="text">
      <style:text-properties fo:background-color="#FFFF00"/>
    </style:style>
    <style:style style:name="P319" style:parent-style-name="Standard" style:family="paragraph">
      <style:text-properties fo:background-color="#FFFF00"/>
    </style:style>
    <style:style style:name="P320" style:parent-style-name="Standard" style:family="paragraph">
      <style:text-properties fo:background-color="#FFFF00"/>
    </style:style>
    <style:style style:name="T321" style:parent-style-name="DefaultParagraphFont" style:family="text">
      <style:text-properties style:font-name="monospace" fo:font-weight="bold" style:font-weight-asian="bold" fo:color="#7F0055" fo:font-size="10pt" style:font-size-asian="10pt" fo:background-color="#E8F2FE"/>
    </style:style>
    <style:style style:name="T322" style:parent-style-name="DefaultParagraphFont" style:family="text">
      <style:text-properties style:font-name="monospace" fo:color="#000000" fo:font-size="10pt" style:font-size-asian="10pt" fo:background-color="#E8F2FE"/>
    </style:style>
    <style:style style:name="T323" style:parent-style-name="DefaultParagraphFont" style:family="text">
      <style:text-properties style:font-name="monospace" fo:color="#2A00FF" fo:font-size="10pt" style:font-size-asian="10pt" fo:background-color="#E8F2FE"/>
    </style:style>
    <style:style style:name="P324" style:parent-style-name="Textbody" style:family="paragraph">
      <style:text-properties style:font-name="monospace" fo:font-size="11pt" style:font-size-asian="11pt" style:font-size-complex="11pt"/>
    </style:style>
    <style:style style:name="P325" style:parent-style-name="Textbody" style:family="paragraph">
      <style:text-properties style:font-name="monospace" fo:font-size="11pt" style:font-size-asian="11pt" style:font-size-complex="11pt"/>
    </style:style>
    <style:style style:name="P326" style:parent-style-name="Textbody" style:family="paragraph">
      <style:text-properties style:font-name="monospace" fo:font-size="11pt" style:font-size-asian="11pt" style:font-size-complex="11pt"/>
    </style:style>
    <style:style style:name="P327" style:parent-style-name="Textbody" style:family="paragraph">
      <style:text-properties style:font-name="monospace" fo:font-size="11pt" style:font-size-asian="11pt" style:font-size-complex="11pt"/>
    </style:style>
    <style:style style:name="P328" style:parent-style-name="Textbody" style:family="paragraph">
      <style:text-properties style:font-name="monospace" fo:font-size="11pt" style:font-size-asian="11pt" style:font-size-complex="11pt"/>
    </style:style>
    <style:style style:name="P329" style:parent-style-name="Textbody" style:family="paragraph">
      <style:text-properties style:font-name="monospace" fo:font-size="11pt" style:font-size-asian="11pt" style:font-size-complex="11pt"/>
    </style:style>
    <style:style style:name="P330" style:parent-style-name="Textbody" style:family="paragraph">
      <style:text-properties style:font-name="monospace" fo:font-size="11pt" style:font-size-asian="11pt" style:font-size-complex="11pt"/>
    </style:style>
    <style:style style:name="T331" style:parent-style-name="DefaultParagraphFont" style:family="text">
      <style:text-properties style:language-asian="zh" style:country-asian="CN"/>
    </style:style>
    <style:style style:name="T332" style:parent-style-name="DefaultParagraphFont" style:family="text">
      <style:text-properties style:language-asian="zh" style:country-asian="CN"/>
    </style:style>
    <style:style style:name="T333" style:parent-style-name="DefaultParagraphFont" style:family="text">
      <style:text-properties style:font-name="monospace" fo:color="#000000" fo:background-color="#FFFFFF"/>
    </style:style>
    <style:style style:name="T334" style:parent-style-name="DefaultParagraphFont" style:family="text">
      <style:text-properties style:font-name="monospace"/>
    </style:style>
    <style:style style:name="T335" style:parent-style-name="DefaultParagraphFont" style:family="text">
      <style:text-properties style:font-name="monospace" fo:color="#000000" fo:background-color="#FFFFFF"/>
    </style:style>
    <style:style style:name="T336" style:parent-style-name="DefaultParagraphFont" style:family="text">
      <style:text-properties style:font-name="monospace" fo:color="#000000" fo:background-color="#FFFFFF"/>
    </style:style>
    <style:style style:name="T337" style:parent-style-name="DefaultParagraphFont" style:family="text">
      <style:text-properties style:font-name="monospace"/>
    </style:style>
    <style:style style:name="T338" style:parent-style-name="DefaultParagraphFont" style:family="text">
      <style:text-properties style:font-name="monospace"/>
    </style:style>
    <style:style style:name="P339" style:parent-style-name="Textbody" style:family="paragraph">
      <style:text-properties style:font-name="monospace" fo:color="#000000" fo:background-color="#FFFFFF"/>
    </style:style>
    <style:style style:name="P340" style:parent-style-name="Textbody" style:family="paragraph">
      <style:text-properties style:font-name="monospace" fo:font-size="11pt" style:font-size-asian="11pt" style:font-size-complex="11pt"/>
    </style:style>
    <style:style style:name="P341" style:parent-style-name="Textbody" style:family="paragraph">
      <style:text-properties fo:color="#FF9900"/>
    </style:style>
    <style:style style:name="P342" style:parent-style-name="Textbody" style:family="paragraph"/>
    <style:style style:name="P343" style:parent-style-name="Textbody" style:family="paragraph">
      <style:text-properties fo:background-color="#FFFF00"/>
    </style:style>
    <style:style style:name="P344" style:parent-style-name="Textbody" style:family="paragraph">
      <style:text-properties style:font-name="monospace" fo:font-size="11pt" style:font-size-asian="11pt" style:font-size-complex="11pt"/>
    </style:style>
    <style:style style:name="P345" style:parent-style-name="Textbody" style:family="paragraph">
      <style:text-properties style:font-name="monospace" fo:font-size="11pt" style:font-size-asian="11pt" style:font-size-complex="11pt"/>
    </style:style>
    <style:style style:name="P346" style:parent-style-name="Textbody" style:family="paragraph">
      <style:text-properties style:font-name="monospace" fo:font-size="11pt" style:font-size-asian="11pt" style:font-size-complex="11pt"/>
    </style:style>
    <style:style style:name="P347" style:parent-style-name="Textbody" style:family="paragraph">
      <style:text-properties style:font-name="monospace" fo:font-size="11pt" style:font-size-asian="11pt" style:font-size-complex="11pt"/>
    </style:style>
    <style:style style:name="P348" style:parent-style-name="Textbody" style:family="paragraph">
      <style:text-properties style:font-name="monospace" fo:font-size="11pt" style:font-size-asian="11pt" style:font-size-complex="11pt"/>
    </style:style>
    <style:style style:name="P349" style:parent-style-name="Textbody" style:family="paragraph">
      <style:text-properties style:font-name="monospace" fo:font-size="11pt" style:font-size-asian="11pt" style:font-size-complex="11pt"/>
    </style:style>
    <style:style style:name="P350" style:parent-style-name="Textbody" style:family="paragraph">
      <style:text-properties style:font-name="monospace" fo:font-size="11pt" style:font-size-asian="11pt" style:font-size-complex="11pt"/>
    </style:style>
    <style:style style:name="P351" style:parent-style-name="Textbody" style:family="paragraph">
      <style:text-properties style:font-name="monospace" fo:font-size="11pt" style:font-size-asian="11pt" style:font-size-complex="11pt"/>
    </style:style>
    <style:style style:name="P352" style:parent-style-name="Textbody" style:family="paragraph">
      <style:text-properties style:font-name="monospace" fo:font-size="11pt" style:font-size-asian="11pt" style:font-size-complex="11pt"/>
    </style:style>
    <style:style style:name="P353" style:parent-style-name="Textbody" style:family="paragraph">
      <style:text-properties style:font-name="monospace" fo:font-size="11pt" style:font-size-asian="11pt" style:font-size-complex="11pt"/>
    </style:style>
    <style:style style:name="P354" style:parent-style-name="Textbody" style:family="paragraph">
      <style:text-properties style:font-name="monospace" fo:font-size="11pt" style:font-size-asian="11pt" style:font-size-complex="11pt"/>
    </style:style>
    <style:style style:name="P355" style:parent-style-name="Textbody" style:family="paragraph">
      <style:text-properties style:font-name="monospace" fo:font-size="11pt" style:font-size-asian="11pt" style:font-size-complex="11pt"/>
    </style:style>
    <style:style style:name="P356" style:parent-style-name="Textbody" style:family="paragraph">
      <style:text-properties style:font-name="monospace" fo:font-size="11pt" style:font-size-asian="11pt" style:font-size-complex="11pt"/>
    </style:style>
    <style:style style:name="P357" style:parent-style-name="Textbody" style:family="paragraph">
      <style:text-properties style:font-name="monospace" fo:font-size="11pt" style:font-size-asian="11pt" style:font-size-complex="11pt"/>
    </style:style>
    <style:style style:name="P358" style:parent-style-name="Textbody" style:family="paragraph">
      <style:text-properties style:font-name="monospace" fo:font-size="11pt" style:font-size-asian="11pt" style:font-size-complex="11pt"/>
    </style:style>
    <style:style style:name="P359" style:parent-style-name="Textbody" style:family="paragraph">
      <style:text-properties style:font-name="monospace" fo:font-size="11pt" style:font-size-asian="11pt" style:font-size-complex="11pt"/>
    </style:style>
    <style:style style:name="P360" style:parent-style-name="Textbody" style:family="paragraph">
      <style:text-properties style:font-name="monospace" fo:font-size="11pt" style:font-size-asian="11pt" style:font-size-complex="11pt"/>
    </style:style>
    <style:style style:name="P361" style:parent-style-name="Textbody" style:family="paragraph">
      <style:text-properties style:font-name="monospace" fo:font-size="11pt" style:font-size-asian="11pt" style:font-size-complex="11pt"/>
    </style:style>
    <style:style style:name="P362" style:parent-style-name="Textbody" style:family="paragraph">
      <style:text-properties style:font-name="monospace" fo:font-size="11pt" style:font-size-asian="11pt" style:font-size-complex="11pt"/>
    </style:style>
    <style:style style:name="P363" style:parent-style-name="Textbody" style:family="paragraph">
      <style:text-properties style:font-name="monospace" fo:font-size="11pt" style:font-size-asian="11pt" style:font-size-complex="11pt"/>
    </style:style>
    <style:style style:name="P364" style:parent-style-name="Textbody" style:family="paragraph">
      <style:text-properties style:font-name="monospace" fo:font-size="11pt" style:font-size-asian="11pt" style:font-size-complex="11pt"/>
    </style:style>
    <style:style style:name="P365" style:parent-style-name="Textbody" style:family="paragraph">
      <style:text-properties style:font-name="monospace" fo:font-size="11pt" style:font-size-asian="11pt" style:font-size-complex="11pt"/>
    </style:style>
    <style:style style:name="P366" style:parent-style-name="Textbody" style:family="paragraph">
      <style:text-properties style:font-name="monospace" fo:font-size="11pt" style:font-size-asian="11pt" style:font-size-complex="11pt"/>
    </style:style>
    <style:style style:name="P367" style:parent-style-name="Textbody" style:family="paragraph">
      <style:text-properties style:font-name="monospace" fo:font-size="11pt" style:font-size-asian="11pt" style:font-size-complex="11pt"/>
    </style:style>
    <style:style style:name="P368" style:parent-style-name="Textbody" style:family="paragraph">
      <style:text-properties style:font-name="monospace" fo:font-size="11pt" style:font-size-asian="11pt" style:font-size-complex="11pt"/>
    </style:style>
    <style:style style:name="P369" style:parent-style-name="Textbody" style:family="paragraph">
      <style:text-properties style:font-name="monospace" fo:font-size="11pt" style:font-size-asian="11pt" style:font-size-complex="11pt"/>
    </style:style>
    <style:style style:name="P370" style:parent-style-name="Textbody" style:family="paragraph">
      <style:text-properties style:font-name="monospace" fo:font-size="11pt" style:font-size-asian="11pt" style:font-size-complex="11pt"/>
    </style:style>
    <style:style style:name="P371" style:parent-style-name="Textbody" style:family="paragraph">
      <style:text-properties style:font-name="monospace" fo:font-size="11pt" style:font-size-asian="11pt" style:font-size-complex="11pt"/>
    </style:style>
    <style:style style:name="P372" style:parent-style-name="Textbody" style:family="paragraph">
      <style:text-properties style:font-name="monospace" fo:font-size="11pt" style:font-size-asian="11pt" style:font-size-complex="11pt"/>
    </style:style>
    <style:style style:name="P373" style:parent-style-name="Textbody" style:family="paragraph">
      <style:text-properties style:font-name="monospace" fo:font-size="11pt" style:font-size-asian="11pt" style:font-size-complex="11pt"/>
    </style:style>
    <style:style style:name="P374" style:parent-style-name="Textbody" style:family="paragraph">
      <style:text-properties style:font-name="monospace" fo:font-size="11pt" style:font-size-asian="11pt" style:font-size-complex="11pt"/>
    </style:style>
    <style:style style:name="P375" style:parent-style-name="Textbody" style:family="paragraph">
      <style:text-properties style:font-name="monospace" fo:font-size="11pt" style:font-size-asian="11pt" style:font-size-complex="11pt"/>
    </style:style>
    <style:style style:name="P376" style:parent-style-name="Textbody" style:family="paragraph">
      <style:text-properties style:font-name="monospace" fo:font-size="11pt" style:font-size-asian="11pt" style:font-size-complex="11pt"/>
    </style:style>
    <style:style style:name="P377" style:parent-style-name="Textbody" style:family="paragraph">
      <style:text-properties style:font-name="monospace" fo:font-size="11pt" style:font-size-asian="11pt" style:font-size-complex="11pt"/>
    </style:style>
    <style:style style:name="P378" style:parent-style-name="Textbody" style:family="paragraph"/>
    <style:style style:name="T379" style:parent-style-name="DefaultParagraphFont" style:family="text">
      <style:text-properties style:font-name="monospace" fo:font-size="11pt" style:font-size-asian="11pt" style:font-size-complex="11pt"/>
    </style:style>
    <style:style style:name="P380" style:parent-style-name="Textbody" style:family="paragraph">
      <style:text-properties style:font-name="monospace" fo:color="#000000" fo:font-size="11pt" style:font-size-asian="11pt" style:font-size-complex="11pt" fo:background-color="#FFFFFF"/>
    </style:style>
    <style:style style:name="P381" style:parent-style-name="Textbody" style:family="paragraph">
      <style:text-properties style:font-name="monospace" fo:color="#000000" fo:font-size="11pt" style:font-size-asian="11pt" style:font-size-complex="11pt" fo:background-color="#FFFFFF"/>
    </style:style>
    <style:style style:name="P382" style:parent-style-name="Textbody" style:family="paragraph">
      <style:text-properties style:font-name="monospace" fo:color="#000000" fo:font-size="11pt" style:font-size-asian="11pt" style:font-size-complex="11pt" fo:background-color="#FFFFFF"/>
    </style:style>
    <style:style style:name="P383" style:parent-style-name="Textbody" style:family="paragraph">
      <style:text-properties style:font-name="monospace" fo:color="#000000" fo:font-size="11pt" style:font-size-asian="11pt" style:font-size-complex="11pt" fo:background-color="#FFFFFF"/>
    </style:style>
    <style:style style:name="P384" style:parent-style-name="Textbody" style:family="paragraph">
      <style:text-properties style:font-name="monospace" fo:color="#000000" fo:font-size="11pt" style:font-size-asian="11pt" style:font-size-complex="11pt" fo:background-color="#FFFFFF"/>
    </style:style>
    <style:style style:name="P385" style:parent-style-name="Textbody" style:family="paragraph">
      <style:text-properties style:font-name="monospace" fo:color="#000000" fo:font-size="11pt" style:font-size-asian="11pt" style:font-size-complex="11pt" fo:background-color="#FFFFFF"/>
    </style:style>
    <style:style style:name="P386" style:parent-style-name="Textbody" style:family="paragraph">
      <style:text-properties style:font-name="monospace" fo:color="#000000" fo:font-size="11pt" style:font-size-asian="11pt" style:font-size-complex="11pt" fo:background-color="#FFFFFF"/>
    </style:style>
    <style:style style:name="P387" style:parent-style-name="Textbody" style:family="paragraph">
      <style:text-properties style:font-name="monospace" fo:color="#000000" fo:font-size="11pt" style:font-size-asian="11pt" style:font-size-complex="11pt" fo:background-color="#FFFFFF"/>
    </style:style>
    <style:style style:name="P388" style:parent-style-name="Textbody" style:family="paragraph">
      <style:text-properties style:font-name="monospace" fo:color="#000000" fo:font-size="11pt" style:font-size-asian="11pt" style:font-size-complex="11pt" fo:background-color="#FFFFFF"/>
    </style:style>
    <style:style style:name="P389" style:parent-style-name="Textbody" style:family="paragraph">
      <style:text-properties style:font-name="monospace" fo:color="#000000" fo:font-size="11pt" style:font-size-asian="11pt" style:font-size-complex="11pt" fo:background-color="#FFFFFF"/>
    </style:style>
    <style:style style:name="P390" style:parent-style-name="Textbody" style:family="paragraph">
      <style:text-properties style:font-name="monospace" fo:color="#000000" fo:font-size="11pt" style:font-size-asian="11pt" style:font-size-complex="11pt" fo:background-color="#FFFFFF"/>
    </style:style>
    <style:style style:name="P391" style:parent-style-name="Textbody" style:family="paragraph">
      <style:text-properties style:font-name="monospace" fo:color="#000000" fo:font-size="11pt" style:font-size-asian="11pt" style:font-size-complex="11pt" fo:background-color="#FFFFFF"/>
    </style:style>
    <style:style style:name="P392" style:parent-style-name="Textbody" style:family="paragraph">
      <style:text-properties style:font-name="monospace" fo:color="#000000" fo:font-size="11pt" style:font-size-asian="11pt" style:font-size-complex="11pt" fo:background-color="#FFFFFF"/>
    </style:style>
    <style:style style:name="P393" style:parent-style-name="Textbody" style:family="paragraph">
      <style:text-properties style:font-name="monospace" fo:color="#000000" fo:font-size="11pt" style:font-size-asian="11pt" style:font-size-complex="11pt" fo:background-color="#FFFFFF"/>
    </style:style>
    <style:style style:name="T394" style:parent-style-name="DefaultParagraphFont" style:family="text">
      <style:text-properties style:font-name="monospace" fo:color="#000000" fo:font-size="10pt" style:font-size-asian="10pt"/>
    </style:style>
    <style:style style:name="T395" style:parent-style-name="DefaultParagraphFont" style:family="text">
      <style:text-properties style:font-name="monospace" fo:color="#000000" fo:font-size="10pt" style:font-size-asian="10pt"/>
    </style:style>
    <style:style style:name="T396" style:parent-style-name="DefaultParagraphFont" style:family="text">
      <style:text-properties style:font-name="monospace" fo:color="#000000" fo:font-size="10pt" style:font-size-asian="10pt"/>
    </style:style>
    <style:style style:name="T397" style:parent-style-name="DefaultParagraphFont" style:family="text">
      <style:text-properties style:font-name="monospace" fo:font-weight="bold" style:font-weight-asian="bold" fo:color="#7F0055" fo:font-size="10pt" style:font-size-asian="10pt"/>
    </style:style>
    <style:style style:name="T398" style:parent-style-name="DefaultParagraphFont" style:family="text">
      <style:text-properties style:font-name="monospace" fo:color="#000000" fo:font-size="10pt" style:font-size-asian="10pt"/>
    </style:style>
    <style:style style:name="T399" style:parent-style-name="DefaultParagraphFont" style:family="text">
      <style:text-properties style:font-name="monospace" fo:color="#0000C0" fo:font-size="10pt" style:font-size-asian="10pt"/>
    </style:style>
    <style:style style:name="T400" style:parent-style-name="DefaultParagraphFont" style:family="text">
      <style:text-properties style:font-name="monospace" fo:color="#000000" fo:font-size="10pt" style:font-size-asian="10pt"/>
    </style:style>
    <style:style style:name="T401" style:parent-style-name="DefaultParagraphFont" style:family="text">
      <style:text-properties style:font-name="monospace" fo:color="#0000C0" fo:font-size="10pt" style:font-size-asian="10pt"/>
    </style:style>
    <style:style style:name="T402" style:parent-style-name="DefaultParagraphFont" style:family="text">
      <style:text-properties style:font-name="monospace" fo:color="#000000" fo:font-size="10pt" style:font-size-asian="10pt"/>
    </style:style>
    <style:style style:name="P403" style:parent-style-name="Standard" style:family="paragraph">
      <style:text-properties style:font-name="monospace" fo:color="#000000" fo:font-size="10pt" style:font-size-asian="10pt"/>
    </style:style>
    <style:style style:name="P404" style:parent-style-name="Standard" style:family="paragraph">
      <style:text-properties style:font-name="monospace" fo:color="#000000" fo:font-size="10pt" style:font-size-asian="10pt"/>
    </style:style>
    <style:style style:name="P405" style:parent-style-name="Standard" style:family="paragraph">
      <style:text-properties style:font-name="monospace" fo:color="#000000" fo:font-size="10pt" style:font-size-asian="10pt"/>
    </style:style>
    <style:style style:name="P406" style:parent-style-name="Standard" style:family="paragraph">
      <style:text-properties style:font-name="monospace" fo:color="#000000" fo:font-size="10pt" style:font-size-asian="10pt"/>
    </style:style>
    <style:style style:name="T407" style:parent-style-name="DefaultParagraphFont" style:family="text">
      <style:text-properties style:font-name="monospace" fo:color="#000000" fo:font-size="10pt" style:font-size-asian="10pt"/>
    </style:style>
    <style:style style:name="T408" style:parent-style-name="DefaultParagraphFont" style:family="text">
      <style:text-properties style:font-name="monospace" fo:color="#000000" fo:font-size="10pt" style:font-size-asian="10pt"/>
    </style:style>
    <style:style style:name="T409" style:parent-style-name="DefaultParagraphFont" style:family="text">
      <style:text-properties style:font-name="monospace" fo:color="#000000" fo:font-size="10pt" style:font-size-asian="10pt"/>
    </style:style>
    <style:style style:name="T410" style:parent-style-name="DefaultParagraphFont" style:family="text">
      <style:text-properties style:font-name="monospace" fo:font-weight="bold" style:font-weight-asian="bold" fo:color="#7F0055" fo:font-size="10pt" style:font-size-asian="10pt"/>
    </style:style>
    <style:style style:name="P411" style:parent-style-name="Standard" style:family="paragraph">
      <style:text-properties style:font-name="monospace" fo:color="#000000" fo:font-size="10pt" style:font-size-asian="10pt"/>
    </style:style>
    <style:style style:name="P412" style:parent-style-name="Standard" style:family="paragraph">
      <style:text-properties style:font-name="monospace" fo:color="#3F7F5F" fo:font-size="10pt" style:font-size-asian="10pt"/>
    </style:style>
    <style:style style:name="P413" style:parent-style-name="Standard" style:family="paragraph">
      <style:text-properties style:font-name="monospace" fo:color="#000000" fo:font-size="10pt" style:font-size-asian="10pt"/>
    </style:style>
    <style:style style:name="P414" style:parent-style-name="Standard" style:family="paragraph">
      <style:text-properties style:font-name="monospace" fo:color="#000000" fo:font-size="10pt" style:font-size-asian="10pt"/>
    </style:style>
    <style:style style:name="TableColumn416" style:family="table-column">
      <style:table-column-properties style:column-width="1.1916in" style:use-optimal-column-width="false"/>
    </style:style>
    <style:style style:name="TableColumn417" style:family="table-column">
      <style:table-column-properties style:column-width="1.0611in" style:use-optimal-column-width="false"/>
    </style:style>
    <style:style style:name="TableColumn418" style:family="table-column">
      <style:table-column-properties style:column-width="1.3083in" style:use-optimal-column-width="false"/>
    </style:style>
    <style:style style:name="TableColumn419" style:family="table-column">
      <style:table-column-properties style:column-width="1.3805in" style:use-optimal-column-width="false"/>
    </style:style>
    <style:style style:name="Table415" style:family="table">
      <style:table-properties style:width="4.9416in" fo:margin-left="0in" table:align="left"/>
    </style:style>
    <style:style style:name="TableRow420" style:family="table-row">
      <style:table-row-properties style:use-optimal-row-height="false"/>
    </style:style>
    <style:style style:name="TableCell4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center"/>
    </style:style>
    <style:style style:name="TableCell4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style:style>
    <style:style style:name="TableCell4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paragraph-properties fo:text-align="center"/>
    </style:style>
    <style:style style:name="TableCell427" style:family="table-cell">
      <style:table-cell-properties fo:border="0.0034in solid #000000" style:writing-mode="lr-tb" fo:padding-top="0.0381in" fo:padding-left="0.0381in" fo:padding-bottom="0.0381in" fo:padding-right="0.0381in"/>
    </style:style>
    <style:style style:name="P428" style:parent-style-name="TableContents" style:family="paragraph">
      <style:paragraph-properties fo:text-align="center"/>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center"/>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paragraph-properties fo:text-align="center"/>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center"/>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text-align="center"/>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text-align="center"/>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align="center"/>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center"/>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ableContents" style:family="paragraph">
      <style:paragraph-properties fo:text-align="center"/>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center"/>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text-align="center"/>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center"/>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 style:parent-style-name="TableContents" style:family="paragraph">
      <style:paragraph-properties fo:text-align="center"/>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center"/>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center"/>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center"/>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TableContents" style:family="paragraph">
      <style:paragraph-properties fo:text-align="center"/>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center"/>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center"/>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center"/>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3" style:parent-style-name="TableContents" style:family="paragraph">
      <style:paragraph-properties fo:text-align="center"/>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fo:text-align="center"/>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text-align="center"/>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align="center"/>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 style:parent-style-name="TableContents" style:family="paragraph">
      <style:paragraph-properties fo:text-align="center"/>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align="center"/>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center"/>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align="center"/>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paragraph-properties fo:text-align="center"/>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align="center"/>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paragraph-properties fo:text-align="center"/>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text-align="center"/>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 style:family="paragraph">
      <style:paragraph-properties fo:text-align="center"/>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text-align="center"/>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paragraph-properties fo:text-align="center"/>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paragraph-properties fo:text-align="center"/>
    </style:style>
    <style:style style:name="TableCell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9" style:parent-style-name="TableContents" style:family="paragraph">
      <style:paragraph-properties fo:text-align="center"/>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align="center"/>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paragraph-properties fo:text-align="center"/>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8" style:parent-style-name="TableContents" style:family="paragraph">
      <style:paragraph-properties fo:text-align="center"/>
    </style:style>
    <style:style style:name="P519" style:parent-style-name="Textbody" style:family="paragraph">
      <style:text-properties fo:color="#B2B2B2"/>
    </style:style>
    <style:style style:name="P520" style:parent-style-name="Textbody" style:family="paragraph">
      <style:text-properties fo:color="#B2B2B2"/>
    </style:style>
    <style:style style:name="P521" style:parent-style-name="Textbody" style:family="paragraph">
      <style:text-properties style:font-name="monospace" fo:color="#B2B2B2" fo:font-size="11pt" style:font-size-asian="11pt" style:font-size-complex="11pt"/>
    </style:style>
    <style:style style:name="P522" style:parent-style-name="Textbody" style:family="paragraph">
      <style:text-properties style:font-name="monospace" fo:color="#B2B2B2" fo:font-size="11pt" style:font-size-asian="11pt" style:font-size-complex="11pt"/>
    </style:style>
    <style:style style:name="P523" style:parent-style-name="Textbody" style:family="paragraph">
      <style:text-properties style:font-name="monospace" fo:color="#B2B2B2" fo:font-size="11pt" style:font-size-asian="11pt" style:font-size-complex="11pt"/>
    </style:style>
    <style:style style:name="T524" style:parent-style-name="DefaultParagraphFont" style:family="text">
      <style:text-properties style:font-name="monospace" fo:color="#B2B2B2" fo:font-size="11pt" style:font-size-asian="11pt" style:font-size-complex="11pt"/>
    </style:style>
    <style:style style:name="T525" style:parent-style-name="DefaultParagraphFont" style:family="text">
      <style:text-properties style:font-name="monospace" fo:color="#B2B2B2" fo:font-size="11pt" style:font-size-asian="11pt" style:font-size-complex="11pt"/>
    </style:style>
    <style:style style:name="T526" style:parent-style-name="DefaultParagraphFont" style:family="text">
      <style:text-properties style:font-name="monospace" fo:color="#B2B2B2" fo:font-size="11pt" style:font-size-asian="11pt" style:font-size-complex="11pt"/>
    </style:style>
    <style:style style:name="P527" style:parent-style-name="Textbody" style:family="paragraph">
      <style:text-properties style:font-name="monospace" fo:color="#B2B2B2" fo:font-size="11pt" style:font-size-asian="11pt" style:font-size-complex="11pt"/>
    </style:style>
    <style:style style:name="P528" style:parent-style-name="Textbody" style:family="paragraph">
      <style:text-properties style:font-name="monospace" fo:color="#B2B2B2" fo:font-size="11pt" style:font-size-asian="11pt" style:font-size-complex="11pt"/>
    </style:style>
    <style:style style:name="P529" style:parent-style-name="Textbody" style:family="paragraph">
      <style:text-properties style:font-name="monospace" fo:color="#B2B2B2" fo:font-size="11pt" style:font-size-asian="11pt" style:font-size-complex="11pt"/>
    </style:style>
    <style:style style:name="P530" style:parent-style-name="Textbody" style:family="paragraph">
      <style:text-properties style:font-name="monospace" fo:color="#B2B2B2" fo:font-size="11pt" style:font-size-asian="11pt" style:font-size-complex="11pt"/>
    </style:style>
    <style:style style:name="P531" style:parent-style-name="Textbody" style:family="paragraph">
      <style:text-properties style:font-name="monospace" fo:color="#B2B2B2" fo:font-size="11pt" style:font-size-asian="11pt" style:font-size-complex="11pt"/>
    </style:style>
    <style:style style:name="P532" style:parent-style-name="Textbody" style:family="paragraph">
      <style:text-properties style:font-name="monospace" fo:color="#B2B2B2" fo:font-size="11pt" style:font-size-asian="11pt" style:font-size-complex="11pt"/>
    </style:style>
    <style:style style:name="P533" style:parent-style-name="Textbody" style:family="paragraph">
      <style:text-properties style:font-name="monospace" fo:color="#B2B2B2" fo:font-size="11pt" style:font-size-asian="11pt" style:font-size-complex="11pt"/>
    </style:style>
    <style:style style:name="P534" style:parent-style-name="Textbody" style:family="paragraph">
      <style:text-properties style:font-name="monospace" fo:color="#B2B2B2" fo:font-size="11pt" style:font-size-asian="11pt" style:font-size-complex="11pt"/>
    </style:style>
    <style:style style:name="P535" style:parent-style-name="Textbody" style:family="paragraph">
      <style:text-properties style:font-name="monospace" fo:color="#B2B2B2" fo:font-size="11pt" style:font-size-asian="11pt" style:font-size-complex="11pt"/>
    </style:style>
    <style:style style:name="P536" style:parent-style-name="Textbody" style:family="paragraph">
      <style:text-properties style:font-name="monospace" fo:color="#B2B2B2" fo:font-size="11pt" style:font-size-asian="11pt" style:font-size-complex="11pt"/>
    </style:style>
    <style:style style:name="P537" style:parent-style-name="Textbody" style:family="paragraph">
      <style:text-properties style:font-name="monospace" fo:color="#B2B2B2" fo:font-size="11pt" style:font-size-asian="11pt" style:font-size-complex="11pt"/>
    </style:style>
    <style:style style:name="P538" style:parent-style-name="Textbody" style:family="paragraph">
      <style:text-properties style:font-name="monospace" fo:color="#B2B2B2" fo:font-size="11pt" style:font-size-asian="11pt" style:font-size-complex="11pt"/>
    </style:style>
    <style:style style:name="P539" style:parent-style-name="Textbody" style:family="paragraph">
      <style:text-properties style:font-name="monospace" fo:color="#B2B2B2" fo:font-size="11pt" style:font-size-asian="11pt" style:font-size-complex="11pt"/>
    </style:style>
    <style:style style:name="P540" style:parent-style-name="Textbody" style:family="paragraph">
      <style:text-properties style:font-name="monospace" fo:color="#B2B2B2" fo:font-size="11pt" style:font-size-asian="11pt" style:font-size-complex="11pt"/>
    </style:style>
    <style:style style:name="P541" style:parent-style-name="Textbody" style:family="paragraph">
      <style:text-properties style:font-name="monospace" fo:color="#B2B2B2" fo:font-size="11pt" style:font-size-asian="11pt" style:font-size-complex="11pt"/>
    </style:style>
    <style:style style:name="P542" style:parent-style-name="Textbody" style:family="paragraph">
      <style:text-properties style:font-name="monospace" fo:color="#B2B2B2" fo:font-size="11pt" style:font-size-asian="11pt" style:font-size-complex="11pt"/>
    </style:style>
    <style:style style:name="P543" style:parent-style-name="Textbody" style:family="paragraph">
      <style:text-properties style:font-name="monospace" fo:font-size="11pt" style:font-size-asian="11pt" style:font-size-complex="11pt"/>
    </style:style>
    <style:style style:name="P544" style:parent-style-name="Textbody" style:family="paragraph">
      <style:text-properties style:font-name="monospace" fo:color="#B2B2B2" fo:font-size="11pt" style:font-size-asian="11pt" style:font-size-complex="11pt"/>
    </style:style>
    <style:style style:name="P545" style:parent-style-name="Textbody" style:family="paragraph">
      <style:text-properties style:font-name="monospace" fo:color="#B2B2B2" fo:font-size="11pt" style:font-size-asian="11pt" style:font-size-complex="11pt"/>
    </style:style>
    <style:style style:name="T546" style:parent-style-name="DefaultParagraphFont" style:family="text">
      <style:text-properties style:font-name="monospace" fo:color="#B2B2B2" fo:font-size="11pt" style:font-size-asian="11pt" style:font-size-complex="11pt"/>
    </style:style>
    <style:style style:name="P547" style:parent-style-name="Textbody" style:family="paragraph">
      <style:text-properties style:font-name="monospace" fo:color="#B2B2B2" fo:background-color="#FFFFFF"/>
    </style:style>
    <style:style style:name="T548" style:parent-style-name="DefaultParagraphFont" style:family="text">
      <style:text-properties style:font-name="monospace" fo:color="#B2B2B2" fo:background-color="#FFFFFF"/>
    </style:style>
    <style:style style:name="T549" style:parent-style-name="DefaultParagraphFont" style:family="text">
      <style:text-properties style:font-name="monospace" fo:color="#B2B2B2" fo:background-color="#FFFFFF"/>
    </style:style>
    <style:style style:name="P550" style:parent-style-name="Textbody" style:family="paragraph">
      <style:text-properties style:font-name="monospace"/>
    </style:style>
    <style:style style:name="P551" style:parent-style-name="Textbody" style:family="paragraph">
      <style:text-properties fo:color="#B2B2B2"/>
    </style:style>
    <style:style style:name="P552" style:parent-style-name="Textbody" style:family="paragraph">
      <style:text-properties style:font-name="monospace" fo:color="#B2B2B2" fo:font-size="11pt" style:font-size-asian="11pt" style:font-size-complex="11pt"/>
    </style:style>
    <style:style style:name="P553" style:parent-style-name="Textbody" style:family="paragraph">
      <style:text-properties style:font-name="monospace" fo:color="#B2B2B2" fo:font-size="11pt" style:font-size-asian="11pt" style:font-size-complex="11pt"/>
    </style:style>
    <style:style style:name="P554" style:parent-style-name="Textbody" style:family="paragraph">
      <style:text-properties style:font-name="monospace" fo:color="#B2B2B2" fo:font-size="11pt" style:font-size-asian="11pt" style:font-size-complex="11pt"/>
    </style:style>
    <style:style style:name="P555" style:parent-style-name="Textbody" style:family="paragraph">
      <style:text-properties style:font-name="monospace" fo:color="#B2B2B2" fo:font-size="11pt" style:font-size-asian="11pt" style:font-size-complex="11pt"/>
    </style:style>
    <style:style style:name="P556" style:parent-style-name="Textbody" style:family="paragraph">
      <style:text-properties style:font-name="monospace" fo:color="#B2B2B2" fo:font-size="11pt" style:font-size-asian="11pt" style:font-size-complex="11pt" fo:language="nl" fo:country="NL"/>
    </style:style>
    <style:style style:name="P557" style:parent-style-name="Textbody" style:family="paragraph">
      <style:text-properties style:font-name="monospace" fo:color="#B2B2B2" fo:font-size="11pt" style:font-size-asian="11pt" style:font-size-complex="11pt"/>
    </style:style>
    <style:style style:name="P558" style:parent-style-name="Textbody" style:family="paragraph">
      <style:text-properties style:font-name="monospace" fo:color="#B2B2B2" fo:font-size="11pt" style:font-size-asian="11pt" style:font-size-complex="11pt"/>
    </style:style>
    <style:style style:name="P559" style:parent-style-name="Textbody" style:family="paragraph">
      <style:text-properties style:font-name="monospace" fo:color="#B2B2B2" fo:font-size="11pt" style:font-size-asian="11pt" style:font-size-complex="11pt"/>
    </style:style>
    <style:style style:name="T560" style:parent-style-name="DefaultParagraphFont" style:family="text">
      <style:text-properties style:font-name="monospace" fo:color="#B2B2B2" fo:font-size="11pt" style:font-size-asian="11pt" style:font-size-complex="11pt"/>
    </style:style>
    <style:style style:name="T561" style:parent-style-name="DefaultParagraphFont" style:family="text">
      <style:text-properties fo:color="#B2B2B2"/>
    </style:style>
    <style:style style:name="T562" style:parent-style-name="DefaultParagraphFont" style:family="text">
      <style:text-properties style:font-name="monospace" fo:color="#B2B2B2" fo:font-size="11pt" style:font-size-asian="11pt" style:font-size-complex="11pt"/>
    </style:style>
    <style:style style:name="P563" style:parent-style-name="Textbody" style:family="paragraph">
      <style:text-properties style:font-name="monospace" fo:font-size="11pt" style:font-size-asian="11pt" style:font-size-complex="11pt"/>
    </style:style>
    <style:style style:name="P564" style:parent-style-name="Textbody" style:family="paragraph">
      <style:text-properties style:font-name="monospace" fo:font-size="11pt" style:font-size-asian="11pt" style:font-size-complex="11pt"/>
    </style:style>
    <style:style style:name="P565" style:parent-style-name="Textbody" style:family="paragraph">
      <style:text-properties style:font-name="monospace" fo:font-size="11pt" style:font-size-asian="11pt" style:font-size-complex="11pt"/>
    </style:style>
    <style:style style:name="P566" style:parent-style-name="Textbody" style:family="paragraph">
      <style:text-properties style:font-name="monospace" fo:font-size="11pt" style:font-size-asian="11pt" style:font-size-complex="11pt"/>
    </style:style>
    <style:style style:name="T567" style:parent-style-name="DefaultParagraphFont" style:family="text">
      <style:text-properties style:font-name="monospace" fo:font-size="11pt" style:font-size-asian="11pt" style:font-size-complex="11pt"/>
    </style:style>
    <style:style style:name="T568" style:parent-style-name="DefaultParagraphFont" style:family="text">
      <style:text-properties style:font-name="monospace" fo:font-size="11pt" style:font-size-asian="11pt" style:font-size-complex="11pt"/>
    </style:style>
    <style:style style:name="P569" style:parent-style-name="Textbody" style:family="paragraph">
      <style:text-properties style:font-name="monospace" fo:font-size="11pt" style:font-size-asian="11pt" style:font-size-complex="11pt"/>
    </style:style>
    <style:style style:name="P570" style:parent-style-name="Textbody" style:family="paragraph">
      <style:text-properties style:font-name="monospace" fo:font-size="11pt" style:font-size-asian="11pt" style:font-size-complex="11pt"/>
    </style:style>
    <style:style style:name="P571" style:parent-style-name="Textbody" style:family="paragraph">
      <style:text-properties style:font-name="monospace" fo:font-size="11pt" style:font-size-asian="11pt" style:font-size-complex="11pt"/>
    </style:style>
    <style:style style:name="P572" style:parent-style-name="Textbody" style:family="paragraph">
      <style:text-properties style:font-name="monospace" fo:font-size="11pt" style:font-size-asian="11pt" style:font-size-complex="11pt"/>
    </style:style>
    <style:style style:name="P573" style:parent-style-name="Textbody" style:family="paragraph">
      <style:text-properties style:font-name="monospace" fo:font-size="11pt" style:font-size-asian="11pt" style:font-size-complex="11pt"/>
    </style:style>
    <style:style style:name="P574" style:parent-style-name="Textbody" style:family="paragraph">
      <style:text-properties style:font-name="monospace" fo:font-size="11pt" style:font-size-asian="11pt" style:font-size-complex="11pt"/>
    </style:style>
    <style:style style:name="P575" style:parent-style-name="Textbody" style:family="paragraph">
      <style:text-properties style:font-name="monospace" fo:font-size="11pt" style:font-size-asian="11pt" style:font-size-complex="11pt"/>
    </style:style>
    <style:style style:name="T576" style:parent-style-name="DefaultParagraphFont" style:family="text">
      <style:text-properties style:font-name="monospace" fo:font-size="11pt" style:font-size-asian="11pt" style:font-size-complex="11pt"/>
    </style:style>
    <style:style style:name="T577" style:parent-style-name="DefaultParagraphFont" style:family="text">
      <style:text-properties style:font-name="monospace" fo:font-size="11pt" style:font-size-asian="11pt" style:font-size-complex="11pt"/>
    </style:style>
    <style:style style:name="P578" style:parent-style-name="Textbody" style:family="paragraph">
      <style:text-properties style:font-name="monospace" fo:font-size="11pt" style:font-size-asian="11pt" style:font-size-complex="11pt"/>
    </style:style>
    <style:style style:name="P579" style:parent-style-name="Textbody" style:family="paragraph">
      <style:text-properties style:font-name="monospace" fo:font-size="11pt" style:font-size-asian="11pt" style:font-size-complex="11pt"/>
    </style:style>
    <style:style style:name="P580" style:parent-style-name="Textbody" style:family="paragraph">
      <style:text-properties style:font-name="monospace" fo:font-size="11pt" style:font-size-asian="11pt" style:font-size-complex="11pt"/>
    </style:style>
    <style:style style:name="T581" style:parent-style-name="DefaultParagraphFont" style:family="text">
      <style:text-properties style:font-name="monospace" fo:color="#000000" fo:font-size="10pt" style:font-size-asian="10pt"/>
    </style:style>
    <style:style style:name="T582" style:parent-style-name="DefaultParagraphFont" style:family="text">
      <style:text-properties style:font-name="monospace" fo:color="#3F7F5F" fo:font-size="10pt" style:font-size-asian="10pt"/>
    </style:style>
    <style:style style:name="T583" style:parent-style-name="DefaultParagraphFont" style:family="text">
      <style:text-properties style:font-name="monospace" fo:color="#000000" fo:font-size="10pt" style:font-size-asian="10pt"/>
    </style:style>
    <style:style style:name="T584" style:parent-style-name="DefaultParagraphFont" style:family="text">
      <style:text-properties style:font-name="monospace" fo:color="#0000C0" fo:font-size="10pt" style:font-size-asian="10pt"/>
    </style:style>
    <style:style style:name="T585" style:parent-style-name="DefaultParagraphFont" style:family="text">
      <style:text-properties style:font-name="monospace" fo:color="#000000" fo:font-size="10pt" style:font-size-asian="10pt"/>
    </style:style>
    <style:style style:name="T586" style:parent-style-name="DefaultParagraphFont" style:family="text">
      <style:text-properties style:font-name="monospace" fo:font-weight="bold" style:font-weight-asian="bold" fo:color="#644632" fo:font-size="10pt" style:font-size-asian="10pt"/>
    </style:style>
    <style:style style:name="T587" style:parent-style-name="DefaultParagraphFont" style:family="text">
      <style:text-properties style:font-name="monospace" fo:color="#000000" fo:font-size="10pt" style:font-size-asian="10pt"/>
    </style:style>
    <style:style style:name="T588" style:parent-style-name="DefaultParagraphFont" style:family="text">
      <style:text-properties style:font-name="monospace" fo:color="#000000" fo:font-size="10pt" style:font-size-asian="10pt"/>
    </style:style>
    <style:style style:name="T589" style:parent-style-name="DefaultParagraphFont" style:family="text">
      <style:text-properties style:font-name="monospace" fo:font-weight="bold" style:font-weight-asian="bold" fo:color="#644632" fo:font-size="10pt" style:font-size-asian="10pt"/>
    </style:style>
    <style:style style:name="T590" style:parent-style-name="DefaultParagraphFont" style:family="text">
      <style:text-properties style:font-name="monospace" fo:color="#000000" fo:font-size="10pt" style:font-size-asian="10pt"/>
    </style:style>
    <style:style style:name="P591" style:parent-style-name="Textbody" style:family="paragraph"/>
    <style:style style:name="P592" style:parent-style-name="Textbody" style:family="paragraph"/>
    <style:style style:name="T593" style:parent-style-name="DefaultParagraphFont" style:family="text">
      <style:text-properties fo:font-style="italic" style:font-style-asian="italic" style:font-style-complex="italic"/>
    </style:style>
    <style:style style:name="T594" style:parent-style-name="DefaultParagraphFont" style:family="text">
      <style:text-properties fo:font-style="italic" style:font-style-asian="italic" style:font-style-complex="italic"/>
    </style:style>
    <style:style style:name="P595" style:parent-style-name="Textbody" style:family="paragraph">
      <style:text-properties fo:language="nl" fo:country="NL"/>
    </style:style>
    <style:style style:name="P596" style:parent-style-name="Textbody" style:family="paragraph">
      <style:text-properties style:font-name="monospace"/>
    </style:style>
    <style:style style:name="T597" style:parent-style-name="DefaultParagraphFont" style:family="text">
      <style:text-properties style:font-name="monospace"/>
    </style:style>
    <style:style style:name="T598" style:parent-style-name="DefaultParagraphFont" style:family="text">
      <style:text-properties style:font-name="monospace"/>
    </style:style>
    <style:style style:name="P599" style:parent-style-name="Textbody" style:family="paragraph">
      <style:text-properties style:font-name="monospace"/>
    </style:style>
    <style:style style:name="P600" style:parent-style-name="Textbody" style:family="paragraph">
      <style:text-properties style:font-name="monospace"/>
    </style:style>
    <style:style style:name="P601" style:parent-style-name="Textbody" style:family="paragraph">
      <style:text-properties style:font-name="monospace"/>
    </style:style>
    <style:style style:name="P602" style:parent-style-name="Textbody" style:family="paragraph"/>
    <style:style style:name="T603" style:parent-style-name="DefaultParagraphFont" style:family="text">
      <style:text-properties style:font-name="monospace"/>
    </style:style>
    <style:style style:name="P604" style:parent-style-name="Textbody" style:family="paragraph">
      <style:text-properties style:font-name="monospace"/>
    </style:style>
    <style:style style:name="T605" style:parent-style-name="DefaultParagraphFont" style:family="text">
      <style:text-properties style:font-name="monospace"/>
    </style:style>
    <style:style style:name="T606" style:parent-style-name="DefaultParagraphFont" style:family="text">
      <style:text-properties style:font-name="monospace" fo:language="nl" fo:country="NL"/>
    </style:style>
    <style:style style:name="P607" style:parent-style-name="Textbody" style:family="paragraph">
      <style:text-properties style:font-name="monospace" fo:language="nl" fo:country="NL"/>
    </style:style>
    <style:style style:name="P608" style:parent-style-name="Textbody" style:family="paragraph">
      <style:text-properties style:font-name="monospace" fo:color="#B2B2B2"/>
    </style:style>
    <style:style style:name="P609" style:parent-style-name="Textbody" style:family="paragraph">
      <style:text-properties style:font-name="monospace" fo:color="#B2B2B2"/>
    </style:style>
    <style:style style:name="P610" style:parent-style-name="Textbody" style:family="paragraph">
      <style:text-properties style:font-name="monospace" fo:color="#B2B2B2"/>
    </style:style>
    <style:style style:name="P611" style:parent-style-name="Textbody" style:family="paragraph">
      <style:text-properties style:font-name="monospace" fo:color="#B2B2B2"/>
    </style:style>
    <style:style style:name="P612" style:parent-style-name="Textbody" style:family="paragraph">
      <style:text-properties style:font-name="monospace" fo:color="#B2B2B2"/>
    </style:style>
    <style:style style:name="P613" style:parent-style-name="Textbody" style:family="paragraph">
      <style:text-properties style:font-name="monospace" fo:color="#B2B2B2"/>
    </style:style>
    <style:style style:name="P614" style:parent-style-name="Textbody" style:family="paragraph">
      <style:text-properties style:font-name="monospace" fo:color="#B2B2B2"/>
    </style:style>
    <style:style style:name="P615" style:parent-style-name="Textbody" style:family="paragraph">
      <style:text-properties style:font-name="monospace" fo:color="#B2B2B2"/>
    </style:style>
    <style:style style:name="P616" style:parent-style-name="Textbody" style:family="paragraph">
      <style:text-properties style:font-name="monospace" fo:color="#B2B2B2"/>
    </style:style>
    <style:style style:name="P617" style:parent-style-name="Textbody" style:family="paragraph">
      <style:text-properties style:font-name="monospace" fo:color="#B2B2B2"/>
    </style:style>
    <style:style style:name="P618" style:parent-style-name="Textbody" style:family="paragraph">
      <style:text-properties style:font-name="monospace" fo:color="#B2B2B2"/>
    </style:style>
    <style:style style:name="P619" style:parent-style-name="Textbody" style:family="paragraph">
      <style:text-properties style:font-name="monospace" fo:color="#B2B2B2"/>
    </style:style>
    <style:style style:name="P620" style:parent-style-name="Textbody" style:family="paragraph">
      <style:text-properties style:font-name="monospace" fo:color="#B2B2B2"/>
    </style:style>
    <style:style style:name="P621" style:parent-style-name="Textbody" style:family="paragraph">
      <style:text-properties style:font-name="monospace" fo:color="#B2B2B2"/>
    </style:style>
    <style:style style:name="P622" style:parent-style-name="Textbody" style:family="paragraph">
      <style:text-properties style:font-name="monospace" fo:color="#B2B2B2"/>
    </style:style>
    <style:style style:name="P623" style:parent-style-name="Textbody" style:family="paragraph">
      <style:text-properties style:font-name="monospace"/>
    </style:style>
    <style:style style:name="P624" style:parent-style-name="Textbody" style:family="paragraph">
      <style:text-properties fo:language="nl" fo:country="NL"/>
    </style:style>
    <style:style style:name="P625" style:parent-style-name="Textbody" style:family="paragraph">
      <style:text-properties fo:language="nl" fo:country="NL"/>
    </style:style>
    <style:style style:name="P626" style:parent-style-name="Textbody" style:family="paragraph">
      <style:text-properties fo:language="nl" fo:country="NL"/>
    </style:style>
    <style:style style:name="P627" style:parent-style-name="Textbody" style:family="paragraph">
      <style:text-properties fo:language="nl" fo:country="NL"/>
    </style:style>
    <style:style style:name="P628" style:parent-style-name="Textbody" style:family="paragraph"/>
    <style:style style:name="P629" style:parent-style-name="Textbody" style:family="paragraph">
      <style:text-properties style:font-name="monospace"/>
    </style:style>
    <style:style style:name="T630" style:parent-style-name="DefaultParagraphFont" style:family="text">
      <style:text-properties style:font-name="monospace" fo:color="#000000" fo:background-color="#FFFFFF"/>
    </style:style>
    <style:style style:name="T631" style:parent-style-name="DefaultParagraphFont" style:family="text">
      <style:text-properties style:font-name="monospace" fo:color="#000000" fo:background-color="#FFFFFF"/>
    </style:style>
    <style:style style:name="T632" style:parent-style-name="DefaultParagraphFont" style:family="text">
      <style:text-properties style:font-name="monospace"/>
    </style:style>
    <style:style style:name="T633" style:parent-style-name="DefaultParagraphFont" style:family="text">
      <style:text-properties style:font-name="monospace"/>
    </style:style>
    <style:style style:name="T634" style:parent-style-name="DefaultParagraphFont" style:family="text">
      <style:text-properties style:font-name="monospace" fo:color="#000000" fo:background-color="#FFFFFF"/>
    </style:style>
    <style:style style:name="T635" style:parent-style-name="DefaultParagraphFont" style:family="text">
      <style:text-properties style:font-name="monospace" fo:color="#000000" fo:background-color="#FFFFFF"/>
    </style:style>
    <style:style style:name="T636" style:parent-style-name="DefaultParagraphFont" style:family="text">
      <style:text-properties style:font-name="monospace" fo:color="#000000" fo:background-color="#FFFFFF"/>
    </style:style>
    <style:style style:name="T637" style:parent-style-name="DefaultParagraphFont" style:family="text">
      <style:text-properties style:font-name="monospace"/>
    </style:style>
    <style:style style:name="T638" style:parent-style-name="DefaultParagraphFont" style:family="text">
      <style:text-properties style:font-name="monospace"/>
    </style:style>
    <style:style style:name="P639" style:parent-style-name="Textbody" style:family="paragraph">
      <style:text-properties style:font-name="monospace"/>
    </style:style>
    <style:style style:name="P640" style:parent-style-name="Textbody" style:family="paragraph">
      <style:text-properties style:font-name="monospace"/>
    </style:style>
    <style:style style:name="T641" style:parent-style-name="DefaultParagraphFont" style:family="text">
      <style:text-properties style:font-name="monospace"/>
    </style:style>
    <style:style style:name="T642" style:parent-style-name="DefaultParagraphFont" style:family="text">
      <style:text-properties style:font-name="monospace" fo:color="#000000" fo:background-color="#FFFFFF"/>
    </style:style>
    <style:style style:name="T643" style:parent-style-name="DefaultParagraphFont" style:family="text">
      <style:text-properties style:font-name="monospace" fo:color="#000000" fo:background-color="#FFFFFF"/>
    </style:style>
    <style:style style:name="T644" style:parent-style-name="DefaultParagraphFont" style:family="text">
      <style:text-properties style:font-name="monospace" fo:color="#000000" fo:background-color="#FFFFFF"/>
    </style:style>
    <style:style style:name="T645" style:parent-style-name="DefaultParagraphFont" style:family="text">
      <style:text-properties style:font-name="monospace" fo:color="#000000" fo:background-color="#FFFFFF"/>
    </style:style>
    <style:style style:name="T646" style:parent-style-name="DefaultParagraphFont" style:family="text">
      <style:text-properties style:font-name="monospace" fo:color="#000000" fo:background-color="#FFFFFF"/>
    </style:style>
    <style:style style:name="T647" style:parent-style-name="DefaultParagraphFont" style:family="text">
      <style:text-properties style:font-name="monospace" fo:color="#000000" fo:background-color="#FFFFFF"/>
    </style:style>
    <style:style style:name="T648" style:parent-style-name="DefaultParagraphFont" style:family="text">
      <style:text-properties style:font-name="monospace" fo:color="#000000" fo:background-color="#FFFFFF"/>
    </style:style>
    <style:style style:name="T649" style:parent-style-name="DefaultParagraphFont" style:family="text">
      <style:text-properties style:font-name="monospace" fo:color="#000000" fo:background-color="#FFFFFF"/>
    </style:style>
    <style:style style:name="T650" style:parent-style-name="DefaultParagraphFont" style:family="text">
      <style:text-properties style:font-name="monospace"/>
    </style:style>
    <style:style style:name="T651" style:parent-style-name="DefaultParagraphFont" style:family="text">
      <style:text-properties style:font-name="monospace"/>
    </style:style>
    <style:style style:name="T652" style:parent-style-name="DefaultParagraphFont" style:family="text">
      <style:text-properties style:font-name="monospace"/>
    </style:style>
    <style:style style:name="P653" style:parent-style-name="Textbody" style:family="paragraph">
      <style:text-properties style:font-name="monospace" fo:color="#B2B2B2"/>
    </style:style>
    <style:style style:name="P654" style:parent-style-name="Textbody" style:family="paragraph">
      <style:text-properties style:font-name="monospace" fo:color="#B2B2B2"/>
    </style:style>
    <style:style style:name="P655" style:parent-style-name="Textbody" style:family="paragraph">
      <style:text-properties style:font-name="monospace"/>
    </style:style>
    <style:style style:name="T656" style:parent-style-name="DefaultParagraphFont" style:family="text">
      <style:text-properties style:font-name="lucidatypewriter" fo:color="#000000" fo:font-size="10pt" style:font-size-asian="10pt"/>
    </style:style>
    <style:style style:name="T657" style:parent-style-name="DefaultParagraphFont" style:family="text">
      <style:text-properties style:font-name="lucidatypewriter" fo:color="#228B22" fo:font-size="10pt" style:font-size-asian="10pt"/>
    </style:style>
    <style:style style:name="P658" style:parent-style-name="Standard" style:family="paragraph">
      <style:text-properties style:font-name="lucidatypewriter" fo:color="#000000" fo:font-size="10pt" style:font-size-asian="10pt"/>
    </style:style>
    <style:style style:name="T659" style:parent-style-name="DefaultParagraphFont" style:family="text">
      <style:text-properties style:font-name="lucidatypewriter" fo:color="#000000" fo:font-size="10pt" style:font-size-asian="10pt"/>
    </style:style>
    <style:style style:name="T660" style:parent-style-name="DefaultParagraphFont" style:family="text">
      <style:text-properties style:font-name="lucidatypewriter" fo:color="#A020F0" fo:font-size="10pt" style:font-size-asian="10pt"/>
    </style:style>
    <style:style style:name="T661" style:parent-style-name="DefaultParagraphFont" style:family="text">
      <style:text-properties style:font-name="lucidatypewriter" fo:color="#000000" fo:font-size="10pt" style:font-size-asian="10pt"/>
    </style:style>
    <style:style style:name="T662" style:parent-style-name="DefaultParagraphFont" style:family="text">
      <style:text-properties style:font-name="lucidatypewriter" fo:color="#000000" fo:font-size="10pt" style:font-size-asian="10pt"/>
    </style:style>
    <style:style style:name="T663" style:parent-style-name="DefaultParagraphFont" style:family="text">
      <style:text-properties style:font-name="lucidatypewriter" fo:color="#000000" fo:font-size="10pt" style:font-size-asian="10pt"/>
    </style:style>
    <style:style style:name="T664" style:parent-style-name="DefaultParagraphFont" style:family="text">
      <style:text-properties style:font-name="lucidatypewriter" fo:color="#A020F0" fo:font-size="10pt" style:font-size-asian="10pt"/>
    </style:style>
    <style:style style:name="T665" style:parent-style-name="DefaultParagraphFont" style:family="text">
      <style:text-properties style:font-name="lucidatypewriter" fo:color="#000000" fo:font-size="10pt" style:font-size-asian="10pt"/>
    </style:style>
    <style:style style:name="P666" style:parent-style-name="Standard" style:family="paragraph">
      <style:text-properties style:font-name="lucidatypewriter" fo:color="#000000" fo:font-size="10pt" style:font-size-asian="10pt"/>
    </style:style>
    <style:style style:name="P667" style:parent-style-name="Standard" style:family="paragraph">
      <style:text-properties style:font-name="lucidatypewriter" fo:color="#000000" fo:font-size="10pt" style:font-size-asian="10pt"/>
    </style:style>
    <style:style style:name="P668" style:parent-style-name="Standard" style:family="paragraph">
      <style:text-properties style:font-name="lucidatypewriter" fo:color="#000000" fo:font-size="10pt" style:font-size-asian="10pt"/>
    </style:style>
    <style:style style:name="P669" style:parent-style-name="Standard" style:family="paragraph">
      <style:text-properties style:font-name="lucidatypewriter" fo:color="#000000" fo:font-size="10pt" style:font-size-asian="10pt"/>
    </style:style>
    <style:style style:name="T670" style:parent-style-name="DefaultParagraphFont" style:family="text">
      <style:text-properties style:font-name="lucidatypewriter" fo:color="#0000FF" fo:font-size="10pt" style:font-size-asian="10pt"/>
    </style:style>
    <style:style style:name="T671" style:parent-style-name="DefaultParagraphFont" style:family="text">
      <style:text-properties style:font-name="lucidatypewriter" fo:color="#000000" fo:font-size="10pt" style:font-size-asian="10pt"/>
    </style:style>
    <style:style style:name="P672" style:parent-style-name="Standard" style:family="paragraph">
      <style:text-properties style:font-name="lucidatypewriter" fo:color="#000000" fo:font-size="10pt" style:font-size-asian="10pt"/>
    </style:style>
    <style:style style:name="P673" style:parent-style-name="Standard" style:family="paragraph">
      <style:text-properties style:font-name="lucidatypewriter" fo:color="#000000" fo:font-size="10pt" style:font-size-asian="10pt"/>
    </style:style>
    <style:style style:name="T674" style:parent-style-name="DefaultParagraphFont" style:family="text">
      <style:text-properties style:font-name="lucidatypewriter" fo:color="#000000" fo:font-size="10pt" style:font-size-asian="10pt"/>
    </style:style>
    <style:style style:name="T675" style:parent-style-name="DefaultParagraphFont" style:family="text">
      <style:text-properties style:font-name="lucidatypewriter" fo:color="#000000" fo:font-size="10pt" style:font-size-asian="10pt"/>
    </style:style>
    <style:style style:name="T676" style:parent-style-name="DefaultParagraphFont" style:family="text">
      <style:text-properties style:font-name="lucidatypewriter" fo:color="#228B22" fo:font-size="10pt" style:font-size-asian="10pt"/>
    </style:style>
    <style:style style:name="P677" style:parent-style-name="Standard" style:family="paragraph">
      <style:text-properties style:font-name="lucidatypewriter" fo:color="#000000" fo:font-size="10pt" style:font-size-asian="10pt"/>
    </style:style>
    <style:style style:name="P678" style:parent-style-name="Standard" style:family="paragraph">
      <style:text-properties style:font-name="lucidatypewriter" fo:color="#000000" fo:font-size="10pt" style:font-size-asian="10pt"/>
    </style:style>
    <style:style style:name="T679" style:parent-style-name="DefaultParagraphFont" style:family="text">
      <style:text-properties style:font-name="lucidatypewriter" fo:color="#000000" fo:font-size="10pt" style:font-size-asian="10pt"/>
    </style:style>
    <style:style style:name="T680" style:parent-style-name="DefaultParagraphFont" style:family="text">
      <style:text-properties style:font-name="lucidatypewriter" fo:color="#000000" fo:font-size="10pt" style:font-size-asian="10pt"/>
    </style:style>
    <style:style style:name="T681" style:parent-style-name="DefaultParagraphFont" style:family="text">
      <style:text-properties style:font-name="lucidatypewriter" fo:color="#228B22" fo:font-size="10pt" style:font-size-asian="10pt"/>
    </style:style>
    <style:style style:name="P682" style:parent-style-name="Standard" style:family="paragraph">
      <style:text-properties style:font-name="lucidatypewriter" fo:color="#000000" fo:font-size="10pt" style:font-size-asian="10pt"/>
    </style:style>
    <style:style style:name="P683" style:parent-style-name="Standard" style:family="paragraph">
      <style:text-properties style:font-name="lucidatypewriter" fo:color="#0000FF" fo:font-size="10pt" style:font-size-asian="10pt"/>
    </style:style>
    <style:style style:name="P684" style:parent-style-name="Standard" style:family="paragraph">
      <style:text-properties style:font-name="lucidatypewriter" fo:color="#0000FF" fo:font-size="10pt" style:font-size-asian="10pt"/>
    </style:style>
    <style:style style:name="T685" style:parent-style-name="DefaultParagraphFont" style:family="text">
      <style:text-properties style:font-name="lucidatypewriter" fo:color="#000000" fo:font-size="10pt" style:font-size-asian="10pt"/>
    </style:style>
    <style:style style:name="T686" style:parent-style-name="DefaultParagraphFont" style:family="text">
      <style:text-properties style:font-name="lucidatypewriter" fo:color="#228B22" fo:font-size="10pt" style:font-size-asian="10pt"/>
    </style:style>
    <style:style style:name="T687" style:parent-style-name="DefaultParagraphFont" style:family="text">
      <style:text-properties style:font-name="lucidatypewriter" fo:color="#0000FF" fo:font-size="10pt" style:font-size-asian="10pt"/>
    </style:style>
    <style:style style:name="T688" style:parent-style-name="DefaultParagraphFont" style:family="text">
      <style:text-properties style:font-name="lucidatypewriter" fo:color="#000000" fo:font-size="10pt" style:font-size-asian="10pt"/>
    </style:style>
    <style:style style:name="P689" style:parent-style-name="Standard" style:family="paragraph">
      <style:text-properties style:font-name="lucidatypewriter" fo:color="#000000" fo:font-size="10pt" style:font-size-asian="10pt"/>
    </style:style>
    <style:style style:name="P690" style:parent-style-name="Standard" style:family="paragraph">
      <style:text-properties style:font-name="lucidatypewriter" fo:color="#000000" fo:font-size="10pt" style:font-size-asian="10pt"/>
    </style:style>
    <style:style style:name="P691" style:parent-style-name="Standard" style:family="paragraph">
      <style:text-properties style:font-name="lucidatypewriter" fo:color="#0000FF" fo:font-size="10pt" style:font-size-asian="10pt"/>
    </style:style>
    <style:style style:name="P692" style:parent-style-name="Standard" style:family="paragraph">
      <style:text-properties style:font-name="lucidatypewriter" fo:color="#0000FF" fo:font-size="10pt" style:font-size-asian="10pt"/>
    </style:style>
    <style:style style:name="T693" style:parent-style-name="DefaultParagraphFont" style:family="text">
      <style:text-properties style:font-name="lucidatypewriter" fo:color="#000000" fo:font-size="10pt" style:font-size-asian="10pt"/>
    </style:style>
    <style:style style:name="T694" style:parent-style-name="DefaultParagraphFont" style:family="text">
      <style:text-properties style:font-name="lucidatypewriter" fo:color="#A020F0" fo:font-size="10pt" style:font-size-asian="10pt"/>
    </style:style>
    <style:style style:name="T695" style:parent-style-name="DefaultParagraphFont" style:family="text">
      <style:text-properties style:font-name="lucidatypewriter" fo:color="#000000" fo:font-size="10pt" style:font-size-asian="10pt"/>
    </style:style>
    <style:style style:name="T696" style:parent-style-name="DefaultParagraphFont" style:family="text">
      <style:text-properties style:font-name="lucidatypewriter" fo:color="#A020F0" fo:font-size="10pt" style:font-size-asian="10pt"/>
    </style:style>
    <style:style style:name="T697" style:parent-style-name="DefaultParagraphFont" style:family="text">
      <style:text-properties style:font-name="lucidatypewriter" fo:color="#000000" fo:font-size="10pt" style:font-size-asian="10pt"/>
    </style:style>
    <style:style style:name="T698" style:parent-style-name="DefaultParagraphFont" style:family="text">
      <style:text-properties style:font-name="lucidatypewriter" fo:color="#A020F0" fo:font-size="10pt" style:font-size-asian="10pt"/>
    </style:style>
    <style:style style:name="T699" style:parent-style-name="DefaultParagraphFont" style:family="text">
      <style:text-properties style:font-name="lucidatypewriter" fo:color="#000000" fo:font-size="10pt" style:font-size-asian="10pt"/>
    </style:style>
    <style:style style:name="T700" style:parent-style-name="DefaultParagraphFont" style:family="text">
      <style:text-properties style:font-name="monospace" fo:color="#000000" fo:font-size="10pt" style:font-size-asian="10pt"/>
    </style:style>
    <style:style style:name="T701" style:parent-style-name="DefaultParagraphFont" style:family="text">
      <style:text-properties style:font-name="monospace" fo:color="#0000C0" fo:font-size="10pt" style:font-size-asian="10pt"/>
    </style:style>
    <style:style style:name="T702" style:parent-style-name="DefaultParagraphFont" style:family="text">
      <style:text-properties style:font-name="monospace" fo:color="#000000" fo:font-size="10pt" style:font-size-asian="10pt"/>
    </style:style>
    <style:style style:name="T703" style:parent-style-name="DefaultParagraphFont" style:family="text">
      <style:text-properties style:font-name="monospace" fo:color="#0000C0" fo:font-size="10pt" style:font-size-asian="10pt"/>
    </style:style>
    <style:style style:name="T704" style:parent-style-name="DefaultParagraphFont" style:family="text">
      <style:text-properties style:font-name="monospace" fo:color="#000000" fo:font-size="10pt" style:font-size-asian="10pt"/>
    </style:style>
    <style:style style:name="P705" style:parent-style-name="Standard" style:family="paragraph">
      <style:text-properties style:font-name="monospace" fo:color="#000000" fo:font-size="10pt" style:font-size-asian="10pt"/>
    </style:style>
    <style:style style:name="T706" style:parent-style-name="DefaultParagraphFont" style:family="text">
      <style:text-properties style:font-name="monospace" fo:color="#000000" fo:font-size="10pt" style:font-size-asian="10pt"/>
    </style:style>
    <style:style style:name="T707" style:parent-style-name="DefaultParagraphFont" style:family="text">
      <style:text-properties style:font-name="monospace" fo:color="#000000" fo:font-size="10pt" style:font-size-asian="10pt" fo:background-color="#D4D4D4"/>
    </style:style>
    <style:style style:name="T708" style:parent-style-name="DefaultParagraphFont" style:family="text">
      <style:text-properties style:font-name="monospace" fo:color="#000000" fo:font-size="10pt" style:font-size-asian="10pt"/>
    </style:style>
    <style:style style:name="P709" style:parent-style-name="Standard" style:family="paragraph">
      <style:text-properties style:font-name="monospace" fo:color="#000000" fo:font-size="10pt" style:font-size-asian="10pt"/>
    </style:style>
    <style:style style:name="T710" style:parent-style-name="DefaultParagraphFont" style:family="text">
      <style:text-properties style:font-name="monospace" fo:color="#000000" fo:font-size="10pt" style:font-size-asian="10pt"/>
    </style:style>
    <style:style style:name="T711" style:parent-style-name="DefaultParagraphFont" style:family="text">
      <style:text-properties style:font-name="monospace" fo:font-weight="bold" style:font-weight-asian="bold" fo:color="#7F0055" fo:font-size="10pt" style:font-size-asian="10pt"/>
    </style:style>
    <style:style style:name="T712" style:parent-style-name="DefaultParagraphFont" style:family="text">
      <style:text-properties style:font-name="monospace" fo:color="#000000" fo:font-size="10pt" style:font-size-asian="10pt"/>
    </style:style>
    <style:style style:name="T713" style:parent-style-name="DefaultParagraphFont" style:family="text">
      <style:text-properties style:font-name="monospace" fo:font-weight="bold" style:font-weight-asian="bold" fo:color="#7F0055" fo:font-size="10pt" style:font-size-asian="10pt"/>
    </style:style>
    <style:style style:name="T714" style:parent-style-name="DefaultParagraphFont" style:family="text">
      <style:text-properties style:font-name="monospace" fo:color="#000000" fo:font-size="10pt" style:font-size-asian="10pt"/>
    </style:style>
    <style:style style:name="T715" style:parent-style-name="DefaultParagraphFont" style:family="text">
      <style:text-properties style:font-name="monospace" fo:color="#000000" fo:font-size="10pt" style:font-size-asian="10pt"/>
    </style:style>
    <style:style style:name="T716" style:parent-style-name="DefaultParagraphFont" style:family="text">
      <style:text-properties style:font-name="monospace" fo:color="#0000C0" fo:font-size="10pt" style:font-size-asian="10pt"/>
    </style:style>
    <style:style style:name="T717" style:parent-style-name="DefaultParagraphFont" style:family="text">
      <style:text-properties style:font-name="monospace" fo:color="#000000" fo:font-size="10pt" style:font-size-asian="10pt"/>
    </style:style>
    <style:style style:name="P718" style:parent-style-name="Standard" style:family="paragraph">
      <style:text-properties style:font-name="monospace" fo:color="#000000" fo:font-size="10pt" style:font-size-asian="10pt"/>
    </style:style>
    <style:style style:name="P719" style:parent-style-name="Standard" style:family="paragraph">
      <style:text-properties style:font-name="monospace" fo:color="#000000" fo:font-size="10pt" style:font-size-asian="10pt"/>
    </style:style>
    <style:style style:name="T720" style:parent-style-name="DefaultParagraphFont" style:family="text">
      <style:text-properties fo:background-color="#FFFF00"/>
    </style:style>
    <style:style style:name="T721" style:parent-style-name="DefaultParagraphFont" style:family="text">
      <style:text-properties fo:color="#0000FF"/>
    </style:style>
    <style:style style:name="T722" style:parent-style-name="DefaultParagraphFont" style:family="text">
      <style:text-properties fo:color="#0000FF"/>
    </style:style>
    <style:style style:name="T723" style:parent-style-name="DefaultParagraphFont" style:family="text">
      <style:text-properties fo:color="#0000FF"/>
    </style:style>
    <style:style style:name="T724" style:parent-style-name="DefaultParagraphFont" style:family="text">
      <style:text-properties fo:color="#0000FF"/>
    </style:style>
    <style:style style:name="T725" style:parent-style-name="DefaultParagraphFont" style:family="text">
      <style:text-properties style:font-name="monospace" fo:color="#000000" fo:font-size="10pt" style:font-size-asian="10pt"/>
    </style:style>
    <style:style style:name="T726" style:parent-style-name="DefaultParagraphFont" style:family="text">
      <style:text-properties style:font-name="monospace" fo:font-weight="bold" style:font-weight-asian="bold" fo:color="#7F0055" fo:font-size="10pt" style:font-size-asian="10pt"/>
    </style:style>
    <style:style style:name="T727" style:parent-style-name="DefaultParagraphFont" style:family="text">
      <style:text-properties style:font-name="monospace" fo:color="#000000" fo:font-size="10pt" style:font-size-asian="10pt"/>
    </style:style>
    <style:style style:name="T728" style:parent-style-name="DefaultParagraphFont" style:family="text">
      <style:text-properties style:font-name="monospace" fo:color="#000000" fo:font-size="10pt" style:font-size-asian="10pt"/>
    </style:style>
    <style:style style:name="T729" style:parent-style-name="DefaultParagraphFont" style:family="text">
      <style:text-properties style:font-name="monospace" fo:font-weight="bold" style:font-weight-asian="bold" fo:color="#7F0055" fo:font-size="10pt" style:font-size-asian="10pt"/>
    </style:style>
    <style:style style:name="T730" style:parent-style-name="DefaultParagraphFont" style:family="text">
      <style:text-properties style:font-name="monospace" fo:color="#000000" fo:font-size="10pt" style:font-size-asian="10pt"/>
    </style:style>
    <style:style style:name="T731" style:parent-style-name="DefaultParagraphFont" style:family="text">
      <style:text-properties style:font-name="monospace" fo:font-weight="bold" style:font-weight-asian="bold" fo:color="#000000" fo:font-size="10pt" style:font-size-asian="10pt"/>
    </style:style>
    <style:style style:name="T732" style:parent-style-name="DefaultParagraphFont" style:family="text">
      <style:text-properties style:font-name="monospace" fo:color="#000000" fo:font-size="10pt" style:font-size-asian="10pt"/>
    </style:style>
    <style:style style:name="T733" style:parent-style-name="DefaultParagraphFont" style:family="text">
      <style:text-properties style:font-name="monospace" fo:font-weight="bold" style:font-weight-asian="bold" fo:color="#7F0055" fo:font-size="10pt" style:font-size-asian="10pt"/>
    </style:style>
    <style:style style:name="T734" style:parent-style-name="DefaultParagraphFont" style:family="text">
      <style:text-properties style:font-name="monospace" fo:color="#000000" fo:font-size="10pt" style:font-size-asian="10pt"/>
    </style:style>
    <style:style style:name="T735" style:parent-style-name="DefaultParagraphFont" style:family="text">
      <style:text-properties style:font-name="monospace" fo:color="#000000" fo:font-size="10pt" style:font-size-asian="10pt"/>
    </style:style>
    <style:style style:name="T736" style:parent-style-name="DefaultParagraphFont" style:family="text">
      <style:text-properties style:font-name="monospace" fo:color="#000000" fo:font-size="10pt" style:font-size-asian="10pt"/>
    </style:style>
    <style:style style:name="T737" style:parent-style-name="DefaultParagraphFont" style:family="text">
      <style:text-properties style:font-name="monospace" fo:color="#000000" fo:font-size="10pt" style:font-size-asian="10pt"/>
    </style:style>
    <style:style style:name="T738" style:parent-style-name="DefaultParagraphFont" style:family="text">
      <style:text-properties style:font-name="monospace" fo:color="#000000" fo:font-size="10pt" style:font-size-asian="10pt"/>
    </style:style>
    <style:style style:name="T739" style:parent-style-name="DefaultParagraphFont" style:family="text">
      <style:text-properties style:font-name="monospace" fo:color="#000000" fo:font-size="10pt" style:font-size-asian="10pt"/>
    </style:style>
    <style:style style:name="T740" style:parent-style-name="DefaultParagraphFont" style:family="text">
      <style:text-properties style:font-name="monospace" fo:color="#000000" fo:font-size="10pt" style:font-size-asian="10pt"/>
    </style:style>
    <style:style style:name="T741" style:parent-style-name="DefaultParagraphFont" style:family="text">
      <style:text-properties style:font-name="monospace" fo:color="#000000" fo:font-size="10pt" style:font-size-asian="10pt"/>
    </style:style>
    <style:style style:name="T742" style:parent-style-name="DefaultParagraphFont" style:family="text">
      <style:text-properties style:font-name="monospace" fo:color="#000000" fo:font-size="10pt" style:font-size-asian="10pt"/>
    </style:style>
    <style:style style:name="T743" style:parent-style-name="DefaultParagraphFont" style:family="text">
      <style:text-properties style:font-name="monospace" fo:font-weight="bold" style:font-weight-asian="bold" fo:color="#7F0055" fo:font-size="10pt" style:font-size-asian="10pt"/>
    </style:style>
    <style:style style:name="P744" style:parent-style-name="Standard" style:family="paragraph">
      <style:text-properties style:font-name="monospace" fo:color="#000000" fo:font-size="10pt" style:font-size-asian="10pt"/>
    </style:style>
    <style:style style:name="T745" style:parent-style-name="DefaultParagraphFont" style:family="text">
      <style:text-properties style:font-name="monospace" fo:color="#000000" fo:font-size="10pt" style:font-size-asian="10pt"/>
    </style:style>
    <style:style style:name="T746" style:parent-style-name="DefaultParagraphFont" style:family="text">
      <style:text-properties style:font-name="monospace" fo:font-weight="bold" style:font-weight-asian="bold" fo:color="#7F0055" fo:font-size="10pt" style:font-size-asian="10pt"/>
    </style:style>
    <style:style style:name="T747" style:parent-style-name="DefaultParagraphFont" style:family="text">
      <style:text-properties style:font-name="monospace" fo:color="#000000" fo:font-size="10pt" style:font-size-asian="10pt"/>
    </style:style>
    <style:style style:name="T748" style:parent-style-name="DefaultParagraphFont" style:family="text">
      <style:text-properties style:font-name="monospace" fo:font-style="italic" style:font-style-asian="italic" fo:color="#0000C0" fo:font-size="10pt" style:font-size-asian="10pt"/>
    </style:style>
    <style:style style:name="T749" style:parent-style-name="DefaultParagraphFont" style:family="text">
      <style:text-properties style:font-name="monospace" fo:color="#000000" fo:font-size="10pt" style:font-size-asian="10pt"/>
    </style:style>
    <style:style style:name="T750" style:parent-style-name="DefaultParagraphFont" style:family="text">
      <style:text-properties style:font-name="monospace" fo:color="#000000" fo:font-size="10pt" style:font-size-asian="10pt"/>
    </style:style>
    <style:style style:name="T751" style:parent-style-name="DefaultParagraphFont" style:family="text">
      <style:text-properties style:font-name="monospace" fo:font-weight="bold" style:font-weight-asian="bold" fo:color="#7F0055" fo:font-size="10pt" style:font-size-asian="10pt"/>
    </style:style>
    <style:style style:name="T752" style:parent-style-name="DefaultParagraphFont" style:family="text">
      <style:text-properties style:font-name="monospace" fo:color="#000000" fo:font-size="10pt" style:font-size-asian="10pt"/>
    </style:style>
    <style:style style:name="T753" style:parent-style-name="DefaultParagraphFont" style:family="text">
      <style:text-properties style:font-name="monospace" fo:font-style="italic" style:font-style-asian="italic" fo:color="#0000C0" fo:font-size="10pt" style:font-size-asian="10pt"/>
    </style:style>
    <style:style style:name="T754" style:parent-style-name="DefaultParagraphFont" style:family="text">
      <style:text-properties style:font-name="monospace" fo:color="#000000" fo:font-size="10pt" style:font-size-asian="10pt"/>
    </style:style>
    <style:style style:name="T755" style:parent-style-name="DefaultParagraphFont" style:family="text">
      <style:text-properties style:font-name="monospace" fo:color="#000000" fo:font-size="10pt" style:font-size-asian="10pt" fo:background-color="#D4D4D4"/>
    </style:style>
    <style:style style:name="T756" style:parent-style-name="DefaultParagraphFont" style:family="text">
      <style:text-properties style:font-name="monospace" fo:color="#000000" fo:font-size="10pt" style:font-size-asian="10pt"/>
    </style:style>
    <style:style style:name="T757" style:parent-style-name="DefaultParagraphFont" style:family="text">
      <style:text-properties style:font-name="monospace" fo:font-weight="bold" style:font-weight-asian="bold" fo:color="#7F0055" fo:font-size="10pt" style:font-size-asian="10pt"/>
    </style:style>
    <style:style style:name="T758" style:parent-style-name="DefaultParagraphFont" style:family="text">
      <style:text-properties style:font-name="monospace" fo:color="#000000" fo:font-size="10pt" style:font-size-asian="10pt"/>
    </style:style>
    <style:style style:name="T759" style:parent-style-name="DefaultParagraphFont" style:family="text">
      <style:text-properties style:font-name="monospace" fo:font-style="italic" style:font-style-asian="italic" fo:color="#0000C0" fo:font-size="10pt" style:font-size-asian="10pt"/>
    </style:style>
    <style:style style:name="T760" style:parent-style-name="DefaultParagraphFont" style:family="text">
      <style:text-properties style:font-name="monospace" fo:color="#000000" fo:font-size="10pt" style:font-size-asian="10pt"/>
    </style:style>
    <style:style style:name="T761" style:parent-style-name="DefaultParagraphFont" style:family="text">
      <style:text-properties style:font-name="monospace" fo:color="#000000" fo:font-size="10pt" style:font-size-asian="10pt"/>
    </style:style>
    <style:style style:name="P762" style:parent-style-name="Standard" style:family="paragraph">
      <style:text-properties style:font-name="monospace" fo:color="#000000" fo:font-size="10pt" style:font-size-asian="10pt"/>
    </style:style>
    <style:style style:name="TableColumn764" style:family="table-column">
      <style:table-column-properties style:column-width="3.4625in" style:use-optimal-column-width="false"/>
    </style:style>
    <style:style style:name="TableColumn765" style:family="table-column">
      <style:table-column-properties style:column-width="3.4625in" style:use-optimal-column-width="false"/>
    </style:style>
    <style:style style:name="Table763" style:family="table">
      <style:table-properties style:width="6.925in" fo:margin-left="0in" table:align="left"/>
    </style:style>
    <style:style style:name="TableRow766" style:family="table-row">
      <style:table-row-properties style:use-optimal-row-height="false"/>
    </style:style>
    <style:style style:name="TableCell7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8" style:family="table-cell">
      <style:table-cell-properties fo:border="0.0034in solid #000000" style:writing-mode="lr-tb" fo:padding-top="0.0381in" fo:padding-left="0.0381in" fo:padding-bottom="0.0381in" fo:padding-right="0.0381in"/>
    </style:style>
    <style:style style:name="TableRow769" style:family="table-row">
      <style:table-row-properties style:use-optimal-row-height="false"/>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1" style:parent-style-name="Standard" style:family="paragraph">
      <style:text-properties style:font-name="monospace" fo:color="#000000" fo:font-size="10pt" style:font-size-asian="10pt" fo:background-color="#E8F2FE"/>
    </style:style>
    <style:style style:name="TableCell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3" style:family="table-row">
      <style:table-row-properties style:use-optimal-row-height="false"/>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75" style:parent-style-name="DefaultParagraphFont" style:family="text">
      <style:text-properties style:font-name="monospace" fo:color="#000000" fo:font-size="10pt" style:font-size-asian="10pt" fo:background-color="#E8F2FE"/>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7" style:family="table-row">
      <style:table-row-properties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Standard" style:family="paragraph">
      <style:text-properties style:font-name="monospace" fo:color="#000000" fo:font-size="10pt" style:font-size-asian="10pt" fo:background-color="#E8F2FE"/>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1" style:family="table-row">
      <style:table-row-properties style:use-optimal-row-height="false"/>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83" style:parent-style-name="DefaultParagraphFont" style:family="text">
      <style:text-properties style:font-name="monospace" fo:color="#000000" fo:font-size="10pt" style:font-size-asian="10pt" fo:background-color="#E8F2FE"/>
    </style:style>
    <style:style style:name="TableCell7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86" style:family="table-column">
      <style:table-column-properties style:column-width="3.4618in" style:use-optimal-column-width="false"/>
    </style:style>
    <style:style style:name="TableColumn787" style:family="table-column">
      <style:table-column-properties style:column-width="3.4631in" style:use-optimal-column-width="false"/>
    </style:style>
    <style:style style:name="Table785" style:family="table">
      <style:table-properties style:width="6.925in" fo:margin-left="0in" table:align="left"/>
    </style:style>
    <style:style style:name="TableRow788" style:family="table-row">
      <style:table-row-properties style:use-optimal-row-height="false"/>
    </style:style>
    <style:style style:name="TableCell7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0" style:family="table-cell">
      <style:table-cell-properties fo:border="0.0034in solid #000000" style:writing-mode="lr-tb" fo:padding-top="0.0381in" fo:padding-left="0.0381in" fo:padding-bottom="0.0381in" fo:padding-right="0.0381in"/>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Standard" style:family="paragraph">
      <style:text-properties style:font-name="monospace" fo:color="#000000" fo:font-size="10pt" style:font-size-asian="10pt" fo:background-color="#E8F2FE"/>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97" style:parent-style-name="DefaultParagraphFont" style:family="text">
      <style:text-properties style:font-name="monospace" fo:color="#000000" fo:font-size="10pt" style:font-size-asian="10pt" fo:background-color="#E8F2FE"/>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9" style:family="table-row">
      <style:table-row-properties style:use-optimal-row-height="false"/>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Standard" style:family="paragraph">
      <style:text-properties style:font-name="monospace" fo:color="#000000" fo:font-size="10pt" style:font-size-asian="10pt" fo:background-color="#E8F2FE"/>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08" style:parent-style-name="DefaultParagraphFont" style:family="text">
      <style:text-properties style:font-name="monospace" fo:color="#000000" fo:font-size="10pt" style:font-size-asian="10pt" fo:background-color="#E8F2FE"/>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0" style:family="table-row">
      <style:table-row-properties style:use-optimal-row-height="false"/>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Standard" style:family="paragraph">
      <style:text-properties style:font-name="monospace" fo:color="#000000" fo:font-size="10pt" style:font-size-asian="10pt" fo:background-color="#E8F2FE"/>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Standard" style:family="paragraph">
      <style:text-properties style:font-name="monospace" fo:color="#000000" fo:font-size="10pt" style:font-size-asian="10pt" fo:background-color="#E8F2FE"/>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8" style:family="table-row">
      <style:table-row-properties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Standard" style:family="paragraph">
      <style:text-properties style:font-name="monospace" fo:color="#000000" fo:font-size="10pt" style:font-size-asian="10pt" fo:background-color="#E8F2FE"/>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Standard" style:family="paragraph">
      <style:text-properties style:font-name="monospace" fo:color="#000000" fo:font-size="10pt" style:font-size-asian="10pt" fo:background-color="#E8F2FE"/>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27" style:family="table-column">
      <style:table-column-properties style:column-width="1.1916in" style:use-optimal-column-width="false"/>
    </style:style>
    <style:style style:name="TableColumn828" style:family="table-column">
      <style:table-column-properties style:column-width="1.0611in" style:use-optimal-column-width="false"/>
    </style:style>
    <style:style style:name="TableColumn829" style:family="table-column">
      <style:table-column-properties style:column-width="1.3083in" style:use-optimal-column-width="false"/>
    </style:style>
    <style:style style:name="TableColumn830" style:family="table-column">
      <style:table-column-properties style:column-width="1.3805in" style:use-optimal-column-width="false"/>
    </style:style>
    <style:style style:name="Table826" style:family="table">
      <style:table-properties style:width="4.9416in" fo:margin-left="0in" table:align="left"/>
    </style:style>
    <style:style style:name="TableRow831" style:family="table-row">
      <style:table-row-properties style:use-optimal-row-height="false"/>
    </style:style>
    <style:style style:name="TableCell8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paragraph-properties fo:text-align="center"/>
    </style:style>
    <style:style style:name="TableCell8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paragraph-properties fo:text-align="center"/>
    </style:style>
    <style:style style:name="TableCell8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text-align="center"/>
    </style:style>
    <style:style style:name="TableCell838" style:family="table-cell">
      <style:table-cell-properties fo:border="0.0034in solid #000000" style:writing-mode="lr-tb" fo:padding-top="0.0381in" fo:padding-left="0.0381in" fo:padding-bottom="0.0381in" fo:padding-right="0.0381in"/>
    </style:style>
    <style:style style:name="P839" style:parent-style-name="TableContents" style:family="paragraph">
      <style:paragraph-properties fo:text-align="center"/>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42" style:parent-style-name="TableContents" style:family="paragraph">
      <style:paragraph-properties fo:text-align="center"/>
    </style:style>
    <style:style style:name="TableCell843"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44" style:parent-style-name="TableContents" style:family="paragraph">
      <style:paragraph-properties fo:text-align="center"/>
    </style:style>
    <style:style style:name="TableCell845"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46" style:parent-style-name="TableContents" style:family="paragraph">
      <style:paragraph-properties fo:text-align="center"/>
    </style:style>
    <style:style style:name="TableCell847"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848" style:parent-style-name="TableContents" style:family="paragraph">
      <style:paragraph-properties fo:text-align="center"/>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51" style:parent-style-name="TableContents" style:family="paragraph">
      <style:paragraph-properties fo:text-align="center"/>
    </style:style>
    <style:style style:name="TableCell852"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53" style:parent-style-name="TableContents" style:family="paragraph">
      <style:paragraph-properties fo:text-align="center"/>
    </style:style>
    <style:style style:name="TableCell854"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55" style:parent-style-name="TableContents" style:family="paragraph">
      <style:paragraph-properties fo:text-align="center"/>
    </style:style>
    <style:style style:name="TableCell856"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857" style:parent-style-name="TableContents" style:family="paragraph">
      <style:paragraph-properties fo:text-align="center"/>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60" style:parent-style-name="TableContents" style:family="paragraph">
      <style:paragraph-properties fo:text-align="center"/>
    </style:style>
    <style:style style:name="TableCell861"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62" style:parent-style-name="TableContents" style:family="paragraph">
      <style:paragraph-properties fo:text-align="center"/>
    </style:style>
    <style:style style:name="TableCell863"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64" style:parent-style-name="TableContents" style:family="paragraph">
      <style:paragraph-properties fo:text-align="center"/>
    </style:style>
    <style:style style:name="TableCell865"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866" style:parent-style-name="TableContents" style:family="paragraph">
      <style:paragraph-properties fo:text-align="center"/>
    </style:style>
    <style:style style:name="TableRow867" style:family="table-row">
      <style:table-row-properties style:use-optimal-row-height="false"/>
    </style:style>
    <style:style style:name="TableCell868"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69" style:parent-style-name="TableContents" style:family="paragraph">
      <style:paragraph-properties fo:text-align="center"/>
    </style:style>
    <style:style style:name="TableCell870"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71" style:parent-style-name="TableContents" style:family="paragraph">
      <style:paragraph-properties fo:text-align="center"/>
    </style:style>
    <style:style style:name="TableCell872"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873" style:parent-style-name="TableContents" style:family="paragraph">
      <style:paragraph-properties fo:text-align="center"/>
    </style:style>
    <style:style style:name="TableCell874"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875" style:parent-style-name="TableContents" style:family="paragraph">
      <style:paragraph-properties fo:text-align="center"/>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paragraph-properties fo:text-align="center"/>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paragraph-properties fo:text-align="center"/>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text-align="center"/>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paragraph-properties fo:text-align="center"/>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text-align="center"/>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text-align="center"/>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paragraph-properties fo:text-align="center"/>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3" style:parent-style-name="TableContents" style:family="paragraph">
      <style:paragraph-properties fo:text-align="center"/>
    </style:style>
    <style:style style:name="TableRow894" style:family="table-row">
      <style:table-row-properties style:use-optimal-row-height="false"/>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paragraph-properties fo:text-align="center"/>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paragraph-properties fo:text-align="center"/>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paragraph-properties fo:text-align="center"/>
    </style:style>
    <style:style style:name="TableCell9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2" style:parent-style-name="TableContents" style:family="paragraph">
      <style:paragraph-properties fo:text-align="center"/>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05" style:parent-style-name="TableContents" style:family="paragraph">
      <style:paragraph-properties fo:text-align="center"/>
    </style:style>
    <style:style style:name="TableCell906"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07" style:parent-style-name="TableContents" style:family="paragraph">
      <style:paragraph-properties fo:text-align="center"/>
    </style:style>
    <style:style style:name="TableCell908"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09" style:parent-style-name="TableContents" style:family="paragraph">
      <style:paragraph-properties fo:text-align="center"/>
    </style:style>
    <style:style style:name="TableCell910"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911" style:parent-style-name="TableContents" style:family="paragraph">
      <style:paragraph-properties fo:text-align="center"/>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14" style:parent-style-name="TableContents" style:family="paragraph">
      <style:paragraph-properties fo:text-align="center"/>
    </style:style>
    <style:style style:name="TableCell915"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16" style:parent-style-name="TableContents" style:family="paragraph">
      <style:paragraph-properties fo:text-align="center"/>
    </style:style>
    <style:style style:name="TableCell917"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18" style:parent-style-name="TableContents" style:family="paragraph">
      <style:paragraph-properties fo:text-align="center"/>
    </style:style>
    <style:style style:name="TableCell919"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920" style:parent-style-name="TableContents" style:family="paragraph">
      <style:paragraph-properties fo:text-align="center"/>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23" style:parent-style-name="TableContents" style:family="paragraph">
      <style:paragraph-properties fo:text-align="center"/>
    </style:style>
    <style:style style:name="TableCell924"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25" style:parent-style-name="TableContents" style:family="paragraph">
      <style:paragraph-properties fo:text-align="center"/>
    </style:style>
    <style:style style:name="TableCell926"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27" style:parent-style-name="TableContents" style:family="paragraph">
      <style:paragraph-properties fo:text-align="center"/>
    </style:style>
    <style:style style:name="TableCell928"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929" style:parent-style-name="TableContents" style:family="paragraph">
      <style:paragraph-properties fo:text-align="center"/>
    </style:style>
    <style:style style:name="TableRow930" style:family="table-row">
      <style:table-row-properties style:use-optimal-row-height="fals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paragraph-properties fo:text-align="center"/>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paragraph-properties fo:text-align="center"/>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TableContents" style:family="paragraph">
      <style:paragraph-properties fo:text-align="center"/>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8" style:parent-style-name="TableContents" style:family="paragraph">
      <style:paragraph-properties fo:text-align="center"/>
    </style:style>
    <style:style style:name="TableRow939" style:family="table-row">
      <style:table-row-properties style:use-optimal-row-height="false"/>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paragraph-properties fo:text-align="center"/>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3" style:parent-style-name="TableContents" style:family="paragraph">
      <style:paragraph-properties fo:text-align="center"/>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paragraph-properties fo:text-align="center"/>
    </style:style>
    <style:style style:name="TableCell9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7" style:parent-style-name="TableContents" style:family="paragraph">
      <style:paragraph-properties fo:text-align="center"/>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0" style:parent-style-name="TableContents" style:family="paragraph">
      <style:paragraph-properties fo:text-align="center"/>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paragraph-properties fo:text-align="center"/>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paragraph-properties fo:text-align="center"/>
    </style:style>
    <style:style style:name="TableCell9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6" style:parent-style-name="TableContents" style:family="paragraph">
      <style:paragraph-properties fo:text-align="center"/>
    </style:style>
    <style:style style:name="TableRow957" style:family="table-row">
      <style:table-row-properties style:use-optimal-row-height="false"/>
    </style:style>
    <style:style style:name="TableCell958"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59" style:parent-style-name="TableContents" style:family="paragraph">
      <style:paragraph-properties fo:text-align="center"/>
    </style:style>
    <style:style style:name="TableCell960"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61" style:parent-style-name="TableContents" style:family="paragraph">
      <style:paragraph-properties fo:text-align="center"/>
    </style:style>
    <style:style style:name="TableCell962"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63" style:parent-style-name="TableContents" style:family="paragraph">
      <style:paragraph-properties fo:text-align="center"/>
    </style:style>
    <style:style style:name="TableCell964"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965" style:parent-style-name="TableContents" style:family="paragraph">
      <style:paragraph-properties fo:text-align="center"/>
    </style:style>
    <style:style style:name="TableRow966" style:family="table-row">
      <style:table-row-properties style:use-optimal-row-height="false"/>
    </style:style>
    <style:style style:name="TableCell967"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68" style:parent-style-name="TableContents" style:family="paragraph">
      <style:paragraph-properties fo:text-align="center"/>
    </style:style>
    <style:style style:name="TableCell969"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70" style:parent-style-name="TableContents" style:family="paragraph">
      <style:paragraph-properties fo:text-align="center"/>
    </style:style>
    <style:style style:name="TableCell971"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72" style:parent-style-name="TableContents" style:family="paragraph">
      <style:paragraph-properties fo:text-align="center"/>
    </style:style>
    <style:style style:name="TableCell973"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974" style:parent-style-name="TableContents" style:family="paragraph">
      <style:paragraph-properties fo:text-align="center"/>
    </style:style>
    <style:style style:name="TableRow975" style:family="table-row">
      <style:table-row-properties style:use-optimal-row-height="false"/>
    </style:style>
    <style:style style:name="TableCell976"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77" style:parent-style-name="TableContents" style:family="paragraph">
      <style:paragraph-properties fo:text-align="center"/>
    </style:style>
    <style:style style:name="TableCell978"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79" style:parent-style-name="TableContents" style:family="paragraph">
      <style:paragraph-properties fo:text-align="center"/>
    </style:style>
    <style:style style:name="TableCell980"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981" style:parent-style-name="TableContents" style:family="paragraph">
      <style:paragraph-properties fo:text-align="center"/>
    </style:style>
    <style:style style:name="TableCell982"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983" style:parent-style-name="TableContents" style:family="paragraph">
      <style:paragraph-properties fo:text-align="center"/>
    </style:style>
    <style:style style:name="P984" style:parent-style-name="Textbody" style:family="paragraph">
      <style:text-properties fo:color="#B2B2B2"/>
    </style:style>
    <style:style style:name="P985" style:parent-style-name="Textbody" style:family="paragraph">
      <style:text-properties fo:color="#B2B2B2"/>
    </style:style>
    <style:style style:name="P986" style:parent-style-name="Textbody" style:family="paragraph">
      <style:text-properties fo:color="#B2B2B2"/>
    </style:style>
    <style:style style:name="P987" style:parent-style-name="Textbody" style:family="paragraph">
      <style:text-properties fo:color="#B2B2B2"/>
    </style:style>
    <style:style style:name="P988" style:parent-style-name="Textbody" style:family="paragraph">
      <style:text-properties fo:color="#B2B2B2"/>
    </style:style>
    <style:style style:name="P989" style:parent-style-name="Textbody" style:family="paragraph">
      <style:text-properties fo:color="#B2B2B2"/>
    </style:style>
    <style:style style:name="P990" style:parent-style-name="Textbody" style:family="paragraph">
      <style:text-properties fo:color="#B2B2B2"/>
    </style:style>
    <style:style style:name="P991" style:parent-style-name="Textbody" style:family="paragraph">
      <style:text-properties fo:color="#B2B2B2"/>
    </style:style>
    <style:style style:name="P992" style:parent-style-name="Textbody" style:family="paragraph">
      <style:text-properties fo:color="#B2B2B2"/>
    </style:style>
    <style:style style:name="P993" style:parent-style-name="Standard" style:family="paragraph">
      <style:text-properties fo:color="#B2B2B2"/>
    </style:style>
    <style:style style:name="P994" style:parent-style-name="Standard" style:family="paragraph">
      <style:text-properties fo:color="#B2B2B2"/>
    </style:style>
    <style:style style:name="P995" style:parent-style-name="Standard" style:family="paragraph">
      <style:text-properties fo:color="#B2B2B2"/>
    </style:style>
    <style:style style:name="P996" style:parent-style-name="Standard" style:family="paragraph">
      <style:text-properties fo:color="#B2B2B2"/>
    </style:style>
    <style:style style:name="T997" style:parent-style-name="DefaultParagraphFont" style:family="text">
      <style:text-properties style:language-asian="zh" style:country-asian="CN"/>
    </style:style>
    <style:style style:name="P998" style:parent-style-name="Textbody" style:family="paragraph"/>
    <style:style style:name="P999" style:parent-style-name="Textbody" style:family="paragraph"/>
    <style:style style:name="P1000" style:parent-style-name="Textbody" style:family="paragraph"/>
    <style:style style:name="P1001" style:parent-style-name="Textbody" style:family="paragraph"/>
    <style:style style:name="P1002" style:parent-style-name="Textbody" style:family="paragraph"/>
    <style:style style:name="P1003" style:parent-style-name="Textbody" style:family="paragraph"/>
    <style:style style:name="P1004" style:parent-style-name="Textbody" style:family="paragraph"/>
    <style:style style:name="P1005" style:parent-style-name="Textbody" style:family="paragraph"/>
    <style:style style:name="P1006" style:parent-style-name="Textbody" style:family="paragraph">
      <style:text-properties style:font-name="WenQuanYi Micro Hei" style:font-name-asian="WenQuanYi Micro Hei"/>
    </style:style>
    <style:style style:name="T1007" style:parent-style-name="DefaultParagraphFont" style:family="text">
      <style:text-properties style:font-name="WenQuanYi Micro Hei" style:font-name-asian="WenQuanYi Micro Hei"/>
    </style:style>
    <style:style style:name="T1008" style:parent-style-name="DefaultParagraphFont" style:family="text">
      <style:text-properties style:font-name="WenQuanYi Micro Hei" style:font-name-asian="WenQuanYi Micro Hei"/>
    </style:style>
    <style:style style:name="T1009" style:parent-style-name="DefaultParagraphFont" style:family="text">
      <style:text-properties style:font-name="monospace"/>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table-of-content-source>
        <text:index-body>
          <text:p text:style-name="P1"><text:a xlink:href="#_Toc89163450" office:target-frame-name="_top" xlink:show="replace"><text:span text:style-name="Hyperlink">1</text:span><text:span text:style-name="T3"><text:tab/></text:span><text:span text:style-name="Hyperlink">Installation</text:span><text:tab/>4</text:a></text:p>
          <text:p text:style-name="P4"><text:a xlink:href="#_Toc89163451" office:target-frame-name="_top" xlink:show="replace"><text:span text:style-name="Hyperlink">2</text:span><text:span text:style-name="T5"><text:tab/></text:span><text:span text:style-name="Hyperlink">Mesh<text:s/></text:span><text:span text:style-name="T6">information</text:span><text:tab/>4</text:a></text:p>
          <text:p text:style-name="P7"><text:a xlink:href="#_Toc89163452" office:target-frame-name="_top" xlink:show="replace"><text:span text:style-name="Hyperlink">2.1</text:span><text:span text:style-name="T8"><text:tab/></text:span><text:span text:style-name="Hyperlink">Generating a mesh</text:span><text:tab/>4</text:a></text:p>
          <text:p text:style-name="P9"><text:a xlink:href="#_Toc89163453" office:target-frame-name="_top" xlink:show="replace"><text:span text:style-name="Hyperlink">2.1.1</text:span><text:span text:style-name="T10"><text:tab/></text:span><text:span text:style-name="Hyperlink">Creating a 2D mesh using vertices, Nov 13, 2019</text:span><text:tab/>4</text:a></text:p>
          <text:p text:style-name="P11"><text:a xlink:href="#_Toc89163454" office:target-frame-name="_top" xlink:show="replace"><text:span text:style-name="Hyperlink">2.1.2</text:span><text:span text:style-name="T12"><text:tab/></text:span><text:span text:style-name="Hyperlink">C</text:span><text:span text:style-name="T13">rea</text:span><text:span text:style-name="Hyperlink">ting a 1D mesh using vertices</text:span><text:tab/>4</text:a></text:p>
          <text:p text:style-name="P14"><text:a xlink:href="#_Toc89163455" office:target-frame-name="_top" xlink:show="replace"><text:span text:style-name="Hyperlink">2.1.3</text:span><text:span text:style-name="T15"><text:tab/></text:span><text:span text:style-name="Hyperlink">Changing boundary indicators,<text:s/></text:span><text:span text:style-name="T16">P24 bottom Step-3.</text:span><text:tab/>5</text:a></text:p>
          <text:p text:style-name="P17"><text:a xlink:href="#_Toc89163456" office:target-frame-name="_top" xlink:show="replace"><text:span text:style-name="Hyperlink">2.2</text:span><text:span text:style-name="T18"><text:tab/></text:span><text:span text:style-name="Hyperlink">Triangulation information, Oct. 15, 2018</text:span><text:tab/>5</text:a></text:p>
          <text:p text:style-name="P19"><text:a xlink:href="#_Toc89163457" office:target-frame-name="_top" xlink:show="replace"><text:span text:style-name="Hyperlink">2.2.1</text:span><text:span text:style-name="T20"><text:tab/></text:span><text:span text:style-name="Hyperlink">vertex information</text:span><text:tab/>5</text:a></text:p>
          <text:p text:style-name="P21"><text:a xlink:href="#_Toc89163458" office:target-frame-name="_top" xlink:show="replace"><text:span text:style-name="Hyperlink">2.2.2</text:span><text:span text:style-name="T22"><text:tab/></text:span><text:span text:style-name="Hyperlink">B</text:span><text:span text:style-name="T23">oundary</text:span><text:span text:style-name="Hyperlink"><text:s/>information, Oct. 14, 18</text:span><text:tab/>6</text:a></text:p>
          <text:p text:style-name="P24"><text:a xlink:href="#_Toc89163459" office:target-frame-name="_top" xlink:show="replace"><text:span text:style-name="Hyperlink">2.2.3</text:span><text:span text:style-name="T25"><text:tab/></text:span><text:span text:style-name="Hyperlink">face information</text:span><text:tab/>6</text:a></text:p>
          <text:p text:style-name="P26"><text:a xlink:href="#_Toc89163460" office:target-frame-name="_top" xlink:show="replace"><text:span text:style-name="Hyperlink">2.2.4</text:span><text:span text:style-name="T27"><text:tab/></text:span><text:span text:style-name="Hyperlink">quad information</text:span><text:tab/>8</text:a></text:p>
          <text:p text:style-name="P28"><text:a xlink:href="#_Toc89163461" office:target-frame-name="_top" xlink:show="replace"><text:span text:style-name="Hyperlink">2.3</text:span><text:span text:style-name="T29"><text:tab/></text:span><text:span text:style-name="Hyperlink">Using TriaAccessor</text:span><text:tab/>8</text:a></text:p>
          <text:p text:style-name="P30"><text:a xlink:href="#_Toc89163462" office:target-frame-name="_top" xlink:show="replace"><text:span text:style-name="Hyperlink">2.4</text:span><text:span text:style-name="T31"><text:tab/></text:span><text:span text:style-name="Hyperlink">Using CellAccessor</text:span><text:tab/>8</text:a></text:p>
          <text:p text:style-name="P32"><text:a xlink:href="#_Toc89163463" office:target-frame-name="_top" xlink:show="replace"><text:span text:style-name="Hyperlink">2.5</text:span><text:span text:style-name="T33"><text:tab/></text:span><text:span text:style-name="Hyperlink">M</text:span><text:span text:style-name="T34">esh</text:span><text:span text:style-name="Hyperlink"><text:s/>refinement</text:span><text:tab/>8</text:a></text:p>
          <text:p text:style-name="P35"><text:a xlink:href="#_Toc89163464" office:target-frame-name="_top" xlink:show="replace"><text:span text:style-name="Hyperlink">2.5.1</text:span><text:span text:style-name="T36"><text:tab/></text:span><text:span text:style-name="Hyperlink">Adaptive mesh<text:s/></text:span><text:bookmark-start text:name="_Hlt89163552"/><text:bookmark-start text:name="_Hlt89163553"/><text:span text:style-name="Hyperlink">r</text:span><text:bookmark-end text:name="_Hlt89163552"/><text:bookmark-end text:name="_Hlt89163553"/><text:span text:style-name="Hyperlink">efinement, Oct. 7, 2019</text:span><text:tab/>8</text:a></text:p>
          <text:p text:style-name="P37"><text:a xlink:href="#_Toc89163465" office:target-frame-name="_top" xlink:show="replace"><text:span text:style-name="Hyperlink">2.6</text:span><text:span text:style-name="T38"><text:tab/></text:span><text:span text:style-name="T39">Sh</text:span><text:span text:style-name="Hyperlink">owing the grid</text:span><text:tab/>9</text:a></text:p>
          <text:p text:style-name="P40"><text:a xlink:href="#_Toc89163466" office:target-frame-name="_top" xlink:show="replace"><text:span text:style-name="Hyperlink">3</text:span><text:span text:style-name="T41"><text:tab/></text:span><text:span text:style-name="Hyperlink">F</text:span><text:span text:style-name="T42">unction</text:span><text:span text:style-name="Hyperlink"><text:s/>space</text:span><text:tab/>9</text:a></text:p>
          <text:p text:style-name="P43"><text:a xlink:href="#_Toc89163467" office:target-frame-name="_top" xlink:show="replace"><text:span text:style-name="Hyperlink">3.1</text:span><text:span text:style-name="T44"><text:tab/></text:span><text:span text:style-name="Hyperlink">hp::FECollection</text:span><text:tab/>9</text:a></text:p>
          <text:p text:style-name="P45"><text:a xlink:href="#_Toc89163468" office:target-frame-name="_top" xlink:show="replace"><text:span text:style-name="Hyperlink">3.2</text:span><text:span text:style-name="T46"><text:tab/></text:span><text:span text:style-name="Hyperlink">hp::FEValues</text:span><text:tab/>9</text:a></text:p>
          <text:p text:style-name="P47"><text:a xlink:href="#_Toc89163469" office:target-frame-name="_top" xlink:show="replace"><text:span text:style-name="Hyperlink">3.3</text:span><text:span text:style-name="T48"><text:tab/></text:span><text:span text:style-name="Hyperlink">fe::FEValues</text:span><text:tab/>9</text:a></text:p>
          <text:p text:style-name="P49"><text:a xlink:href="#_Toc89163470" office:target-frame-name="_top" xlink:show="replace"><text:span text:style-name="Hyperlink">3.3.1</text:span><text:span text:style-name="T50"><text:tab/></text:span><text:span text:style-name="Hyperlink">fe:: FEValuesBase</text:span><text:tab/>10</text:a></text:p>
          <text:p text:style-name="P51"><text:a xlink:href="#_Toc89163471" office:target-frame-name="_top" xlink:show="replace"><text:span text:style-name="Hyperlink">3.3.2</text:span><text:span text:style-name="T52"><text:tab/></text:span><text:span text:style-name="Hyperlink">Settings on the support points</text:span><text:tab/>10</text:a></text:p>
          <text:p text:style-name="P53"><text:a xlink:href="#_Toc89163472" office:target-frame-name="_top" xlink:show="replace"><text:span text:style-name="Hyperlink">3.4</text:span><text:span text:style-name="T54"><text:tab/></text:span><text:span text:style-name="Hyperlink">FiniteElementRelatedData</text:span><text:tab/>10</text:a></text:p>
          <text:p text:style-name="P55"><text:a xlink:href="#_Toc89163473" office:target-frame-name="_top" xlink:show="replace"><text:span text:style-name="Hyperlink">3.5</text:span><text:span text:style-name="T56"><text:tab/></text:span><text:span text:style-name="Hyperlink">Polynomial class, Feb. 14, 2019</text:span><text:tab/>10</text:a></text:p>
          <text:p text:style-name="P57"><text:a xlink:href="#_Toc89163474" office:target-frame-name="_top" xlink:show="replace"><text:span text:style-name="Hyperlink">4</text:span><text:span text:style-name="T58"><text:tab/></text:span><text:span text:style-name="Hyperlink">DofHandler</text:span><text:tab/>11</text:a></text:p>
          <text:p text:style-name="P59"><text:a xlink:href="#_Toc89163475" office:target-frame-name="_top" xlink:show="replace"><text:span text:style-name="Hyperlink">4.1</text:span><text:span text:style-name="T60"><text:tab/></text:span><text:span text:style-name="Hyperlink">DoFRenumbering</text:span><text:tab/>11</text:a></text:p>
          <text:p text:style-name="P61"><text:a xlink:href="#_Toc89163476" office:target-frame-name="_top" xlink:show="replace"><text:span text:style-name="Hyperlink">4.2</text:span><text:span text:style-name="T62"><text:tab/></text:span><text:span text:style-name="Hyperlink">DoFs information, Dec. 1, 2018</text:span><text:tab/>11</text:a></text:p>
          <text:p text:style-name="P63"><text:a xlink:href="#_Toc89163477" office:target-frame-name="_top" xlink:show="replace"><text:span text:style-name="Hyperlink">4.3</text:span><text:span text:style-name="T64"><text:tab/></text:span><text:span text:style-name="Hyperlink">hp version</text:span><text:tab/>12</text:a></text:p>
          <text:p text:style-name="P65"><text:a xlink:href="#_Toc89163478" office:target-frame-name="_top" xlink:show="replace"><text:span text:style-name="Hyperlink">5</text:span><text:span text:style-name="T66"><text:tab/></text:span><text:span text:style-name="Hyperlink">Assembling</text:span><text:tab/>12</text:a></text:p>
          <text:p text:style-name="P67"><text:a xlink:href="#_Toc89163479" office:target-frame-name="_top" xlink:show="replace"><text:span text:style-name="Hyperlink">5.1</text:span><text:span text:style-name="T68"><text:tab/></text:span><text:span text:style-name="Hyperlink">1D</text:span><text:tab/>12</text:a></text:p>
          <text:p text:style-name="P69"><text:a xlink:href="#_Toc89163480" office:target-frame-name="_top" xlink:show="replace"><text:span text:style-name="Hyperlink">5.2</text:span><text:span text:style-name="T70"><text:tab/></text:span><text:span text:style-name="Hyperlink">BlockSparseMatrix, Feb. 14, 2019</text:span><text:tab/>13</text:a></text:p>
          <text:p text:style-name="P71"><text:a xlink:href="#_Toc89163481" office:target-frame-name="_top" xlink:show="replace"><text:span text:style-name="Hyperlink">5.2.1</text:span><text:span text:style-name="T72"><text:tab/></text:span><text:span text:style-name="T73">Object of class N6dealii15SparsityPatternE is still used by 1 other objects.</text:span><text:tab/>13</text:a></text:p>
          <text:p text:style-name="P74"><text:a xlink:href="#_Toc89163482" office:target-frame-name="_top" xlink:show="replace"><text:span text:style-name="Hyperlink">6</text:span><text:span text:style-name="T75"><text:tab/></text:span><text:span text:style-name="Hyperlink">Solving</text:span><text:tab/>13</text:a></text:p>
          <text:p text:style-name="P76"><text:a xlink:href="#_Toc89163483" office:target-frame-name="_top" xlink:show="replace"><text:span text:style-name="Hyperlink">6.1</text:span><text:span text:style-name="T77"><text:tab/></text:span><text:span text:style-name="Hyperlink">Requirements on the solver</text:span><text:tab/>13</text:a></text:p>
          <text:p text:style-name="P78"><text:a xlink:href="#_Toc89163484" office:target-frame-name="_top" xlink:show="replace"><text:span text:style-name="Hyperlink">7</text:span><text:span text:style-name="T79"><text:tab/></text:span><text:span text:style-name="Hyperlink">Computing the error</text:span><text:tab/>13</text:a></text:p>
          <text:p text:style-name="P80"><text:a xlink:href="#_Toc89163485" office:target-frame-name="_top" xlink:show="replace"><text:span text:style-name="Hyperlink">7.1</text:span><text:span text:style-name="T81"><text:tab/></text:span><text:span text:style-name="Hyperlink">Step 1 integrate_difference</text:span><text:tab/>13</text:a></text:p>
          <text:p text:style-name="P82"><text:a xlink:href="#_Toc89163486" office:target-frame-name="_top" xlink:show="replace"><text:span text:style-name="Hyperlink">7.2</text:span><text:span text:style-name="T83"><text:tab/></text:span><text:span text:style-name="Hyperlink">Step 2 do_integrate_difference()</text:span><text:tab/>13</text:a></text:p>
          <text:p text:style-name="P84"><text:a xlink:href="#_Toc89163487" office:target-frame-name="_top" xlink:show="replace"><text:span text:style-name="Hyperlink">7.2.1</text:span><text:span text:style-name="T85"><text:tab/></text:span><text:span text:style-name="T86">n_</text:span><text:span text:style-name="Hyperlink">components</text:span><text:tab/>14</text:a></text:p>
          <text:p text:style-name="P87"><text:a xlink:href="#_Toc89163488" office:target-frame-name="_top" xlink:show="replace"><text:span text:style-name="Hyperlink">7.2.2</text:span><text:span text:style-name="T88"><text:tab/></text:span><text:span text:style-name="Hyperlink">get_interpolated_dof_values()</text:span><text:tab/>14</text:a></text:p>
          <text:p text:style-name="P89"><text:a xlink:href="#_Toc89163489" office:target-frame-name="_top" xlink:show="replace"><text:span text:style-name="Hyperlink">7.2.3</text:span><text:span text:style-name="T90"><text:tab/></text:span><text:span text:style-name="Hyperlink">get_function_values()</text:span><text:tab/>14</text:a></text:p>
          <text:p text:style-name="P91"><text:a xlink:href="#_Toc89163490" office:target-frame-name="_top" xlink:show="replace"><text:span text:style-name="Hyperlink">7.3</text:span><text:span text:style-name="T92"><text:tab/></text:span><text:span text:style-name="Hyperlink">Step 3 Integrate_difference_inner, Jan. 7, 19</text:span><text:tab/>15</text:a></text:p>
          <text:p text:style-name="P93"><text:a xlink:href="#_Toc89163491" office:target-frame-name="_top" xlink:show="replace"><text:span text:style-name="Hyperlink">7.4</text:span><text:span text:style-name="T94"><text:tab/></text:span><text:span text:style-name="Hyperlink">Step 4 compute_global_error, Jan. 7, 2019</text:span><text:tab/>16</text:a></text:p>
          <text:p text:style-name="P95"><text:a xlink:href="#_Toc89163492" office:target-frame-name="_top" xlink:show="replace"><text:span text:style-name="Hyperlink">7.5</text:span><text:span text:style-name="T96"><text:tab/></text:span><text:span text:style-name="Hyperlink">Modifying the source code</text:span><text:tab/>16</text:a></text:p>
          <text:p text:style-name="P97"><text:a xlink:href="#_Toc89163493" office:target-frame-name="_top" xlink:show="replace"><text:span text:style-name="Hyperlink">8</text:span><text:span text:style-name="T98"><text:tab/></text:span><text:span text:style-name="Hyperlink">Various classes and functions</text:span><text:tab/>16</text:a></text:p>
          <text:p text:style-name="P99"><text:a xlink:href="#_Toc89163494" office:target-frame-name="_top" xlink:show="replace"><text:span text:style-name="Hyperlink">8.1</text:span><text:span text:style-name="T100"><text:tab/></text:span><text:span text:style-name="Hyperlink">Mapping, P14 top, step-3</text:span><text:tab/>16</text:a></text:p>
          <text:p text:style-name="P101"><text:a xlink:href="#_Toc89163495" office:target-frame-name="_top" xlink:show="replace"><text:span text:style-name="Hyperlink">8.2</text:span><text:span text:style-name="T102"><text:tab/></text:span><text:span text:style-name="Hyperlink">MatrixConstraints</text:span><text:tab/>17</text:a></text:p>
          <text:p text:style-name="P103"><text:a xlink:href="#_Toc89163496" office:target-frame-name="_top" xlink:show="replace"><text:span text:style-name="Hyperlink">8.2.1</text:span><text:span text:style-name="T104"><text:tab/></text:span><text:span text:style-name="Hyperlink">Adjusting components of the constraints, May. 9, 2019</text:span><text:tab/>17</text:a></text:p>
          <text:p text:style-name="P105"><text:a xlink:href="#_Toc89163497" office:target-frame-name="_top" xlink:show="replace"><text:span text:style-name="Hyperlink">8.3</text:span><text:span text:style-name="T106"><text:tab/></text:span><text:span text:style-name="Hyperlink">T</text:span><text:span text:style-name="T107">able</text:span><text:tab/>17</text:a></text:p>
          <text:p text:style-name="P108"><text:a xlink:href="#_Toc89163498" office:target-frame-name="_top" xlink:show="replace"><text:span text:style-name="Hyperlink">8.4</text:span><text:span text:style-name="T109"><text:tab/></text:span><text:span text:style-name="Hyperlink">TableIndices</text:span><text:tab/>17</text:a></text:p>
          <text:p text:style-name="P110"><text:a xlink:href="#_Toc89163499" office:target-frame-name="_top" xlink:show="replace"><text:span text:style-name="Hyperlink">9</text:span><text:span text:style-name="T111"><text:tab/></text:span><text:span text:style-name="Hyperlink">Step-4</text:span><text:tab/>18</text:a></text:p>
          <text:p text:style-name="P112"><text:a xlink:href="#_Toc89163500" office:target-frame-name="_top" xlink:show="replace"><text:span text:style-name="Hyperlink">9.1</text:span><text:span text:style-name="T113"><text:tab/></text:span><text:span text:style-name="Hyperlink">Applying Robin boundary conditions, Jan. 15, 2019</text:span><text:tab/>18</text:a></text:p>
          <text:p text:style-name="P114"><text:a xlink:href="#_Toc89163501" office:target-frame-name="_top" xlink:show="replace"><text:span text:style-name="Hyperlink">9.2</text:span><text:span text:style-name="T115"><text:tab/></text:span><text:span text:style-name="Hyperlink">Output</text:span><text:span text:style-name="T116">ing</text:span><text:span text:style-name="Hyperlink"><text:s/>results</text:span><text:tab/>19</text:a></text:p>
          <text:p text:style-name="P117"><text:a xlink:href="#_Toc89163502" office:target-frame-name="_top" xlink:show="replace"><text:span text:style-name="Hyperlink">9.2.1</text:span><text:span text:style-name="T118"><text:tab/></text:span><text:span text:style-name="Hyperlink">Outputting the gradient from the scalar using DataPostprocessor, 25-9-2017</text:span><text:tab/>19</text:a></text:p>
          <text:p text:style-name="P119"><text:a xlink:href="#_Toc89163503" office:target-frame-name="_top" xlink:show="replace"><text:span text:style-name="Hyperlink">9.2.2</text:span><text:span text:style-name="T120"><text:tab/></text:span><text:span text:style-name="Hyperlink">TimerOutput 8-11-2017</text:span><text:tab/>19</text:a></text:p>
          <text:p text:style-name="P121"><text:a xlink:href="#_Toc89163504" office:target-frame-name="_top" xlink:show="replace"><text:span text:style-name="Hyperlink">9.2.3</text:span><text:span text:style-name="T122"><text:tab/></text:span><text:span text:style-name="Hyperlink">Set the decimal points of wall time output</text:span><text:tab/>19</text:a></text:p>
          <text:p text:style-name="P123"><text:a xlink:href="#_Toc89163505" office:target-frame-name="_top" xlink:show="replace"><text:span text:style-name="Hyperlink">9.2.4</text:span><text:span text:style-name="T124"><text:tab/></text:span><text:span text:style-name="Hyperlink">Set the decimals of output in 'data_out.write_vtk (output)' <text:s/>1-12-2017</text:span><text:tab/>20</text:a></text:p>
          <text:p text:style-name="P125"><text:a xlink:href="#_Toc89163506" office:target-frame-name="_top" xlink:show="replace"><text:span text:style-name="Hyperlink">9.2.5</text:span><text:span text:style-name="T126"><text:tab/></text:span><text:span text:style-name="Hyperlink">change the output format, 8-5-18</text:span><text:tab/>20</text:a></text:p>
          <text:p text:style-name="P127"><text:a xlink:href="#_Toc89163507" office:target-frame-name="_top" xlink:show="replace"><text:span text:style-name="Hyperlink">9.3</text:span><text:span text:style-name="T128"><text:tab/></text:span><text:span text:style-name="Hyperlink">other</text:span><text:tab/>20</text:a></text:p>
          <text:p text:style-name="P129"><text:a xlink:href="#_Toc89163508" office:target-frame-name="_top" xlink:show="replace"><text:span text:style-name="Hyperlink">9.3.1</text:span><text:span text:style-name="T130"><text:tab/></text:span><text:span text:style-name="Hyperlink">Creat</text:span><text:span text:style-name="T131">ing</text:span><text:span text:style-name="Hyperlink"><text:s/>a hessian for ZeroFunction, 2-3-2018</text:span><text:tab/>20</text:a></text:p>
          <text:p text:style-name="P132"><text:a xlink:href="#_Toc89163509" office:target-frame-name="_top" xlink:show="replace"><text:span text:style-name="Hyperlink">9.3.2</text:span><text:span text:style-name="T133"><text:tab/></text:span><text:span text:style-name="Hyperlink">Chang</text:span><text:span text:style-name="T134">ing</text:span><text:span text:style-name="Hyperlink"><text:s/>the build type</text:span><text:tab/>21</text:a></text:p>
          <text:p text:style-name="P135"><text:a xlink:href="#_Toc89163510" office:target-frame-name="_top" xlink:show="replace"><text:span text:style-name="Hyperlink">9.3.3</text:span><text:span text:style-name="T136"><text:tab/></text:span><text:span text:style-name="Hyperlink">Showing the time</text:span><text:tab/>21</text:a></text:p>
          <text:p text:style-name="P137"><text:a xlink:href="#_Toc89163511" office:target-frame-name="_top" xlink:show="replace"><text:span text:style-name="Hyperlink">9.3.4</text:span><text:span text:style-name="T138"><text:tab/></text:span><text:span text:style-name="Hyperlink">Order the solution of the standard FEM without complex number in a sequence and save it in a txt file, 11 Sep. 2018</text:span><text:tab/>21</text:a></text:p>
          <text:p text:style-name="P139"><text:a xlink:href="#_Toc89163512" office:target-frame-name="_top" xlink:show="replace"><text:span text:style-name="Hyperlink">9.3.5</text:span><text:span text:style-name="T140"><text:tab/></text:span><text:span text:style-name="Hyperlink">Solving 2DV equation with non-homogeneous right-hand sides, Dec. 29, 2018</text:span><text:tab/>23</text:a></text:p>
          <text:p text:style-name="P141"><text:a xlink:href="#_Toc89163513" office:target-frame-name="_top" xlink:show="replace"><text:span text:style-name="Hyperlink">9.3.6</text:span><text:span text:style-name="T142"><text:tab/></text:span><text:span text:style-name="Hyperlink">Numbering of dofs of one cell of the 2DV equation in the standard FEM, Dec. 4, 2018</text:span><text:tab/>23</text:a></text:p>
          <text:p text:style-name="P143"><text:a xlink:href="#_Toc89163514" office:target-frame-name="_top" xlink:show="replace"><text:span text:style-name="Hyperlink">9.3.7</text:span><text:span text:style-name="T144"><text:tab/></text:span><text:span text:style-name="Hyperlink">The order of the contribution of every basis function for the 2DV equation, 9-5-18</text:span><text:tab/>24</text:a></text:p>
          <text:p text:style-name="P145"><text:a xlink:href="#_Toc89163515" office:target-frame-name="_top" xlink:show="replace"><text:span text:style-name="Hyperlink">9.3.8</text:span><text:span text:style-name="T146"><text:tab/></text:span><text:span text:style-name="Hyperlink">The sequence of the solution of the 2DV equation using the standard FEM, 4-5-2018</text:span><text:tab/>25</text:a></text:p>
          <text:p text:style-name="P147"><text:a xlink:href="#_Toc89163516" office:target-frame-name="_top" xlink:show="replace"><text:span text:style-name="Hyperlink">9.3.9</text:span><text:span text:style-name="T148"><text:tab/></text:span><text:span text:style-name="Hyperlink">Higher convergence order of the gradient using P3 elements, 26-5-2018</text:span><text:tab/>25</text:a></text:p>
          <text:p text:style-name="P149"><text:a xlink:href="#_Toc89163517" office:target-frame-name="_top" xlink:show="replace"><text:span text:style-name="Hyperlink">9.3.10</text:span><text:span text:style-name="T150"><text:tab/></text:span><text:span text:style-name="Hyperlink">Applying adaptive mesh refinement for the 1D problem, 5-6-2018</text:span><text:tab/>25</text:a></text:p>
          <text:p text:style-name="P151"><text:a xlink:href="#_Toc89163518" office:target-frame-name="_top" xlink:show="replace"><text:span text:style-name="Hyperlink">10</text:span><text:span text:style-name="T152"><text:tab/></text:span><text:span text:style-name="Hyperlink">Step-20 MFEM</text:span><text:tab/>26</text:a></text:p>
          <text:p text:style-name="P153"><text:a xlink:href="#_Toc89163519" office:target-frame-name="_top" xlink:show="replace"><text:span text:style-name="Hyperlink">10.1.1</text:span><text:span text:style-name="T154"><text:tab/></text:span><text:span text:style-name="Hyperlink">Finite element pairs</text:span><text:tab/>26</text:a></text:p>
          <text:p text:style-name="P155"><text:a xlink:href="#_Toc89163520" office:target-frame-name="_top" xlink:show="replace"><text:span text:style-name="Hyperlink">10.1.2</text:span><text:span text:style-name="T156"><text:tab/></text:span><text:span text:style-name="Hyperlink">save values of basis functions at quadrature points into a file, Sep, 2018</text:span><text:tab/>26</text:a></text:p>
          <text:p text:style-name="P157"><text:a xlink:href="#_Toc89163521" office:target-frame-name="_top" xlink:show="replace"><text:span text:style-name="Hyperlink">10.1.3</text:span><text:span text:style-name="T158"><text:tab/></text:span><text:span text:style-name="Hyperlink">Solution at the cell interface, Jan. 7, 2019</text:span><text:tab/>27</text:a></text:p>
          <text:p text:style-name="P159"><text:a xlink:href="#_Toc89163522" office:target-frame-name="_top" xlink:show="replace"><text:span text:style-name="Hyperlink">10.1.4</text:span><text:span text:style-name="T160"><text:tab/></text:span><text:span text:style-name="Hyperlink">sequence of the contribution of each degree of freedom (basis function) in the gathering process for Poisson/diffusion equations, 28-5-2018</text:span><text:tab/>27</text:a></text:p>
          <text:p text:style-name="P161"><text:a xlink:href="#_Toc89163523" office:target-frame-name="_top" xlink:show="replace"><text:span text:style-name="Hyperlink">10.1.5</text:span><text:span text:style-name="T162"><text:tab/></text:span><text:span text:style-name="Hyperlink">Order of degrees of freedom (basis functions) of the system matrix and solution using MFEM for the Poisson/diffusion equations, 8-5-18</text:span><text:tab/>28</text:a></text:p>
          <text:p text:style-name="P163"><text:a xlink:href="#_Toc89163524" office:target-frame-name="_top" xlink:show="replace"><text:span text:style-name="Hyperlink">10.1.6</text:span><text:span text:style-name="T164"><text:tab/></text:span><text:span text:style-name="Hyperlink">adjusting the matrices and rhs to the sequential order using matlab code and save the data into structure, 6 Sep, 2018</text:span><text:tab/>29</text:a></text:p>
          <text:p text:style-name="P165"><text:a xlink:href="#_Toc89163525" office:target-frame-name="_top" xlink:show="replace"><text:span text:style-name="Hyperlink">10.1.7</text:span><text:span text:style-name="T166"><text:tab/></text:span><text:span text:style-name="Hyperlink">Compute H1_seminorm of the gradient for MFEM, 7-11-2017</text:span><text:tab/>30</text:a></text:p>
          <text:p text:style-name="P167"><text:a xlink:href="#_Toc89163526" office:target-frame-name="_top" xlink:show="replace"><text:span text:style-name="Hyperlink">10.1.8</text:span><text:span text:style-name="T168"><text:tab/></text:span><text:span text:style-name="Hyperlink">Numbering of dofs of one cell of the 2DV equation in the mixed FEM, Dec. 4, 2018</text:span><text:tab/>32</text:a></text:p>
          <text:p text:style-name="P169"><text:a xlink:href="#_Toc89163527" office:target-frame-name="_top" xlink:show="replace"><text:span text:style-name="Hyperlink">10.1.9</text:span><text:span text:style-name="T170"><text:tab/></text:span><text:span text:style-name="Hyperlink">Numbering of dofs of ur, ui, pr, pi of one cell, Dec. 3, 2018</text:span><text:tab/>32</text:a></text:p>
          <text:p text:style-name="P171"><text:a xlink:href="#_Toc89163528" office:target-frame-name="_top" xlink:show="replace"><text:span text:style-name="Hyperlink">10.1.10</text:span><text:span text:style-name="T172"><text:tab/></text:span><text:span text:style-name="Hyperlink">Numbering of basis functions of one cell for the 2DV equation, Dec. 3, 2018</text:span><text:tab/>33</text:a></text:p>
          <text:p text:style-name="P173"><text:a xlink:href="#_Toc89163529" office:target-frame-name="_top" xlink:show="replace"><text:span text:style-name="Hyperlink">10.1.11</text:span><text:span text:style-name="T174"><text:tab/></text:span><text:span text:style-name="Hyperlink">Compute and output errors</text:span><text:tab/>33</text:a></text:p>
          <text:p text:style-name="P175"><text:a xlink:href="#_Toc89163530" office:target-frame-name="_top" xlink:show="replace"><text:span text:style-name="Hyperlink">10.1.12</text:span><text:span text:style-name="T176"><text:tab/></text:span><text:span text:style-name="Hyperlink">Apply Robin boundary conditions, Feb. 17, 2019</text:span><text:tab/>33</text:a></text:p>
          <text:p text:style-name="P177"><text:a xlink:href="#_Toc89163531" office:target-frame-name="_top" xlink:show="replace"><text:span text:style-name="Hyperlink">11</text:span><text:span text:style-name="T178"><text:tab/></text:span><text:span text:style-name="Hyperlink">2-D case, standard FEM</text:span><text:tab/>33</text:a></text:p>
          <text:p text:style-name="P179"><text:a xlink:href="#_Toc89163532" office:target-frame-name="_top" xlink:show="replace"><text:span text:style-name="Hyperlink">11.1</text:span><text:span text:style-name="T180"><text:tab/></text:span><text:span text:style-name="Hyperlink">Mesh information</text:span><text:tab/>33</text:a></text:p>
          <text:p text:style-name="P181"><text:a xlink:href="#_Toc89163533" office:target-frame-name="_top" xlink:show="replace"><text:span text:style-name="Hyperlink">11.1.1</text:span><text:span text:style-name="T182"><text:tab/></text:span><text:span text:style-name="Hyperlink">Split</text:span><text:span text:style-name="T183">ting</text:span><text:span text:style-name="Hyperlink"><text:s/>real and imaginary parts, Dec. 2, 2018</text:span><text:tab/>33</text:a></text:p>
          <text:p text:style-name="P184"><text:a xlink:href="#_Toc89163534" office:target-frame-name="_top" xlink:show="replace"><text:span text:style-name="Hyperlink">12</text:span><text:span text:style-name="T185"><text:tab/></text:span><text:span text:style-name="Hyperlink">2-D case, mixed FEM</text:span><text:tab/>34</text:a></text:p>
          <text:p text:style-name="P186"><text:a xlink:href="#_Toc89163535" office:target-frame-name="_top" xlink:show="replace"><text:span text:style-name="Hyperlink">12.1</text:span><text:span text:style-name="T187"><text:tab/></text:span><text:span text:style-name="Hyperlink">2-D Poisson equations</text:span><text:tab/>34</text:a></text:p>
          <text:p text:style-name="P188"><text:a xlink:href="#_Toc89163536" office:target-frame-name="_top" xlink:show="replace"><text:span text:style-name="Hyperlink">12.1.1</text:span><text:span text:style-name="T189"><text:tab/></text:span><text:span text:style-name="Hyperlink">Implementing constraints to solve Poisson equation with or without Neumann boundary conditions, Mar. 7, 2019</text:span><text:tab/>34</text:a></text:p>
          <text:p text:style-name="P190"><text:a xlink:href="#_Toc89163537" office:target-frame-name="_top" xlink:show="replace"><text:span text:style-name="Hyperlink">12.2</text:span><text:span text:style-name="T191"><text:tab/></text:span><text:span text:style-name="Hyperlink">2D Helmholtz equation with complex numbers</text:span><text:tab/>35</text:a></text:p>
          <text:p text:style-name="P192"><text:a xlink:href="#_Toc89163538" office:target-frame-name="_top" xlink:show="replace"><text:span text:style-name="Hyperlink">12.2.1</text:span><text:span text:style-name="T193"><text:tab/></text:span><text:span text:style-name="Hyperlink">Continuous elements, double fe_q, or fe_q with fe_dgq, Mar.5, 2019</text:span><text:tab/>35</text:a></text:p>
          <text:p text:style-name="P194"><text:a xlink:href="#_Toc89163539" office:target-frame-name="_top" xlink:show="replace"><text:span text:style-name="Hyperlink">13</text:span><text:span text:style-name="T195"><text:tab/></text:span><text:span text:style-name="Hyperlink">Tricks and tips</text:span><text:tab/>36</text:a></text:p>
          <text:p text:style-name="P196"><text:a xlink:href="#_Toc89163540" office:target-frame-name="_top" xlink:show="replace"><text:span text:style-name="Hyperlink">13.1</text:span><text:span text:style-name="T197"><text:tab/></text:span><text:span text:style-name="Hyperlink">Call eclipse</text:span><text:tab/>36</text:a></text:p>
          <text:p text:style-name="P198"><text:a xlink:href="#_Toc89163541" office:target-frame-name="_top" xlink:show="replace"><text:span text:style-name="Hyperlink">13.2</text:span><text:span text:style-name="T199"><text:tab/></text:span><text:span text:style-name="Hyperlink">run failed</text:span><text:tab/>36</text:a></text:p>
          <text:p text:style-name="P200"><text:a xlink:href="#_Toc89163542" office:target-frame-name="_top" xlink:show="replace"><text:span text:style-name="Hyperlink">14</text:span><text:span text:style-name="T201"><text:tab/></text:span><text:span text:style-name="Hyperlink">Data postprocess</text:span><text:tab/>36</text:a></text:p>
          <text:p text:style-name="P202"><text:a xlink:href="#_Toc89163543" office:target-frame-name="_top" xlink:show="replace"><text:span text:style-name="Hyperlink">14.1</text:span><text:span text:style-name="T203"><text:tab/></text:span><text:span text:style-name="Hyperlink">Output format</text:span><text:tab/>36</text:a></text:p>
          <text:p text:style-name="P204"><text:a xlink:href="#_Toc89163544" office:target-frame-name="_top" xlink:show="replace"><text:span text:style-name="Hyperlink">14.2</text:span><text:span text:style-name="T205"><text:tab/></text:span><text:span text:style-name="Hyperlink">DataPostprocess class</text:span><text:tab/>36</text:a></text:p>
          <text:p text:style-name="P206"><text:a xlink:href="#_Toc89163545" office:target-frame-name="_top" xlink:show="replace"><text:span text:style-name="Hyperlink">14.2.1</text:span><text:span text:style-name="T207"><text:tab/></text:span><text:span text:style-name="Hyperlink">DataPostprocessorInputs, Mar. 27, 2019</text:span><text:tab/>36</text:a></text:p>
          <text:p text:style-name="P208"><text:a xlink:href="#_Toc89163546" office:target-frame-name="_top" xlink:show="replace"><text:span text:style-name="Hyperlink">14.3</text:span><text:span text:style-name="T209"><text:tab/></text:span><text:span text:style-name="Hyperlink">DataComponentInterpretation</text:span><text:tab/>36</text:a></text:p>
          <text:p text:style-name="P210"><text:a xlink:href="#_Toc89163547" office:target-frame-name="_top" xlink:show="replace"><text:span text:style-name="Hyperlink">14.3.1</text:span><text:span text:style-name="T211"><text:tab/></text:span><text:span text:style-name="Hyperlink">Output the first-order derivatives and solution separately in the mixed FEM, April 1, 2019</text:span><text:tab/>36</text:a></text:p>
          <text:p text:style-name="P212"><text:a xlink:href="#_Toc89163548" office:target-frame-name="_top" xlink:show="replace"><text:span text:style-name="Hyperlink">14.3.2</text:span><text:span text:style-name="T213"><text:tab/></text:span><text:span text:style-name="Hyperlink">How to output the gradient of a scalar solution with write_vtk?</text:span><text:tab/>36</text:a></text:p>
          <text:p text:style-name="P214"><text:a xlink:href="#_Toc89163549" office:target-frame-name="_top" xlink:show="replace"><text:span text:style-name="Hyperlink">14.4</text:span><text:span text:style-name="T215"><text:tab/></text:span><text:span text:style-name="Hyperlink">Output the results at Gauss points</text:span><text:tab/>37</text:a></text:p>
          <text:p text:style-name="P216"><text:a xlink:href="#_Toc89163550" office:target-frame-name="_top" xlink:show="replace"><text:span text:style-name="Hyperlink">15</text:span><text:span text:style-name="T217"><text:tab/></text:span><text:span text:style-name="Hyperlink">Future work</text:span><text:tab/>37</text:a></text:p>
          <text:p text:style-name="P218"><text:a xlink:href="#_Toc89163551" office:target-frame-name="_top" xlink:show="replace"><text:span text:style-name="Hyperlink">15.1.1</text:span><text:span text:style-name="T219"><text:tab/></text:span><text:span text:style-name="Hyperlink">Richardson iteration, Dec. 13, 2018</text:span><text:tab/>37</text:a></text:p>
        </text:index-body>
      </text:table-of-content>
      <text:h text:style-name="Heading1" text:outline-level="1"><text:bookmark-start text:name="_Toc77513268"/><text:bookmark-start text:name="_Toc78309071"/><text:bookmark-start text:name="_Toc80779510"/><text:bookmark-start text:name="__RefHeading__2010_2134843222"/><text:bookmark-start text:name="_Toc77513270"/><text:bookmark-start text:name="_Toc78107305"/><text:bookmark-start text:name="_Toc78117256"/><text:bookmark-start text:name="_Toc78309072"/><text:bookmark-start text:name="_Toc78621069"/><text:bookmark-start text:name="_Toc80779511"/><text:bookmark-start text:name="_Toc81899341"/><text:bookmark-start text:name="_Toc83371623"/><text:bookmark-start text:name="_Toc89163450"/><text:bookmark-end text:name="_Toc77513268"/><text:bookmark-end text:name="_Toc78309071"/><text:bookmark-end text:name="_Toc80779510"/>Instal<text:bookmark-end text:name="__RefHeading__2010_2134843222"/><text:bookmark-end text:name="_Toc77513270"/>lation<text:bookmark-end text:name="_Toc78107305"/><text:bookmark-end text:name="_Toc78117256"/><text:bookmark-end text:name="_Toc78309072"/><text:bookmark-end text:name="_Toc78621069"/><text:bookmark-end text:name="_Toc80779511"/><text:bookmark-end text:name="_Toc81899341"/><text:bookmark-end text:name="_Toc83371623"/><text:bookmark-end text:name="_Toc89163450"/></text:h>
      <text:list text:style-name="LFO21" text:continue-numbering="true">
        <text:list-item>
          <text:p text:style-name="P220">Extract the file</text:p>
        </text:list-item>
      </text:list>
      <text:p text:style-name="Textbody"><text:span text:style-name="T221">tar -xvf dealii-8.5.1.tar</text:span><text:span text:style-name="T222"><text:line-break/></text:span></text:p>
      <text:list text:style-name="LFO22" text:continue-numbering="true">
        <text:list-item>
          <text:p text:style-name="P223">mkdir build<text:span text:style-name="T224">;<text:s/></text:span>cd build</text:p>
        </text:list-item>
      </text:list>
      <text:p text:style-name="Textbody">the location of build can be random</text:p>
      <text:list text:style-name="LFO23" text:continue-numbering="true">
        <text:list-item>
          <text:p text:style-name="P225"><text:span text:style-name="T226">cmake -DCMAKE_INSTALL_PREFIX=/mnt/dutita4/dv/jliu/Localdisk/dealii/ ..</text:span><text:span text:style-name="T227"><text:line-break/></text:span><text:span text:style-name="T228"><text:line-break/></text:span><text:span text:style-name="T229">note that</text:span></text:p>
        </text:list-item>
      </text:list>
      <text:p text:style-name="P230">/mnt/dutita4/dv/jliu/Localdisk/dealii/</text:p>
      <text:p text:style-name="P231">is the path that you want to install to.</text:p>
      <text:p text:style-name="Textbody"><text:a xlink:href="https://github.com/FEniCS/dolfin/blob/master/INSTALL" office:target-frame-name="_top" xlink:show="replace"><text:span text:style-name="T232">https://github.com/FEniCS/dolfin/blob/master/INSTALL</text:span></text:a></text:p>
      <text:list text:style-name="LFO24" text:continue-numbering="true">
        <text:list-item>
          <text:p text:style-name="P233">Then</text:p>
        </text:list-item>
      </text:list>
      <text:p text:style-name="Textbody">make install</text:p>
      <text:p text:style-name="Textbody">make test</text:p>
      <text:p text:style-name="Textbody"><text:a xlink:href="https://www.dealii.org/8.5.0/readme.html" office:target-frame-name="_top" xlink:show="replace">https://www.dealii.org/8.5.0/readme.html</text:a></text:p>
      <text:p text:style-name="Standard"/>
      <text:h text:style-name="Heading1" text:outline-level="1"><text:bookmark-start text:name="_Toc78117260"/><text:bookmark-start text:name="_Toc78309076"/><text:bookmark-start text:name="_Toc78621073"/><text:bookmark-start text:name="_Toc80779515"/><text:bookmark-start text:name="_Toc81899344"/><text:bookmark-start text:name="_Toc83371624"/><text:bookmark-start text:name="__RefHeading__862_2134843222"/><text:bookmark-start text:name="_Toc77513276"/><text:bookmark-start text:name="_Toc78107310"/><text:bookmark-start text:name="_Toc89163451"/>Mesh<text:s/><text:span text:style-name="T234">in</text:span><text:span text:style-name="T235">formation</text:span><text:bookmark-end text:name="_Toc78117260"/><text:bookmark-end text:name="_Toc78309076"/><text:bookmark-end text:name="_Toc78621073"/><text:bookmark-end text:name="_Toc80779515"/><text:bookmark-end text:name="_Toc81899344"/><text:bookmark-end text:name="_Toc83371624"/><text:bookmark-end text:name="_Toc89163451"/></text:h>
      <text:h text:style-name="Heading2" text:outline-level="2"><text:bookmark-start text:name="_Toc78117261"/><text:bookmark-start text:name="_Toc78309077"/><text:bookmark-start text:name="_Toc78621074"/><text:bookmark-start text:name="_Toc80779516"/><text:bookmark-start text:name="_Toc81899345"/><text:bookmark-start text:name="_Toc83371625"/><text:bookmark-start text:name="_Toc89163452"/>Generating a mesh<text:bookmark-end text:name="_Toc78117261"/><text:bookmark-end text:name="_Toc78309077"/><text:bookmark-end text:name="_Toc78621074"/><text:bookmark-end text:name="_Toc80779516"/><text:bookmark-end text:name="_Toc81899345"/><text:bookmark-end text:name="_Toc83371625"/><text:bookmark-end text:name="_Toc89163452"/></text:h>
      <text:p text:style-name="Textbody">We need to include:</text:p>
      <text:p text:style-name="Textbody">#include &lt;deal.II/grid/grid_generator.h&gt;</text:p>
      <text:p text:style-name="Textbody"/>
      <text:h text:style-name="Heading3" text:outline-level="3"><text:bookmark-start text:name="__RefHeading___Toc9875_3886741948"/><text:bookmark-start text:name="_Toc77513284"/><text:bookmark-start text:name="_Toc78107318"/><text:bookmark-start text:name="_Toc78117262"/><text:bookmark-start text:name="_Toc78309078"/><text:bookmark-start text:name="_Toc78621075"/><text:bookmark-start text:name="_Toc80779517"/><text:bookmark-start text:name="_Toc81899346"/><text:bookmark-start text:name="_Toc83371626"/><text:bookmark-start text:name="_Toc89163453"/>Creating a 2D mesh using vertices, Nov 13, 2019<text:bookmark-end text:name="__RefHeading___Toc9875_3886741948"/><text:bookmark-end text:name="_Toc77513284"/><text:bookmark-end text:name="_Toc78107318"/><text:bookmark-end text:name="_Toc78117262"/><text:bookmark-end text:name="_Toc78309078"/><text:bookmark-end text:name="_Toc78621075"/><text:bookmark-end text:name="_Toc80779517"/><text:bookmark-end text:name="_Toc81899346"/><text:bookmark-end text:name="_Toc83371626"/><text:bookmark-end text:name="_Toc89163453"/></text:h>
      <text:p text:style-name="Textbody">S<text:span text:style-name="T236">ee</text:span><text:s/>step-19 in the version 9.3.0.</text:p>
      <text:h text:style-name="Heading3" text:outline-level="3"><text:bookmark-start text:name="_Toc89163454"/>C<text:span text:style-name="T237">rea</text:span>ting a 1D mesh using vertices<text:bookmark-end text:name="_Toc89163454"/></text:h>
      <text:p text:style-name="Textbody">In comparison with the above 2D code, the<text:s/>difference lies in</text:p>
      <text:p text:style-name="Textbody"><text:s text:c="4"/>for (unsigned int i = 0; i &lt; cells.size(); ++i)</text:p>
      <text:p text:style-name="Textbody"><text:s text:c="4"/>{</text:p>
      <text:p text:style-name="Textbody"><text:s text:c="8"/>cells[i].vertices[0] <text:s text:c="3"/>= cell_vertices[i][0];</text:p>
      <text:p text:style-name="Textbody"><text:s text:c="8"/>cells[i].vertices[1] <text:s text:c="3"/>= cell_vertices[i][1];</text:p>
      <text:p text:style-name="P238">}</text:p>
      <text:p text:style-name="P239"/>
      <text:p text:style-name="P240">This is probably because the data structure of cells[i].vertices is different for 1D and 2D meshes.</text:p>
      <text:p text:style-name="Textbody"/>
      <text:h text:style-name="Heading3" text:outline-level="3"><text:bookmark-start text:name="__RefHeading__8426_554106070"/><text:bookmark-start text:name="_Toc77513438"/><text:bookmark-start text:name="_Toc78107448"/><text:bookmark-start text:name="_Toc78117264"/><text:bookmark-start text:name="_Toc78309080"/><text:bookmark-start text:name="_Toc78621077"/><text:bookmark-start text:name="_Toc80779519"/><text:bookmark-start text:name="_Toc81899347"/><text:bookmark-start text:name="_Toc83371627"/><text:bookmark-start text:name="_Toc89163455"/>Changing boundary indicators,<text:s/><text:span text:style-name="T241">P24 bottom Step-3.</text:span><text:bookmark-end text:name="__RefHeading__8426_554106070"/><text:bookmark-end text:name="_Toc77513438"/><text:bookmark-end text:name="_Toc78107448"/><text:bookmark-end text:name="_Toc78117264"/><text:bookmark-end text:name="_Toc78309080"/><text:bookmark-end text:name="_Toc78621077"/><text:bookmark-end text:name="_Toc80779519"/><text:bookmark-end text:name="_Toc81899347"/><text:bookmark-end text:name="_Toc83371627"/><text:bookmark-end text:name="_Toc89163455"/></text:h>
      <text:list text:style-name="LFO25" text:continue-numbering="true">
        <text:list-item>
          <text:p text:style-name="P242">An alternative way, Mar. 17, 2019</text:p>
        </text:list-item>
      </text:list>
      <text:p text:style-name="P243"><text:bookmark-start text:name="__RefHeading__8453_554106070"/>// <text:s text:c="4"/>triangulation.begin_face()-&gt;set_boundary_id(1); <text:s text:c="12"/>// set the bottom face the Neumann boundary type<text:bookmark-end text:name="__RefHeading__8453_554106070"/></text:p>
      <text:p text:style-name="Textbody"/>
      <text:h text:style-name="Heading2" text:outline-level="2"><text:bookmark-start text:name="_Toc78117265"/><text:bookmark-start text:name="_Toc78309081"/><text:bookmark-start text:name="_Toc78621078"/><text:bookmark-start text:name="_Toc80779520"/><text:bookmark-start text:name="_Toc81899348"/><text:bookmark-start text:name="_Toc83371628"/><text:bookmark-start text:name="_Toc89163456"/>Triangulation information, Oct. 15, 2018<text:bookmark-end text:name="_Toc78117265"/><text:bookmark-end text:name="_Toc78309081"/><text:bookmark-end text:name="_Toc78621078"/><text:bookmark-end text:name="_Toc80779520"/><text:bookmark-end text:name="_Toc81899348"/><text:bookmark-end text:name="_Toc83371628"/><text:bookmark-end text:name="_Toc89163456"/></text:h>
      <text:p text:style-name="Textbody">Using functions inside the class of Triangulation.</text:p>
      <text:p text:style-name="Textbody">// <text:s text:c="12"/>&lt;&lt; triangulation.n_lines()</text:p>
      <text:p text:style-name="Textbody">// <text:s text:c="12"/>&lt;&lt; std::endl</text:p>
      <text:p text:style-name="Textbody">// <text:s text:c="12"/>&lt;&lt; " <text:s text:c="2"/>n_quads(): "</text:p>
      <text:p text:style-name="Textbody">// <text:s text:c="12"/>&lt;&lt; triangulation.n_quads()</text:p>
      <text:p text:style-name="Textbody">// <text:s text:c="12"/>&lt;&lt;<text:s/>std::endl</text:p>
      <text:p text:style-name="Textbody">// <text:s text:c="12"/>&lt;&lt; " <text:s text:c="2"/>n_levels(): "</text:p>
      <text:p text:style-name="Textbody">// <text:s text:c="12"/>&lt;&lt; triangulation.n_levels()</text:p>
      <text:p text:style-name="Textbody">// <text:s text:c="12"/>&lt;&lt; std::endl;</text:p>
      <text:p text:style-name="Textbody"/>
      <text:h text:style-name="Heading3" text:outline-level="3"><text:bookmark-start text:name="__RefHeading___Toc8791_335363483"/><text:bookmark-start text:name="_Toc77513278"/><text:bookmark-start text:name="_Toc78107312"/><text:bookmark-start text:name="_Toc78117266"/><text:bookmark-start text:name="_Toc78309082"/><text:bookmark-start text:name="_Toc78621079"/><text:bookmark-start text:name="_Toc80779521"/><text:bookmark-start text:name="_Toc81899349"/><text:bookmark-start text:name="_Toc83371629"/><text:bookmark-start text:name="_Toc89163457"/>vertex information<text:bookmark-end text:name="__RefHeading___Toc8791_335363483"/><text:bookmark-end text:name="_Toc77513278"/><text:bookmark-end text:name="_Toc78107312"/><text:bookmark-end text:name="_Toc78117266"/><text:bookmark-end text:name="_Toc78309082"/><text:bookmark-end text:name="_Toc78621079"/><text:bookmark-end text:name="_Toc80779521"/><text:bookmark-end text:name="_Toc81899349"/><text:bookmark-end text:name="_Toc83371629"/><text:bookmark-end text:name="_Toc89163457"/></text:h>
      <text:p text:style-name="Textbody"><text:s text:c="6"/>Triangulation&lt;2&gt;::active_vertex_iterator vertex =<text:s/>triangulation.begin_active_vertex();</text:p>
      <text:p text:style-name="Textbody"><text:s text:c="6"/>Triangulation&lt;2&gt;::active_vertex_iterator end_vertex = triangulation.end_vertex();</text:p>
      <text:p text:style-name="Textbody"><text:s text:c="6"/>for (; vertex!=end_vertex; ++vertex)</text:p>
      <text:p text:style-name="Textbody"><text:s text:c="6"/>{</text:p>
      <text:p text:style-name="Textbody"><text:s text:c="10"/>std::cout &lt;&lt; "vertex(" &lt;&lt; vertex &lt;&lt; "): (" &lt;&lt; vertex-&gt;vertex(0) &lt;&lt; ")"<text:s text:c="2"/>&lt;&lt; std::endl;</text:p>
      <text:p text:style-name="Textbody"><text:s text:c="6"/>} <text:s text:c="4"/></text:p>
      <text:p text:style-name="Textbody"/>
      <text:p text:style-name="Textbody">vertex can also be accessed from a cell:</text:p>
      <text:p text:style-name="Textbody">// <text:s text:c="10"/>for (unsigned int vertex=0; vertex &lt; GeometryInfo&lt;dim&gt;::vertices_per_cell; ++vertex)</text:p>
      <text:p text:style-name="Textbody">// <text:s text:c="14"/>{</text:p>
      <text:p text:style-name="Textbody">// <text:s text:c="18"/>std::cout &lt;&lt; cell-&gt;vertex_index(vertex) &lt;&lt; ", ";</text:p>
      <text:p text:style-name="Textbody">// <text:s text:c="14"/>}</text:p>
      <text:p text:style-name="Textbody">// <text:s text:c="10"/>std::cout &lt;&lt; std::endl; <text:s text:c="2"/></text:p>
      <text:p text:style-name="Textbody"/>
      <text:p text:style-name="Textbody">checked on Feb. 21, 2019</text:p>
      <text:p text:style-name="Textbody"/>
      <text:h text:style-name="Heading3" text:outline-level="3"><text:bookmark-start text:name="__RefHeading___Toc8793_335363483"/><text:bookmark-start text:name="_Toc77513280"/><text:bookmark-start text:name="_Toc78107314"/><text:bookmark-start text:name="_Toc78117267"/><text:bookmark-start text:name="_Toc78309083"/><text:bookmark-start text:name="_Toc78621080"/><text:bookmark-start text:name="_Toc80779522"/><text:bookmark-start text:name="_Toc81899350"/><text:bookmark-start text:name="_Toc83371630"/><text:bookmark-start text:name="_Toc89163458"/><text:soft-page-break/>B<text:span text:style-name="T244">oundary</text:span><text:s/>information, Oct. 14, 18<text:bookmark-end text:name="__RefHeading___Toc8793_335363483"/><text:bookmark-end text:name="_Toc77513280"/><text:bookmark-end text:name="_Toc78107314"/><text:bookmark-end text:name="_Toc78117267"/><text:bookmark-end text:name="_Toc78309083"/><text:bookmark-end text:name="_Toc78621080"/><text:bookmark-end text:name="_Toc80779522"/><text:bookmark-end text:name="_Toc81899350"/><text:bookmark-end text:name="_Toc83371630"/><text:bookmark-end text:name="_Toc89163458"/></text:h>
      <text:p text:style-name="Textbody">// <text:s text:c="6"/>Triangulation&lt;2&gt;::active_cell_iterator cell = triangulation.begin_active();</text:p>
      <text:p text:style-name="Textbody">// <text:s text:c="6"/>Triangulation&lt;2&gt;::active_cell_iterator endc = triangulation.end();</text:p>
      <text:p text:style-name="Textbody">print cell indices, vertices and justify if it is at boundaries:</text:p>
      <text:p text:style-name="Textbody">// <text:s text:c="6"/>for (; cell!=endc; ++cell)</text:p>
      <text:p text:style-name="Textbody">// <text:s text:c="6"/>{</text:p>
      <text:p text:style-name="Textbody">// <text:s text:c="10"/>, at boundary: " &lt;&lt; cell-&gt;at_boundary() &lt;&lt; std::endl;</text:p>
      <text:p text:style-name="Textbody">// <text:s text:c="6"/>}</text:p>
      <text:p text:style-name="Textbody"><text:a xlink:href="https://www.dealii.org/8.4.1/doxygen/deal.II/classTriaAccessor.html#aec7b140271415e1b0a1cb15d9c860397" office:target-frame-name="_top" xlink:show="replace">https://www.dealii.org/8.4.1/doxygen/deal.II/classTriaAccessor.html#aec7b140271415e1b0a1cb15d9c860397</text:a></text:p>
      <text:p text:style-name="Textbody">Note: begin_active() is also a function of dof_handler, which gives the same access right to the cell information. <text:s/>Nov. 30, 2018</text:p>
      <text:p text:style-name="Textbody"/>
      <text:p text:style-name="Textbody">active_cell_index() is a function of tria_accessor.h<text:tab/><text:tab/><text:tab/>Dec. 2, 2019</text:p>
      <text:p text:style-name="Textbody">Note that, both classes TriaAccessor and CellAccessor are defined in tria_accessor.h</text:p>
      <text:p text:style-name="Textbody"/>
      <text:list text:style-name="LFO26" text:continue-numbering="true">
        <text:list-item>
          <text:p text:style-name="P245">the vertices of a cell that is located at<text:s/>the boundary, Feb, 2019</text:p>
        </text:list-item>
      </text:list>
      <text:p text:style-name="Textbody"><text:s text:c="8"/>bool cell_is_at_boundary;</text:p>
      <text:p text:style-name="Textbody"><text:s text:c="8"/></text:p>
      <text:p text:style-name="Textbody"><text:s text:c="8"/>for (unsigned int face_n=0; face_n&lt;GeometryInfo&lt;dim&gt;::faces_per_cell;</text:p>
      <text:p text:style-name="Textbody"><text:s text:c="13"/>++face_n)</text:p>
      <text:p text:style-name="Textbody"><text:s text:c="8"/>{</text:p>
      <text:p text:style-name="Textbody"><text:s text:c="10"/>if (cell-&gt;at_boundary(face_n))</text:p>
      <text:p text:style-name="Textbody"><text:s text:c="10"/>{</text:p>
      <text:p text:style-name="Textbody"><text:s text:c="14"/>cell_is_at_boundary=1;</text:p>
      <text:p text:style-name="Textbody"><text:s text:c="14"/>break;</text:p>
      <text:p text:style-name="Textbody"><text:s text:c="10"/>}</text:p>
      <text:p text:style-name="Textbody"><text:s text:c="8"/>}</text:p>
      <text:p text:style-name="Textbody">an implementation found at 'step-20/2D/1 Poisson/1 u = exp/3 double FEQ/2 diri_neum bc/'</text:p>
      <text:p text:style-name="Textbody"/>
      <text:h text:style-name="Heading3" text:outline-level="3"><text:bookmark-start text:name="__RefHeading___Toc8795_335363483"/><text:bookmark-start text:name="_Toc77513281"/><text:bookmark-start text:name="_Toc78107315"/><text:bookmark-start text:name="_Toc78117268"/><text:bookmark-start text:name="_Toc78309084"/><text:bookmark-start text:name="_Toc78621081"/><text:bookmark-start text:name="_Toc80779523"/><text:bookmark-start text:name="_Toc81899351"/><text:bookmark-start text:name="_Toc83371631"/><text:bookmark-start text:name="_Toc89163459"/>face information<text:bookmark-end text:name="__RefHeading___Toc8795_335363483"/><text:bookmark-end text:name="_Toc77513281"/><text:bookmark-end text:name="_Toc78107315"/><text:bookmark-end text:name="_Toc78117268"/><text:bookmark-end text:name="_Toc78309084"/><text:bookmark-end text:name="_Toc78621081"/><text:bookmark-end text:name="_Toc80779523"/><text:bookmark-end text:name="_Toc81899351"/><text:bookmark-end text:name="_Toc83371631"/><text:bookmark-end text:name="_Toc89163459"/></text:h>
      <text:list text:style-name="LFO27" text:continue-numbering="true">
        <text:list-item>
          <text:p text:style-name="P246">face numbers in a cell:</text:p>
        </text:list-item>
      </text:list>
      <text:p text:style-name="Textbody">&lt;GeometryInfo&lt;dim&gt;::faces_per_cell</text:p>
      <text:p text:style-name="Textbody"/>
      <text:soft-page-break/>
      <text:p text:style-name="Textbody"><text:s text:c="4"/>Triangulation&lt;2&gt;::face_iterator initial_face = triangulation.begin_face();</text:p>
      <text:p text:style-name="Textbody"><text:s text:c="6"/>Triangulation&lt;2&gt;::active_face_iterator face = triangulation.begin_active_face(); <text:s text:c="5"/></text:p>
      <text:p text:style-name="Textbody"><text:s text:c="6"/>Triangulation&lt;2&gt;::active_face_iterator endface = triangulation.end_face(); <text:s/></text:p>
      <text:p text:style-name="Textbody"><text:s text:c="5"/><text:s/>for (; initial_face!=endface; ++initial_face) <text:s text:c="16"/>// this iterates from the first coarsest face to the last active face</text:p>
      <text:p text:style-name="Textbody"><text:s text:c="6"/>{ <text:s text:c="5"/></text:p>
      <text:p text:style-name="Textbody"><text:s text:c="12"/>std::cout &lt;&lt; "initial_face_index(): " &lt;&lt; ", vertex(0): (" &lt;&lt; initial_face-&gt;vertex(0) &lt;&lt; "), vertex(1): (" &lt;&lt; initial_face-&gt;vertex(1) &lt;&lt; "), at boundary: " &lt;&lt; initial_face-&gt;at_boundary() &lt;&lt; std::endl; <text:s text:c="4"/>// &lt;&lt; "), vertex(2): (" &lt;&lt; initial_face-&gt;vertex(2) &lt;&lt; "), vertex(3): (" &lt;&lt; initial_face-&gt;vertex(3) &lt;&lt; "), vertex(4): (" &lt;&lt; initial_face-&gt;vertex(4)</text:p>
      <text:p text:style-name="Textbody"><text:s text:c="6"/>}</text:p>
      <text:p text:style-name="Textbody"><text:s text:c="8"/></text:p>
      <text:p text:style-name="Textbody"><text:s text:c="6"/>for (; face!=endface; ++face) <text:s text:c="32"/>// this iterates from the first active face to the last active face</text:p>
      <text:p text:style-name="Textbody"><text:s text:c="6"/>{</text:p>
      <text:p text:style-name="Textbody"><text:s text:c="10"/>std::cout &lt;&lt; "active_face_index(): " &lt;&lt; ", vertex(0): (" &lt;&lt; face-&gt;vertex(0) &lt;&lt; "), vertex(1): (" &lt;&lt; face-&gt;vertex(1) &lt;&lt; "), at boundary: " &lt;&lt; face-&gt;at_boundary() &lt;&lt; std::endl;</text:p>
      <text:p text:style-name="Textbody"><text:s text:c="6"/>} <text:s text:c="3"/></text:p>
      <text:p text:style-name="Textbody"><text:s text:c="12"/></text:p>
      <text:p text:style-name="Textbody">// <text:s text:c="10"/>std::cout &lt;&lt; "GeometryInfo&lt; dim &gt;::face_to_cell_vertices(3,0): " &lt;&lt; GeometryInfo&lt; dim &gt;::face_to_cell_vertices(3,0) &lt;&lt; std::endl; <text:s text:c="11"/></text:p>
      <text:p text:style-name="Textbody">// <text:s text:c="10"/>std::cout &lt;&lt; "GeometryInfo&lt; dim &gt;::face_to_cell_vertices(3,1): " &lt;&lt; GeometryInfo&lt; dim &gt;::face_to_cell_vertices(3,1) &lt;&lt; std::endl; <text:s text:c="12"/></text:p>
      <text:p text:style-name="Textbody">//</text:p>
      <text:p text:style-name="Textbody"/>
      <text:list text:style-name="LFO28" text:continue-numbering="true">
        <text:list-item>
          <text:p text:style-name="P247">dofs on a face, Mar. 3, 2019</text:p>
        </text:list-item>
      </text:list>
      <text:p text:style-name="Textbody">cell-&gt;face(face_n)-&gt;get_dof_indices (local_face_dof_indices);</text:p>
      <text:p text:style-name="Textbody"/>
      <text:p text:style-name="Textbody">this is perhaps because face(int i) allows accessing sub-object, see class cell_accessor.<text:tab/>Mar. 3, 2019</text:p>
      <text:p text:style-name="Textbody"><text:a xlink:href="https://www.dealii.org/archive/dealii/msg01926.html" office:target-frame-name="_top" xlink:show="replace">https://www.dealii.org/archive/dealii/msg01926.html</text:a></text:p>
      <text:p text:style-name="Textbody"/>
      <text:p text:style-name="Textbody">extension:</text:p>
      <text:list text:style-name="LFO29" text:continue-numbering="true">
        <text:list-item>
          <text:p text:style-name="P248">output global face index of a face in a cell, Mar. 7, 2019</text:p>
        </text:list-item>
      </text:list>
      <text:p text:style-name="Textbody">cell-&gt;face_index(face_n)</text:p>
      <text:list text:style-name="LFO29" text:continue-numbering="true">
        <text:list-item>
          <text:p text:style-name="P249"><text:s/>index of a face, April 16, 2021</text:p>
        </text:list-item>
      </text:list>
      <text:p text:style-name="Textbody">face-&gt;index()<text:s/></text:p>
      <text:soft-page-break/>
      <text:p text:style-name="Textbody">c.f. class CellAccessor<text:s/></text:p>
      <text:p text:style-name="Textbody"/>
      <text:h text:style-name="Heading3" text:outline-level="3"><text:bookmark-start text:name="__RefHeading___Toc27528_2131971246"/><text:bookmark-start text:name="_Toc77513283"/><text:bookmark-start text:name="_Toc78107317"/><text:bookmark-start text:name="_Toc78117269"/><text:bookmark-start text:name="_Toc78309085"/><text:bookmark-start text:name="_Toc78621082"/><text:bookmark-start text:name="_Toc80779524"/><text:bookmark-start text:name="_Toc81899352"/><text:bookmark-start text:name="_Toc83371632"/><text:bookmark-start text:name="_Toc89163460"/>quad information<text:bookmark-end text:name="__RefHeading___Toc27528_2131971246"/><text:bookmark-end text:name="_Toc77513283"/><text:bookmark-end text:name="_Toc78107317"/><text:bookmark-end text:name="_Toc78117269"/><text:bookmark-end text:name="_Toc78309085"/><text:bookmark-end text:name="_Toc78621082"/><text:bookmark-end text:name="_Toc80779524"/><text:bookmark-end text:name="_Toc81899352"/><text:bookmark-end text:name="_Toc83371632"/><text:bookmark-end text:name="_Toc89163460"/></text:h>
      <text:list text:style-name="LFO30" text:continue-numbering="true">
        <text:list-item>
          <text:p text:style-name="P250">If a quad is at boundaries, Mar. 5, 2019</text:p>
        </text:list-item>
      </text:list>
      <text:p text:style-name="Textbody">cell-&gt;quad(i)-&gt;at_boundary()</text:p>
      <text:p text:style-name="Textbody">where<text:s/>'cell-&gt;quad(i)' returns a quad iterator of a triangulation.</text:p>
      <text:p text:style-name="Textbody"/>
      <text:p text:style-name="Textbody">We could not obtain the quad index if the object dimension is not larger than 2.</text:p>
      <text:h text:style-name="Heading2" text:outline-level="2"><text:bookmark-start text:name="_Toc81899353"/><text:bookmark-start text:name="_Toc83371633"/><text:bookmark-start text:name="_Toc89163461"/>Using TriaAccessor<text:bookmark-end text:name="_Toc81899353"/><text:bookmark-end text:name="_Toc83371633"/><text:bookmark-end text:name="_Toc89163461"/></text:h>
      <text:p text:style-name="Textbody"/>
      <text:h text:style-name="Heading2" text:outline-level="2"><text:bookmark-start text:name="_Toc81899354"/><text:bookmark-start text:name="_Toc83371634"/><text:bookmark-start text:name="_Toc89163462"/>Using CellAccessor<text:bookmark-end text:name="_Toc81899354"/><text:bookmark-end text:name="_Toc83371634"/><text:bookmark-end text:name="_Toc89163462"/></text:h>
      <text:p text:style-name="Textbody"/>
      <text:h text:style-name="Heading2" text:outline-level="2"><text:bookmark-start text:name="_Toc81899355"/><text:bookmark-start text:name="_Toc83371635"/><text:bookmark-start text:name="_Toc89163463"/>M<text:span text:style-name="T251">esh</text:span><text:s/>refinement<text:bookmark-end text:name="_Toc81899355"/><text:bookmark-end text:name="_Toc83371635"/><text:bookmark-end text:name="_Toc89163463"/></text:h>
      <text:h text:style-name="Heading3" text:outline-level="3"><text:bookmark-start text:name="__RefHeading___Toc11377_520895546"/><text:bookmark-start text:name="_Toc77513336"/><text:bookmark-start text:name="_Toc78107364"/><text:bookmark-start text:name="_Toc78117263"/><text:bookmark-start text:name="_Toc78309079"/><text:bookmark-start text:name="_Toc78621076"/><text:bookmark-start text:name="_Toc80779518"/><text:bookmark-start text:name="_Toc81899356"/><text:bookmark-start text:name="_Toc83371636"/><text:bookmark-start text:name="__RefHeading___Toc9877_3886741948"/><text:bookmark-start text:name="_Toc77513285"/><text:bookmark-start text:name="_Toc78107319"/><text:bookmark-start text:name="_Toc78117270"/><text:bookmark-start text:name="_Toc78309086"/><text:bookmark-start text:name="_Toc78621083"/><text:bookmark-start text:name="_Toc80779525"/><text:bookmark-start text:name="_Toc89163464"/>Adaptive mesh refinement, Oct. 7, 2019<text:bookmark-end text:name="__RefHeading___Toc11377_520895546"/><text:bookmark-end text:name="_Toc77513336"/><text:bookmark-end text:name="_Toc78107364"/><text:bookmark-end text:name="_Toc78117263"/><text:bookmark-end text:name="_Toc78309079"/><text:bookmark-end text:name="_Toc78621076"/><text:bookmark-end text:name="_Toc80779518"/><text:bookmark-end text:name="_Toc81899356"/><text:bookmark-end text:name="_Toc83371636"/><text:bookmark-end text:name="_Toc89163464"/></text:h>
      <text:p text:style-name="Textbody">Codes<text:s/>can be found in<text:s/>step-6.</text:p>
      <text:p text:style-name="Textbody">Note the use of constraints.</text:p>
      <text:p text:style-name="Textbody">Like what the theory tells, we need to keep the solution continuous at the boundary of coarse grids and fine grids.</text:p>
      <text:p text:style-name="Textbody"/>
      <text:p text:style-name="Textbody">Note:<text:s/></text:p>
      <text:list text:style-name="LFO64" text:continue-numbering="true">
        <text:list-item>
          <text:p text:style-name="P252">In the function<text:s/>interpolate_boundary_values(),<text:s/>the argument<text:s/><text:a xlink:href="https://www.dealii.org/current/doxygen/deal.II/classFunctions_1_1ZeroFunction.html" office:target-frame-name="_top" xlink:show="replace">Functions::ZeroFunction&lt;dim&gt;</text:a>() is replaced by ExactSolution&lt;dim&gt;().</text:p>
        </text:list-item>
        <text:list-item>
          <text:p text:style-name="P253">The function<text:s/>distribute_local_to_global() strongly require the matching format of the argument.<text:s/>Nov. 30, 2021.</text:p>
        </text:list-item>
      </text:list>
      <text:p text:style-name="Textbody"><text:bookmark-end text:name="__RefHeading___Toc9877_3886741948"/><text:bookmark-end text:name="_Toc77513285"/><text:bookmark-end text:name="_Toc78107319"/><text:bookmark-end text:name="_Toc78117270"/><text:bookmark-end text:name="_Toc78309086"/><text:bookmark-end text:name="_Toc78621083"/><text:bookmark-end text:name="_Toc80779525"/></text:p>
      <text:h text:style-name="Heading3" text:outline-level="3">Practicing AMR from scratch</text:h>
      <text:p text:style-name="Textbody">template &lt;int dim&gt;</text:p>
      <text:p text:style-name="Textbody">void<text:s/>Step4&lt;dim&gt;::my_refine_local(Triangulation&lt;dim&gt; &amp;triangulation)</text:p>
      <text:p text:style-name="Textbody">{</text:p>
      <text:p text:style-name="Textbody"><text:s text:c="2"/>cout &lt;&lt; "Preparing for my local refinement:" &lt;&lt; endl;</text:p>
      <text:p text:style-name="Textbody"><text:s text:c="2"/>{</text:p>
      <text:p text:style-name="Textbody"><text:s text:c="4"/>std::map&lt;unsigned int, unsigned int&gt; boundary_count;</text:p>
      <text:p text:style-name="Textbody"><text:s text:c="4"/>typename Triangulation&lt;dim&gt;::active_cell_iterator</text:p>
      <text:soft-page-break/>
      <text:p text:style-name="Textbody"><text:s text:c="4"/>cell = triangulation.begin_active(),</text:p>
      <text:p text:style-name="Textbody"><text:s text:c="4"/>endc = triangulation.end();</text:p>
      <text:p text:style-name="Textbody"><text:s text:c="4"/></text:p>
      <text:p text:style-name="Textbody"><text:s text:c="4"/>for (; cell!=endc; ++cell) <text:s text:c="65"/></text:p>
      <text:p text:style-name="Textbody"><text:s text:c="6"/>{ <text:s text:c="7"/></text:p>
      <text:p text:style-name="Textbody"><text:s text:c="8"/>if(cell-&gt;active_cell_index()%2 == 0)</text:p>
      <text:p text:style-name="Textbody"><text:s text:c="8"/>{</text:p>
      <text:p text:style-name="Textbody"><text:s text:c="12"/>cell-&gt;clear_coarsen_flag();</text:p>
      <text:p text:style-name="Textbody"><text:s text:c="12"/>cell-&gt;set_refine_flag();<text:tab/><text:tab/><text:tab/><text:span text:style-name="T254">// we can further use “</text:span>cell-&gt;refine_flag_set()<text:span text:style-name="T255">” to check if the flag of a cell is set</text:span><text:s text:c="12"/></text:p>
      <text:p text:style-name="Textbody"><text:s text:c="8"/>}</text:p>
      <text:p text:style-name="Textbody"><text:s text:c="6"/>}</text:p>
      <text:p text:style-name="Textbody"><text:s text:c="2"/>}</text:p>
      <text:p text:style-name="Textbody"><text:s text:c="2"/>triangulation.execute_coarsening_and_refinement();</text:p>
      <text:p text:style-name="Textbody"><text:s text:c="2"/>}</text:p>
      <text:p text:style-name="Textbody"/>
      <text:h text:style-name="Heading2" text:outline-level="2"><text:bookmark-start text:name="_Toc78117271"/><text:bookmark-start text:name="_Toc78309087"/><text:bookmark-start text:name="_Toc78621084"/><text:bookmark-start text:name="_Toc80779526"/><text:bookmark-start text:name="_Toc81899357"/><text:bookmark-start text:name="_Toc83371637"/><text:bookmark-start text:name="_Toc89163465"/><text:span text:style-name="T256">Sh</text:span>owing the grid<text:bookmark-end text:name="_Toc78117271"/><text:bookmark-end text:name="_Toc78309087"/><text:bookmark-end text:name="_Toc78621084"/><text:bookmark-end text:name="_Toc80779526"/><text:bookmark-end text:name="_Toc81899357"/><text:bookmark-end text:name="_Toc83371637"/><text:bookmark-end text:name="_Toc89163465"/></text:h>
      <text:p text:style-name="Standard">okular grid-1.eps<text:tab/>show the grid.</text:p>
      <text:p text:style-name="Textbody"/>
      <text:h text:style-name="Heading1" text:outline-level="1"><text:bookmark-start text:name="_Toc78117272"/><text:bookmark-start text:name="_Toc78309088"/><text:bookmark-start text:name="_Toc78621085"/><text:bookmark-start text:name="_Toc80779527"/><text:bookmark-start text:name="_Toc81899358"/><text:bookmark-start text:name="_Toc83371638"/><text:bookmark-start text:name="_Toc89163466"/>F<text:span text:style-name="T257">unction</text:span><text:s/>space<text:bookmark-end text:name="_Toc78117272"/><text:bookmark-end text:name="_Toc78309088"/><text:bookmark-end text:name="_Toc78621085"/><text:bookmark-end text:name="_Toc80779527"/><text:bookmark-end text:name="_Toc81899358"/><text:bookmark-end text:name="_Toc83371638"/><text:bookmark-end text:name="_Toc89163466"/></text:h>
      <text:h text:style-name="Heading2" text:outline-level="2"><text:bookmark-start text:name="_Toc80779528"/><text:bookmark-start text:name="_Toc81899359"/><text:bookmark-start text:name="_Toc83371639"/><text:bookmark-start text:name="_Toc89163467"/>hp::FECollection<text:bookmark-end text:name="_Toc80779528"/><text:bookmark-end text:name="_Toc81899359"/><text:bookmark-end text:name="_Toc83371639"/><text:bookmark-end text:name="_Toc89163467"/></text:h>
      <text:p text:style-name="Textbody">Location:</text:p>
      <text:p text:style-name="Textbody">include/deal.II/hp/fe_collection_from_source.h</text:p>
      <text:p text:style-name="Textbody">It appears in the constructor and the function setup().</text:p>
      <text:p text:style-name="Textbody"/>
      <text:h text:style-name="Heading2" text:outline-level="2"><text:bookmark-start text:name="_Toc80779529"/><text:bookmark-start text:name="_Toc81899360"/><text:bookmark-start text:name="_Toc83371640"/><text:bookmark-start text:name="_Toc89163468"/>hp::FEValues<text:bookmark-end text:name="_Toc80779529"/><text:bookmark-end text:name="_Toc81899360"/><text:bookmark-end text:name="_Toc83371640"/><text:bookmark-end text:name="_Toc89163468"/></text:h>
      <text:p text:style-name="Textbody">Location:</text:p>
      <text:p text:style-name="Textbody">include/deal.II/hp/fe_values_from_source.h</text:p>
      <text:p text:style-name="Textbody"/>
      <text:p text:style-name="Textbody">It appears in the function solve() and computing_the_error().</text:p>
      <text:p text:style-name="Textbody">In the function reinit(), it further calls the functions in the classes fe::FEValues and fe::FEValuesBase.</text:p>
      <text:p text:style-name="Textbody"/>
      <text:h text:style-name="Heading2" text:outline-level="2"><text:bookmark-start text:name="_Toc80779530"/><text:bookmark-start text:name="_Toc81899361"/><text:bookmark-start text:name="_Toc83371641"/><text:bookmark-start text:name="_Toc89163469"/><text:soft-page-break/>fe::FEValues<text:bookmark-end text:name="_Toc80779530"/><text:bookmark-end text:name="_Toc81899361"/><text:bookmark-end text:name="_Toc83371641"/><text:bookmark-end text:name="_Toc89163469"/></text:h>
      <text:p text:style-name="Textbody">Location:</text:p>
      <text:p text:style-name="Textbody">include/deal.II/fe/fe_values_from_source.h</text:p>
      <text:p text:style-name="Textbody"/>
      <text:p text:style-name="Textbody">It appears in the function assemble_system(), solve(), and computing_the_error().</text:p>
      <text:p text:style-name="Textbody"/>
      <text:h text:style-name="Heading3" text:outline-level="3"><text:bookmark-start text:name="_Toc81899362"/><text:bookmark-start text:name="_Toc83371642"/><text:bookmark-start text:name="_Toc89163470"/>fe:: FEValuesBase<text:bookmark-end text:name="_Toc81899362"/><text:bookmark-end text:name="_Toc83371642"/><text:bookmark-end text:name="_Toc89163470"/></text:h>
      <text:p text:style-name="Textbody">The base class is<text:bookmark-start text:name="_Toc78621100"/><text:bookmark-start text:name="_Toc80779545"/><text:s/>FEValuesBase<text:bookmark-end text:name="_Toc78621100"/><text:bookmark-end text:name="_Toc80779545"/>, which is declared on line ~2086 in the file fe_values.h and defined on<text:s/>line ~3131 in fe_values_from_source.h.</text:p>
      <text:p text:style-name="Textbody"/>
      <text:h text:style-name="Heading3" text:outline-level="3"><text:bookmark-start text:name="_Toc81899363"/><text:bookmark-start text:name="_Toc83371643"/><text:bookmark-start text:name="_Toc89163471"/>Settings on the support points<text:bookmark-start text:name="__RefHeading___Toc21605_1918475198"/><text:bookmark-start text:name="_Toc77513288"/><text:bookmark-start text:name="_Toc78107322"/><text:bookmark-end text:name="_Toc81899363"/><text:bookmark-end text:name="_Toc83371643"/><text:bookmark-end text:name="_Toc89163471"/></text:h>
      <text:list text:style-name="LFO31" text:continue-numbering="true">
        <text:list-item>
          <text:p text:style-name="P258"><text:bookmark-start text:name="_Toc78117275"/><text:bookmark-start text:name="_Toc78309091"/><text:bookmark-start text:name="_Toc78621088"/><text:bookmark-start text:name="_Toc80779533"/>Equidistant support nodes, Dec. 12, 2018<text:bookmark-end text:name="__RefHeading___Toc21605_1918475198"/><text:bookmark-end text:name="_Toc77513288"/><text:bookmark-end text:name="_Toc78107322"/><text:bookmark-end text:name="_Toc78117275"/><text:bookmark-end text:name="_Toc78309091"/><text:bookmark-end text:name="_Toc78621088"/><text:bookmark-end text:name="_Toc80779533"/></text:p>
        </text:list-item>
      </text:list>
      <text:p text:style-name="Textbody">fe (QIterated&lt;1&gt;(QTrapez&lt;1&gt;(),degree))</text:p>
      <text:p text:style-name="Textbody"><text:a xlink:href="https://www.dealii.org/9.0.0/doxygen/deal.II/classFE__Q.html" office:target-frame-name="_top" xlink:show="replace">https://www.dealii.org/9.0.0/doxygen/deal.II/classFE__Q.html</text:a></text:p>
      <text:list text:style-name="LFO32" text:continue-numbering="true">
        <text:list-item>
          <text:p text:style-name="P259"><text:bookmark-start text:name="__RefHeading___Toc46536_1781278656"/><text:bookmark-start text:name="_Toc77513289"/><text:bookmark-start text:name="_Toc78107323"/><text:bookmark-start text:name="_Toc78117276"/><text:bookmark-start text:name="_Toc78309092"/><text:bookmark-start text:name="_Toc78621089"/><text:bookmark-start text:name="_Toc80779534"/>Equidistant support points for FE_DGQ, Feb. 13, 2019<text:bookmark-end text:name="__RefHeading___Toc46536_1781278656"/><text:bookmark-end text:name="_Toc77513289"/><text:bookmark-end text:name="_Toc78107323"/><text:bookmark-end text:name="_Toc78117276"/><text:bookmark-end text:name="_Toc78309092"/><text:bookmark-end text:name="_Toc78621089"/><text:bookmark-end text:name="_Toc80779534"/></text:p>
        </text:list-item>
      </text:list>
      <text:p text:style-name="ListParagraph"/>
      <text:list text:style-name="LFO33" text:continue-numbering="true">
        <text:list-item>
          <text:p text:style-name="P260">Copy fe_dgq.cc in /dealii-8.5.1/source/fe/ to /deal.ii/include/deal.II/fe/</text:p>
        </text:list-item>
        <text:list-item>
          <text:p text:style-name="P261">rename it to fe_dgq1.h, and only retain the parts related to function FE_DGQ(n)</text:p>
        </text:list-item>
        <text:list-item>
          <text:p text:style-name="P262">do the following change to obtain equidistant support points</text:p>
        </text:list-item>
      </text:list>
      <text:p text:style-name="Textbody">namespace</text:p>
      <text:p text:style-name="Textbody">{</text:p>
      <text:p text:style-name="Textbody"><text:s text:c="2"/>std::vector&lt;Point&lt;1&gt; &gt;</text:p>
      <text:p text:style-name="Textbody"><text:s text:c="2"/>get_QGaussLobatto_points (const unsigned int degree)</text:p>
      <text:p text:style-name="Textbody"><text:s text:c="2"/>{</text:p>
      <text:p text:style-name="Textbody"><text:s text:c="4"/>if (degree &gt; 0)</text:p>
      <text:p text:style-name="Textbody"><text:s text:c="6"/>return QIterated&lt;1&gt;(QTrapez&lt;1&gt;(),degree).get_points();</text:p>
      <text:p text:style-name="Textbody"><text:s text:c="4"/>else</text:p>
      <text:p text:style-name="Textbody"><text:s text:c="6"/>return std::vector&lt;Point&lt;1&gt; &gt;(1, Point&lt;1&gt;(0.5));</text:p>
      <text:p text:style-name="Textbody"><text:s text:c="2"/>}</text:p>
      <text:p text:style-name="Textbody">}</text:p>
      <text:p text:style-name="Textbody"/>
      <text:p text:style-name="Textbody">One possible explanation of this method is the function in the newly added head file overrides that valid after<text:s/><text:span text:style-name="T263">the<text:s/></text:span>installation.</text:p>
      <text:h text:style-name="Heading2" text:outline-level="2"><text:bookmark-start text:name="_Toc81899364"/><text:bookmark-start text:name="_Toc83371644"/><text:bookmark-start text:name="_Toc89163472"/><text:soft-page-break/>FiniteElementRelatedData<text:bookmark-end text:name="_Toc81899364"/><text:bookmark-end text:name="_Toc83371644"/><text:bookmark-end text:name="_Toc89163472"/></text:h>
      <text:p text:style-name="Textbody">Location:</text:p>
      <text:p text:style-name="Textbody">include/deal.II/fe/fe_update_flags.h</text:p>
      <text:h text:style-name="Heading2" text:outline-level="2"><text:bookmark-start text:name="__RefHeading___Toc46542_1781278656"/><text:bookmark-start text:name="_Toc77513314"/><text:bookmark-start text:name="_Toc78107350"/><text:bookmark-start text:name="_Toc78117281"/><text:bookmark-start text:name="_Toc78309097"/><text:bookmark-start text:name="_Toc78621094"/><text:bookmark-start text:name="_Toc80779539"/><text:bookmark-start text:name="_Toc81899369"/><text:bookmark-start text:name="_Toc83371645"/><text:bookmark-start text:name="_Toc89163473"/>Polynomial class, Feb. 14, 2019<text:bookmark-end text:name="__RefHeading___Toc46542_1781278656"/><text:bookmark-end text:name="_Toc77513314"/><text:bookmark-end text:name="_Toc78107350"/><text:bookmark-end text:name="_Toc78117281"/><text:bookmark-end text:name="_Toc78309097"/><text:bookmark-end text:name="_Toc78621094"/><text:bookmark-end text:name="_Toc80779539"/><text:bookmark-end text:name="_Toc81899369"/><text:bookmark-end text:name="_Toc83371645"/><text:bookmark-end text:name="_Toc89163473"/></text:h>
      <text:p text:style-name="Standard"/>
      <text:p text:style-name="Standard">// #include &lt;deal.II/base/polynomial.h&gt; <text:s text:c="19"/>// Feb. 12, 2019</text:p>
      <text:p text:style-name="Standard"/>
      <text:p text:style-name="Standard">// <text:s text:c="4"/>std::vector&lt;double&gt; vector_sample = {0.2, 0.4, 0.6};</text:p>
      <text:p text:style-name="Standard"/>
      <text:p text:style-name="Standard">// <text:s text:c="4"/>Polynomial&lt;double&gt; polynomial_sample; <text:s/></text:p>
      <text:p text:style-name="Standard">// <text:s text:c="4"/>std::vector&lt;Polynomial&lt;double&gt;&gt; <text:s/>polynomial_vector_sample;</text:p>
      <text:p text:style-name="Standard"/>
      <text:p text:style-name="Standard">//<text:s/><text:tab/>polynomial_sample(vector_sample),</text:p>
      <text:p text:style-name="Standard">//<text:s/><text:tab/>polynomial_vector_sample(polynomial_sample),</text:p>
      <text:p text:style-name="Standard"/>
      <text:p text:style-name="Standard">// <text:s text:c="4"/>std::cout &lt;&lt; " <text:s text:c="3"/>polynomial_sample: " &lt;&lt; std::endl; <text:s text:c="18"/>// <text:s/>&lt;&lt; polynomial_sample.value(0)</text:p>
      <text:p text:style-name="Standard">// <text:s text:c="4"/>polynomial_sample.print(std::cout);</text:p>
      <text:p text:style-name="Standard">// <text:s text:c="4"/>std::cout &lt;&lt; std::endl;</text:p>
      <text:p text:style-name="Textbody">// <text:s text:c="4"/>FE_DGQ&lt;1&gt; <text:s text:c="2"/>fe_dgq_sample(polynomial_vector_sample);</text:p>
      <text:p text:style-name="Textbody"/>
      <text:h text:style-name="Heading1" text:outline-level="1"><text:bookmark-start text:name="__RefHeading__13074_2134843222"/><text:bookmark-start text:name="_Toc77513291"/><text:bookmark-start text:name="_Toc78107324"/><text:bookmark-start text:name="_Toc78117277"/><text:bookmark-start text:name="_Toc78309093"/><text:bookmark-start text:name="_Toc78621090"/><text:bookmark-start text:name="_Toc80779535"/><text:bookmark-start text:name="_Toc81899365"/><text:bookmark-start text:name="_Toc83371646"/><text:bookmark-start text:name="_Toc89163474"/>DofHandler<text:bookmark-end text:name="__RefHeading__13074_2134843222"/><text:bookmark-end text:name="_Toc77513291"/><text:bookmark-end text:name="_Toc78107324"/><text:bookmark-end text:name="_Toc78117277"/><text:bookmark-end text:name="_Toc78309093"/><text:bookmark-end text:name="_Toc78621090"/><text:bookmark-end text:name="_Toc80779535"/><text:bookmark-end text:name="_Toc81899365"/><text:bookmark-end text:name="_Toc83371646"/><text:bookmark-end text:name="_Toc89163474"/></text:h>
      <text:h text:style-name="Heading2" text:outline-level="2"><text:bookmark-start text:name="__RefHeading___Toc18281_1812936810"/><text:bookmark-start text:name="_Toc77513293"/><text:bookmark-start text:name="_Toc78107326"/><text:bookmark-start text:name="_Toc78117279"/><text:bookmark-start text:name="_Toc78309095"/><text:bookmark-start text:name="_Toc78621092"/><text:bookmark-start text:name="_Toc80779537"/><text:bookmark-start text:name="_Toc81899367"/><text:bookmark-start text:name="_Toc83371647"/><text:bookmark-start text:name="_Toc89163475"/>DoFRenumbering<text:bookmark-end text:name="__RefHeading___Toc18281_1812936810"/><text:bookmark-end text:name="_Toc77513293"/><text:bookmark-end text:name="_Toc78107326"/><text:bookmark-end text:name="_Toc78117279"/><text:bookmark-end text:name="_Toc78309095"/><text:bookmark-end text:name="_Toc78621092"/><text:bookmark-end text:name="_Toc80779537"/><text:bookmark-end text:name="_Toc81899367"/><text:bookmark-end text:name="_Toc83371647"/><text:bookmark-end text:name="_Toc89163475"/></text:h>
      <text:list text:style-name="LFO34" text:continue-numbering="true">
        <text:list-item>
          <text:p text:style-name="P264"><text:bookmark-start text:name="__RefHeading___Toc18283_1812936810"/>Cuthill_McKee<text:bookmark-end text:name="__RefHeading___Toc18283_1812936810"/></text:p>
        </text:list-item>
      </text:list>
      <text:p text:style-name="Textbody">renumbering the solution would affect the error, which is not understood yet, Jan. 2, 2019</text:p>
      <text:p text:style-name="Textbody">Using this kind of numbering, the round-off error is slightly smaller. <text:s/>Jan. 13, 19</text:p>
      <text:h text:style-name="Heading2" text:outline-level="2"><text:bookmark-start text:name="__RefHeading___Toc8797_335363483"/><text:bookmark-start text:name="_Toc77513282"/><text:bookmark-start text:name="_Toc78107316"/><text:bookmark-start text:name="_Toc78117280"/><text:bookmark-start text:name="_Toc78309096"/><text:bookmark-start text:name="_Toc78621093"/><text:bookmark-start text:name="_Toc80779538"/><text:bookmark-start text:name="_Toc81899368"/><text:bookmark-start text:name="_Toc83371648"/><text:bookmark-start text:name="_Toc89163476"/>DoFs information, Dec. 1, 2018<text:bookmark-end text:name="__RefHeading___Toc8797_335363483"/><text:bookmark-end text:name="_Toc77513282"/><text:bookmark-end text:name="_Toc78107316"/><text:bookmark-end text:name="_Toc78117280"/><text:bookmark-end text:name="_Toc78309096"/><text:bookmark-end text:name="_Toc78621093"/><text:bookmark-end text:name="_Toc80779538"/><text:bookmark-end text:name="_Toc81899368"/><text:bookmark-end text:name="_Toc83371648"/><text:bookmark-end text:name="_Toc89163476"/></text:h>
      <text:p text:style-name="Textbody">Number of dofs can be found at class FE_Q, which is also included in this tutorial.</text:p>
      <text:list text:style-name="LFO35" text:continue-numbering="true">
        <text:list-item>
          <text:p text:style-name="P265">Coordinates of dofs, Jan. 7, 2019</text:p>
        </text:list-item>
      </text:list>
      <text:p text:style-name="Textbody"><text:s text:c="4"/>MappingQ&lt;1&gt; mapping(degree); <text:s text:c="11"/></text:p>
      <text:p text:style-name="Textbody">//https://www.dealii.org/9.0.0/doxygen/deal.II/step_10.html</text:p>
      <text:p text:style-name="Textbody"/>
      <text:p text:style-name="Textbody"><text:s text:c="4"/>std::vector&lt;Point&lt;dim&gt; &gt; support_points(dof_handler.n_dofs());</text:p>
      <text:p text:style-name="Textbody"><text:s text:c="4"/>DoFTools::map_dofs_to_support_points(mapping, dof_handler, support_points);</text:p>
      <text:p text:style-name="Textbody"><text:s text:c="3"/><text:s/><text:a xlink:href="https://www.dealii.org/8.5.1/doxygen/deal.II/namespaceDoFTools.html#a10af6ba7adc43214e7b9f6815588f2aa" office:target-frame-name="_top" xlink:show="replace">https://www.dealii.org/8.5.1/doxygen/deal.II/namespaceDoFTools.html#a10af6ba7adc43214e7b9f6815588f2aa</text:a></text:p>
      <text:p text:style-name="Textbody"><text:a xlink:href="https://www.dealii.org/archive/dealii/msg05412.html" office:target-frame-name="_top" xlink:show="replace">https://www.dealii.org/archive/dealii/msg05412.html</text:a></text:p>
      <text:p text:style-name="Textbody"/>
      <text:p text:style-name="Textbody">An improved version: Feb. 22, 2019</text:p>
      <text:p text:style-name="Textbody"><text:s text:c="4"/>std::cout &lt;&lt; " <text:s text:c="3"/>fe.n_dofs_per_vertex(): " &lt;&lt; fe.n_dofs_per_vertex() &lt;&lt; std::endl;</text:p>
      <text:p text:style-name="Textbody"><text:s text:c="4"/>std::cout<text:s/>&lt;&lt; " <text:s text:c="3"/>coords of support nondes in the reference cell: ";</text:p>
      <text:p text:style-name="Textbody"><text:s text:c="4"/>for(unsigned int i = 0; i &lt; fe.get_unit_support_points().size(); ++i)</text:p>
      <text:p text:style-name="Textbody"><text:s text:c="4"/>{</text:p>
      <text:p text:style-name="Textbody"><text:s text:c="8"/>std::cout &lt;&lt; fe.get_unit_support_points()[i] &lt;&lt; " | ";</text:p>
      <text:p text:style-name="Textbody"><text:s text:c="4"/>}</text:p>
      <text:p text:style-name="Textbody"><text:s text:c="4"/>std::cout &lt;&lt; std::endl;</text:p>
      <text:p text:style-name="Textbody"/>
      <text:list text:style-name="LFO36" text:continue-numbering="true">
        <text:list-item>
          <text:p text:style-name="P266">DOF indices attached to each vertex, Dec. 8, 2018</text:p>
        </text:list-item>
      </text:list>
      <text:p text:style-name="Textbody"><text:s text:c="8"/>unsigned int size_dof_index = 2;</text:p>
      <text:p text:style-name="Textbody"><text:s text:c="8"/>std::vector&lt;int&gt; dof_index(size_dof_index); <text:s text:c="7"/></text:p>
      <text:p text:style-name="Textbody"><text:s text:c="8"/>for (unsigned int v=0; v&lt;GeometryInfo&lt;dim&gt;::vertices_per_cell; ++v)</text:p>
      <text:p text:style-name="Textbody"><text:s text:c="8"/>{</text:p>
      <text:p text:style-name="Textbody">// <text:s text:c="12"/>Assert (dof_handler.get_fe().dofs_per_cell ==</text:p>
      <text:p text:style-name="Textbody">// <text:s text:c="20"/>GeometryInfo&lt;dim&gt;::vertices_per_cell,</text:p>
      <text:p text:style-name="Textbody">// <text:s text:c="20"/>ExcNotImplemented());</text:p>
      <text:p text:style-name="Textbody"><text:s text:c="12"/>for (unsigned int i = 0; i &lt; size_dof_index; i++)</text:p>
      <text:p text:style-name="Textbody"><text:s text:c="12"/>{</text:p>
      <text:p text:style-name="Textbody"><text:s text:c="16"/>dof_index[i] = cell-&gt;vertex_dof_index (v,i); <text:s text:c="15"/></text:p>
      <text:p text:style-name="Textbody"><text:s text:c="12"/>}</text:p>
      <text:p text:style-name="Textbody"/>
      <text:p text:style-name="Textbody">// <text:s text:c="12"/>dof_index++;</text:p>
      <text:p text:style-name="Textbody">// <text:s text:c="12"/>std::cout &lt;&lt; " <text:s text:c="3"/>The contents of dof_index are:";</text:p>
      <text:p text:style-name="Textbody">// <text:s text:c="12"/>for (std::vector&lt;int&gt;::iterator it = dof_index.begin(); it != dof_index.end(); ++it)</text:p>
      <text:p text:style-name="Textbody">//<text:s/><text:s text:c="12"/>{</text:p>
      <text:p text:style-name="Textbody">// <text:s text:c="16"/>std::cout &lt;&lt; ' ' &lt;&lt; *it;</text:p>
      <text:p text:style-name="Textbody">// <text:s text:c="12"/>}</text:p>
      <text:p text:style-name="Textbody">// <text:s text:c="12"/>std::cout &lt;&lt; '\n';</text:p>
      <text:p text:style-name="Textbody"><text:s text:c="8"/>}</text:p>
      <text:h text:style-name="Heading2" text:outline-level="2"><text:bookmark-start text:name="_Toc83371649"/><text:bookmark-start text:name="_Toc89163477"/>hp version<text:bookmark-end text:name="_Toc83371649"/><text:bookmark-end text:name="_Toc89163477"/></text:h>
      <text:p text:style-name="Textbody"><text:a xlink:href="https://matplotlib.org/devdocs/gallery/subplots_axes_and_figures/two_scales.html" office:target-frame-name="_top" xlink:show="replace"><text:span text:style-name="Hyperlink">https://matplotlib.org/devdo</text:span><text:span text:style-name="Hyperlink">cs/gallery/subplots_axes_and_figures/two_scales.html</text:span></text:a></text:p>
      <text:p text:style-name="Textbody"/>
      <text:h text:style-name="Heading1" text:outline-level="1"><text:bookmark-start text:name="_Toc78117283"/><text:bookmark-start text:name="_Toc78309099"/><text:bookmark-start text:name="_Toc78621096"/><text:bookmark-start text:name="_Toc80779541"/><text:bookmark-start text:name="_Toc81899371"/><text:bookmark-start text:name="_Toc83371650"/><text:bookmark-start text:name="_Toc89163478"/>Assembling<text:bookmark-end text:name="_Toc78117283"/><text:bookmark-end text:name="_Toc78309099"/><text:bookmark-end text:name="_Toc78621096"/><text:bookmark-end text:name="_Toc80779541"/><text:bookmark-end text:name="_Toc81899371"/><text:bookmark-end text:name="_Toc83371650"/><text:bookmark-end text:name="_Toc89163478"/></text:h>
      <text:h text:style-name="Heading2" text:outline-level="2"><text:bookmark-start text:name="_Toc78107330"/><text:bookmark-start text:name="_Toc78117285"/><text:bookmark-start text:name="_Toc78309101"/><text:bookmark-start text:name="_Toc78621098"/><text:bookmark-start text:name="_Toc80779543"/><text:bookmark-start text:name="_Toc81899373"/><text:bookmark-start text:name="_Toc83371651"/><text:bookmark-start text:name="_Toc89163479"/>1D<text:bookmark-end text:name="_Toc78107330"/><text:bookmark-end text:name="_Toc78117285"/><text:bookmark-end text:name="_Toc78309101"/><text:bookmark-end text:name="_Toc78621098"/><text:bookmark-end text:name="_Toc80779543"/><text:bookmark-end text:name="_Toc81899373"/><text:bookmark-end text:name="_Toc83371651"/><text:bookmark-end text:name="_Toc89163479"/></text:h>
      <text:p text:style-name="Textbody">When defining the face quadrature formula, i.e.</text:p>
      <text:p text:style-name="Textbody">QGauss&lt;dim-1&gt; face_quadrature_formula(fe.degree + 1),</text:p>
      <text:p text:style-name="Textbody">we are not able to use the functions get_points(), get_weights(), etc. However, we can<text:s/>get them through the object fe_face_values.</text:p>
      <text:h text:style-name="Heading2" text:outline-level="2"><text:bookmark-start text:name="__RefHeading___Toc46547_1781278656"/><text:bookmark-start text:name="_Toc77513300"/><text:bookmark-start text:name="_Toc78107336"/><text:bookmark-start text:name="_Toc78117294"/><text:bookmark-start text:name="_Toc78309110"/><text:bookmark-start text:name="_Toc78621108"/><text:bookmark-start text:name="_Toc80779553"/><text:bookmark-start text:name="_Toc81899378"/><text:bookmark-start text:name="_Toc83371652"/><text:bookmark-start text:name="_Toc89163480"/>BlockSparseMatrix, Feb. 14, 2019<text:bookmark-end text:name="__RefHeading___Toc46547_1781278656"/><text:bookmark-end text:name="_Toc77513300"/><text:bookmark-end text:name="_Toc78107336"/><text:bookmark-end text:name="_Toc78117294"/><text:bookmark-end text:name="_Toc78309110"/><text:bookmark-end text:name="_Toc78621108"/><text:bookmark-end text:name="_Toc80779553"/><text:bookmark-end text:name="_Toc81899378"/><text:bookmark-end text:name="_Toc83371652"/><text:bookmark-end text:name="_Toc89163480"/></text:h>
      <text:h text:style-name="P267" text:outline-level="3"><text:bookmark-start text:name="__RefHeading___Toc46549_1781278656"/><text:bookmark-start text:name="_Toc77513301"/><text:bookmark-start text:name="_Toc78107337"/><text:bookmark-start text:name="_Toc78117295"/><text:bookmark-start text:name="_Toc78309111"/><text:bookmark-start text:name="_Toc78621109"/><text:bookmark-start text:name="_Toc80779554"/><text:bookmark-start text:name="_Toc81899379"/><text:bookmark-start text:name="_Toc83371653"/><text:bookmark-start text:name="_Toc89163481"/>Object of class N6dealii15SparsityPatternE is still used by 1 other objects.<text:bookmark-end text:name="__RefHeading___Toc46549_1781278656"/><text:bookmark-end text:name="_Toc77513301"/><text:bookmark-end text:name="_Toc78107337"/><text:bookmark-end text:name="_Toc78117295"/><text:bookmark-end text:name="_Toc78309111"/><text:bookmark-end text:name="_Toc78621109"/><text:bookmark-end text:name="_Toc80779554"/><text:bookmark-end text:name="_Toc81899379"/><text:bookmark-end text:name="_Toc83371653"/><text:bookmark-end text:name="_Toc89163481"/></text:h>
      <text:list text:style-name="LFO37" text:continue-numbering="true">
        <text:list-item>
          <text:p text:style-name="P268">We come across this problem when reusing 'system_matrix' as follows:</text:p>
        </text:list-item>
      </text:list>
      <text:p text:style-name="Textbody"><text:span text:style-name="T269"><text:s text:c="4"/></text:span><text:span text:style-name="T270">system_matrix.reinit (sparsity_pattern);</text:span><text:line-break/>see tep-20/pexp.</text:p>
      <text:list text:style-name="LFO38" text:continue-numbering="true">
        <text:list-item>
          <text:p text:style-name="P271">This problem is solved by calling the clear function of system_matrix as follows:</text:p>
        </text:list-item>
      </text:list>
      <text:p text:style-name="Textbody"><text:s text:c="4"/>system_matrix.clear();</text:p>
      <text:p text:style-name="Textbody">before reinitializing it.</text:p>
      <text:p text:style-name="Textbody"/>
      <text:p text:style-name="Textbody">An incomplete implementation:</text:p>
      <text:list text:style-name="LFO38" text:continue-numbering="true">
        <text:list-item>
          <text:p text:style-name="P272">use the destructor of<text:s/><text:span text:style-name="T273">'system_matrix'</text:span></text:p>
        </text:list-item>
      </text:list>
      <text:p text:style-name="Textbody">system_matrix.~BlockSparseMatrix();</text:p>
      <text:p text:style-name="Textbody"/>
      <text:p text:style-name="Textbody"><text:span text:style-name="T274">For example:</text:span></text:p>
      <text:p text:style-name="P275"><text:s text:c="4"/>compute_errors ();</text:p>
      <text:p text:style-name="P276">// <text:s text:c="4"/>system_matrix.~BlockSparseMatrix();</text:p>
      <text:p text:style-name="P277"><text:s text:c="4"/>compute_errors_quad ();</text:p>
      <text:h text:style-name="Heading1" text:outline-level="1"><text:bookmark-start text:name="_Toc78117296"/><text:bookmark-start text:name="_Toc78309112"/><text:bookmark-start text:name="_Toc78621110"/><text:bookmark-start text:name="_Toc80779555"/><text:bookmark-start text:name="_Toc81899380"/><text:bookmark-start text:name="_Toc83371654"/><text:bookmark-start text:name="_Toc89163482"/>Solving<text:bookmark-end text:name="_Toc78117296"/><text:bookmark-end text:name="_Toc78309112"/><text:bookmark-end text:name="_Toc78621110"/><text:bookmark-end text:name="_Toc80779555"/><text:bookmark-end text:name="_Toc81899380"/><text:bookmark-end text:name="_Toc83371654"/><text:bookmark-end text:name="_Toc89163482"/></text:h>
      <text:h text:style-name="Heading2" text:outline-level="2"><text:bookmark-start text:name="_Toc78117297"/><text:bookmark-start text:name="_Toc78309113"/><text:bookmark-start text:name="_Toc78621111"/><text:bookmark-start text:name="_Toc80779556"/><text:bookmark-start text:name="_Toc81899381"/><text:bookmark-start text:name="_Toc83371655"/><text:bookmark-start text:name="_Toc89163483"/>Requirements on the solver<text:bookmark-end text:name="_Toc78117297"/><text:bookmark-end text:name="_Toc78309113"/><text:bookmark-end text:name="_Toc78621111"/><text:bookmark-end text:name="_Toc80779556"/><text:bookmark-end text:name="_Toc81899381"/><text:bookmark-end text:name="_Toc83371655"/><text:bookmark-end text:name="_Toc89163483"/></text:h>
      <text:p text:style-name="Standard">We cannot use CG because the matrix is not positive definite.</text:p>
      <text:p text:style-name="Standard">We cannot use one of the typical preconditioners like SSOR, Joccobi because it has zero diagonal entries.</text:p>
      <text:p text:style-name="Textbody"/>
      <text:h text:style-name="Heading1" text:outline-level="1"><text:bookmark-start text:name="_Toc78117298"/><text:bookmark-start text:name="_Toc78309114"/><text:bookmark-start text:name="_Toc78621112"/><text:bookmark-start text:name="_Toc80779557"/><text:bookmark-start text:name="_Toc81899382"/><text:bookmark-start text:name="_Toc83371656"/><text:bookmark-start text:name="_Toc89163484"/><text:soft-page-break/>Computing the error<text:bookmark-end text:name="_Toc78117298"/><text:bookmark-end text:name="_Toc78309114"/><text:bookmark-end text:name="_Toc78621112"/><text:bookmark-end text:name="_Toc80779557"/><text:bookmark-end text:name="_Toc81899382"/><text:bookmark-end text:name="_Toc83371656"/><text:bookmark-end text:name="_Toc89163484"/></text:h>
      <text:h text:style-name="Heading2" text:outline-level="2"><text:bookmark-start text:name="__RefHeading___Toc25272_1918475198"/><text:bookmark-start text:name="_Toc77513306"/><text:bookmark-start text:name="_Toc78107342"/><text:bookmark-start text:name="_Toc78117302"/><text:bookmark-start text:name="_Toc78309118"/><text:bookmark-start text:name="_Toc78621116"/><text:bookmark-start text:name="_Toc80779558"/><text:bookmark-start text:name="_Toc81899383"/><text:bookmark-start text:name="_Toc83371657"/><text:bookmark-start text:name="_Toc89163485"/>Step 1 integrate_difference<text:bookmark-end text:name="__RefHeading___Toc25272_1918475198"/><text:bookmark-end text:name="_Toc77513306"/><text:bookmark-end text:name="_Toc78107342"/><text:bookmark-end text:name="_Toc78117302"/><text:bookmark-end text:name="_Toc78309118"/><text:bookmark-end text:name="_Toc78621116"/><text:bookmark-end text:name="_Toc80779558"/><text:bookmark-end text:name="_Toc81899383"/><text:bookmark-end text:name="_Toc83371657"/><text:bookmark-end text:name="_Toc89163485"/></text:h>
      <text:p text:style-name="Textbody">In the official tutorial, the sizes of 'dof' and 'fe_function' need to be the same, but it also works if their sizes are not the same. If the size of the latter is larger than that of the former, the results are the same.</text:p>
      <text:p text:style-name="Textbody"/>
      <text:p text:style-name="Textbody">Note that, to compute the L2 norm, we use the<text:s/><text:span text:style-name="T278">absolute square</text:span>.</text:p>
      <text:h text:style-name="Heading2" text:outline-level="2"><text:bookmark-start text:name="_Toc80779559"/><text:bookmark-start text:name="_Toc81899384"/><text:bookmark-start text:name="_Toc83371658"/><text:bookmark-start text:name="_Toc89163486"/>Step 2 do_integrate_difference()<text:bookmark-end text:name="_Toc80779559"/><text:bookmark-end text:name="_Toc81899384"/><text:bookmark-end text:name="_Toc83371658"/><text:bookmark-end text:name="_Toc89163486"/></text:h>
      <text:p text:style-name="Textbody">This function does the following jobs:</text:p>
      <text:list text:style-name="LFO39" text:continue-numbering="true">
        <text:list-item>
          <text:p text:style-name="P279">extracting n_components</text:p>
        </text:list-item>
        <text:list-item>
          <text:p text:style-name="P280"><text:span text:style-name="T281">assigning the value of “exponent”</text:span></text:p>
        </text:list-item>
        <text:list-item>
          <text:p text:style-name="P282">assigning the value of “upgrad_flags”</text:p>
        </text:list-item>
        <text:list-item>
          <text:p text:style-name="P283"><text:span text:style-name="T284">creating an object of “IDScratchData”</text:span></text:p>
        </text:list-item>
      </text:list>
      <text:h text:style-name="Heading3" text:outline-level="3"><text:bookmark-start text:name="_Toc80779560"/><text:bookmark-start text:name="_Toc81899385"/><text:bookmark-start text:name="_Toc83371659"/><text:bookmark-start text:name="_Toc89163487"/><text:span text:style-name="T285">n_</text:span>components<text:bookmark-end text:name="_Toc80779560"/><text:bookmark-end text:name="_Toc81899385"/><text:bookmark-end text:name="_Toc83371659"/><text:bookmark-end text:name="_Toc89163487"/></text:h>
      <text:p text:style-name="Textbody">The associated function n_components() is a member of the class FiniteElementData.</text:p>
      <text:p text:style-name="Textbody">The class is defined in<text:s/>fe_base.h&lt;-fe.h&lt;-fe_poly.h&lt;-fe_q_base.h&lt;-fe_q.h.</text:p>
      <text:p text:style-name="Textbody"/>
      <text:h text:style-name="Heading3" text:outline-level="3"><text:bookmark-start text:name="_Toc80779561"/><text:bookmark-start text:name="_Toc81899386"/><text:bookmark-start text:name="_Toc83371660"/><text:bookmark-start text:name="_Toc89163488"/>get_interpolated_dof_values()<text:bookmark-end text:name="_Toc80779561"/><text:bookmark-end text:name="_Toc81899386"/><text:bookmark-end text:name="_Toc83371660"/><text:bookmark-end text:name="_Toc89163488"/></text:h>
      <text:p text:style-name="P286">This function is declared in the file include/deal.II/dofs/dof_accessor.h and defined in the file source/dofs/dof_accessor_get.cc</text:p>
      <text:p text:style-name="P287"/>
      <text:p text:style-name="P288">To modify this function,<text:s/></text:p>
      <text:list text:style-name="LFO40" text:continue-numbering="true">
        <text:list-item>
          <text:p text:style-name="P289">Step 1</text:p>
        </text:list-item>
      </text:list>
      <text:p text:style-name="P290">We copy<text:s/>this file to the file folder include/deal.II/dofs as dof_accessor_get_from_source.h.</text:p>
      <text:list text:style-name="LFO40" text:continue-numbering="true">
        <text:list-item>
          <text:p text:style-name="P291">Step 2</text:p>
        </text:list-item>
      </text:list>
      <text:p text:style-name="P292">In the file step-4_current.cc, we include the above header file.</text:p>
      <text:p text:style-name="P293">Completed.</text:p>
      <text:p text:style-name="Textbody"/>
      <text:p text:style-name="Textbody">This procedure only works if the command</text:p>
      <text:p text:style-name="Textbody">cell-&gt;get_interpolated_dof_values(solution, dof_values);</text:p>
      <text:p text:style-name="Textbody">is executed in step-4_current.cc</text:p>
      <text:p text:style-name="Textbody">Checked on Sep. 4, 2021.</text:p>
      <text:p text:style-name="Textbody"/>
      <text:p text:style-name="Textbody">An alternative of this function is:</text:p>
      <text:soft-page-break/>
      <text:p text:style-name="Textbody">get_dof_values()</text:p>
      <text:h text:style-name="Heading3" text:outline-level="3"><text:bookmark-start text:name="_Toc80779562"/><text:bookmark-start text:name="_Toc81899387"/><text:bookmark-start text:name="_Toc83371661"/><text:bookmark-start text:name="_Toc89163489"/>get_function_values()<text:bookmark-end text:name="_Toc80779562"/><text:bookmark-end text:name="_Toc81899387"/><text:bookmark-end text:name="_Toc83371661"/><text:bookmark-end text:name="_Toc89163489"/></text:h>
      <text:p text:style-name="Textbody">This function is a member function of the class FEValuesBase, which is declared in the header file include/deal.II/fe/fe_values.h and defined in the file source/fe/fe_values.cc.</text:p>
      <text:p text:style-name="Textbody">The function is declared on line ~2398 and define on line ~3655.</text:p>
      <text:p text:style-name="Textbody"/>
      <text:list text:style-name="LFO40" text:continue-numbering="true">
        <text:list-item>
          <text:p text:style-name="P294">Step 1</text:p>
        </text:list-item>
      </text:list>
      <text:p text:style-name="Textbody">Copying fe_values.cc to the file folder include/deal.II/fe as fe_values_from_source.h, in which the included files of which the extension is .inst is processed as follows:</text:p>
      <text:p text:style-name="Textbody">Replace<text:s/></text:p>
      <text:p text:style-name="Textbody">#include "fe_values.decl.1.inst" in class FEValuesBase&lt;dim, spacedim&gt;::CellIteratorBase</text:p>
      <text:p text:style-name="Textbody">#include "fe_values.decl.2.inst" in class FEValuesBase&lt;dim, spacedim&gt;::CellIterator and</text:p>
      <text:p text:style-name="Textbody"><text:tab/><text:tab/><text:tab/><text:tab/><text:s text:c="8"/>class FEValuesBase&lt;dim, spacedim&gt;::CellIterator</text:p>
      <text:p text:style-name="Textbody">by<text:s/></text:p>
      <text:p text:style-name="Textbody"><text:s text:c="2"/>virtual void</text:p>
      <text:p text:style-name="Textbody"><text:s text:c="2"/>get_interpolated_dof_values(const IndexSet &amp; <text:s text:c="13"/>in,</text:p>
      <text:p text:style-name="Textbody"><text:s text:c="30"/>Vector&lt;IndexSet::value_type&gt; &amp;out) const = 0;</text:p>
      <text:p text:style-name="Textbody">and</text:p>
      <text:p text:style-name="Textbody"><text:s text:c="2"/>virtual void</text:p>
      <text:p text:style-name="Textbody"><text:s text:c="2"/>get_interpolated_dof_values(const Vector&lt;double&gt; &amp; <text:s text:c="13"/>in,</text:p>
      <text:p text:style-name="Textbody"><text:s text:c="30"/>Vector&lt;double&gt; &amp;out) const override;</text:p>
      <text:p text:style-name="Textbody">respectively.</text:p>
      <text:p text:style-name="Textbody"/>
      <text:p text:style-name="Textbody"/>
      <text:p text:style-name="Textbody"/>
      <text:list text:style-name="LFO40" text:continue-numbering="true">
        <text:list-item>
          <text:p text:style-name="P295">Step 2</text:p>
        </text:list-item>
      </text:list>
      <text:p text:style-name="Textbody">Including fe_values_from_source.h in the file step-4_current.cc</text:p>
      <text:p text:style-name="Textbody"/>
      <text:p text:style-name="Textbody">Note that in this header file, the function get_interpolated_dof_values() called is not the one defined in dof_accessor_get_from_source.h. Probably the one in the library.</text:p>
      <text:p text:style-name="Textbody">Sep. 4, 2021</text:p>
      <text:p text:style-name="Textbody"/>
      <text:h text:style-name="Heading2" text:outline-level="2"><text:bookmark-start text:name="__RefHeading__2186_534094611"/><text:bookmark-start text:name="_Toc77513307"/><text:bookmark-start text:name="_Toc78107343"/><text:bookmark-start text:name="_Toc78117303"/><text:bookmark-start text:name="_Toc78309119"/><text:bookmark-start text:name="_Toc78621117"/><text:bookmark-start text:name="_Toc80779563"/><text:bookmark-start text:name="_Toc81899388"/><text:bookmark-start text:name="_Toc83371662"/><text:bookmark-start text:name="_Toc89163490"/>Step 3 Integrate_difference_inner, Jan. 7, 19<text:bookmark-end text:name="__RefHeading__2186_534094611"/><text:bookmark-end text:name="_Toc77513307"/><text:bookmark-end text:name="_Toc78107343"/><text:bookmark-end text:name="_Toc78117303"/><text:bookmark-end text:name="_Toc78309119"/><text:bookmark-end text:name="_Toc78621117"/><text:bookmark-end text:name="_Toc80779563"/><text:bookmark-end text:name="_Toc81899388"/><text:bookmark-end text:name="_Toc83371662"/><text:bookmark-end text:name="_Toc89163490"/></text:h>
      <text:list text:style-name="LFO41" text:continue-numbering="true">
        <text:list-item>
          <text:p text:style-name="P296">Taking 'L2 norm' for an example,</text:p>
        </text:list-item>
      </text:list>
      <text:soft-page-break/>
      <text:p text:style-name="Textbody"><text:s text:c="8"/>case L2_norm:</text:p>
      <text:p text:style-name="Textbody"><text:s/><text:s text:c="9"/>// Compute values in quadrature points and integrate</text:p>
      <text:p text:style-name="Textbody"><text:s text:c="10"/>for (unsigned int q=0; q&lt;n_q_points; ++q)</text:p>
      <text:p text:style-name="Textbody"><text:s text:c="12"/>{</text:p>
      <text:p text:style-name="Textbody"><text:s text:c="14"/>double sum = 0;</text:p>
      <text:p text:style-name="Textbody"><text:s text:c="14"/>for (unsigned int k=0; k&lt;n_components; ++k)</text:p>
      <text:p text:style-name="Textbody"><text:s text:c="16"/>sum += numbers::NumberTraits&lt;Number&gt;::abs_square(data.psi_values[q](k)) *</text:p>
      <text:p text:style-name="Textbody"><text:s text:c="23"/>data.weight_vectors[q](k);</text:p>
      <text:p text:style-name="Textbody"><text:s text:c="14"/>diff += sum * fe_values.JxW(q);</text:p>
      <text:p text:style-name="Textbody"><text:s text:c="12"/>}</text:p>
      <text:p text:style-name="Textbody"><text:s text:c="10"/>// Compute the root only, if no derivative values are added later</text:p>
      <text:p text:style-name="Textbody"><text:s text:c="4"/></text:p>
      <text:p text:style-name="Textbody"><text:s text:c="10"/><text:span text:style-name="T297">if (norm == L2_norm)</text:span></text:p>
      <text:p text:style-name="P298"><text:s text:c="12"/>diff=std::sqrt(diff);</text:p>
      <text:p text:style-name="P299"/>
      <text:p text:style-name="Textbody"><text:bookmark-start text:name="__RefHeading__2188_534094611"/>Notes:<text:bookmark-end text:name="__RefHeading__2188_534094611"/></text:p>
      <text:p text:style-name="Textbody">numbers::NumberTraits&lt; number &gt;::abs_square</text:p>
      <text:p text:style-name="Textbody">Return the square of the absolute value of the given number. Since the general template is chosen for types not equal to<text:s/>std::complex, this function simply returns the square of the given number.</text:p>
      <text:p text:style-name="Textbody"><text:a xlink:href="https://www.dealii.org/8.5.0/doxygen/deal.II/structnumbers_1_1NumberTraits.html#aba7a37c097cf333911cf7600f6456a6d" office:target-frame-name="_top" xlink:show="replace">https://www.dealii.org/8.5.0/doxygen/deal.II/structnumbers_1_1NumberTraits.html#aba7a37c097cf333</text:a><text:a xlink:href="https://www.dealii.org/8.5.0/doxygen/deal.II/structnumbers_1_1NumberTraits.html#aba7a37c097cf333911cf7600f6456a6d" office:target-frame-name="_top" xlink:show="replace">911cf7600f6456a6d</text:a></text:p>
      <text:p text:style-name="Textbody"/>
      <text:h text:style-name="Heading2" text:outline-level="2"><text:bookmark-start text:name="__RefHeading___Toc25274_1918475198"/><text:bookmark-start text:name="_Toc77513308"/><text:bookmark-start text:name="_Toc78107344"/><text:bookmark-start text:name="_Toc78117304"/><text:bookmark-start text:name="_Toc78309120"/><text:bookmark-start text:name="_Toc78621118"/><text:bookmark-start text:name="_Toc80779564"/><text:bookmark-start text:name="_Toc81899389"/><text:bookmark-start text:name="_Toc83371663"/><text:bookmark-start text:name="_Toc89163491"/>Step 4 compute_global_error, Jan. 7, 2019<text:bookmark-end text:name="__RefHeading___Toc25274_1918475198"/><text:bookmark-end text:name="_Toc77513308"/><text:bookmark-end text:name="_Toc78107344"/><text:bookmark-end text:name="_Toc78117304"/><text:bookmark-end text:name="_Toc78309120"/><text:bookmark-end text:name="_Toc78621118"/><text:bookmark-end text:name="_Toc80779564"/><text:bookmark-end text:name="_Toc81899389"/><text:bookmark-end text:name="_Toc83371663"/><text:bookmark-end text:name="_Toc89163491"/></text:h>
      <text:p text:style-name="Textbody"><text:s text:c="6"/>case L2_norm:</text:p>
      <text:p text:style-name="Textbody"><text:s text:c="6"/>case H1_seminorm:</text:p>
      <text:p text:style-name="Textbody"><text:s text:c="6"/>case H2_seminorm:</text:p>
      <text:p text:style-name="Textbody"><text:s text:c="6"/>case H1_norm:</text:p>
      <text:p text:style-name="Textbody"><text:s text:c="6"/>case Hdiv_seminorm:</text:p>
      <text:p text:style-name="Textbody"><text:s text:c="6"/>{</text:p>
      <text:p text:style-name="Textbody"><text:s text:c="8"/>const double local = cellwise_error.l2_norm();</text:p>
      <text:p text:style-name="Textbody">// <text:s text:c="8"/>return local; <text:s text:c="15"/>// we can return local directly, which has the same value<text:s/>with returning the following line</text:p>
      <text:p text:style-name="Textbody"><text:s text:c="8"/>return std::sqrt (Utilities::MPI::sum (local * local, comm));</text:p>
      <text:p text:style-name="Textbody"><text:s text:c="6"/>}</text:p>
      <text:list text:style-name="LFO42" text:continue-numbering="true">
        <text:list-item>
          <text:list>
            <text:list-item>
              <text:list>
                <text:list-item>
                  <text:p text:style-name="P300"><text:bookmark-start text:name="__RefHeading__2190_534094611"/><text:soft-page-break/>norm_square<text:bookmark-end text:name="__RefHeading__2190_534094611"/></text:p>
                </text:list-item>
              </text:list>
            </text:list-item>
          </text:list>
        </text:list-item>
      </text:list>
      <text:p text:style-name="Textbody">Return the square of the Frobenius-norm of a tensor, i.e. the sum of the absolute squares of all entries.</text:p>
      <text:p text:style-name="Textbody"><text:a xlink:href="https://www.dealii.org/8.4.0/doxygen/deal.II/classTensor_3_010_00_01dim_00_01Number_01_4.html#aa29106a13b07a53161b7337d52bad54e" office:target-frame-name="_top" xlink:show="replace"><text:span text:style-name="T301">https://www.dealii.org/8.4.0/doxygen/deal.II/classTensor_3_010_00_01dim_00_01Number_01_4.html#aa29106a13b07a53161b7337d52bad54e</text:span></text:a></text:p>
      <text:h text:style-name="Heading2" text:outline-level="2"><text:bookmark-start text:name="_Toc78621119"/><text:bookmark-start text:name="_Toc80779565"/><text:bookmark-start text:name="_Toc81899390"/><text:bookmark-start text:name="_Toc83371664"/><text:bookmark-start text:name="_Toc89163492"/>Modifying the source code<text:bookmark-end text:name="_Toc78621119"/><text:bookmark-end text:name="_Toc80779565"/><text:bookmark-end text:name="_Toc81899390"/><text:bookmark-end text:name="_Toc83371664"/><text:bookmark-end text:name="_Toc89163492"/></text:h>
      <text:p text:style-name="Textbody"/>
      <text:h text:style-name="Heading1" text:outline-level="1"><text:bookmark-start text:name="_Toc78117309"/><text:bookmark-start text:name="_Toc78309125"/><text:bookmark-start text:name="_Toc78621123"/><text:bookmark-start text:name="_Toc80779566"/><text:bookmark-start text:name="_Toc81899391"/><text:bookmark-start text:name="_Toc83371665"/><text:bookmark-start text:name="_Toc89163493"/>Various classes and function<text:bookmark-start text:name="__RefHeading___Toc25255_1918475198"/><text:bookmark-start text:name="_Toc77513277"/><text:bookmark-start text:name="_Toc78107311"/><text:bookmark-end text:name="__RefHeading__862_2134843222"/><text:bookmark-end text:name="_Toc77513276"/><text:bookmark-end text:name="_Toc78107310"/>s<text:bookmark-end text:name="_Toc78117309"/><text:bookmark-end text:name="_Toc78309125"/><text:bookmark-end text:name="_Toc78621123"/><text:bookmark-end text:name="_Toc80779566"/><text:bookmark-end text:name="_Toc81899391"/><text:bookmark-end text:name="_Toc83371665"/><text:bookmark-end text:name="_Toc89163493"/><text:bookmark-end text:name="__RefHeading___Toc25255_1918475198"/><text:bookmark-end text:name="_Toc77513277"/><text:bookmark-end text:name="_Toc78107311"/></text:h>
      <text:h text:style-name="Heading2" text:outline-level="2"><text:bookmark-start text:name="__RefHeading__877_2134843222"/><text:bookmark-start text:name="_Toc77513295"/><text:bookmark-start text:name="_Toc78107328"/><text:bookmark-start text:name="_Toc78117310"/><text:bookmark-start text:name="_Toc78309126"/><text:bookmark-start text:name="_Toc78621124"/><text:bookmark-start text:name="_Toc80779567"/><text:bookmark-start text:name="_Toc81899392"/><text:bookmark-start text:name="_Toc83371666"/><text:bookmark-start text:name="_Toc89163494"/>Mapping, P14 top, step-3<text:bookmark-end text:name="__RefHeading__877_2134843222"/><text:bookmark-end text:name="_Toc77513295"/><text:bookmark-end text:name="_Toc78107328"/><text:bookmark-end text:name="_Toc78117310"/><text:bookmark-end text:name="_Toc78309126"/><text:bookmark-end text:name="_Toc78621124"/><text:bookmark-end text:name="_Toc80779567"/><text:bookmark-end text:name="_Toc81899392"/><text:bookmark-end text:name="_Toc83371666"/><text:bookmark-end text:name="_Toc89163494"/></text:h>
      <text:p text:style-name="Textbody">It maps the information of the finite element shape functions and the quadrature points from the reference cell to the real cell.</text:p>
      <text:p text:style-name="Textbody"/>
      <text:h text:style-name="Heading2" text:outline-level="2"><text:bookmark-start text:name="__RefHeading___Toc15404_138230345"/><text:bookmark-start text:name="_Toc77513310"/><text:bookmark-start text:name="_Toc78107346"/><text:bookmark-start text:name="_Toc78117311"/><text:bookmark-start text:name="_Toc78309127"/><text:bookmark-start text:name="_Toc78621125"/><text:bookmark-start text:name="_Toc80779568"/><text:bookmark-start text:name="_Toc81899393"/><text:bookmark-start text:name="_Toc83371667"/><text:bookmark-start text:name="_Toc89163495"/>MatrixConstraints<text:bookmark-end text:name="__RefHeading___Toc15404_138230345"/><text:bookmark-end text:name="_Toc77513310"/><text:bookmark-end text:name="_Toc78107346"/><text:bookmark-end text:name="_Toc78117311"/><text:bookmark-end text:name="_Toc78309127"/><text:bookmark-end text:name="_Toc78621125"/><text:bookmark-end text:name="_Toc80779568"/><text:bookmark-end text:name="_Toc81899393"/><text:bookmark-end text:name="_Toc83371667"/><text:bookmark-end text:name="_Toc89163495"/></text:h>
      <text:h text:style-name="Heading3" text:outline-level="3"><text:bookmark-start text:name="__RefHeading___Toc15406_138230345"/><text:bookmark-start text:name="_Toc77513311"/><text:bookmark-start text:name="_Toc78107347"/><text:bookmark-start text:name="_Toc78117312"/><text:bookmark-start text:name="_Toc78309128"/><text:bookmark-start text:name="_Toc78621126"/><text:bookmark-start text:name="_Toc80779569"/><text:bookmark-start text:name="_Toc81899394"/><text:bookmark-start text:name="_Toc83371668"/><text:bookmark-start text:name="_Toc89163496"/>Adjusting components of the<text:s/>constraints, May. 9, 2019<text:bookmark-end text:name="__RefHeading___Toc15406_138230345"/><text:bookmark-end text:name="_Toc77513311"/><text:bookmark-end text:name="_Toc78107347"/><text:bookmark-end text:name="_Toc78117312"/><text:bookmark-end text:name="_Toc78309128"/><text:bookmark-end text:name="_Toc78621126"/><text:bookmark-end text:name="_Toc80779569"/><text:bookmark-end text:name="_Toc81899394"/><text:bookmark-end text:name="_Toc83371668"/><text:bookmark-end text:name="_Toc89163496"/></text:h>
      <text:list text:style-name="LFO43" text:continue-numbering="true">
        <text:list-item>
          <text:p text:style-name="P302">Declare a new member function in constraintmatrix.h</text:p>
        </text:list-item>
      </text:list>
      <text:p text:style-name="Textbody">void adjust_constraints (ConstraintMatrix &amp;constraints);</text:p>
      <text:list text:style-name="LFO44" text:continue-numbering="true">
        <text:list-item>
          <text:p text:style-name="P303">define this function in another header file, which needs to be included in the source file</text:p>
        </text:list-item>
      </text:list>
      <text:p text:style-name="Textbody">void ConstraintMatrix::adjust_constraints (ConstraintMatrix &amp;constraints)</text:p>
      <text:p text:style-name="Textbody">{</text:p>
      <text:p text:style-name="Textbody"><text:s text:c="4"/>std::cout &lt;&lt; " <text:s text:c="3"/>replacing the zero constraints components by the corresponding components of the argument constraints... ";</text:p>
      <text:p text:style-name="Textbody"><text:s text:c="6"/></text:p>
      <text:p text:style-name="Textbody"><text:s text:c="4"/>for (size_type i=0; i!=lines.size(); ++i)</text:p>
      <text:p text:style-name="Textbody"><text:s text:c="4"/>{</text:p>
      <text:p text:style-name="Textbody"><text:s text:c="8"/>if (lines[i].inhomogeneity == 0)</text:p>
      <text:p text:style-name="Textbody"><text:s text:c="8"/>{</text:p>
      <text:p text:style-name="Textbody"><text:s text:c="12"/>lines[i].inhomogeneity = constraints.lines[i].inhomogeneity;</text:p>
      <text:p text:style-name="Textbody"><text:s text:c="8"/>}</text:p>
      <text:p text:style-name="Textbody"><text:s text:c="4"/>}</text:p>
      <text:p text:style-name="Textbody"><text:s text:c="4"/>std::cout &lt;&lt; "-&gt; done" &lt;&lt; std::endl; <text:s/></text:p>
      <text:p text:style-name="Textbody"/>
      <text:p text:style-name="Textbody">}</text:p>
      <text:p text:style-name="Textbody">#include &lt;deal.II/lac/constraint_matrix_Jie.h&gt;</text:p>
      <text:p text:style-name="Textbody">An alternative is to define this<text:s/>function where it is declared.</text:p>
      <text:soft-page-break/>
      <text:p text:style-name="Textbody">Note that 'dealii_namespace' is indispensible</text:p>
      <text:p text:style-name="Textbody"/>
      <text:h text:style-name="Heading2" text:outline-level="2"><text:bookmark-start text:name="_Toc80779570"/><text:bookmark-start text:name="_Toc81899395"/><text:bookmark-start text:name="_Toc83371669"/><text:bookmark-start text:name="_Toc89163497"/>T<text:span text:style-name="T304">able</text:span><text:bookmark-end text:name="_Toc80779570"/><text:bookmark-end text:name="_Toc81899395"/><text:bookmark-end text:name="_Toc83371669"/><text:bookmark-end text:name="_Toc89163497"/></text:h>
      <text:p text:style-name="Textbody">Location:</text:p>
      <text:p text:style-name="Textbody">include/base/table.h</text:p>
      <text:p text:style-name="Textbody">Usage:</text:p>
      <text:p text:style-name="Textbody">Storing values of basis functions at the quadrature points.</text:p>
      <text:p text:style-name="Textbody"/>
      <text:h text:style-name="Heading2" text:outline-level="2"><text:bookmark-start text:name="_Toc80779571"/><text:bookmark-start text:name="_Toc81899396"/><text:bookmark-start text:name="_Toc83371670"/><text:bookmark-start text:name="_Toc89163498"/>TableIndices<text:bookmark-end text:name="_Toc80779571"/><text:bookmark-end text:name="_Toc81899396"/><text:bookmark-end text:name="_Toc83371670"/><text:bookmark-end text:name="_Toc89163498"/></text:h>
      <text:p text:style-name="P305">Location:</text:p>
      <text:p text:style-name="Textbody">include/base/table_indices.h</text:p>
      <text:p text:style-name="P306">Used in the assembling and solving process.</text:p>
      <text:h text:style-name="Heading1" text:outline-level="1"><text:bookmark-start text:name="_Toc83371671"/><text:bookmark-start text:name="__RefHeading___Toc24191_1812936810"/><text:bookmark-start text:name="_Toc77513335"/><text:bookmark-start text:name="_Toc78107363"/><text:bookmark-start text:name="_Toc78117313"/><text:bookmark-start text:name="_Toc78309129"/><text:bookmark-start text:name="_Toc78621127"/><text:bookmark-start text:name="_Toc80779572"/><text:bookmark-start text:name="_Toc81899397"/><text:bookmark-start text:name="_Toc89163499"/>Step-4<text:bookmark-end text:name="_Toc83371671"/><text:bookmark-end text:name="_Toc89163499"/><text:s/><text:bookmark-end text:name="__RefHeading___Toc24191_1812936810"/><text:bookmark-end text:name="_Toc77513335"/><text:bookmark-end text:name="_Toc78107363"/><text:bookmark-end text:name="_Toc78117313"/><text:bookmark-end text:name="_Toc78309129"/><text:bookmark-end text:name="_Toc78621127"/><text:bookmark-end text:name="_Toc80779572"/><text:bookmark-end text:name="_Toc81899397"/></text:h>
      <text:h text:style-name="Heading2" text:outline-level="2"><text:bookmark-start text:name="__RefHeading___Toc24195_1812936810"/><text:bookmark-start text:name="_Toc77513342"/><text:bookmark-start text:name="_Toc78107370"/><text:bookmark-start text:name="_Toc78117318"/><text:bookmark-start text:name="_Toc78309134"/><text:bookmark-start text:name="_Toc78621132"/><text:bookmark-start text:name="_Toc80779577"/><text:bookmark-start text:name="_Toc81899402"/><text:bookmark-start text:name="_Toc83371672"/><text:bookmark-start text:name="_Toc89163500"/>Applying Robin boundary conditions, Jan. 15, 2019<text:bookmark-end text:name="__RefHeading___Toc24195_1812936810"/><text:bookmark-end text:name="_Toc77513342"/><text:bookmark-end text:name="_Toc78107370"/><text:bookmark-end text:name="_Toc78117318"/><text:bookmark-end text:name="_Toc78309134"/><text:bookmark-end text:name="_Toc78621132"/><text:bookmark-end text:name="_Toc80779577"/><text:bookmark-end text:name="_Toc81899402"/><text:bookmark-end text:name="_Toc83371672"/><text:bookmark-end text:name="_Toc89163500"/></text:h>
      <text:p text:style-name="Textbody">The rule of thumb is take the Robin boundary condition as the Neumann boundary, which can be ascertained by integrating by parts.</text:p>
      <text:p text:style-name="Textbody"/>
      <text:p text:style-name="Textbody"><text:s text:c="6"/>for (unsigned int face_number=0; face_number&lt;GeometryInfo&lt;dim&gt;::faces_per_cell; ++face_number)</text:p>
      <text:p text:style-name="Textbody"><text:s text:c="8"/>if (cell-&gt;face(face_number)-&gt;at_boundary()</text:p>
      <text:p text:style-name="Textbody"><text:s text:c="12"/>&amp;&amp;</text:p>
      <text:p text:style-name="Textbody"><text:s text:c="12"/>(cell-&gt;face(face_number)-&gt;boundary_id() == 1))<text:tab/><text:tab/>//treat the Robin boundary conditions</text:p>
      <text:p text:style-name="Textbody"><text:s text:c="10"/>{</text:p>
      <text:p text:style-name="Textbody"><text:s text:c="12"/>fe_face_values.reinit (cell, face_number);</text:p>
      <text:p text:style-name="Textbody"/>
      <text:p text:style-name="Textbody"><text:s text:c="12"/>for (unsigned int q_point=0; q_point&lt;n_face_q_points; ++q_point)</text:p>
      <text:p text:style-name="Textbody"><text:s text:c="14"/>{</text:p>
      <text:p text:style-name="Textbody"><text:s text:c="16"/>const double robin_value //= 0;</text:p>
      <text:p text:style-name="Textbody"><text:s text:c="18"/>= (robin_boundary_values.gradient (fe_face_values.quadrature_point(q_point)) *</text:p>
      <text:p text:style-name="Textbody"><text:s text:c="21"/>fe_face_values.normal_vector(q_point));</text:p>
      <text:p text:style-name="Textbody"/>
      <text:p text:style-name="Textbody"><text:s text:c="16"/>for (unsigned int i=0; i&lt;dofs_per_cell; ++i)</text:p>
      <text:soft-page-break/>
      <text:p text:style-name="Textbody"><text:s text:c="18"/>cell_rhs(i) += (robin_value *</text:p>
      <text:p text:style-name="Textbody"><text:s text:c="20"/><text:s text:c="14"/>fe_face_values.shape_value(i,q_point) *</text:p>
      <text:p text:style-name="Textbody"><text:s text:c="34"/>fe_face_values.JxW(q_point));</text:p>
      <text:p text:style-name="Textbody"><text:s text:c="14"/>}</text:p>
      <text:p text:style-name="Textbody"><text:s text:c="10"/>}</text:p>
      <text:p text:style-name="Textbody"/>
      <text:list text:style-name="LFO45" text:continue-numbering="true">
        <text:list-item>
          <text:p text:style-name="P307">part of the boundary condition goes to the LHS</text:p>
        </text:list-item>
      </text:list>
      <text:p text:style-name="Textbody"><text:s text:c="2"/>system_matrix.add(dof_handler.n_dofs()-1-(degree-1),dof_handler.n_dofs()-1-(degree-1), 1.0); <text:s text:c="2"/></text:p>
      <text:p text:style-name="Textbody"/>
      <text:h text:style-name="Heading2" text:outline-level="2"><text:bookmark-start text:name="__RefHeading___Toc24197_1812936810"/><text:bookmark-start text:name="_Toc77513343"/><text:bookmark-start text:name="_Toc78107371"/><text:bookmark-start text:name="_Toc78117319"/><text:bookmark-start text:name="_Toc78309135"/><text:bookmark-start text:name="_Toc78621133"/><text:bookmark-start text:name="_Toc80779578"/><text:bookmark-start text:name="_Toc81899403"/><text:bookmark-start text:name="_Toc83371673"/><text:bookmark-start text:name="_Toc89163501"/>Output<text:span text:style-name="T308">ing</text:span><text:s/>results<text:bookmark-end text:name="__RefHeading___Toc24197_1812936810"/><text:bookmark-end text:name="_Toc77513343"/><text:bookmark-end text:name="_Toc78107371"/><text:bookmark-end text:name="_Toc78117319"/><text:bookmark-end text:name="_Toc78309135"/><text:bookmark-end text:name="_Toc78621133"/><text:bookmark-end text:name="_Toc80779578"/><text:bookmark-end text:name="_Toc81899403"/><text:bookmark-end text:name="_Toc83371673"/><text:bookmark-end text:name="_Toc89163501"/></text:h>
      <text:h text:style-name="Heading3" text:outline-level="3"><text:bookmark-start text:name="__RefHeading__17177_1883312425"/><text:bookmark-start text:name="_Toc77513345"/><text:bookmark-start text:name="_Toc78107373"/><text:bookmark-start text:name="_Toc78117321"/><text:bookmark-start text:name="_Toc78309137"/><text:bookmark-start text:name="_Toc78621135"/><text:bookmark-start text:name="_Toc80779580"/><text:bookmark-start text:name="_Toc81899405"/><text:bookmark-start text:name="_Toc83371674"/><text:bookmark-start text:name="_Toc89163502"/>Outputting the gradient from the scalar using DataPostprocessor, 25-9-2017<text:bookmark-end text:name="__RefHeading__17177_1883312425"/><text:bookmark-end text:name="_Toc77513345"/><text:bookmark-end text:name="_Toc78107373"/><text:bookmark-end text:name="_Toc78117321"/><text:bookmark-end text:name="_Toc78309137"/><text:bookmark-end text:name="_Toc78621135"/><text:bookmark-end text:name="_Toc80779580"/><text:bookmark-end text:name="_Toc81899405"/><text:bookmark-end text:name="_Toc83371674"/><text:bookmark-end text:name="_Toc89163502"/></text:h>
      <text:p text:style-name="Textbody">Apply step-29, P10. Step-33, P20</text:p>
      <text:p text:style-name="Textbody">(1) Basic lines are from <text:s/>step-29, P10.</text:p>
      <text:p text:style-name="Textbody">(2) Note the difference between evaluate_scalar_field and <text:s/>evaluate_vector_field.<text:tab/>-- DataPostprocess.h</text:p>
      <text:p text:style-name="Textbody">Error type:</text:p>
      <text:p text:style-name="Textbody"><text:tab/>virtual not actually defined in the derived class.</text:p>
      <text:p text:style-name="Textbody">(3) In order to output the gradient, note the bracket shape. -- Step-33, P20</text:p>
      <text:h text:style-name="Heading3" text:outline-level="3"><text:bookmark-start text:name="__RefHeading___Toc24245_1812936810"/><text:bookmark-start text:name="_Toc77513348"/><text:bookmark-start text:name="_Toc78107376"/><text:bookmark-start text:name="_Toc78117324"/><text:bookmark-start text:name="_Toc78309140"/><text:bookmark-start text:name="_Toc78621138"/><text:bookmark-start text:name="_Toc80779583"/><text:bookmark-start text:name="_Toc81899408"/><text:bookmark-start text:name="_Toc83371675"/><text:bookmark-start text:name="_Toc89163503"/>TimerOutput 8-11-2017<text:bookmark-end text:name="__RefHeading___Toc24245_1812936810"/><text:bookmark-end text:name="_Toc77513348"/><text:bookmark-end text:name="_Toc78107376"/><text:bookmark-end text:name="_Toc78117324"/><text:bookmark-end text:name="_Toc78309140"/><text:bookmark-end text:name="_Toc78621138"/><text:bookmark-end text:name="_Toc80779583"/><text:bookmark-end text:name="_Toc81899408"/><text:bookmark-end text:name="_Toc83371675"/><text:bookmark-end text:name="_Toc89163503"/></text:h>
      <text:p text:style-name="Textbody">Note the possible conflict between triangulation and TimerOutput:</text:p>
      <text:p text:style-name="Textbody">There may be some error when we define an object of TimerOutput, while not using it.</text:p>
      <text:p text:style-name="Textbody">source: TimerOutput class template P2.</text:p>
      <text:p text:style-name="Textbody"/>
      <text:h text:style-name="Heading3" text:outline-level="3"><text:bookmark-start text:name="__RefHeading___Toc24247_1812936810"/><text:bookmark-start text:name="_Toc77513349"/><text:bookmark-start text:name="_Toc78107377"/><text:bookmark-start text:name="_Toc78117325"/><text:bookmark-start text:name="_Toc78309141"/><text:bookmark-start text:name="_Toc78621139"/><text:bookmark-start text:name="_Toc80779584"/><text:bookmark-start text:name="_Toc81899409"/><text:bookmark-start text:name="_Toc83371676"/><text:bookmark-start text:name="_Toc89163504"/>Set the decimal points of wall time output<text:bookmark-end text:name="__RefHeading___Toc24247_1812936810"/><text:bookmark-end text:name="_Toc77513349"/><text:bookmark-end text:name="_Toc78107377"/><text:bookmark-end text:name="_Toc78117325"/><text:bookmark-end text:name="_Toc78309141"/><text:bookmark-end text:name="_Toc78621139"/><text:bookmark-end text:name="_Toc80779584"/><text:bookmark-end text:name="_Toc81899409"/><text:bookmark-end text:name="_Toc83371676"/><text:bookmark-end text:name="_Toc89163504"/></text:h>
      <text:p text:style-name="Textbody">1.</text:p>
      <text:p text:style-name="Textbody">include timer1.h, <text:s/>of which the content is copied from timer.cc</text:p>
      <text:p text:style-name="Textbody">/deal.ii_install/deal.ii-8.5.1/source/base</text:p>
      <text:p text:style-name="Textbody"/>
      <text:p text:style-name="Standard"><text:span text:style-name="T309">#include</text:span><text:span text:style-name="T310"><text:s/></text:span><text:span text:style-name="T311">&lt;deal.II/base/timer1.h&gt;</text:span></text:p>
      <text:p text:style-name="P312"/>
      <text:p text:style-name="Standard">2.</text:p>
      <text:p text:style-name="Standard">adjust timer1.h</text:p>
      <text:p text:style-name="Standard">in <text:s text:c="2"/>if (output_type != wall_times)</text:p>
      <text:p text:style-name="Standard">std::setprecision(6), four places in total.</text:p>
      <text:p text:style-name="Standard"/>
      <text:soft-page-break/>
      <text:p text:style-name="Standard">With<text:s/>respect to the wall time,<text:tab/><text:tab/>8-5-18</text:p>
      <text:p text:style-name="Standard">in if (output_type != cpu_times),<text:tab/><text:tab/></text:p>
      <text:p text:style-name="Standard">std::setprecision(6), four places in total.</text:p>
      <text:p text:style-name="Standard"/>
      <text:list text:style-name="LFO46" text:continue-numbering="true">
        <text:list-item>
          <text:p text:style-name="P313">The background is that the source file is compiled in the installation process.</text:p>
        </text:list-item>
      </text:list>
      <text:p text:style-name="P314"/>
      <text:list text:style-name="LFO46" text:continue-numbering="true">
        <text:list-item>
          <text:p text:style-name="P315">To change the function of the source code, we need to include the header file that is changed from the source file.</text:p>
        </text:list-item>
      </text:list>
      <text:p text:style-name="P316"/>
      <text:list text:style-name="LFO46" text:continue-numbering="true">
        <text:list-item>
          <text:p text:style-name="P317"><text:span text:style-name="T318">This process is a routine, see also its application on the UMFPACK solver, i.e.</text:span></text:p>
        </text:list-item>
      </text:list>
      <text:p text:style-name="P319">#include &lt;deal.II/lac/sparse_direct_from_source.h&gt;</text:p>
      <text:p text:style-name="P320"/>
      <text:p text:style-name="Standard">Aug. 12, 2019</text:p>
      <text:p text:style-name="Standard"/>
      <text:h text:style-name="Heading3" text:outline-level="3"><text:bookmark-start text:name="__RefHeading___Toc24251_1812936810"/><text:bookmark-start text:name="_Toc77513351"/><text:bookmark-start text:name="_Toc78107379"/><text:bookmark-start text:name="_Toc78117327"/><text:bookmark-start text:name="_Toc78309143"/><text:bookmark-start text:name="_Toc78621141"/><text:bookmark-start text:name="_Toc80779586"/><text:bookmark-start text:name="_Toc81899411"/><text:bookmark-start text:name="_Toc83371677"/><text:bookmark-start text:name="_Toc89163505"/>Set the decimals of output in 'data_out.<text:a xlink:href="http://www.dealii.org/8.5.0/doxygen/deal.II/classDataOutInterface.html#ab43da05fc9809b3eec1436c4962f8d77" office:target-frame-name="_top" xlink:show="replace">write_vtk</text:a><text:s/>(output)' <text:s/>1-12-2017<text:bookmark-end text:name="__RefHeading___Toc24251_1812936810"/><text:bookmark-end text:name="_Toc77513351"/><text:bookmark-end text:name="_Toc78107379"/><text:bookmark-end text:name="_Toc78117327"/><text:bookmark-end text:name="_Toc78309143"/><text:bookmark-end text:name="_Toc78621141"/><text:bookmark-end text:name="_Toc80779586"/><text:bookmark-end text:name="_Toc81899411"/><text:bookmark-end text:name="_Toc83371677"/><text:bookmark-end text:name="_Toc89163505"/></text:h>
      <text:p text:style-name="Standard">1.</text:p>
      <text:p text:style-name="Standard">copy data_out_base.cc in source to<text:s/>/dealii-8.5.1/dealii/include/deal.II/base/, rename it as <text:s/>data_out_base1.h</text:p>
      <text:p text:style-name="Standard">2.</text:p>
      <text:p text:style-name="Standard">include data_out_base1.h</text:p>
      <text:p text:style-name="Standard"><text:span text:style-name="T321">#include</text:span><text:span text:style-name="T322"><text:s/></text:span><text:span text:style-name="T323">&lt;deal.II/base/data_out_base1.h&gt;</text:span></text:p>
      <text:p text:style-name="Standard">3.</text:p>
      <text:p text:style-name="Standard">In the write_vtk part, about line 4634,</text:p>
      <text:p text:style-name="Standard">To output scalar in 20 decimals, in the data_out_base1.h, add std::setprecision(20) as follows</text:p>
      <text:p text:style-name="Standard"><text:s text:c="10"/>std::copy (data_vectors[data_set].begin(),</text:p>
      <text:p text:style-name="Standard"><text:s text:c="21"/>data_vectors[data_set].end(),</text:p>
      <text:p text:style-name="Standard"><text:s text:c="21"/>std::ostream_iterator&lt;double&gt;(out, " "));</text:p>
      <text:p text:style-name="Standard"><text:tab/><text:s text:c="2"/>out &lt;&lt; <text:s/>std::setprecision(20)</text:p>
      <text:p text:style-name="Standard"><text:s text:c="14"/>&lt;&lt; '\n';</text:p>
      <text:p text:style-name="Standard">4.</text:p>
      <text:p text:style-name="Standard">To<text:s/>output vector in 20 decimals,</text:p>
      <text:p text:style-name="Standard">We add 4 more</text:p>
      <text:p text:style-name="Standard">&lt;&lt; <text:s/>std::setprecision(20)</text:p>
      <text:p text:style-name="Standard">above</text:p>
      <text:p text:style-name="Standard"/>
      <text:h text:style-name="Heading3" text:outline-level="3"><text:bookmark-start text:name="__RefHeading___Toc25281_1918475198"/><text:bookmark-start text:name="_Toc77513352"/><text:bookmark-start text:name="_Toc78107380"/><text:bookmark-start text:name="_Toc78117328"/><text:bookmark-start text:name="_Toc78309144"/><text:bookmark-start text:name="_Toc78621142"/><text:bookmark-start text:name="_Toc80779587"/><text:bookmark-start text:name="_Toc81899412"/><text:bookmark-start text:name="_Toc83371678"/><text:bookmark-start text:name="_Toc89163506"/>change the output format, 8-5-18<text:bookmark-end text:name="__RefHeading___Toc25281_1918475198"/><text:bookmark-end text:name="_Toc77513352"/><text:bookmark-end text:name="_Toc78107380"/><text:bookmark-end text:name="_Toc78117328"/><text:bookmark-end text:name="_Toc78309144"/><text:bookmark-end text:name="_Toc78621142"/><text:bookmark-end text:name="_Toc80779587"/><text:bookmark-end text:name="_Toc81899412"/><text:bookmark-end text:name="_Toc83371678"/><text:bookmark-end text:name="_Toc89163506"/></text:h>
      <text:p text:style-name="P324">1.</text:p>
      <text:p text:style-name="P325">Change the code in data_out_base1.h. /home/dv/jliu/Localdisk/deal.ii/include/deal.II/base/</text:p>
      <text:p text:style-name="P326">search 'write_vtk' to determine the location where the code should be changed.</text:p>
      <text:p text:style-name="P327">2.</text:p>
      <text:p text:style-name="P328">in void Step4&lt;dim&gt;::output_results of the source file, to output the surface, do</text:p>
      <text:p text:style-name="P329"><text:s text:c="2"/>ComputeSurface&lt;dim&gt; surface;</text:p>
      <text:soft-page-break/>
      <text:p text:style-name="P330"><text:s text:c="2"/>data_out.add_data_vector (solution, "");</text:p>
      <text:p text:style-name="Standard"/>
      <text:h text:style-name="Heading2" text:outline-level="2"><text:bookmark-start text:name="__RefHeading___Toc16621_2131971246"/><text:bookmark-start text:name="_Toc77513361"/><text:bookmark-start text:name="_Toc78107389"/><text:bookmark-start text:name="_Toc78117337"/><text:bookmark-start text:name="_Toc78309153"/><text:bookmark-start text:name="_Toc78621151"/><text:bookmark-start text:name="_Toc80779595"/><text:bookmark-start text:name="_Toc81899420"/><text:bookmark-start text:name="_Toc83371679"/><text:bookmark-start text:name="_Toc89163507"/>other<text:bookmark-end text:name="__RefHeading___Toc16621_2131971246"/><text:bookmark-end text:name="_Toc77513361"/><text:bookmark-end text:name="_Toc78107389"/><text:bookmark-end text:name="_Toc78117337"/><text:bookmark-end text:name="_Toc78309153"/><text:bookmark-end text:name="_Toc78621151"/><text:bookmark-end text:name="_Toc80779595"/><text:bookmark-end text:name="_Toc81899420"/><text:bookmark-end text:name="_Toc83371679"/><text:bookmark-end text:name="_Toc89163507"/></text:h>
      <text:h text:style-name="Heading3" text:outline-level="3"><text:bookmark-start text:name="__RefHeading___Toc5666_1483463174"/><text:bookmark-start text:name="_Toc77513362"/><text:bookmark-start text:name="_Toc78107390"/><text:bookmark-start text:name="_Toc78117338"/><text:bookmark-start text:name="_Toc78309154"/><text:bookmark-start text:name="_Toc78621152"/><text:bookmark-start text:name="_Toc80779596"/><text:bookmark-start text:name="_Toc81899421"/><text:bookmark-start text:name="_Toc83371680"/><text:bookmark-start text:name="_Toc89163508"/>Creat<text:span text:style-name="T331">ing</text:span><text:s/>a hessian for ZeroFunction, 2-3-2018<text:bookmark-end text:name="__RefHeading___Toc5666_1483463174"/><text:bookmark-end text:name="_Toc77513362"/><text:bookmark-end text:name="_Toc78107390"/><text:bookmark-end text:name="_Toc78117338"/><text:bookmark-end text:name="_Toc78309154"/><text:bookmark-end text:name="_Toc78621152"/><text:bookmark-end text:name="_Toc80779596"/><text:bookmark-end text:name="_Toc81899421"/><text:bookmark-end text:name="_Toc83371680"/><text:bookmark-end text:name="_Toc89163508"/></text:h>
      <text:p text:style-name="Textbody">(1)</text:p>
      <text:p text:style-name="Textbody">#include &lt;deal.II/base/function.templates.h&gt;</text:p>
      <text:p text:style-name="Textbody">(2)</text:p>
      <text:p text:style-name="Textbody">In function.h, add</text:p>
      <text:p text:style-name="Textbody"><text:s text:c="2"/>virtual SymmetricTensor&lt;2,dim&gt; hessian (const Point&lt;dim&gt; <text:s text:c="2"/>&amp;p, <text:s text:c="47"/></text:p>
      <text:p text:style-name="Textbody"><text:s text:c="34"/>const unsigned int <text:s/>component = 0) const;</text:p>
      <text:p text:style-name="Textbody">to class<text:s/>ZeroFunction.</text:p>
      <text:p text:style-name="Textbody">(3)</text:p>
      <text:p text:style-name="Textbody">In function.templates.h, add</text:p>
      <text:p text:style-name="Textbody">template &lt;int dim, typename Number&gt; <text:s text:c="52"/>//added by me</text:p>
      <text:p text:style-name="Textbody">SymmetricTensor&lt;2,dim&gt; ZeroFunction&lt;dim, Number&gt;::hessian (const Point&lt;dim&gt; &amp;,</text:p>
      <text:p text:style-name="Textbody"><text:s text:c="58"/>const unsigned int) const</text:p>
      <text:p text:style-name="Textbody">{</text:p>
      <text:p text:style-name="Textbody"><text:s text:c="2"/>return SymmetricTensor&lt;2,dim&gt;();</text:p>
      <text:p text:style-name="Textbody">}</text:p>
      <text:p text:style-name="Textbody">to specify the hessian term.</text:p>
      <text:p text:style-name="Textbody"/>
      <text:p text:style-name="Textbody">Checked on Apr. 30, 2019</text:p>
      <text:p text:style-name="Textbody"/>
      <text:h text:style-name="Heading3" text:outline-level="3"><text:bookmark-start text:name="__RefHeading___Toc5672_1483463174"/><text:bookmark-start text:name="_Toc77513367"/><text:bookmark-start text:name="_Toc78107395"/><text:bookmark-start text:name="_Toc78117343"/><text:bookmark-start text:name="_Toc78309159"/><text:bookmark-start text:name="_Toc78621157"/><text:bookmark-start text:name="_Toc80779601"/><text:bookmark-start text:name="_Toc81899426"/><text:bookmark-start text:name="_Toc83371681"/><text:bookmark-start text:name="_Toc89163509"/>Chang<text:span text:style-name="T332">ing</text:span><text:s/>the build type<text:bookmark-end text:name="__RefHeading___Toc5672_1483463174"/><text:bookmark-end text:name="_Toc77513367"/><text:bookmark-end text:name="_Toc78107395"/><text:bookmark-end text:name="_Toc78117343"/><text:bookmark-end text:name="_Toc78309159"/><text:bookmark-end text:name="_Toc78621157"/><text:bookmark-end text:name="_Toc80779601"/><text:bookmark-end text:name="_Toc81899426"/><text:bookmark-end text:name="_Toc83371681"/><text:bookmark-end text:name="_Toc89163509"/></text:h>
      <text:p text:style-name="Textbody"><text:span text:style-name="T333">cmake -DCMAKE_BUILD_TYPE=Debug</text:span><text:span text:style-name="T334"><text:line-break/></text:span><text:span text:style-name="T335">cmake -DCMAKE_BUILD_TY</text:span><text:span text:style-name="T336">PE=Release</text:span><text:span text:style-name="T337"><text:line-break/></text:span><text:span text:style-name="T338">in step-4 filefolder</text:span></text:p>
      <text:h text:style-name="Heading3" text:outline-level="3"><text:bookmark-start text:name="__RefHeading___Toc5674_1483463174"/><text:bookmark-start text:name="_Toc77513368"/><text:bookmark-start text:name="_Toc78107396"/><text:bookmark-start text:name="_Toc78117344"/><text:bookmark-start text:name="_Toc78309160"/><text:bookmark-start text:name="_Toc78621158"/><text:bookmark-start text:name="_Toc80779602"/><text:bookmark-start text:name="_Toc81899427"/><text:bookmark-start text:name="_Toc83371682"/><text:bookmark-start text:name="_Toc89163510"/>Showing the time<text:bookmark-end text:name="__RefHeading___Toc5674_1483463174"/><text:bookmark-end text:name="_Toc77513368"/><text:bookmark-end text:name="_Toc78107396"/><text:bookmark-end text:name="_Toc78117344"/><text:bookmark-end text:name="_Toc78309160"/><text:bookmark-end text:name="_Toc78621158"/><text:bookmark-end text:name="_Toc80779602"/><text:bookmark-end text:name="_Toc81899427"/><text:bookmark-end text:name="_Toc83371682"/><text:bookmark-end text:name="_Toc89163510"/></text:h>
      <text:p text:style-name="P339">time ./step-4 2 17</text:p>
      <text:p text:style-name="P340"/>
      <text:h text:style-name="Heading3" text:outline-level="3"><text:bookmark-start text:name="__RefHeading___Toc6377_1779127052"/><text:bookmark-start text:name="_Toc77513370"/><text:bookmark-start text:name="_Toc78107398"/><text:bookmark-start text:name="_Toc78117346"/><text:bookmark-start text:name="_Toc78309162"/><text:bookmark-start text:name="_Toc78621160"/><text:bookmark-start text:name="_Toc80779604"/><text:bookmark-start text:name="_Toc81899429"/><text:bookmark-start text:name="_Toc83371683"/><text:bookmark-start text:name="_Toc89163511"/>Order the solution of the standard FEM without complex number in a sequence and save it in a txt file, 11 Sep. 2018<text:bookmark-end text:name="__RefHeading___Toc6377_1779127052"/><text:bookmark-end text:name="_Toc77513370"/><text:bookmark-end text:name="_Toc78107398"/><text:bookmark-end text:name="_Toc78117346"/><text:bookmark-end text:name="_Toc78309162"/><text:bookmark-end text:name="_Toc78621160"/><text:bookmark-end text:name="_Toc80779604"/><text:bookmark-end text:name="_Toc81899429"/><text:bookmark-end text:name="_Toc83371683"/><text:bookmark-end text:name="_Toc89163511"/></text:h>
      <text:p text:style-name="P341">Which should mean to be in line with the mathematical coordinate, Dec.<text:s/>2, 2018</text:p>
      <text:p text:style-name="Textbody"><text:s text:c="2"/></text:p>
      <text:soft-page-break/>
      <text:list text:style-name="LFO47" text:continue-numbering="true">
        <text:list-item>
          <text:p text:style-name="P342">Order the solution of the standard FEM with only real number in a sequence, 7 Aug, 2018</text:p>
        </text:list-item>
      </text:list>
      <text:p text:style-name="Textbody"><text:s text:c="2"/>Vector&lt;double&gt; <text:s text:c="6"/>solution_sequence;</text:p>
      <text:p text:style-name="Textbody"><text:s text:c="2"/>solution_sequence.reinit (dof_handler.n_dofs()); <text:s/></text:p>
      <text:p text:style-name="P343">// before adjusting the array, we need initializing it first.<text:s/><text:s/>Oct.25, 2018</text:p>
      <text:p text:style-name="Textbody"/>
      <text:p text:style-name="P344"><text:s text:c="2"/>std::cout &lt;&lt; "solution is " &lt;&lt; "\n" &lt;&lt; solution &lt;&lt; std::endl;</text:p>
      <text:p text:style-name="P345"/>
      <text:p text:style-name="P346"/>
      <text:p text:style-name="P347"><text:s text:c="2"/>unsigned int nc = pow(2,refine);</text:p>
      <text:p text:style-name="P348"><text:s text:c="2"/></text:p>
      <text:p text:style-name="P349"><text:s text:c="2"/>solution_sequence[0]=solution[0];</text:p>
      <text:p text:style-name="P350"><text:s/></text:p>
      <text:p text:style-name="P351">If we are using the default numbering, the order of dofs needs to be adjusted in each cell:</text:p>
      <text:p text:style-name="P352"><text:s text:c="2"/>for (unsigned int r = 0; r &lt; nc; r++)</text:p>
      <text:p text:style-name="P353"><text:s text:c="2"/>{</text:p>
      <text:p text:style-name="P354"><text:s text:c="8"/>solution_sequence[r*degree+degree] = solution[r*degree+1];</text:p>
      <text:p text:style-name="P355"><text:s text:c="16"/></text:p>
      <text:p text:style-name="P356"><text:s text:c="8"/>for (unsigned int i = 0; i &lt; degree-1; i++)</text:p>
      <text:p text:style-name="P357"><text:s text:c="8"/>{</text:p>
      <text:p text:style-name="P358"><text:s text:c="12"/>solution_sequence[r*degree+i+1] = solution[degree*r+i+2];</text:p>
      <text:p text:style-name="P359"><text:s text:c="8"/>}</text:p>
      <text:p text:style-name="P360"><text:s text:c="2"/>}</text:p>
      <text:p text:style-name="P361"><text:s text:c="2"/></text:p>
      <text:p text:style-name="P362"><text:s text:c="2"/>std::cout &lt;&lt; "solution_sequence is " &lt;&lt; "\n" &lt;&lt; solution_sequence &lt;&lt; std::endl;</text:p>
      <text:p text:style-name="P363"/>
      <text:p text:style-name="P364">Besides, if the dof is renumbered using DoFRenumbering::Cuthill_McKee (dof_handler), only the dofs in the last cell need to be adjusted.</text:p>
      <text:p text:style-name="P365"><text:s text:c="4"/>solution_sequence = solution;</text:p>
      <text:p text:style-name="P366"><text:s text:c="10"/></text:p>
      <text:p text:style-name="P367"><text:s text:c="4"/>for (unsigned int i = 0; i &lt; degree-1; i++)</text:p>
      <text:p text:style-name="P368"><text:s text:c="4"/>{</text:p>
      <text:p text:style-name="P369"><text:s text:c="8"/>solution_sequence[dof_handler.n_dofs()-degree+i] = solution[dof_handler.n_dofs()-degree+i+1];</text:p>
      <text:p text:style-name="P370"><text:s text:c="4"/>}</text:p>
      <text:p text:style-name="P371"><text:s text:c="4"/></text:p>
      <text:p text:style-name="P372"><text:s text:c="4"/>solution_sequence[dof_handler.n_dofs()-1] = solution[dof_handler.n_dofs()-degree];</text:p>
      <text:soft-page-break/>
      <text:p text:style-name="P373"><text:s/></text:p>
      <text:p text:style-name="P374"><text:s text:c="2"/>std::cout &lt;&lt; "solution is " &lt;&lt; "\n" &lt;&lt; solution &lt;&lt; std::endl;</text:p>
      <text:p text:style-name="P375"><text:s text:c="2"/></text:p>
      <text:p text:style-name="P376">}</text:p>
      <text:p text:style-name="P377"/>
      <text:list text:style-name="LFO48" text:continue-numbering="true">
        <text:list-item>
          <text:p text:style-name="P378"><text:span text:style-name="T379">save 'solution_sequence' into a txt file in the output_results function</text:span></text:p>
        </text:list-item>
      </text:list>
      <text:p text:style-name="P380"><text:s text:c="2"/>std::ofstream<text:s/>output_solution("solution_deg_"+std::to_string(degree)+"_ref_"+std::to_string(refine)+".txt"); <text:s text:c="42"/>//output solution to a file <text:s/></text:p>
      <text:p text:style-name="P381"/>
      <text:p text:style-name="P382"><text:s text:c="2"/>for (unsigned int i=0;i&lt;dof_handler.n_dofs();i++)</text:p>
      <text:p text:style-name="P383"><text:s text:c="2"/>{</text:p>
      <text:p text:style-name="P384"><text:s text:c="6"/>output_solution &lt;&lt; std::setprecision(20) &lt;&lt; solution_sequence[i]</text:p>
      <text:p text:style-name="P385"><text:s text:c="7"/>&lt;&lt;" "; <text:s text:c="14"/>// behaves like cout - cout is also a stream</text:p>
      <text:p text:style-name="P386"><text:s text:c="6"/>output_solution &lt;&lt; "\n";</text:p>
      <text:p text:style-name="P387"><text:s text:c="2"/>}</text:p>
      <text:p text:style-name="P388"/>
      <text:p text:style-name="P389"><text:s text:c="2"/>output_solution.close();</text:p>
      <text:p text:style-name="P390"><text:s text:c="2"/>output_solution.clear();</text:p>
      <text:p text:style-name="P391"/>
      <text:p text:style-name="P392">An implementation can be found at Step4_Pois_pexp.</text:p>
      <text:p text:style-name="P393"/>
      <text:p text:style-name="Textbody"/>
      <text:h text:style-name="Heading3" text:outline-level="3"><text:bookmark-start text:name="__RefHeading___Toc8137_1918475198"/><text:bookmark-start text:name="_Toc77513372"/><text:bookmark-start text:name="_Toc78107400"/><text:bookmark-start text:name="_Toc78117348"/><text:bookmark-start text:name="_Toc78309164"/><text:bookmark-start text:name="_Toc78621162"/><text:bookmark-start text:name="_Toc80779606"/><text:bookmark-start text:name="_Toc81899431"/><text:bookmark-start text:name="_Toc83371684"/><text:bookmark-start text:name="_Toc89163512"/>Solving 2DV equation with non-homogeneous right-hand sides, Dec. 29, 2018<text:bookmark-end text:name="__RefHeading___Toc8137_1918475198"/><text:bookmark-end text:name="_Toc77513372"/><text:bookmark-end text:name="_Toc78107400"/><text:bookmark-end text:name="_Toc78117348"/><text:bookmark-end text:name="_Toc78309164"/><text:bookmark-end text:name="_Toc78621162"/><text:bookmark-end text:name="_Toc80779606"/><text:bookmark-end text:name="_Toc81899431"/><text:bookmark-end text:name="_Toc83371684"/><text:bookmark-end text:name="_Toc89163512"/></text:h>
      <text:p text:style-name="Textbody">Only with real parts:</text:p>
      <text:p text:style-name="Standard"><text:span text:style-name="T394"><text:tab/></text:span><text:span text:style-name="T395"><text:tab/></text:span><text:span text:style-name="T396"><text:tab/><text:s text:c="2"/></text:span><text:span text:style-name="T397">if</text:span><text:span text:style-name="T398"><text:s/>(</text:span><text:span text:style-name="T399">fe</text:span><text:span text:style-name="T400">.system_to_component_index(i).</text:span><text:span text:style-name="T401">first</text:span><text:span text:style-name="T402"><text:s/>== 0)</text:span></text:p>
      <text:p text:style-name="P403"><text:tab/><text:tab/><text:tab/><text:s text:c="2"/>{</text:p>
      <text:p text:style-name="P404"><text:tab/><text:tab/><text:tab/><text:tab/><text:s text:c="2"/>cell_rhs(i) += (fe_values.shape_value (i, q_index) *</text:p>
      <text:p text:style-name="P405"><text:tab/><text:tab/><text:tab/><text:tab/><text:tab/><text:tab/><text:tab/><text:tab/><text:s text:c="2"/>right_hand_side.value (fe_values.quadrature_point (q_index)) *</text:p>
      <text:p text:style-name="P406"><text:tab/><text:tab/><text:tab/><text:tab/><text:tab/><text:tab/><text:tab/><text:tab/><text:s text:c="2"/>fe_values.JxW (q_index));</text:p>
      <text:p text:style-name="Standard"><text:span text:style-name="T407"><text:tab/></text:span><text:span text:style-name="T408"><text:tab/></text:span><text:span text:style-name="T409"><text:tab/><text:s text:c="2"/>}</text:span><text:span text:style-name="T410">else</text:span></text:p>
      <text:p text:style-name="P411"><text:tab/><text:tab/><text:tab/><text:s text:c="2"/>{</text:p>
      <text:p text:style-name="P412"/>
      <text:p text:style-name="P413"><text:tab/><text:tab/><text:tab/><text:s text:c="2"/>}</text:p>
      <text:p text:style-name="P414"/>
      <text:h text:style-name="Heading3" text:outline-level="3"><text:bookmark-start text:name="__RefHeading___Toc9339_332472486"/><text:bookmark-start text:name="_Toc77513373"/><text:bookmark-start text:name="_Toc78107401"/><text:bookmark-start text:name="_Toc78117349"/><text:bookmark-start text:name="_Toc78309165"/><text:bookmark-start text:name="_Toc78621163"/><text:bookmark-start text:name="_Toc80779607"/><text:bookmark-start text:name="_Toc81899432"/><text:bookmark-start text:name="_Toc83371685"/><text:bookmark-start text:name="_Toc89163513"/>Numbering of dofs of one cell of the 2DV equation in the<text:s/><text:soft-page-break/>standard FEM, Dec. 4, 2018<text:bookmark-end text:name="__RefHeading___Toc9339_332472486"/><text:bookmark-end text:name="_Toc77513373"/><text:bookmark-end text:name="_Toc78107401"/><text:bookmark-end text:name="_Toc78117349"/><text:bookmark-end text:name="_Toc78309165"/><text:bookmark-end text:name="_Toc78621163"/><text:bookmark-end text:name="_Toc80779607"/><text:bookmark-end text:name="_Toc81899432"/><text:bookmark-end text:name="_Toc83371685"/><text:bookmark-end text:name="_Toc89163513"/></text:h>
      <text:p text:style-name="Textbody">Assuming elements of degree n.</text:p>
      <table:table table:style-name="Table415">
        <table:table-columns>
          <table:table-column table:style-name="TableColumn416"/>
          <table:table-column table:style-name="TableColumn417"/>
          <table:table-column table:style-name="TableColumn418"/>
          <table:table-column table:style-name="TableColumn419"/>
        </table:table-columns>
        <table:table-row table:style-name="TableRow420">
          <table:table-cell table:style-name="TableCell421">
            <text:p text:style-name="P422">Order (by<text:s/>dofs_per_cell)</text:p>
          </table:table-cell>
          <table:table-cell table:style-name="TableCell423">
            <text:p text:style-name="P424">Dof order</text:p>
          </table:table-cell>
          <table:table-cell table:style-name="TableCell425">
            <text:p text:style-name="P426">Fe order</text:p>
          </table:table-cell>
          <table:table-cell table:style-name="TableCell427">
            <text:p text:style-name="P428"/>
          </table:table-cell>
        </table:table-row>
        <table:table-row table:style-name="TableRow429">
          <table:table-cell table:style-name="TableCell430">
            <text:p text:style-name="P431">0</text:p>
          </table:table-cell>
          <table:table-cell table:style-name="TableCell432">
            <text:p text:style-name="P433">ur(0)=0</text:p>
          </table:table-cell>
          <table:table-cell table:style-name="TableCell434">
            <text:p text:style-name="P435">ur(0)</text:p>
          </table:table-cell>
          <table:table-cell table:style-name="TableCell436">
            <text:p text:style-name="P437"/>
          </table:table-cell>
        </table:table-row>
        <table:table-row table:style-name="TableRow438">
          <table:table-cell table:style-name="TableCell439">
            <text:p text:style-name="P440">1</text:p>
          </table:table-cell>
          <table:table-cell table:style-name="TableCell441">
            <text:p text:style-name="P442">ui(0)=1</text:p>
          </table:table-cell>
          <table:table-cell table:style-name="TableCell443">
            <text:p text:style-name="P444">ui(0)</text:p>
          </table:table-cell>
          <table:table-cell table:style-name="TableCell445">
            <text:p text:style-name="P446"/>
          </table:table-cell>
        </table:table-row>
        <table:table-row table:style-name="TableRow447">
          <table:table-cell table:style-name="TableCell448">
            <text:p text:style-name="P449">2</text:p>
          </table:table-cell>
          <table:table-cell table:style-name="TableCell450">
            <text:p text:style-name="P451">ur(n)=2</text:p>
          </table:table-cell>
          <table:table-cell table:style-name="TableCell452">
            <text:p text:style-name="P453">ur(n)</text:p>
          </table:table-cell>
          <table:table-cell table:style-name="TableCell454">
            <text:p text:style-name="P455"/>
          </table:table-cell>
        </table:table-row>
        <table:table-row table:style-name="TableRow456">
          <table:table-cell table:style-name="TableCell457">
            <text:p text:style-name="P458">3</text:p>
          </table:table-cell>
          <table:table-cell table:style-name="TableCell459">
            <text:p text:style-name="P460">ui(n)=3</text:p>
          </table:table-cell>
          <table:table-cell table:style-name="TableCell461">
            <text:p text:style-name="P462">ui(n)</text:p>
          </table:table-cell>
          <table:table-cell table:style-name="TableCell463">
            <text:p text:style-name="P464"/>
          </table:table-cell>
        </table:table-row>
        <table:table-row table:style-name="TableRow465">
          <table:table-cell table:style-name="TableCell466">
            <text:p text:style-name="P467">4</text:p>
          </table:table-cell>
          <table:table-cell table:style-name="TableCell468">
            <text:p text:style-name="P469">ur(1)=4</text:p>
          </table:table-cell>
          <table:table-cell table:style-name="TableCell470">
            <text:p text:style-name="P471">ur(1)</text:p>
          </table:table-cell>
          <table:table-cell table:style-name="TableCell472">
            <text:p text:style-name="P473"/>
          </table:table-cell>
        </table:table-row>
        <table:table-row table:style-name="TableRow474">
          <table:table-cell table:style-name="TableCell475">
            <text:p text:style-name="P476">...</text:p>
          </table:table-cell>
          <table:table-cell table:style-name="TableCell477">
            <text:p text:style-name="P478">...</text:p>
          </table:table-cell>
          <table:table-cell table:style-name="TableCell479">
            <text:p text:style-name="P480">ui(1)</text:p>
          </table:table-cell>
          <table:table-cell table:style-name="TableCell481">
            <text:p text:style-name="P482"/>
          </table:table-cell>
        </table:table-row>
        <table:table-row table:style-name="TableRow483">
          <table:table-cell table:style-name="TableCell484">
            <text:p text:style-name="P485">n+2</text:p>
          </table:table-cell>
          <table:table-cell table:style-name="TableCell486">
            <text:p text:style-name="P487">ur(n-1)=n+2</text:p>
          </table:table-cell>
          <table:table-cell table:style-name="TableCell488">
            <text:p text:style-name="P489">...</text:p>
          </table:table-cell>
          <table:table-cell table:style-name="TableCell490">
            <text:p text:style-name="P491"/>
          </table:table-cell>
        </table:table-row>
        <table:table-row table:style-name="TableRow492">
          <table:table-cell table:style-name="TableCell493">
            <text:p text:style-name="P494">n+3</text:p>
          </table:table-cell>
          <table:table-cell table:style-name="TableCell495">
            <text:p text:style-name="P496">ui(1)=n+3</text:p>
          </table:table-cell>
          <table:table-cell table:style-name="TableCell497">
            <text:p text:style-name="P498">...</text:p>
          </table:table-cell>
          <table:table-cell table:style-name="TableCell499">
            <text:p text:style-name="P500"/>
          </table:table-cell>
        </table:table-row>
        <table:table-row table:style-name="TableRow501">
          <table:table-cell table:style-name="TableCell502">
            <text:p text:style-name="P503"/>
          </table:table-cell>
          <table:table-cell table:style-name="TableCell504">
            <text:p text:style-name="P505">...</text:p>
          </table:table-cell>
          <table:table-cell table:style-name="TableCell506">
            <text:p text:style-name="P507">ur(n-1)</text:p>
          </table:table-cell>
          <table:table-cell table:style-name="TableCell508">
            <text:p text:style-name="P509"/>
          </table:table-cell>
        </table:table-row>
        <table:table-row table:style-name="TableRow510">
          <table:table-cell table:style-name="TableCell511">
            <text:p text:style-name="P512">2n+1</text:p>
          </table:table-cell>
          <table:table-cell table:style-name="TableCell513">
            <text:p text:style-name="P514">ui(n-1)=2n+1</text:p>
          </table:table-cell>
          <table:table-cell table:style-name="TableCell515">
            <text:p text:style-name="P516">ui(n-1)</text:p>
          </table:table-cell>
          <table:table-cell table:style-name="TableCell517">
            <text:p text:style-name="P518"/>
          </table:table-cell>
        </table:table-row>
      </table:table>
      <text:p text:style-name="Textbody"/>
      <text:p text:style-name="Textbody"/>
      <text:p text:style-name="Textbody"/>
      <text:p text:style-name="Textbody"/>
      <text:h text:style-name="Heading3" text:outline-level="3"><text:bookmark-start text:name="__RefHeading___Toc11167_1081874842"/><text:bookmark-start text:name="_Toc77513374"/><text:bookmark-start text:name="_Toc78107402"/><text:bookmark-start text:name="_Toc78117350"/><text:bookmark-start text:name="_Toc78309166"/><text:bookmark-start text:name="_Toc78621164"/><text:bookmark-start text:name="_Toc80779608"/><text:bookmark-start text:name="_Toc81899433"/><text:bookmark-start text:name="_Toc83371686"/><text:bookmark-start text:name="_Toc89163514"/>The order of the<text:s/>contribution of every basis function for the 2DV equation, 9-5-18<text:bookmark-end text:name="__RefHeading___Toc11167_1081874842"/><text:bookmark-end text:name="_Toc77513374"/><text:bookmark-end text:name="_Toc78107402"/><text:bookmark-end text:name="_Toc78117350"/><text:bookmark-end text:name="_Toc78309166"/><text:bookmark-end text:name="_Toc78621164"/><text:bookmark-end text:name="_Toc80779608"/><text:bookmark-end text:name="_Toc81899433"/><text:bookmark-end text:name="_Toc83371686"/><text:bookmark-end text:name="_Toc89163514"/></text:h>
      <text:p text:style-name="P519">For basis functions of degree n:</text:p>
      <text:p text:style-name="P520">1.</text:p>
      <text:p text:style-name="P521">The first basis function of the real part<text:tab/><text:tab/><text:tab/>\phi_real 0</text:p>
      <text:p text:style-name="P522">the first basis function of the imaginary part<text:tab/><text:tab/>\phi_imag 0</text:p>
      <text:p text:style-name="P523">the last basis function of the real part<text:tab/><text:tab/><text:tab/>\phi_real n</text:p>
      <text:p text:style-name="Textbody"><text:span text:style-name="T524">the last basis function of the imaginary part</text:span><text:span text:style-name="T525"><text:tab/></text:span><text:span text:style-name="T526"><text:tab/>\phi_imag n</text:span></text:p>
      <text:p text:style-name="P527">2.</text:p>
      <text:p text:style-name="P528">the second basis function of the real part<text:tab/><text:tab/><text:tab/>\phi_real 1</text:p>
      <text:p text:style-name="P529">the third basis function of the real part<text:tab/><text:tab/><text:tab/>\phi_real 2</text:p>
      <text:p text:style-name="P530">...</text:p>
      <text:p text:style-name="P531">the second last basis function of the real part<text:tab/><text:tab/>\phi_real n-1</text:p>
      <text:p text:style-name="P532"/>
      <text:p text:style-name="P533">This is because the basis functions are numbered in this way. Dec. 3, 2018</text:p>
      <text:p text:style-name="P534"/>
      <text:p text:style-name="P535">3.</text:p>
      <text:soft-page-break/>
      <text:p text:style-name="P536">the second basis function of the imaginary part<text:tab/><text:tab/>\phi_imag 1</text:p>
      <text:p text:style-name="P537">the third basis function of the imaginary part<text:tab/><text:tab/>\phi_imag 2</text:p>
      <text:p text:style-name="P538">...</text:p>
      <text:p text:style-name="P539">the second last basis function of the<text:s/>imaginary part<text:tab/>\phi_imag n-1</text:p>
      <text:p text:style-name="P540"/>
      <text:p text:style-name="P541">This kind of numbering is very explicit for P3 or higher-order elements.</text:p>
      <text:p text:style-name="P542">Dec. 1, 2018</text:p>
      <text:p text:style-name="P543"/>
      <text:p text:style-name="P544">An example is 'step-4_2DV'.</text:p>
      <text:p text:style-name="P545">For verification, please try to output the value of the basis function.</text:p>
      <text:p text:style-name="Textbody"><text:span text:style-name="T546">Alternatively, we can try</text:span></text:p>
      <text:p text:style-name="P547">std::cout &lt;&lt;<text:s/>" <text:s text:c="3"/>fe.system_to_component_index(j).first is: " &lt;&lt; fe.system_to_component_index(j).first &lt;&lt; std::endl;</text:p>
      <text:p text:style-name="Textbody"><text:span text:style-name="T548">to see to which component the basis function belongs.</text:span></text:p>
      <text:p text:style-name="Textbody"><text:a xlink:href="https://www.dealii.org/8.5.1/doxygen/deal.II/classFiniteElement.html#a27220a135402b96c7e6eecbb04acda56" office:target-frame-name="_top" xlink:show="replace"><text:span text:style-name="T549">https://www.dealii.org/8.5.1/doxygen/deal.II/classFiniteElement.html#a27220a135402b96c7e6eecbb04acda56</text:span></text:a></text:p>
      <text:p text:style-name="P550"><text:line-break/></text:p>
      <text:h text:style-name="Heading3" text:outline-level="3"><text:bookmark-start text:name="__RefHeading___Toc9828_1081874842"/><text:bookmark-start text:name="_Toc77513375"/><text:bookmark-start text:name="_Toc78107403"/><text:bookmark-start text:name="_Toc78117351"/><text:bookmark-start text:name="_Toc78309167"/><text:bookmark-start text:name="_Toc78621165"/><text:bookmark-start text:name="_Toc80779609"/><text:bookmark-start text:name="_Toc81899434"/><text:bookmark-start text:name="_Toc83371687"/><text:bookmark-start text:name="_Toc89163515"/>The sequence of the solution of the 2DV equation using the standard FEM, 4-5-2018<text:bookmark-end text:name="__RefHeading___Toc9828_1081874842"/><text:bookmark-end text:name="_Toc77513375"/><text:bookmark-end text:name="_Toc78107403"/><text:bookmark-end text:name="_Toc78117351"/><text:bookmark-end text:name="_Toc78309167"/><text:bookmark-end text:name="_Toc78621165"/><text:bookmark-end text:name="_Toc80779609"/><text:bookmark-end text:name="_Toc81899434"/><text:bookmark-end text:name="_Toc83371687"/><text:bookmark-end text:name="_Toc89163515"/></text:h>
      <text:p text:style-name="P551">The sequence is the same with the<text:s/>assembling, Sep 10, 2018, checked Dec. 1, 2018</text:p>
      <text:p text:style-name="P552">For the 2DV equation, the solution includes the real part and imaginary part.</text:p>
      <text:p text:style-name="P553">Similar to the order of the basis functions in the Poisson equation,if the basis function is of degree n,</text:p>
      <text:list text:style-name="LFO49" text:continue-numbering="true">
        <text:list-item>
          <text:p text:style-name="P554">the first is the leftmost<text:s/>solution, i.e. ur(1), ui(1);</text:p>
        </text:list-item>
        <text:list-item>
          <text:p text:style-name="P555">the second is the rightmost solution at each cell, i.e. ur(n+1), ui(n+1);</text:p>
        </text:list-item>
      </text:list>
      <text:list text:style-name="LFO50" text:continue-numbering="true">
        <text:list-item>
          <text:p text:style-name="P556">ur(2), ur(3), ..., ur(n) ui(2), ui(3), ..., ui(n) .</text:p>
        </text:list-item>
      </text:list>
      <text:p text:style-name="P557">Note that for the cells following the first cell, some dofs would be replicate with the previous cell.</text:p>
      <text:p text:style-name="P558">In other words, all the real parts are numbered first, then it comes to all the imaginary parts.</text:p>
      <text:p text:style-name="P559"/>
      <text:p text:style-name="Textbody"><text:span text:style-name="T560">An implementation of this can be found at '</text:span><text:span text:style-name="T561">step-4_2DV</text:span><text:span text:style-name="T562">'</text:span></text:p>
      <text:p text:style-name="P563"/>
      <text:h text:style-name="Heading3" text:outline-level="3"><text:bookmark-start text:name="__RefHeading___Toc5462_942487057"/><text:bookmark-start text:name="_Toc77513376"/><text:bookmark-start text:name="_Toc78107404"/><text:bookmark-start text:name="_Toc78117352"/><text:bookmark-start text:name="_Toc78309168"/><text:bookmark-start text:name="_Toc78621166"/><text:bookmark-start text:name="_Toc80779610"/><text:bookmark-start text:name="_Toc81899435"/><text:bookmark-start text:name="_Toc83371688"/><text:bookmark-start text:name="_Toc89163516"/>Higher convergence order of the gradient using P3 elements, 26-5-2018<text:bookmark-end text:name="__RefHeading___Toc5462_942487057"/><text:bookmark-end text:name="_Toc77513376"/><text:bookmark-end text:name="_Toc78107404"/><text:bookmark-end text:name="_Toc78117352"/><text:bookmark-end text:name="_Toc78309168"/><text:bookmark-end text:name="_Toc78621166"/><text:bookmark-end text:name="_Toc80779610"/><text:bookmark-end text:name="_Toc81899435"/><text:bookmark-end text:name="_Toc83371688"/><text:bookmark-end text:name="_Toc89163516"/></text:h>
      <text:p text:style-name="P564">The selection of the<text:s/>Gauss quadrature in computing the error.</text:p>
      <text:p text:style-name="P565"/>
      <text:p text:style-name="P566">Should not select the lowest order of Gauss quadrature in the assembly for computing the error.</text:p>
      <text:p text:style-name="Textbody"><text:a xlink:href="https://www.dealii.org/8.4.0/doxygen/deal.II/step_7.html" office:target-frame-name="_top" xlink:show="replace"><text:span text:style-name="T567">https://www.dealii.org/8.4.0/doxygen/deal.II</text:span><text:span text:style-name="T568">/step_7.html</text:span></text:a></text:p>
      <text:p text:style-name="P569"/>
      <text:h text:style-name="Heading3" text:outline-level="3"><text:bookmark-start text:name="__RefHeading___Toc8722_2109428521"/><text:bookmark-start text:name="_Toc77513377"/><text:bookmark-start text:name="_Toc78107405"/><text:bookmark-start text:name="_Toc78117353"/><text:bookmark-start text:name="_Toc78309169"/><text:bookmark-start text:name="_Toc78621167"/><text:bookmark-start text:name="_Toc80779611"/><text:bookmark-start text:name="_Toc81899436"/><text:bookmark-start text:name="_Toc83371689"/><text:bookmark-start text:name="_Toc89163517"/>Applying adaptive mesh refinement for the 1D problem, 5-6-2018<text:bookmark-end text:name="__RefHeading___Toc8722_2109428521"/><text:bookmark-end text:name="_Toc77513377"/><text:bookmark-end text:name="_Toc78107405"/><text:bookmark-end text:name="_Toc78117353"/><text:bookmark-end text:name="_Toc78309169"/><text:bookmark-end text:name="_Toc78621167"/><text:bookmark-end text:name="_Toc80779611"/><text:bookmark-end text:name="_Toc81899436"/><text:bookmark-end text:name="_Toc83371689"/><text:bookmark-end text:name="_Toc89163517"/></text:h>
      <text:p text:style-name="P570">For one dimensional problem, the kellyerrorestimator reads</text:p>
      <text:p text:style-name="P571"><text:s text:c="2"/>KellyErrorEstimator&lt;1,dim&gt;::estimate (dof_handler,</text:p>
      <text:p text:style-name="P572"><text:s text:c="38"/>QGauss&lt;dim-1&gt;(3),</text:p>
      <text:p text:style-name="P573"><text:s text:c="11"/><text:s text:c="27"/>typename FunctionMap&lt;dim&gt;::type(),</text:p>
      <text:p text:style-name="P574"><text:s text:c="38"/>solution,</text:p>
      <text:p text:style-name="P575"><text:s text:c="38"/>estimated_error_per_cell);</text:p>
      <text:p text:style-name="Textbody"><text:a xlink:href="https://www.dealii.org/8.4.0/doxygen/deal.II/classKellyErrorEstimator_3_011_00_01spacedim_01_4.html" office:target-frame-name="_top" xlink:show="replace"><text:span text:style-name="T576">https://www.dealii.org/8.4.0/doxygen/deal.II/classKellyErrorEstimator_3_011</text:span></text:a><text:a xlink:href="https://www.dealii.org/8.4.0/doxygen/deal.II/classKellyErrorEstimator_3_011_00_01spacedim_01_4.html" office:target-frame-name="_top" xlink:show="replace"><text:span text:style-name="T577">_00_01spacedim_01_4.html</text:span></text:a></text:p>
      <text:p text:style-name="P578"/>
      <text:p text:style-name="P579">This is first implemented in step-6.<text:tab/><text:tab/>Feb. 4, 2019</text:p>
      <text:p text:style-name="P580"/>
      <text:p text:style-name="Textbody"/>
      <text:h text:style-name="Heading1" text:outline-level="1"><text:bookmark-start text:name="__RefHeading__1547_2017374602"/><text:bookmark-start text:name="_Toc77513378"/><text:bookmark-start text:name="_Toc78107406"/><text:bookmark-start text:name="_Toc78117354"/><text:bookmark-start text:name="_Toc78309170"/><text:bookmark-start text:name="_Toc78621168"/><text:bookmark-start text:name="_Toc80779612"/><text:bookmark-start text:name="_Toc81899437"/><text:bookmark-start text:name="_Toc83371690"/><text:bookmark-start text:name="_Toc89163518"/>Step-20 MFEM<text:bookmark-end text:name="__RefHeading__1547_2017374602"/><text:bookmark-end text:name="_Toc77513378"/><text:bookmark-end text:name="_Toc78107406"/><text:bookmark-end text:name="_Toc78117354"/><text:bookmark-end text:name="_Toc78309170"/><text:bookmark-end text:name="_Toc78621168"/><text:bookmark-end text:name="_Toc80779612"/><text:bookmark-end text:name="_Toc81899437"/><text:bookmark-end text:name="_Toc83371690"/><text:bookmark-end text:name="_Toc89163518"/></text:h>
      <text:h text:style-name="Heading3" text:outline-level="3"><text:bookmark-start text:name="__RefHeading__6087_58343666"/><text:bookmark-start text:name="_Toc77513379"/><text:bookmark-start text:name="_Toc78107407"/><text:bookmark-start text:name="_Toc78117355"/><text:bookmark-start text:name="_Toc78309171"/><text:bookmark-start text:name="_Toc78621169"/><text:bookmark-start text:name="_Toc80779613"/><text:bookmark-start text:name="_Toc81899438"/><text:bookmark-start text:name="_Toc83371691"/><text:bookmark-start text:name="_Toc89163519"/>Finite element pairs<text:bookmark-end text:name="__RefHeading__6087_58343666"/><text:bookmark-end text:name="_Toc77513379"/><text:bookmark-end text:name="_Toc78107407"/><text:bookmark-end text:name="_Toc78117355"/><text:bookmark-end text:name="_Toc78309171"/><text:bookmark-end text:name="_Toc78621169"/><text:bookmark-end text:name="_Toc80779613"/><text:bookmark-end text:name="_Toc81899438"/><text:bookmark-end text:name="_Toc83371691"/><text:bookmark-end text:name="_Toc89163519"/></text:h>
      <text:p text:style-name="Standard">Available pairs:</text:p>
      <text:p text:style-name="Standard">The degree of RT elements can equal, is one order larger than, and two orders larger than that of DGQ elements.</text:p>
      <text:p text:style-name="Standard"/>
      <text:p text:style-name="Textbody">When it comes to P1 P0 pair, we need</text:p>
      <text:p text:style-name="Standard"><text:span text:style-name="T581"><text:s text:c="4"/></text:span><text:span text:style-name="T582">// FE pair: Q(1) - DGQ(0)</text:span></text:p>
      <text:p text:style-name="Standard"><text:span text:style-name="T583"><text:s text:c="4"/></text:span><text:span text:style-name="T584">fe</text:span><text:span text:style-name="T585"><text:s/>(FE_Q&lt;</text:span><text:span text:style-name="T586">dim</text:span><text:span text:style-name="T587">&gt;(1), 1,</text:span></text:p>
      <text:p text:style-name="Standard"><text:span text:style-name="T588"><text:tab/><text:s text:c="4"/>FE_DGQ&lt;</text:span><text:span text:style-name="T589">dim</text:span><text:span text:style-name="T590">&gt;(0), 1),</text:span></text:p>
      <text:p text:style-name="Textbody">M, September, 2017.</text:p>
      <text:p text:style-name="Textbody"/>
      <text:p text:style-name="Textbody">Important:</text:p>
      <text:p text:style-name="Textbody">RaviartThomas/DGQ elements have a strict requirement on the # of<text:s/>quadrature points in the assembling process. For example n_q_points = degree+2 works, but n_q_points = degree+1 does not work when degree=1 and 2.<text:tab/><text:tab/><text:tab/>Oct. 14, 2020<text:tab/><text:tab/><text:tab/><text:tab/><text:tab/><text:tab/></text:p>
      <text:p text:style-name="Textbody"><text:a xlink:href="https://www.dealii.org/current/doxygen/deal.II/step_20.html" office:target-frame-name="_top" xlink:show="replace"><text:span text:style-name="Hyperlink">https://ww</text:span><text:span text:style-name="Hyperlink">w.dealii.org/current/doxygen/deal.II/step_20.html</text:span></text:a></text:p>
      <text:p text:style-name="Textbody"/>
      <text:h text:style-name="Heading3" text:outline-level="3"><text:bookmark-start text:name="__RefHeading___Toc8340_1959121374"/><text:bookmark-start text:name="_Toc77513380"/><text:bookmark-start text:name="_Toc78107408"/><text:bookmark-start text:name="_Toc78117356"/><text:bookmark-start text:name="_Toc78309172"/><text:bookmark-start text:name="_Toc78621170"/><text:bookmark-start text:name="_Toc80779614"/><text:bookmark-start text:name="_Toc81899439"/><text:bookmark-start text:name="_Toc83371692"/><text:bookmark-start text:name="_Toc89163520"/>save values of basis functions at quadrature points into a file, Sep, 2018<text:bookmark-end text:name="__RefHeading___Toc8340_1959121374"/><text:bookmark-end text:name="_Toc77513380"/><text:bookmark-end text:name="_Toc78107408"/><text:bookmark-end text:name="_Toc78117356"/><text:bookmark-end text:name="_Toc78309172"/><text:bookmark-end text:name="_Toc78621170"/><text:bookmark-end text:name="_Toc80779614"/><text:bookmark-end text:name="_Toc81899439"/><text:bookmark-end text:name="_Toc83371692"/><text:bookmark-end text:name="_Toc89163520"/></text:h>
      <text:p text:style-name="Textbody"><text:s text:c="4"/>if( remove( "fe_values_quad"+std::to_string(degree)+".csv" ) != 0 )</text:p>
      <text:soft-page-break/>
      <text:p text:style-name="Textbody"><text:s text:c="8"/>std::cout&lt;&lt; "fe_values_quad.txt does not exist." &lt;&lt; std::endl;</text:p>
      <text:p text:style-name="Textbody"><text:s text:c="4"/>else</text:p>
      <text:p text:style-name="Textbody"><text:s text:c="8"/>std::cout&lt;&lt; "fe_values_quad.txt successfully deleted." &lt;&lt; std::endl;</text:p>
      <text:p text:style-name="Textbody"><text:s text:c="4"/>return 0;</text:p>
      <text:p text:style-name="Textbody"><text:s text:c="4"/></text:p>
      <text:p text:style-name="Textbody"><text:s text:c="4"/>std::ofstream fe_values_quad;</text:p>
      <text:p text:style-name="Textbody"><text:s text:c="4"/>fe_values_quad.open<text:s/>("fe_values_quad"+std::to_string(degree)+".csv", std::ofstream::app);</text:p>
      <text:list text:style-name="LFO51" text:continue-numbering="true">
        <text:list-item>
          <text:p text:style-name="P591">in the cell loop, and quad point loop, do</text:p>
        </text:list-item>
      </text:list>
      <text:p text:style-name="Textbody">fe_values_quad &lt;&lt; fe_values.get_quadrature_points()[q] &lt;&lt; ", " &lt;&lt; phi_i_u &lt;&lt; ", " &lt;&lt; div_phi_i_u &lt;&lt; ", " &lt;&lt; phi_i_p &lt;&lt; std::endl;</text:p>
      <text:p text:style-name="Textbody">fe_values_quad.close();</text:p>
      <text:p text:style-name="Textbody">an implementation can be found at step-20/Poisson/p2piovL2sin ON Jan. 22, 2019 version</text:p>
      <text:p text:style-name="Textbody"/>
      <text:list text:style-name="LFO52" text:continue-numbering="true">
        <text:list-item>
          <text:p text:style-name="P592">An illustration of the plot of basis functions can be found at</text:p>
        </text:list-item>
      </text:list>
      <text:p text:style-name="Textbody">deal.ii/step-20/4 basis function plot</text:p>
      <text:p text:style-name="Textbody"/>
      <text:p text:style-name="Textbody"/>
      <text:h text:style-name="Heading3" text:outline-level="3"><text:bookmark-start text:name="__RefHeading___Toc18248_1812936810"/><text:bookmark-start text:name="_Toc77513381"/><text:bookmark-start text:name="_Toc78107409"/><text:bookmark-start text:name="_Toc78117357"/><text:bookmark-start text:name="_Toc78309173"/><text:bookmark-start text:name="_Toc78621171"/><text:bookmark-start text:name="_Toc80779615"/><text:bookmark-start text:name="_Toc81899440"/><text:bookmark-start text:name="_Toc83371693"/><text:bookmark-start text:name="_Toc89163521"/>Solution at the cell interface, Jan. 7, 2019<text:bookmark-end text:name="__RefHeading___Toc18248_1812936810"/><text:bookmark-end text:name="_Toc77513381"/><text:bookmark-end text:name="_Toc78107409"/><text:bookmark-end text:name="_Toc78117357"/><text:bookmark-end text:name="_Toc78309173"/><text:bookmark-end text:name="_Toc78621171"/><text:bookmark-end text:name="_Toc80779615"/><text:bookmark-end text:name="_Toc81899440"/><text:bookmark-end text:name="_Toc83371693"/><text:bookmark-end text:name="_Toc89163521"/></text:h>
      <text:p text:style-name="Textbody">Due to<text:s/>the usage of discontinuous elements, the solution at the cell interface is discontinuous, which is proved by outputting the solution.</text:p>
      <text:p text:style-name="Textbody">see</text:p>
      <text:p text:style-name="Textbody">/step-20/1D/1 Poisson/1 DBC/1 1D p = exp/1 no constraints/1 FE_DGQ/</text:p>
      <text:p text:style-name="Textbody"/>
      <text:h text:style-name="Heading3" text:outline-level="3"><text:bookmark-start text:name="__RefHeading___Toc5639_1555684740"/><text:bookmark-start text:name="_Toc77513382"/><text:bookmark-start text:name="_Toc78107410"/><text:bookmark-start text:name="_Toc78117358"/><text:bookmark-start text:name="_Toc78309174"/><text:bookmark-start text:name="_Toc78621172"/><text:bookmark-start text:name="_Toc80779616"/><text:bookmark-start text:name="_Toc81899441"/><text:bookmark-start text:name="_Toc83371694"/><text:bookmark-start text:name="_Toc89163522"/>sequence of the contribution of each degree of freedom (basis function) in the gathering process for Poisson/diffusion equations, 28-5-2018<text:bookmark-end text:name="__RefHeading___Toc5639_1555684740"/><text:bookmark-end text:name="_Toc77513382"/><text:bookmark-end text:name="_Toc78107410"/><text:bookmark-end text:name="_Toc78117358"/><text:bookmark-end text:name="_Toc78309174"/><text:bookmark-end text:name="_Toc78621172"/><text:bookmark-end text:name="_Toc80779616"/><text:bookmark-end text:name="_Toc81899441"/><text:bookmark-end text:name="_Toc83371694"/><text:bookmark-end text:name="_Toc89163522"/></text:h>
      <text:p text:style-name="Textbody">1.</text:p>
      <text:p text:style-name="Textbody">using<text:s/><text:tab/>fe (FE_Q&lt;dim&gt;(degree+1), 1,</text:p>
      <text:p text:style-name="Textbody"><text:tab/><text:s text:c="4"/>FE_DGQ&lt;dim&gt;(degree), 1),</text:p>
      <text:p text:style-name="Textbody">as the elements of variables,</text:p>
      <text:p text:style-name="Textbody">so there are<text:s/><text:span text:style-name="T593">degree+1</text:span><text:s/>degrees of freedom for the gradient, i.e. u1,<text:s/>u2, ..., u(degree+1) , and<text:s/><text:span text:style-name="T594">degree</text:span><text:s/>degrees of freedom for the solution, i.e. p1, p2, ..., p(degree).</text:p>
      <text:p text:style-name="Textbody">2.</text:p>
      <text:p text:style-name="Textbody">By outputing the value of the ith basis function belonging to the ith degree of freedom at the first quadrature point, we can distinguish that the degrees of freedom are ordered in this way</text:p>
      <text:soft-page-break/>
      <text:p text:style-name="P595">u1, p1, u(degree+1), p(degree), u2, u3, ... u(degree), p2, p3, ...p(degree-1).</text:p>
      <text:p text:style-name="Textbody">3.</text:p>
      <text:p text:style-name="Textbody">This approach of numbering of degrees of freedom does not affect the gathering process, which is independent on the order of the contribution.</text:p>
      <text:p text:style-name="P596"/>
      <text:p text:style-name="Textbody"><text:span text:style-name="T597">An illustration can be seen at '</text:span>Step-20 1D Poisson DBC_p=exp(-(x-0.5)2⁄D)_nocons<text:span text:style-name="T598">'</text:span></text:p>
      <text:list text:style-name="LFO53" text:continue-numbering="true">
        <text:list-item>
          <text:p text:style-name="P599">We output the test functions for every degree by</text:p>
        </text:list-item>
      </text:list>
      <text:p text:style-name="P600"><text:s text:c="16"/>std::cout &lt;&lt; "At the " &lt;&lt; i &lt;&lt; " th(rd) degree of the test function, the basis functions read " &lt;&lt; std::endl; <text:s/></text:p>
      <text:p text:style-name="P601"><text:s text:c="16"/>std::cout &lt;&lt; "phi_i_u[0] is " &lt;&lt; phi_i_u[0] &lt;&lt; ", div_phi_i_u is " &lt;&lt; div_phi_i_u &lt;&lt; ", phi_i_p is " &lt;&lt; phi_i_p &lt;&lt; std::endl; <text:s text:c="5"/></text:p>
      <text:list text:style-name="LFO54" text:continue-numbering="true">
        <text:list-item>
          <text:p text:style-name="P602"><text:span text:style-name="T603">We output the basis functions by column</text:span></text:p>
        </text:list-item>
      </text:list>
      <text:p text:style-name="P604"><text:s text:c="20"/>std::cout &lt;&lt; "At the " &lt;&lt; j &lt;&lt; " th(rd) degree, the basis functions read " &lt;&lt; std::endl;</text:p>
      <text:p text:style-name="Textbody"><text:span text:style-name="T605"><text:s text:c="20"/></text:span><text:span text:style-name="T606">std::cout &lt;&lt; "phi_j_u[0] is " &lt;&lt; phi_j_u[0] &lt;&lt; ", div_phi_j_u is " &lt;&lt; div_phi_j_u &lt;&lt; ", phi_j_p is " &lt;&lt; phi_j_p &lt;&lt; std::endl;</text:span></text:p>
      <text:p text:style-name="P607"/>
      <text:p text:style-name="P608">For the 2DV equation, there are four variables, the real<text:s/>part of the gradient and solution and the imaginary part of the gradient and solution.</text:p>
      <text:p text:style-name="P609">Representing them in each cell by</text:p>
      <text:p text:style-name="P610">ur1, ur2, ...,ur(degree+1)</text:p>
      <text:p text:style-name="P611">pr1, pr2, ...,pr(degree)</text:p>
      <text:p text:style-name="P612">ui1, ui2, ...,ui(degree+1)</text:p>
      <text:p text:style-name="P613">pi1, pi2, ...,pi(degree)</text:p>
      <text:p text:style-name="P614"/>
      <text:p text:style-name="P615">The array of them reads</text:p>
      <text:p text:style-name="P616"/>
      <text:p text:style-name="P617">ur1, pr1, ui1, pi1,<text:tab/><text:tab/><text:tab/><text:tab/><text:tab/><text:tab/><text:tab/>//left boundary</text:p>
      <text:p text:style-name="P618">ur(degree+1), pr(degree), ui(degree+1), pi(degree), //right boundary</text:p>
      <text:p text:style-name="P619">ur2, ur3, ...,ur(degree)<text:tab/><text:tab/><text:tab/><text:tab/><text:tab/>//inner ur</text:p>
      <text:p text:style-name="P620">pr2, pr3 ...,pr(degree-1)<text:tab/><text:tab/><text:tab/><text:tab/>//inner pr</text:p>
      <text:p text:style-name="P621">ui2, ui3, ...,ui(degree)<text:tab/><text:tab/><text:tab/><text:tab/><text:tab/>//inner ui</text:p>
      <text:p text:style-name="P622">pi2, pi3 ...,pi(degree-1)<text:tab/><text:tab/><text:tab/><text:tab/>//inner pi</text:p>
      <text:p text:style-name="P623"/>
      <text:h text:style-name="Heading3" text:outline-level="3"><text:bookmark-start text:name="__RefHeading___Toc5641_1555684740"/><text:bookmark-start text:name="_Toc77513383"/><text:bookmark-start text:name="_Toc78107411"/><text:bookmark-start text:name="_Toc78117359"/><text:bookmark-start text:name="_Toc78309175"/><text:bookmark-start text:name="_Toc78621173"/><text:bookmark-start text:name="_Toc80779617"/><text:bookmark-start text:name="_Toc81899442"/><text:bookmark-start text:name="_Toc83371695"/><text:bookmark-start text:name="_Toc89163523"/>Order of degrees of freedom (basis functions) of the system matrix and solution using MFEM for the Poisson/diffusion equations,<text:s/><text:soft-page-break/>8-5-18<text:bookmark-end text:name="__RefHeading___Toc5641_1555684740"/><text:bookmark-end text:name="_Toc77513383"/><text:bookmark-end text:name="_Toc78107411"/><text:bookmark-end text:name="_Toc78117359"/><text:bookmark-end text:name="_Toc78309175"/><text:bookmark-end text:name="_Toc78621173"/><text:bookmark-end text:name="_Toc80779617"/><text:bookmark-end text:name="_Toc81899442"/><text:bookmark-end text:name="_Toc83371695"/><text:bookmark-end text:name="_Toc89163523"/></text:h>
      <text:p text:style-name="Textbody">In Matlab, we have basis functions in the order of</text:p>
      <text:p text:style-name="Textbody">u1 u2 ... un p1 p2 ... pm</text:p>
      <text:p text:style-name="Textbody"/>
      <text:p text:style-name="Textbody">Here we move the last degree of freedom in each cell front.</text:p>
      <text:p text:style-name="Textbody">(1)Like that in the standard FEM, it is numbered cellwisely,</text:p>
      <text:p text:style-name="Textbody">(2)while gradient first, solution second,</text:p>
      <text:p text:style-name="Textbody">(3)either for the gradient part or solution part,</text:p>
      <text:p text:style-name="P624">for cell 1</text:p>
      <text:p text:style-name="P625">u1 u(dgree+1) u2 u3, ..., u(degree)<text:tab/><text:tab/></text:p>
      <text:p text:style-name="P626">for cell 2</text:p>
      <text:p text:style-name="P627">u(dgree+1)<text:s/>u2 u3, ..., u(degree)</text:p>
      <text:p text:style-name="Textbody">...</text:p>
      <text:p text:style-name="Textbody"/>
      <text:p text:style-name="Textbody">An validation is 'Step-20_1D_Poisson_DBC_psin'</text:p>
      <text:list text:style-name="LFO55" text:continue-numbering="true">
        <text:list-item>
          <text:p text:style-name="P628">we output the solution after obtaining it.</text:p>
        </text:list-item>
      </text:list>
      <text:p text:style-name="Textbody"><text:s text:c="4"/>std::cout &lt;&lt; "solution reads: " &lt;&lt; std::endl; <text:s text:c="5"/></text:p>
      <text:p text:style-name="Textbody"><text:s text:c="4"/>solution.print(std::cout);</text:p>
      <text:p text:style-name="Textbody"/>
      <text:list text:style-name="LFO56" text:continue-numbering="true">
        <text:list-item>
          <text:p text:style-name="P629">To verify the order of basis functions for the<text:s/>gradient,</text:p>
        </text:list-item>
      </text:list>
      <text:p text:style-name="Textbody">typing<text:s/><text:span text:style-name="T630">./step-20 3 1, results in</text:span></text:p>
      <text:p text:style-name="Textbody"><text:span text:style-name="T631">-6.283e+00 7.809e+00 -5.495e+00 2.861e-01 4.841e+00 -6.283e+00 4.841e+00 2.861e-01 -5.495e+00</text:span><text:span text:style-name="T632"><text:line-break/></text:span><text:span text:style-name="T633">for the gradient part,</text:span></text:p>
      <text:p text:style-name="Textbody"><text:span text:style-name="T634">typing ./step-20 4 1, results in</text:span></text:p>
      <text:p text:style-name="Textbody"><text:span text:style-name="T635">-6.283e+00 6.232e+00 -5.863e+00 -2.715e+00 2.710e+00 5.879e+00<text:s/></text:span><text:span text:style-name="T636">-6.283e+00 5.879e+00 2.710e+00 -2.715e+00 -5.863e+00<text:s/></text:span><text:span text:style-name="T637"><text:line-break/></text:span><text:span text:style-name="T638">We choose refinement as 1, because for the first half the solution is increasing for p = sin(2pix), which can be used to clarify the order of basis functions.</text:span></text:p>
      <text:p text:style-name="P639">It shows that for the first part, to<text:s/>satisfy the increasing trend of -dp/dx, the gradient part (-dp/dx) of the solution should comply with the above order.</text:p>
      <text:list text:style-name="LFO57" text:continue-numbering="true">
        <text:list-item>
          <text:p text:style-name="P640">To verify the order of the basis functions for the solution,</text:p>
        </text:list-item>
      </text:list>
      <text:p text:style-name="Textbody"><text:span text:style-name="T641">typing<text:s/></text:span><text:span text:style-name="T642">./step-20 3 2, results in</text:span></text:p>
      <text:p text:style-name="Textbody"><text:span text:style-name="T643">-2.218e-03 9.975e-01 4.212e-01 9.076e-01 1.</text:span><text:span text:style-name="T644">444e-16 9.079e-01 4.205e-01 -9.975e-01 -4.205e-01 -9.079e-01 2.218e-03 -9.076e-01 -4.212e-01</text:span><text:span text:style-name="T645"><text:line-break/></text:span><text:span text:style-name="T646">for the solution.</text:span></text:p>
      <text:soft-page-break/>
      <text:p text:style-name="Textbody"><text:span text:style-name="T647">typing ./step-20 4 2, results in</text:span></text:p>
      <text:p text:style-name="Textbody"><text:span text:style-name="T648">2.304e-04 9.998e-01 2.679e-01 7.071e-01 9.635e-01 2.625e-16 9.635e-01 7.071e-01 2.679e-01 -9.998e-01 -2.679e-01<text:s/></text:span><text:span text:style-name="T649">-7.071e-01 -9.635e-01 -2.304e-04 -9.635e-01 -7.071e-01 -2.679e-01<text:s/></text:span><text:span text:style-name="T650"><text:line-break/></text:span><text:span text:style-name="T651">It shows that the above statement also applies for the solution part.</text:span><text:span text:style-name="T652"><text:line-break/></text:span></text:p>
      <text:p text:style-name="P653">For the 2DV equation,</text:p>
      <text:p text:style-name="P654">the degrees of freedom are ordered in the same way except that repeating the imaginary part of u<text:s/>and p</text:p>
      <text:p text:style-name="P655"/>
      <text:h text:style-name="Heading3" text:outline-level="3"><text:bookmark-start text:name="__RefHeading___Toc6250_223982841"/><text:bookmark-start text:name="_Toc77513384"/><text:bookmark-start text:name="_Toc78107412"/><text:bookmark-start text:name="_Toc78117360"/><text:bookmark-start text:name="_Toc78309176"/><text:bookmark-start text:name="_Toc78621174"/><text:bookmark-start text:name="_Toc80779618"/><text:bookmark-start text:name="_Toc81899443"/><text:bookmark-start text:name="_Toc83371696"/><text:bookmark-start text:name="_Toc89163524"/>adjusting the matrices and rhs to the sequential order using matlab code and save the data into structure, 6 Sep, 2018<text:bookmark-end text:name="__RefHeading___Toc6250_223982841"/><text:bookmark-end text:name="_Toc77513384"/><text:bookmark-end text:name="_Toc78107412"/><text:bookmark-end text:name="_Toc78117360"/><text:bookmark-end text:name="_Toc78309176"/><text:bookmark-end text:name="_Toc78621174"/><text:bookmark-end text:name="_Toc80779618"/><text:bookmark-end text:name="_Toc81899443"/><text:bookmark-end text:name="_Toc83371696"/><text:bookmark-end text:name="_Toc89163524"/></text:h>
      <text:p text:style-name="Standard"><text:span text:style-name="T656">deg=1; <text:s text:c="5"/></text:span><text:span text:style-name="T657">% element degree of u' is deg+1</text:span></text:p>
      <text:p text:style-name="P658">ref=6;</text:p>
      <text:p text:style-name="Standard"><text:span text:style-name="T659">system_matrix = dlmread(sprintf(</text:span><text:span text:style-name="T660">'Pois_MM_system_matrix_%d_%d.txt'</text:span><text:span text:style-name="T661">,deg,ref));</text:span></text:p>
      <text:p text:style-name="Standard"><text:span text:style-name="T662">s</text:span><text:span text:style-name="T663">ystem_rhs = dlmread(sprintf(</text:span><text:span text:style-name="T664">'Pois_MM_system_rhs_%d_%d.txt'</text:span><text:span text:style-name="T665">,deg,ref));</text:span></text:p>
      <text:p text:style-name="P666"><text:s/></text:p>
      <text:p text:style-name="P667">system_matrix_seq = system_matrix;</text:p>
      <text:p text:style-name="P668">system_rhs_seq = system_rhs;</text:p>
      <text:p text:style-name="P669"><text:s/></text:p>
      <text:p text:style-name="Standard"><text:span text:style-name="T670">for</text:span><text:span text:style-name="T671"><text:s/>i = 1:2^ref <text:s text:c="8"/></text:span></text:p>
      <text:p text:style-name="P672"><text:s text:c="4"/>(deg+1)*(i-1)+2</text:p>
      <text:p text:style-name="P673"><text:s text:c="4"/>(deg+1)*(i-1)+(deg+1)+1</text:p>
      <text:p text:style-name="Standard"><text:span text:style-name="T674"><text:s text:c="4"/></text:span><text:span text:style-name="T675">system_matrix_seq((deg+1)*(i-1)+2,:)=system_matrix((deg+1)*(i-1)+(deg+1)+1,:); <text:s/></text:span><text:span text:style-name="T676">% exchane rows in the matrix</text:span></text:p>
      <text:p text:style-name="P677"><text:s text:c="4"/>system_matrix_seq((deg+1)*(i-1)+(deg+1)+1,:)=system_matrix((deg+1)*(i-1)+2,:);</text:p>
      <text:p text:style-name="P678"><text:s text:c="4"/></text:p>
      <text:p text:style-name="Standard"><text:span text:style-name="T679"><text:s text:c="4"/>system_rhs_seq((deg+1)*(i-1)+2,:)=system_rhs((deg+1)*(i</text:span><text:span text:style-name="T680">-1)+(deg+1)+1,:); <text:s/></text:span><text:span text:style-name="T681">% exchane rows in the rhs</text:span></text:p>
      <text:p text:style-name="P682"><text:s text:c="4"/>system_rhs_seq((deg+1)*(i-1)+(deg+1)+1,:)=system_rhs((deg+1)*(i-1)+2,:); <text:s text:c="3"/></text:p>
      <text:p text:style-name="P683">end</text:p>
      <text:p text:style-name="P684"><text:s/></text:p>
      <text:p text:style-name="Standard"><text:span text:style-name="T685">system_matrix_seq2=system_matrix_seq; <text:s text:c="3"/></text:span><text:span text:style-name="T686">% exchane columns in the matrix</text:span></text:p>
      <text:p text:style-name="Standard"><text:span text:style-name="T687">for</text:span><text:span text:style-name="T688"><text:s/>i = 1:2^ref</text:span></text:p>
      <text:p text:style-name="P689"><text:s text:c="4"/>system_matrix_seq2(:,(deg+1)*(i-1)+2)=system_matrix_seq(:,(deg+1)*(i-1)+(deg+1)+1); <text:s text:c="3"/></text:p>
      <text:p text:style-name="P690"><text:s text:c="4"/>system_matrix_seq2(:,(deg+1)*(i-1)+(deg+1)+1)=system_matrix_seq(:,(deg+1)*(i-1)+2); <text:s text:c="3"/></text:p>
      <text:p text:style-name="P691">end</text:p>
      <text:p text:style-name="P692"><text:s/></text:p>
      <text:p text:style-name="Standard"><text:span text:style-name="T693">save(sprintf(</text:span><text:span text:style-name="T694">'system_matrix_seq_deg_u_%d_ref_%d.mat'</text:span><text:span text:style-name="T695">,deg+1,ref),</text:span><text:span text:style-name="T696">'system_matrix_seq2'</text:span><text:span text:style-name="T697">,</text:span><text:span text:style-name="T698">'system_rhs_seq'</text:span><text:span text:style-name="T699">)</text:span></text:p>
      <text:p text:style-name="Standard"/>
      <text:p text:style-name="Textbody"/>
      <text:h text:style-name="Heading3" text:outline-level="3"><text:bookmark-start text:name="__RefHeading__6021_1967537455"/><text:bookmark-start text:name="_Toc77513385"/><text:bookmark-start text:name="_Toc78107413"/><text:bookmark-start text:name="_Toc78117361"/><text:bookmark-start text:name="_Toc78309177"/><text:bookmark-start text:name="_Toc78621175"/><text:bookmark-start text:name="_Toc80779619"/><text:bookmark-start text:name="_Toc81899444"/><text:bookmark-start text:name="_Toc83371697"/><text:bookmark-start text:name="_Toc89163525"/>Compute H1_seminorm of the gradient for MFEM, 7-11-2017<text:bookmark-end text:name="__RefHeading__6021_1967537455"/><text:bookmark-end text:name="_Toc77513385"/><text:bookmark-end text:name="_Toc78107413"/><text:bookmark-end text:name="_Toc78117361"/><text:bookmark-end text:name="_Toc78309177"/><text:bookmark-end text:name="_Toc78621175"/><text:bookmark-end text:name="_Toc80779619"/><text:bookmark-end text:name="_Toc81899444"/><text:bookmark-end text:name="_Toc83371697"/><text:bookmark-end text:name="_Toc89163525"/></text:h>
      <text:p text:style-name="Textbody">We do this based on P17 bottom, step-20.</text:p>
      <text:p text:style-name="Textbody">1.</text:p>
      <text:p text:style-name="Textbody">Add the function computing the H1_seminorm</text:p>
      <text:p text:style-name="Standard"><text:span text:style-name="T700"><text:s text:c="4"/>VectorTools::integrate_difference (</text:span><text:span text:style-name="T701">dof_handler</text:span><text:span text:style-name="T702">,<text:s/></text:span><text:span text:style-name="T703">solution</text:span><text:span text:style-name="T704">, exact_solution,</text:span></text:p>
      <text:p text:style-name="P705"><text:s text:c="39"/>cellwise_errors, quadrature,</text:p>
      <text:p text:style-name="Standard"><text:span text:style-name="T706"><text:s text:c="39"/>VectorTools::</text:span><text:span text:style-name="T707">H1_seminorm</text:span><text:span text:style-name="T708">,</text:span></text:p>
      <text:p text:style-name="P709"><text:s text:c="39"/>&amp;velocity_mask);</text:p>
      <text:p text:style-name="Standard"><text:span text:style-name="T710"><text:s text:c="4"/></text:span><text:span text:style-name="T711">const</text:span><text:span text:style-name="T712"><text:s/></text:span><text:span text:style-name="T713">double</text:span><text:span text:style-name="T714"><text:s/>u_H1_semierror = VectorTools::compute_global_error</text:span><text:span text:style-name="T715">(</text:span><text:span text:style-name="T716">triangulation</text:span><text:span text:style-name="T717">,</text:span></text:p>
      <text:soft-page-break/>
      <text:p text:style-name="P718"><text:s text:c="64"/>cellwise_errors,</text:p>
      <text:p text:style-name="P719"><text:s text:c="64"/>VectorTools::H1_seminorm);</text:p>
      <text:p text:style-name="Textbody">2.</text:p>
      <text:p text:style-name="Textbody">Add vector_gradient to ExactSolution</text:p>
      <text:p text:style-name="Textbody"><text:s text:c="2"/>template &lt;int dim&gt;</text:p>
      <text:p text:style-name="Textbody"><text:s text:c="2"/>class ExactSolution : public Function&lt;dim&gt;,</text:p>
      <text:p text:style-name="Textbody"><text:s text:c="2"/>protected common_var&lt;dim&gt;</text:p>
      <text:p text:style-name="Textbody"><text:s text:c="2"/>{</text:p>
      <text:p text:style-name="Textbody"><text:s text:c="2"/>public:</text:p>
      <text:p text:style-name="Textbody"><text:s text:c="4"/>ExactSolution () : Function&lt;dim&gt;<text:span text:style-name="T720">(dim+1)<text:s/></text:span>{}<text:tab/><text:tab/><text:span text:style-name="T721">// note: the constructor arguments of Function&lt;dim&gt; is (dim+1)</text:span><text:span text:style-name="T722"><text:tab/></text:span><text:span text:style-name="T723"><text:tab/></text:span><text:span text:style-name="T724"><text:tab/>Nov. 5, 2018</text:span></text:p>
      <text:p text:style-name="Textbody"/>
      <text:p text:style-name="Textbody"><text:s text:c="4"/>virtual void vector_value (const Point&lt;dim&gt; &amp;p,</text:p>
      <text:p text:style-name="Textbody"><text:s text:c="31"/>Vector&lt;double&gt; <text:s text:c="2"/>&amp;value) const;</text:p>
      <text:p text:style-name="Textbody"><text:s text:c="4"/>virtual void vector_gradient (const Point&lt;dim&gt; &amp;p,</text:p>
      <text:p text:style-name="Textbody"><text:s text:c="31"/>std::vector&lt;Tensor&lt;1,dim&gt;&gt; <text:s text:c="2"/>&amp;gradients) const; <text:s text:c="20"/></text:p>
      <text:p text:style-name="Textbody"><text:s text:c="2"/>};</text:p>
      <text:p text:style-name="Standard"><text:span text:style-name="T725"><text:s text:c="2"/></text:span><text:span text:style-name="T726">template</text:span><text:span text:style-name="T727"><text:s/>&lt;&gt;</text:span></text:p>
      <text:p text:style-name="Standard"><text:span text:style-name="T728"><text:s text:c="2"/></text:span><text:span text:style-name="T729">void</text:span></text:p>
      <text:p text:style-name="Standard"><text:span text:style-name="T730"><text:s text:c="2"/></text:span><text:span text:style-name="T731">ExactSolution&lt;1&gt;::vector_gradient</text:span><text:span text:style-name="T732"><text:s/>(</text:span><text:span text:style-name="T733">const</text:span><text:span text:style-name="T734"><text:s/>Point&lt;1&gt; &amp;p,</text:span></text:p>
      <text:p text:style-name="Standard"><text:span text:style-name="T735"><text:s text:c="10"/></text:span><text:span text:style-name="T736"><text:tab/><text:s text:c="2"/></text:span><text:span text:style-name="T737"><text:tab/><text:s text:c="2"/></text:span><text:span text:style-name="T738"><text:tab/><text:s text:c="2"/></text:span><text:span text:style-name="T739"><text:tab/><text:s text:c="2"/></text:span><text:span text:style-name="T740"><text:tab/><text:s text:c="2"/></text:span><text:span text:style-name="T741"><text:tab/><text:s text:c="2"/></text:span><text:span text:style-name="T742"><text:tab/><text:s/>std::vector&lt;Tensor&lt;1,1&gt;&gt; <text:s text:c="2"/>&amp;gradients)<text:s/></text:span><text:span text:style-name="T743">const</text:span></text:p>
      <text:p text:style-name="P744"><text:s text:c="2"/>{</text:p>
      <text:p text:style-name="Standard"><text:span text:style-name="T745"><text:s text:c="4"/>gradients[0][0] = sin(2.0*pi/</text:span><text:span text:style-name="T746">this</text:span><text:span text:style-name="T747">-&gt;</text:span><text:span text:style-name="T748">denom</text:span><text:span text:style-name="T749">*p[0]);</text:span></text:p>
      <text:p text:style-name="Standard"><text:span text:style-name="T750"><text:s text:c="4"/>gradients[1][0] = 1.0/(2.0*pi/</text:span><text:span text:style-name="T751">this</text:span><text:span text:style-name="T752">-&gt;</text:span><text:span text:style-name="T753">denom</text:span><text:span text:style-name="T754">)*</text:span><text:span text:style-name="T755">cos</text:span><text:span text:style-name="T756">(2.0*pi/</text:span><text:span text:style-name="T757">this</text:span><text:span text:style-name="T758">-&gt;</text:span><text:span text:style-name="T759">denom</text:span><text:span text:style-name="T760">*p</text:span><text:span text:style-name="T761">[0]);</text:span></text:p>
      <text:p text:style-name="P762"><text:s text:c="2"/>}</text:p>
      <text:p text:style-name="Textbody">In the ExactSolution class, we have</text:p>
      <text:p text:style-name="Textbody"/>
      <text:p text:style-name="Textbody"/>
      <table:table table:style-name="Table763">
        <table:table-columns>
          <table:table-column table:style-name="TableColumn764"/>
          <table:table-column table:style-name="TableColumn765"/>
        </table:table-columns>
        <table:table-row table:style-name="TableRow766">
          <table:table-cell table:style-name="TableCell767">
            <text:p text:style-name="Standard">Symbol</text:p>
          </table:table-cell>
          <table:table-cell table:style-name="TableCell768">
            <text:p text:style-name="TableContents">meaning</text:p>
          </table:table-cell>
        </table:table-row>
        <table:table-row table:style-name="TableRow769">
          <table:table-cell table:style-name="TableCell770">
            <text:p text:style-name="P771">values(0)</text:p>
          </table:table-cell>
          <table:table-cell table:style-name="TableCell772">
            <text:p text:style-name="TableContents">u(-dp/dx or -adp/dx for the diffusion problem)</text:p>
          </table:table-cell>
        </table:table-row>
        <table:table-row table:style-name="TableRow773">
          <table:table-cell table:style-name="TableCell774">
            <text:p text:style-name="Standard"><text:span text:style-name="T775">values(1)</text:span></text:p>
          </table:table-cell>
          <table:table-cell table:style-name="TableCell776">
            <text:p text:style-name="TableContents">p</text:p>
          </table:table-cell>
        </table:table-row>
        <table:table-row table:style-name="TableRow777">
          <table:table-cell table:style-name="TableCell778">
            <text:p text:style-name="P779">gradients[0][0]</text:p>
          </table:table-cell>
          <table:table-cell table:style-name="TableCell780">
            <text:p text:style-name="TableContents">du/dx(-d2p/dx2)</text:p>
          </table:table-cell>
        </table:table-row>
        <table:table-row table:style-name="TableRow781">
          <table:table-cell table:style-name="TableCell782">
            <text:p text:style-name="Standard"><text:span text:style-name="T783">gradients[1][0]</text:span></text:p>
          </table:table-cell>
          <table:table-cell table:style-name="TableCell784">
            <text:p text:style-name="TableContents">dp/dx</text:p>
          </table:table-cell>
        </table:table-row>
      </table:table>
      <text:p text:style-name="Textbody"/>
      <text:p text:style-name="Textbody">See, 1D Poisson f = sin2pi⁄Lx</text:p>
      <text:p text:style-name="Textbody">We set u = -adp/dx, P3,<text:s/>step-20.</text:p>
      <text:p text:style-name="Textbody"/>
      <text:p text:style-name="Textbody">In 2D, we have,</text:p>
      <table:table table:style-name="Table785">
        <table:table-columns>
          <table:table-column table:style-name="TableColumn786"/>
          <table:table-column table:style-name="TableColumn787"/>
        </table:table-columns>
        <table:table-row table:style-name="TableRow788">
          <table:table-cell table:style-name="TableCell789">
            <text:soft-page-break/>
            <text:p text:style-name="Standard">Symbol</text:p>
          </table:table-cell>
          <table:table-cell table:style-name="TableCell790">
            <text:p text:style-name="TableContents">meaning</text:p>
          </table:table-cell>
        </table:table-row>
        <table:table-row table:style-name="TableRow791">
          <table:table-cell table:style-name="TableCell792">
            <text:p text:style-name="P793">values(0)</text:p>
          </table:table-cell>
          <table:table-cell table:style-name="TableCell794">
            <text:p text:style-name="TableContents">-px</text:p>
          </table:table-cell>
        </table:table-row>
        <table:table-row table:style-name="TableRow795">
          <table:table-cell table:style-name="TableCell796">
            <text:p text:style-name="Standard"><text:span text:style-name="T797">values(1)</text:span></text:p>
          </table:table-cell>
          <table:table-cell table:style-name="TableCell798">
            <text:p text:style-name="TableContents">-py</text:p>
          </table:table-cell>
        </table:table-row>
        <table:table-row table:style-name="TableRow799">
          <table:table-cell table:style-name="TableCell800">
            <text:p text:style-name="Standard">Values(2)</text:p>
          </table:table-cell>
          <table:table-cell table:style-name="TableCell801">
            <text:p text:style-name="TableContents">p</text:p>
          </table:table-cell>
        </table:table-row>
        <table:table-row table:style-name="TableRow802">
          <table:table-cell table:style-name="TableCell803">
            <text:p text:style-name="P804">gradients[0][0]</text:p>
          </table:table-cell>
          <table:table-cell table:style-name="TableCell805">
            <text:p text:style-name="TableContents">-pxx</text:p>
          </table:table-cell>
        </table:table-row>
        <table:table-row table:style-name="TableRow806">
          <table:table-cell table:style-name="TableCell807">
            <text:p text:style-name="Standard"><text:span text:style-name="T808">gradients[0][1]</text:span></text:p>
          </table:table-cell>
          <table:table-cell table:style-name="TableCell809">
            <text:p text:style-name="TableContents">-pxy</text:p>
          </table:table-cell>
        </table:table-row>
        <table:table-row table:style-name="TableRow810">
          <table:table-cell table:style-name="TableCell811">
            <text:p text:style-name="P812">gradients[1][0]</text:p>
          </table:table-cell>
          <table:table-cell table:style-name="TableCell813">
            <text:p text:style-name="TableContents">-pyx</text:p>
          </table:table-cell>
        </table:table-row>
        <table:table-row table:style-name="TableRow814">
          <table:table-cell table:style-name="TableCell815">
            <text:p text:style-name="P816">gradients[1][1]</text:p>
          </table:table-cell>
          <table:table-cell table:style-name="TableCell817">
            <text:p text:style-name="TableContents">-pyy</text:p>
          </table:table-cell>
        </table:table-row>
        <table:table-row table:style-name="TableRow818">
          <table:table-cell table:style-name="TableCell819">
            <text:p text:style-name="P820">gradients[2][0]</text:p>
          </table:table-cell>
          <table:table-cell table:style-name="TableCell821">
            <text:p text:style-name="TableContents">px</text:p>
          </table:table-cell>
        </table:table-row>
        <table:table-row table:style-name="TableRow822">
          <table:table-cell table:style-name="TableCell823">
            <text:p text:style-name="P824">gradients[2][1]</text:p>
          </table:table-cell>
          <table:table-cell table:style-name="TableCell825">
            <text:p text:style-name="TableContents">py</text:p>
          </table:table-cell>
        </table:table-row>
      </table:table>
      <text:p text:style-name="Standard"/>
      <text:p text:style-name="Standard">Sep 15, 2018</text:p>
      <text:p text:style-name="Standard"/>
      <text:p text:style-name="Standard"/>
      <text:h text:style-name="Heading3" text:outline-level="3"><text:bookmark-start text:name="__RefHeading___Toc9343_332472486"/><text:bookmark-start text:name="_Toc77513390"/><text:bookmark-start text:name="_Toc78107417"/><text:bookmark-start text:name="_Toc78117365"/><text:bookmark-start text:name="_Toc78309181"/><text:bookmark-start text:name="_Toc78621179"/><text:bookmark-start text:name="_Toc80779623"/><text:bookmark-start text:name="_Toc81899448"/><text:bookmark-start text:name="_Toc83371698"/><text:bookmark-start text:name="_Toc89163526"/>Numbering of dofs of one<text:s/>cell of the 2DV equation in the mixed FEM, Dec. 4, 2018<text:bookmark-end text:name="__RefHeading___Toc9343_332472486"/><text:bookmark-end text:name="_Toc77513390"/><text:bookmark-end text:name="_Toc78107417"/><text:bookmark-end text:name="_Toc78117365"/><text:bookmark-end text:name="_Toc78309181"/><text:bookmark-end text:name="_Toc78621179"/><text:bookmark-end text:name="_Toc80779623"/><text:bookmark-end text:name="_Toc81899448"/><text:bookmark-end text:name="_Toc83371698"/><text:bookmark-end text:name="_Toc89163526"/></text:h>
      <text:p text:style-name="Textbody">Assuming elements of degree n.</text:p>
      <table:table table:style-name="Table826">
        <table:table-columns>
          <table:table-column table:style-name="TableColumn827"/>
          <table:table-column table:style-name="TableColumn828"/>
          <table:table-column table:style-name="TableColumn829"/>
          <table:table-column table:style-name="TableColumn830"/>
        </table:table-columns>
        <table:table-row table:style-name="TableRow831">
          <table:table-cell table:style-name="TableCell832">
            <text:p text:style-name="P833">Count order (by dofs_per_cell)</text:p>
          </table:table-cell>
          <table:table-cell table:style-name="TableCell834">
            <text:p text:style-name="P835">Dof order</text:p>
          </table:table-cell>
          <table:table-cell table:style-name="TableCell836">
            <text:p text:style-name="P837">Fe order = count order</text:p>
          </table:table-cell>
          <table:table-cell table:style-name="TableCell838">
            <text:p text:style-name="P839"/>
          </table:table-cell>
        </table:table-row>
        <table:table-row table:style-name="TableRow840">
          <table:table-cell table:style-name="TableCell841">
            <text:p text:style-name="P842">0</text:p>
          </table:table-cell>
          <table:table-cell table:style-name="TableCell843">
            <text:p text:style-name="P844">ur(0)=0</text:p>
          </table:table-cell>
          <table:table-cell table:style-name="TableCell845">
            <text:p text:style-name="P846">ur(0)</text:p>
          </table:table-cell>
          <table:table-cell table:style-name="TableCell847">
            <text:p text:style-name="P848"/>
          </table:table-cell>
        </table:table-row>
        <table:table-row table:style-name="TableRow849">
          <table:table-cell table:style-name="TableCell850">
            <text:p text:style-name="P851">1</text:p>
          </table:table-cell>
          <table:table-cell table:style-name="TableCell852">
            <text:p text:style-name="P853">ui(0)</text:p>
          </table:table-cell>
          <table:table-cell table:style-name="TableCell854">
            <text:p text:style-name="P855">ui(0)</text:p>
          </table:table-cell>
          <table:table-cell table:style-name="TableCell856">
            <text:p text:style-name="P857"/>
          </table:table-cell>
        </table:table-row>
        <table:table-row table:style-name="TableRow858">
          <table:table-cell table:style-name="TableCell859">
            <text:p text:style-name="P860">2</text:p>
          </table:table-cell>
          <table:table-cell table:style-name="TableCell861">
            <text:p text:style-name="P862">ur(n)=1</text:p>
          </table:table-cell>
          <table:table-cell table:style-name="TableCell863">
            <text:p text:style-name="P864">ur(n)</text:p>
          </table:table-cell>
          <table:table-cell table:style-name="TableCell865">
            <text:p text:style-name="P866"/>
          </table:table-cell>
        </table:table-row>
        <table:table-row table:style-name="TableRow867">
          <table:table-cell table:style-name="TableCell868">
            <text:p text:style-name="P869">3</text:p>
          </table:table-cell>
          <table:table-cell table:style-name="TableCell870">
            <text:p text:style-name="P871">ui(n)</text:p>
          </table:table-cell>
          <table:table-cell table:style-name="TableCell872">
            <text:p text:style-name="P873">ui(n)</text:p>
          </table:table-cell>
          <table:table-cell table:style-name="TableCell874">
            <text:p text:style-name="P875"/>
          </table:table-cell>
        </table:table-row>
        <table:table-row table:style-name="TableRow876">
          <table:table-cell table:style-name="TableCell877">
            <text:p text:style-name="P878">4</text:p>
          </table:table-cell>
          <table:table-cell table:style-name="TableCell879">
            <text:p text:style-name="P880">ur(1)</text:p>
          </table:table-cell>
          <table:table-cell table:style-name="TableCell881">
            <text:p text:style-name="P882">ur(1)</text:p>
          </table:table-cell>
          <table:table-cell table:style-name="TableCell883">
            <text:p text:style-name="P884"/>
          </table:table-cell>
        </table:table-row>
        <table:table-row table:style-name="TableRow885">
          <table:table-cell table:style-name="TableCell886">
            <text:p text:style-name="P887">...</text:p>
          </table:table-cell>
          <table:table-cell table:style-name="TableCell888">
            <text:p text:style-name="P889">...</text:p>
          </table:table-cell>
          <table:table-cell table:style-name="TableCell890">
            <text:p text:style-name="P891">...</text:p>
          </table:table-cell>
          <table:table-cell table:style-name="TableCell892">
            <text:p text:style-name="P893"/>
          </table:table-cell>
        </table:table-row>
        <table:table-row table:style-name="TableRow894">
          <table:table-cell table:style-name="TableCell895">
            <text:p text:style-name="P896">n+2</text:p>
          </table:table-cell>
          <table:table-cell table:style-name="TableCell897">
            <text:p text:style-name="P898">ur(n-1)</text:p>
          </table:table-cell>
          <table:table-cell table:style-name="TableCell899">
            <text:p text:style-name="P900">ur(n-1)</text:p>
          </table:table-cell>
          <table:table-cell table:style-name="TableCell901">
            <text:p text:style-name="P902"/>
          </table:table-cell>
        </table:table-row>
        <table:table-row table:style-name="TableRow903">
          <table:table-cell table:style-name="TableCell904">
            <text:p text:style-name="P905">n+3</text:p>
          </table:table-cell>
          <table:table-cell table:style-name="TableCell906">
            <text:p text:style-name="P907">pr(0)</text:p>
          </table:table-cell>
          <table:table-cell table:style-name="TableCell908">
            <text:p text:style-name="P909">pr(0)</text:p>
          </table:table-cell>
          <table:table-cell table:style-name="TableCell910">
            <text:p text:style-name="P911"/>
          </table:table-cell>
        </table:table-row>
        <table:table-row table:style-name="TableRow912">
          <table:table-cell table:style-name="TableCell913">
            <text:p text:style-name="P914"/>
          </table:table-cell>
          <table:table-cell table:style-name="TableCell915">
            <text:p text:style-name="P916">...</text:p>
          </table:table-cell>
          <table:table-cell table:style-name="TableCell917">
            <text:p text:style-name="P918">...</text:p>
          </table:table-cell>
          <table:table-cell table:style-name="TableCell919">
            <text:p text:style-name="P920"/>
          </table:table-cell>
        </table:table-row>
        <table:table-row table:style-name="TableRow921">
          <table:table-cell table:style-name="TableCell922">
            <text:p text:style-name="P923">2n+2</text:p>
          </table:table-cell>
          <table:table-cell table:style-name="TableCell924">
            <text:p text:style-name="P925">pr(n-1)</text:p>
          </table:table-cell>
          <table:table-cell table:style-name="TableCell926">
            <text:p text:style-name="P927">pr(n-1)</text:p>
          </table:table-cell>
          <table:table-cell table:style-name="TableCell928">
            <text:p text:style-name="P929"/>
          </table:table-cell>
        </table:table-row>
        <table:table-row table:style-name="TableRow930">
          <table:table-cell table:style-name="TableCell931">
            <text:p text:style-name="P932">2n+3</text:p>
          </table:table-cell>
          <table:table-cell table:style-name="TableCell933">
            <text:p text:style-name="P934">ui(1)</text:p>
          </table:table-cell>
          <table:table-cell table:style-name="TableCell935">
            <text:p text:style-name="P936">ui(1)</text:p>
          </table:table-cell>
          <table:table-cell table:style-name="TableCell937">
            <text:p text:style-name="P938"/>
          </table:table-cell>
        </table:table-row>
        <table:table-row table:style-name="TableRow939">
          <table:table-cell table:style-name="TableCell940">
            <text:p text:style-name="P941"/>
          </table:table-cell>
          <table:table-cell table:style-name="TableCell942">
            <text:p text:style-name="P943">...</text:p>
          </table:table-cell>
          <table:table-cell table:style-name="TableCell944">
            <text:p text:style-name="P945">...</text:p>
          </table:table-cell>
          <table:table-cell table:style-name="TableCell946">
            <text:p text:style-name="P947"/>
          </table:table-cell>
        </table:table-row>
        <table:table-row table:style-name="TableRow948">
          <table:table-cell table:style-name="TableCell949">
            <text:p text:style-name="P950">3n+1</text:p>
          </table:table-cell>
          <table:table-cell table:style-name="TableCell951">
            <text:p text:style-name="P952">ui(n-1)</text:p>
          </table:table-cell>
          <table:table-cell table:style-name="TableCell953">
            <text:p text:style-name="P954">ui(n-1)</text:p>
          </table:table-cell>
          <table:table-cell table:style-name="TableCell955">
            <text:p text:style-name="P956"/>
          </table:table-cell>
        </table:table-row>
        <table:table-row table:style-name="TableRow957">
          <table:table-cell table:style-name="TableCell958">
            <text:p text:style-name="P959">3n+2</text:p>
          </table:table-cell>
          <table:table-cell table:style-name="TableCell960">
            <text:p text:style-name="P961">pi(0)</text:p>
          </table:table-cell>
          <table:table-cell table:style-name="TableCell962">
            <text:p text:style-name="P963">pi(0)</text:p>
          </table:table-cell>
          <table:table-cell table:style-name="TableCell964">
            <text:p text:style-name="P965"/>
          </table:table-cell>
        </table:table-row>
        <table:table-row table:style-name="TableRow966">
          <table:table-cell table:style-name="TableCell967">
            <text:p text:style-name="P968"/>
          </table:table-cell>
          <table:table-cell table:style-name="TableCell969">
            <text:p text:style-name="P970">...</text:p>
          </table:table-cell>
          <table:table-cell table:style-name="TableCell971">
            <text:p text:style-name="P972">...</text:p>
          </table:table-cell>
          <table:table-cell table:style-name="TableCell973">
            <text:p text:style-name="P974"/>
          </table:table-cell>
        </table:table-row>
        <table:table-row table:style-name="TableRow975">
          <table:table-cell table:style-name="TableCell976">
            <text:p text:style-name="P977">4n+1</text:p>
          </table:table-cell>
          <table:table-cell table:style-name="TableCell978">
            <text:p text:style-name="P979">pi(n-1)</text:p>
          </table:table-cell>
          <table:table-cell table:style-name="TableCell980">
            <text:p text:style-name="P981">pi(n-1)</text:p>
          </table:table-cell>
          <table:table-cell table:style-name="TableCell982">
            <text:p text:style-name="P983"/>
          </table:table-cell>
        </table:table-row>
      </table:table>
      <text:p text:style-name="Textbody"/>
      <text:p text:style-name="Textbody"/>
      <text:h text:style-name="Heading3" text:outline-level="3"><text:bookmark-start text:name="__RefHeading___Toc9345_332472486"/><text:bookmark-start text:name="_Toc77513391"/><text:bookmark-start text:name="_Toc78107418"/><text:bookmark-start text:name="_Toc78117366"/><text:bookmark-start text:name="_Toc78309182"/><text:bookmark-start text:name="_Toc78621180"/><text:bookmark-start text:name="_Toc80779624"/><text:bookmark-start text:name="_Toc81899449"/><text:bookmark-start text:name="_Toc83371699"/><text:bookmark-start text:name="_Toc89163527"/>Numbering of dofs of ur, ui, pr, pi of one cell, Dec. 3, 2018<text:bookmark-end text:name="__RefHeading___Toc9345_332472486"/><text:bookmark-end text:name="_Toc77513391"/><text:bookmark-end text:name="_Toc78107418"/><text:bookmark-end text:name="_Toc78117366"/><text:bookmark-end text:name="_Toc78309182"/><text:bookmark-end text:name="_Toc78621180"/><text:bookmark-end text:name="_Toc80779624"/><text:bookmark-end text:name="_Toc81899449"/><text:bookmark-end text:name="_Toc83371699"/><text:bookmark-end text:name="_Toc89163527"/></text:h>
      <text:p text:style-name="P984">Firstly, numbering the real part of u:</text:p>
      <text:p text:style-name="P985">ur: 0, 1, ..., degree</text:p>
      <text:p text:style-name="P986">next, the real part of p:</text:p>
      <text:p text:style-name="P987">pr: degree+1, degree+2, ..., degree+degree</text:p>
      <text:p text:style-name="P988">then, the imaginary part of u:</text:p>
      <text:p text:style-name="P989">ui: degree+degree+1, <text:s/>degree+degree+2, ..., <text:s/>degree+degree+degree+1</text:p>
      <text:p text:style-name="P990">finally, the<text:s/>imaginary part of p:</text:p>
      <text:p text:style-name="P991">pi: degree+degree+degree+2, degree+degree+degree+3, ..., degree+degree+degree+degree+1</text:p>
      <text:p text:style-name="P992"/>
      <text:h text:style-name="Heading3" text:outline-level="3"><text:bookmark-start text:name="__RefHeading___Toc9347_332472486"/><text:bookmark-start text:name="_Toc77513392"/><text:bookmark-start text:name="_Toc78107419"/><text:bookmark-start text:name="_Toc78117367"/><text:bookmark-start text:name="_Toc78309183"/><text:bookmark-start text:name="_Toc78621181"/><text:bookmark-start text:name="_Toc80779625"/><text:bookmark-start text:name="_Toc81899450"/><text:bookmark-start text:name="_Toc83371700"/><text:bookmark-start text:name="_Toc89163528"/>Numbering of basis functions of one cell for the 2DV equation, Dec. 3, 2018<text:bookmark-end text:name="__RefHeading___Toc9347_332472486"/><text:bookmark-end text:name="_Toc77513392"/><text:bookmark-end text:name="_Toc78107419"/><text:bookmark-end text:name="_Toc78117367"/><text:bookmark-end text:name="_Toc78309183"/><text:bookmark-end text:name="_Toc78621181"/><text:bookmark-end text:name="_Toc80779625"/><text:bookmark-end text:name="_Toc81899450"/><text:bookmark-end text:name="_Toc83371700"/><text:bookmark-end text:name="_Toc89163528"/></text:h>
      <text:p text:style-name="P993">ur(1), ui(1)</text:p>
      <text:p text:style-name="P994">ur(degree+1), ui(degree+1)</text:p>
      <text:p text:style-name="P995">ur(2), ..., ur(degree), pr(1),<text:s/>..., pr(degree)</text:p>
      <text:p text:style-name="P996">ui(2), ..., ui(degree), pi(1), ..., pi(degree)</text:p>
      <text:p text:style-name="Standard"/>
      <text:p text:style-name="Textbody"/>
      <text:h text:style-name="Heading3" text:outline-level="3"><text:bookmark-start text:name="__RefHeading__4288_1572125438"/><text:bookmark-start text:name="_Toc77513395"/><text:bookmark-start text:name="_Toc78107422"/><text:bookmark-start text:name="_Toc78117370"/><text:bookmark-start text:name="_Toc78309186"/><text:bookmark-start text:name="_Toc78621184"/><text:bookmark-start text:name="_Toc80779628"/><text:bookmark-start text:name="_Toc81899453"/><text:bookmark-start text:name="_Toc83371701"/><text:bookmark-start text:name="_Toc89163529"/>Compute and output errors<text:bookmark-end text:name="__RefHeading__4288_1572125438"/><text:bookmark-end text:name="_Toc77513395"/><text:bookmark-end text:name="_Toc78107422"/><text:bookmark-end text:name="_Toc78117370"/><text:bookmark-end text:name="_Toc78309186"/><text:bookmark-end text:name="_Toc78621184"/><text:bookmark-end text:name="_Toc80779628"/><text:bookmark-end text:name="_Toc81899453"/><text:bookmark-end text:name="_Toc83371701"/><text:bookmark-end text:name="_Toc89163529"/></text:h>
      <text:p text:style-name="Textbody">To compute the relative error, after adding solution_0, do not forget do the following in make_grid_and_dofs ():</text:p>
      <text:p text:style-name="Textbody"><text:s text:c="4"/>solution_0.reinit (2);</text:p>
      <text:p text:style-name="Textbody"><text:s text:c="4"/>solution_0.block(0).reinit (n_u);</text:p>
      <text:p text:style-name="Textbody"><text:s text:c="4"/>solution_0.block(1).reinit (n_p);</text:p>
      <text:p text:style-name="Textbody"><text:s text:c="4"/>solution_0.collect_sizes (); <text:s text:c="2"/></text:p>
      <text:h text:style-name="Heading3" text:outline-level="3"><text:bookmark-start text:name="__RefHeading___Toc46639_1781278656"/><text:bookmark-start text:name="_Toc77513397"/><text:bookmark-start text:name="_Toc78107423"/><text:bookmark-start text:name="_Toc78117371"/><text:bookmark-start text:name="_Toc78309187"/><text:bookmark-start text:name="_Toc78621185"/><text:bookmark-start text:name="_Toc80779629"/><text:bookmark-start text:name="_Toc81899454"/><text:bookmark-start text:name="_Toc83371702"/><text:bookmark-start text:name="_Toc89163530"/>Apply Robin boundary conditions, Feb. 17, 2019<text:bookmark-end text:name="__RefHeading___Toc46639_1781278656"/><text:bookmark-end text:name="_Toc77513397"/><text:bookmark-end text:name="_Toc78107423"/><text:bookmark-end text:name="_Toc78117371"/><text:bookmark-end text:name="_Toc78309187"/><text:bookmark-end text:name="_Toc78621185"/><text:bookmark-end text:name="_Toc80779629"/><text:bookmark-end text:name="_Toc81899454"/><text:bookmark-end text:name="_Toc83371702"/><text:bookmark-end text:name="_Toc89163530"/></text:h>
      <text:p text:style-name="Textbody">See /home/dv/jliu/Localdisk/deal.ii/examples/step-20/1D/1 Poisson/3 Robin/1 1D p = exp/1 no constraints/1 FE_DGQ/</text:p>
      <text:h text:style-name="Heading1" text:outline-level="1"><text:bookmark-start text:name="__RefHeading___Toc7702_1624091984"/><text:bookmark-start text:name="_Toc77513399"/><text:bookmark-start text:name="_Toc78107424"/><text:bookmark-start text:name="_Toc78117372"/><text:bookmark-start text:name="_Toc78309188"/><text:bookmark-start text:name="_Toc78621186"/><text:bookmark-start text:name="_Toc80779630"/><text:bookmark-start text:name="_Toc81899455"/><text:bookmark-start text:name="_Toc83371703"/><text:bookmark-start text:name="_Toc89163531"/>2-D case, standard FEM<text:bookmark-end text:name="__RefHeading___Toc7702_1624091984"/><text:bookmark-end text:name="_Toc77513399"/><text:bookmark-end text:name="_Toc78107424"/><text:bookmark-end text:name="_Toc78117372"/><text:bookmark-end text:name="_Toc78309188"/><text:bookmark-end text:name="_Toc78621186"/><text:bookmark-end text:name="_Toc80779630"/><text:bookmark-end text:name="_Toc81899455"/><text:bookmark-end text:name="_Toc83371703"/><text:bookmark-end text:name="_Toc89163531"/></text:h>
      <text:h text:style-name="Heading2" text:outline-level="2"><text:bookmark-start text:name="__RefHeading___Toc16601_2131971246"/><text:bookmark-start text:name="_Toc77513400"/><text:bookmark-start text:name="_Toc78107425"/><text:bookmark-start text:name="_Toc78117373"/><text:bookmark-start text:name="_Toc78309189"/><text:bookmark-start text:name="_Toc78621187"/><text:bookmark-start text:name="_Toc80779631"/><text:bookmark-start text:name="_Toc81899456"/><text:bookmark-start text:name="_Toc83371704"/><text:bookmark-start text:name="_Toc89163532"/>Mesh information<text:bookmark-end text:name="__RefHeading___Toc16601_2131971246"/><text:bookmark-end text:name="_Toc77513400"/><text:bookmark-end text:name="_Toc78107425"/><text:bookmark-end text:name="_Toc78117373"/><text:bookmark-end text:name="_Toc78309189"/><text:bookmark-end text:name="_Toc78621187"/><text:bookmark-end text:name="_Toc80779631"/><text:bookmark-end text:name="_Toc81899456"/><text:bookmark-end text:name="_Toc83371704"/><text:bookmark-end text:name="_Toc89163532"/></text:h>
      <text:h text:style-name="Heading3" text:outline-level="3"><text:bookmark-start text:name="__RefHeading___Toc9668_335363483"/><text:bookmark-start text:name="_Toc77513403"/><text:bookmark-start text:name="_Toc78107428"/><text:bookmark-start text:name="_Toc78117375"/><text:bookmark-start text:name="_Toc78309191"/><text:bookmark-start text:name="_Toc78621189"/><text:bookmark-start text:name="_Toc80779633"/><text:bookmark-start text:name="_Toc81899458"/><text:bookmark-start text:name="_Toc83371705"/><text:bookmark-start text:name="_Toc89163533"/>Split<text:span text:style-name="T997">ting</text:span><text:s/>real and imaginary parts, Dec. 2, 2018<text:bookmark-end text:name="__RefHeading___Toc9668_335363483"/><text:bookmark-end text:name="_Toc77513403"/><text:bookmark-end text:name="_Toc78107428"/><text:bookmark-end text:name="_Toc78117375"/><text:bookmark-end text:name="_Toc78309191"/><text:bookmark-end text:name="_Toc78621189"/><text:bookmark-end text:name="_Toc80779633"/><text:bookmark-end text:name="_Toc81899458"/><text:bookmark-end text:name="_Toc83371705"/><text:bookmark-end text:name="_Toc89163533"/></text:h>
      <text:p text:style-name="Textbody">Which also applies to the 1D problem.</text:p>
      <text:p text:style-name="Textbody"/>
      <text:soft-page-break/>
      <text:list text:style-name="LFO58" text:continue-numbering="true">
        <text:list-item>
          <text:p text:style-name="P998">Create a vector to store the degrees of freedom of the basis functions</text:p>
        </text:list-item>
      </text:list>
      <text:p text:style-name="Textbody"><text:s text:c="2"/>std::vector&lt;types::global_dof_index&gt; fe_dof_indices (dofs_per_cell);</text:p>
      <text:p text:style-name="Textbody"/>
      <text:p text:style-name="Textbody">The order of dof is in a normal sequence:</text:p>
      <text:p text:style-name="Textbody">0, 1, 2, 3, 4, 5, ...</text:p>
      <text:p text:style-name="Textbody">while the order of the basis function is somewhat depending on the real part and imaginary part:</text:p>
      <text:p text:style-name="Textbody">(inside a line or an area, the basis function of the real part is ordered first, followed by that of the imaginary part)</text:p>
      <text:p text:style-name="Textbody"/>
      <text:p text:style-name="Textbody">Using th e following code, the global dof number of the basis function can be obtained:</text:p>
      <text:p text:style-name="Textbody"><text:s text:c="4"/>for (unsigned int i = 0; i &lt; dofs_per_cell/2; i++)</text:p>
      <text:p text:style-name="Textbody"><text:s text:c="4"/>{</text:p>
      <text:p text:style-name="Textbody"><text:s text:c="8"/>std::cout &lt;&lt; " <text:s text:c="3"/>fe.component_to_system_index is: " &lt;&lt; fe.component_to_system_index(0,i) &lt;&lt; ", " &lt;&lt; fe.component_to_system_index(1,i) &lt;&lt; std::endl;</text:p>
      <text:p text:style-name="Textbody"><text:s text:c="8"/>fe_dof_indices[fe.component_to_system_index(0,i)] = local_dof_indices[2*i]; <text:s text:c="7"/></text:p>
      <text:p text:style-name="Textbody"><text:s text:c="8"/>fe_dof_indices[fe.component_to_system_index(1,i)] = local_dof_indices[2*i+1]; <text:s text:c="3"/></text:p>
      <text:p text:style-name="Textbody"><text:s text:c="4"/>} <text:s/></text:p>
      <text:p text:style-name="Textbody">where fe.component_to_system_index gives the local order of the basis function for each dof inside a cell.</text:p>
      <text:p text:style-name="Textbody"/>
      <text:p text:style-name="Textbody">Finally,<text:s/><text:tab/></text:p>
      <text:p text:style-name="Textbody"><text:s text:c="4"/>for (unsigned int i = 0; i &lt; dofs_per_cell; i++)</text:p>
      <text:p text:style-name="Textbody"><text:s text:c="3"/><text:s/>{</text:p>
      <text:p text:style-name="Textbody"><text:s text:c="8"/>std::cout &lt;&lt; " <text:s text:c="3"/>i is: " &lt;&lt; i &lt;&lt; ", local_dof_indices[i] is: " &lt;&lt; local_dof_indices[i] &lt;&lt; ", fe_dof_indices[i] is: " &lt;&lt; fe_dof_indices[i] &lt;&lt; ", fe.system_to_component_index(i).first is: " &lt;&lt; fe.system_to_component_index(i).first &lt;&lt; " ";</text:p>
      <text:p text:style-name="Textbody"><text:s text:c="7"/><text:s/>if (fe.system_to_component_index(i).first == 0)</text:p>
      <text:p text:style-name="Textbody"><text:s text:c="8"/>{</text:p>
      <text:p text:style-name="Textbody"><text:s text:c="12"/>std::cout &lt;&lt; "fe_dof_indices[i]/2 is: " &lt;&lt; fe_dof_indices[i]/2 ;</text:p>
      <text:p text:style-name="Textbody"><text:s text:c="16"/>solution_real[fe_dof_indices[i]/2]=solution[local_dof_indices[i]]; <text:s text:c="9"/></text:p>
      <text:p text:style-name="Textbody"><text:s text:c="8"/>}else</text:p>
      <text:p text:style-name="Textbody"><text:s text:c="8"/>{</text:p>
      <text:p text:style-name="Textbody"><text:s text:c="12"/>solution_imag[fe_dof_indices[i]/2]=solution[local_dof_indices[i]];</text:p>
      <text:p text:style-name="Textbody"><text:s text:c="8"/>}</text:p>
      <text:p text:style-name="Textbody"><text:s text:c="4"/>}</text:p>
      <text:soft-page-break/>
      <text:p text:style-name="Textbody">See '/step-4/3 2D/3 Helmholtz/2 u_simple_coe/' for an implementation.</text:p>
      <text:p text:style-name="Textbody">Checked on Mar. 15, 2019, not recitable.</text:p>
      <text:h text:style-name="Heading1" text:outline-level="1"><text:bookmark-start text:name="__RefHeading___Toc16607_2131971246"/><text:bookmark-start text:name="_Toc77513406"/><text:bookmark-start text:name="_Toc78107431"/><text:bookmark-start text:name="_Toc78117378"/><text:bookmark-start text:name="_Toc78309194"/><text:bookmark-start text:name="_Toc78621192"/><text:bookmark-start text:name="_Toc80779636"/><text:bookmark-start text:name="_Toc81899461"/><text:bookmark-start text:name="_Toc83371706"/><text:bookmark-start text:name="_Toc89163534"/>2-D case, mixed FEM<text:bookmark-end text:name="__RefHeading___Toc16607_2131971246"/><text:bookmark-end text:name="_Toc77513406"/><text:bookmark-end text:name="_Toc78107431"/><text:bookmark-end text:name="_Toc78117378"/><text:bookmark-end text:name="_Toc78309194"/><text:bookmark-end text:name="_Toc78621192"/><text:bookmark-end text:name="_Toc80779636"/><text:bookmark-end text:name="_Toc81899461"/><text:bookmark-end text:name="_Toc83371706"/><text:bookmark-end text:name="_Toc89163534"/></text:h>
      <text:h text:style-name="Heading2" text:outline-level="2"><text:bookmark-start text:name="__RefHeading___Toc16609_2131971246"/><text:bookmark-start text:name="_Toc77513407"/><text:bookmark-start text:name="_Toc78107432"/><text:bookmark-start text:name="_Toc78117379"/><text:bookmark-start text:name="_Toc78309195"/><text:bookmark-start text:name="_Toc78621193"/><text:bookmark-start text:name="_Toc80779637"/><text:bookmark-start text:name="_Toc81899462"/><text:bookmark-start text:name="_Toc83371707"/><text:bookmark-start text:name="_Toc89163535"/>2-D Poisson<text:s/>equations<text:bookmark-end text:name="__RefHeading___Toc16609_2131971246"/><text:bookmark-end text:name="_Toc77513407"/><text:bookmark-end text:name="_Toc78107432"/><text:bookmark-end text:name="_Toc78117379"/><text:bookmark-end text:name="_Toc78309195"/><text:bookmark-end text:name="_Toc78621193"/><text:bookmark-end text:name="_Toc80779637"/><text:bookmark-end text:name="_Toc81899462"/><text:bookmark-end text:name="_Toc83371707"/><text:bookmark-end text:name="_Toc89163535"/></text:h>
      <text:p text:style-name="Standard"/>
      <text:h text:style-name="Heading3" text:outline-level="3"><text:bookmark-start text:name="__RefHeading___Toc16611_2131971246"/><text:bookmark-start text:name="_Toc77513408"/><text:bookmark-start text:name="_Toc78107433"/><text:bookmark-start text:name="_Toc78117380"/><text:bookmark-start text:name="_Toc78309196"/><text:bookmark-start text:name="_Toc78621194"/><text:bookmark-start text:name="_Toc80779638"/><text:bookmark-start text:name="_Toc81899463"/><text:bookmark-start text:name="_Toc83371708"/><text:bookmark-start text:name="_Toc89163536"/>Implementing constraints to solve Poisson equation with or without Neumann boundary conditions, Mar. 7, 2019<text:bookmark-end text:name="__RefHeading___Toc16611_2131971246"/><text:bookmark-end text:name="_Toc77513408"/><text:bookmark-end text:name="_Toc78107433"/><text:bookmark-end text:name="_Toc78117380"/><text:bookmark-end text:name="_Toc78309196"/><text:bookmark-end text:name="_Toc78621194"/><text:bookmark-end text:name="_Toc80779638"/><text:bookmark-end text:name="_Toc81899463"/><text:bookmark-end text:name="_Toc83371708"/><text:bookmark-end text:name="_Toc89163536"/></text:h>
      <text:list text:style-name="LFO59" text:continue-numbering="true">
        <text:list-item>
          <text:p text:style-name="P999">Construct constraints</text:p>
        </text:list-item>
      </text:list>
      <text:p text:style-name="Textbody"><text:s text:c="4"/>{</text:p>
      <text:p text:style-name="Textbody"><text:s text:c="8"/>constraints.clear ();</text:p>
      <text:p text:style-name="Textbody"><text:s text:c="8"/>FEValuesExtractors::Vector velocities(0);</text:p>
      <text:p text:style-name="Textbody"><text:s text:c="8"/>DoFTools::make_hanging_node_constraints (dof_handler,</text:p>
      <text:p text:style-name="Textbody"><text:s text:c="48"/>constraints);</text:p>
      <text:p text:style-name="Textbody"/>
      <text:p text:style-name="Textbody"><text:s text:c="8"/>VectorTools::project_boundary_values_div_conforming</text:p>
      <text:p text:style-name="Textbody"><text:s text:c="8"/>(dof_handler,</text:p>
      <text:p text:style-name="Textbody"><text:s text:c="9"/>0, <text:s text:c="28"/>// first_vector_component</text:p>
      <text:p text:style-name="Textbody"><text:s text:c="9"/>GradientBoundary&lt;dim&gt;(),</text:p>
      <text:p text:style-name="Textbody"><text:s text:c="9"/>1, <text:s text:c="28"/>// boundary_component</text:p>
      <text:p text:style-name="Textbody"><text:s text:c="9"/>constraints</text:p>
      <text:p text:style-name="Textbody"><text:s text:c="8"/>);</text:p>
      <text:p text:style-name="Textbody"><text:s text:c="4"/>}</text:p>
      <text:p text:style-name="Textbody"><text:s text:c="4"/>constraints.close();</text:p>
      <text:p text:style-name="Textbody"/>
      <text:list text:style-name="LFO60" text:continue-numbering="true">
        <text:list-item>
          <text:p text:style-name="P1000">constraints should be constructed after 'DoFRenumbering'</text:p>
        </text:list-item>
        <text:list-item>
          <text:p text:style-name="P1001">In 'GradientBoundary&lt;dim&gt;()', only two components<text:s/>are needed.</text:p>
        </text:list-item>
      </text:list>
      <text:p text:style-name="Textbody"/>
      <text:list text:style-name="LFO61" text:continue-numbering="true">
        <text:list-item>
          <text:p text:style-name="P1002">Make sparsity pattern</text:p>
        </text:list-item>
      </text:list>
      <text:p text:style-name="Textbody">DoFTools::make_sparsity_pattern (dof_handler, dsp, constraints, false); // consider constraints <text:s/></text:p>
      <text:p text:style-name="Textbody"/>
      <text:list text:style-name="LFO62" text:continue-numbering="true">
        <text:list-item>
          <text:p text:style-name="P1003">schur complement to solve the system equation</text:p>
        </text:list-item>
      </text:list>
      <text:list text:style-name="LFO63" text:continue-numbering="true">
        <text:list-item>
          <text:p text:style-name="P1004">adjust the solver control to improve the accuracy</text:p>
        </text:list-item>
        <text:list-item>
          <text:p text:style-name="P1005">use constraints to<text:s/>distribute the solution</text:p>
        </text:list-item>
      </text:list>
      <text:p text:style-name="Textbody"><text:a xlink:href="https://dealii.narkive.com/hHf91BTC/deal-ii-neumann-bc-in-step-20" office:target-frame-name="_top" xlink:show="replace"><text:span text:style-name="Hyperlink">https://dealii.narkive.com/hHf91BTC/deal-ii-neumann-bc-in-step-20</text:span></text:a></text:p>
      <text:p text:style-name="Standard"/>
      <text:h text:style-name="Heading2" text:outline-level="2"><text:bookmark-start text:name="__RefHeading___Toc16613_2131971246"/><text:bookmark-start text:name="_Toc77513409"/><text:bookmark-start text:name="_Toc78107434"/><text:bookmark-start text:name="_Toc78117381"/><text:bookmark-start text:name="_Toc78309197"/><text:bookmark-start text:name="_Toc78621195"/><text:bookmark-start text:name="_Toc80779639"/><text:bookmark-start text:name="_Toc81899464"/><text:bookmark-start text:name="_Toc83371709"/><text:bookmark-start text:name="_Toc89163537"/>2D Helmholtz equation with complex numbers<text:bookmark-end text:name="__RefHeading___Toc16613_2131971246"/><text:bookmark-end text:name="_Toc77513409"/><text:bookmark-end text:name="_Toc78107434"/><text:bookmark-end text:name="_Toc78117381"/><text:bookmark-end text:name="_Toc78309197"/><text:bookmark-end text:name="_Toc78621195"/><text:bookmark-end text:name="_Toc80779639"/><text:bookmark-end text:name="_Toc81899464"/><text:bookmark-end text:name="_Toc83371709"/><text:bookmark-end text:name="_Toc89163537"/></text:h>
      <text:h text:style-name="Heading3" text:outline-level="3"><text:bookmark-start text:name="__RefHeading___Toc16617_2131971246"/><text:bookmark-start text:name="_Toc77513411"/><text:bookmark-start text:name="_Toc78107435"/><text:bookmark-start text:name="_Toc78117382"/><text:bookmark-start text:name="_Toc78309198"/><text:bookmark-start text:name="_Toc78621196"/><text:bookmark-start text:name="_Toc80779640"/><text:bookmark-start text:name="_Toc81899465"/><text:bookmark-start text:name="_Toc83371710"/><text:bookmark-start text:name="_Toc89163538"/>Continuous elements, double fe_q, or fe_q with fe_dgq, Mar.5, 2019<text:bookmark-end text:name="__RefHeading___Toc16617_2131971246"/><text:bookmark-end text:name="_Toc77513411"/><text:bookmark-end text:name="_Toc78107435"/><text:bookmark-end text:name="_Toc78117382"/><text:bookmark-end text:name="_Toc78309198"/><text:bookmark-end text:name="_Toc78621196"/><text:bookmark-end text:name="_Toc80779640"/><text:bookmark-end text:name="_Toc81899465"/><text:bookmark-end text:name="_Toc83371710"/><text:bookmark-end text:name="_Toc89163538"/></text:h>
      <text:p text:style-name="Textbody">The matrix equation is ill-constructed when not all quadrature points are considered.</text:p>
      <text:h text:style-name="Heading1" text:outline-level="1"><text:bookmark-start text:name="__RefHeading__590_2134843222"/><text:bookmark-start text:name="_Toc77513428"/><text:bookmark-start text:name="_Toc78107441"/><text:bookmark-start text:name="_Toc78117386"/><text:bookmark-start text:name="_Toc78309202"/><text:bookmark-start text:name="_Toc78621200"/><text:bookmark-start text:name="_Toc80779644"/><text:bookmark-start text:name="_Toc81899469"/><text:bookmark-start text:name="_Toc83371711"/><text:bookmark-start text:name="_Toc89163539"/>Tricks and tips<text:bookmark-end text:name="__RefHeading__590_2134843222"/><text:bookmark-end text:name="_Toc77513428"/><text:bookmark-end text:name="_Toc78107441"/><text:bookmark-end text:name="_Toc78117386"/><text:bookmark-end text:name="_Toc78309202"/><text:bookmark-end text:name="_Toc78621200"/><text:bookmark-end text:name="_Toc80779644"/><text:bookmark-end text:name="_Toc81899469"/><text:bookmark-end text:name="_Toc83371711"/><text:bookmark-end text:name="_Toc89163539"/></text:h>
      <text:h text:style-name="Heading2" text:outline-level="2"><text:bookmark-start text:name="__RefHeading__2681_2134843222"/><text:bookmark-start text:name="_Toc77513429"/><text:bookmark-start text:name="_Toc78107442"/><text:bookmark-start text:name="_Toc78117387"/><text:bookmark-start text:name="_Toc78309203"/><text:bookmark-start text:name="_Toc78621201"/><text:bookmark-start text:name="_Toc80779645"/><text:bookmark-start text:name="_Toc81899470"/><text:bookmark-start text:name="_Toc83371712"/><text:bookmark-start text:name="_Toc89163540"/>Call eclipse<text:bookmark-end text:name="__RefHeading__2681_2134843222"/><text:bookmark-end text:name="_Toc77513429"/><text:bookmark-end text:name="_Toc78107442"/><text:bookmark-end text:name="_Toc78117387"/><text:bookmark-end text:name="_Toc78309203"/><text:bookmark-end text:name="_Toc78621201"/><text:bookmark-end text:name="_Toc80779645"/><text:bookmark-end text:name="_Toc81899470"/><text:bookmark-end text:name="_Toc83371712"/><text:bookmark-end text:name="_Toc89163540"/></text:h>
      <text:p text:style-name="P1006">type 'eclipse step-3' directly.<text:bookmark-start text:name="_Toc77513430"/><text:bookmark-end text:name="_Toc77513430"/></text:p>
      <text:h text:style-name="Heading2" text:outline-level="2"><text:bookmark-start text:name="__RefHeading__12047_2134843222"/><text:bookmark-start text:name="_Toc77513432"/><text:bookmark-start text:name="_Toc78107444"/><text:bookmark-start text:name="_Toc78117389"/><text:bookmark-start text:name="_Toc78309205"/><text:bookmark-start text:name="_Toc78621203"/><text:bookmark-start text:name="_Toc80779647"/><text:bookmark-start text:name="_Toc81899472"/><text:bookmark-start text:name="_Toc83371713"/><text:bookmark-start text:name="_Toc89163541"/>run failed<text:bookmark-end text:name="__RefHeading__12047_2134843222"/><text:bookmark-end text:name="_Toc77513432"/><text:bookmark-end text:name="_Toc78107444"/><text:bookmark-end text:name="_Toc78117389"/><text:bookmark-end text:name="_Toc78309205"/><text:bookmark-end text:name="_Toc78621203"/><text:bookmark-end text:name="_Toc80779647"/><text:bookmark-end text:name="_Toc81899472"/><text:bookmark-end text:name="_Toc83371713"/><text:bookmark-end text:name="_Toc89163541"/></text:h>
      <text:p text:style-name="Textbody"><text:span text:style-name="T1007">Change nothing in eclipse --&gt; Save --&gt; run again. It might solve the p</text:span><text:span text:style-name="T1008">roblem. 23-8-2017</text:span><text:bookmark-start text:name="__RefHeading___Toc16619_2131971246"/><text:span text:style-name="T1009"><text:line-break/></text:span><text:bookmark-end text:name="__RefHeading___Toc16619_2131971246"/></text:p>
      <text:h text:style-name="Heading1" text:outline-level="1"><text:bookmark-start text:name="__RefHeading__68840_457970875"/><text:bookmark-start text:name="_Toc77513441"/><text:bookmark-start text:name="_Toc78107449"/><text:bookmark-start text:name="_Toc78117391"/><text:bookmark-start text:name="_Toc78309207"/><text:bookmark-start text:name="_Toc78621205"/><text:bookmark-start text:name="_Toc80779649"/><text:bookmark-start text:name="_Toc81899474"/><text:bookmark-start text:name="_Toc83371714"/><text:bookmark-start text:name="_Toc89163542"/>Data postprocess<text:bookmark-end text:name="__RefHeading__68840_457970875"/><text:bookmark-end text:name="_Toc77513441"/><text:bookmark-end text:name="_Toc78107449"/><text:bookmark-end text:name="_Toc78117391"/><text:bookmark-end text:name="_Toc78309207"/><text:bookmark-end text:name="_Toc78621205"/><text:bookmark-end text:name="_Toc80779649"/><text:bookmark-end text:name="_Toc81899474"/><text:bookmark-end text:name="_Toc83371714"/><text:bookmark-end text:name="_Toc89163542"/></text:h>
      <text:h text:style-name="Heading2" text:outline-level="2"><text:bookmark-start text:name="__RefHeading__7041_61507977"/><text:bookmark-start text:name="_Toc77513442"/><text:bookmark-start text:name="_Toc78107450"/><text:bookmark-start text:name="_Toc78117392"/><text:bookmark-start text:name="_Toc78309208"/><text:bookmark-start text:name="_Toc78621206"/><text:bookmark-start text:name="_Toc80779650"/><text:bookmark-start text:name="_Toc81899475"/><text:bookmark-start text:name="_Toc83371715"/><text:bookmark-start text:name="_Toc89163543"/>Output format<text:bookmark-end text:name="__RefHeading__7041_61507977"/><text:bookmark-end text:name="_Toc77513442"/><text:bookmark-end text:name="_Toc78107450"/><text:bookmark-end text:name="_Toc78117392"/><text:bookmark-end text:name="_Toc78309208"/><text:bookmark-end text:name="_Toc78621206"/><text:bookmark-end text:name="_Toc80779650"/><text:bookmark-end text:name="_Toc81899475"/><text:bookmark-end text:name="_Toc83371715"/><text:bookmark-end text:name="_Toc89163543"/></text:h>
      <text:h text:style-name="Heading2" text:outline-level="2"><text:bookmark-start text:name="__RefHeading__11551_2017374602"/><text:bookmark-start text:name="_Toc77513445"/><text:bookmark-start text:name="_Toc78107452"/><text:bookmark-start text:name="_Toc78117393"/><text:bookmark-start text:name="_Toc78309209"/><text:bookmark-start text:name="_Toc78621207"/><text:bookmark-start text:name="_Toc80779651"/><text:bookmark-start text:name="_Toc81899476"/><text:bookmark-start text:name="_Toc83371716"/><text:bookmark-start text:name="_Toc89163544"/>DataPostprocess class<text:bookmark-end text:name="__RefHeading__11551_2017374602"/><text:bookmark-end text:name="_Toc77513445"/><text:bookmark-end text:name="_Toc78107452"/><text:bookmark-end text:name="_Toc78117393"/><text:bookmark-end text:name="_Toc78309209"/><text:bookmark-end text:name="_Toc78621207"/><text:bookmark-end text:name="_Toc80779651"/><text:bookmark-end text:name="_Toc81899476"/><text:bookmark-end text:name="_Toc83371716"/><text:bookmark-end text:name="_Toc89163544"/></text:h>
      <text:p text:style-name="Textbody">Given the values and derivatives of the solution at those points where we want to generate the output, the functions of this class can be overloaded to compute new<text:s/>quantities.</text:p>
      <text:p text:style-name="Textbody"><text:a xlink:href="http://www.dealii.org/developer/doxygen/deal.II/classDataPostprocessor.html" office:target-frame-name="_top" xlink:show="replace">http://www.dealii.org/developer/doxygen/deal.II/classDataPostprocessor.html</text:a></text:p>
      <text:p text:style-name="Textbody">Examples :</text:p>
      <text:p text:style-name="Textbody">The computation of the magnitude of a complex-valued solution –<text:s/>step-29.</text:p>
      <text:h text:style-name="Heading3" text:outline-level="3"><text:bookmark-start text:name="__RefHeading___Toc27530_2131971246"/><text:bookmark-start text:name="_Toc77513446"/><text:bookmark-start text:name="_Toc78107453"/><text:bookmark-start text:name="_Toc78117394"/><text:bookmark-start text:name="_Toc78309210"/><text:bookmark-start text:name="_Toc78621208"/><text:bookmark-start text:name="_Toc80779652"/><text:bookmark-start text:name="_Toc81899477"/><text:bookmark-start text:name="_Toc83371717"/><text:bookmark-start text:name="_Toc89163545"/>DataPostprocessorInputs, Mar. 27, 2019<text:bookmark-end text:name="__RefHeading___Toc27530_2131971246"/><text:bookmark-end text:name="_Toc77513446"/><text:bookmark-end text:name="_Toc78107453"/><text:bookmark-end text:name="_Toc78117394"/><text:bookmark-end text:name="_Toc78309210"/><text:bookmark-end text:name="_Toc78621208"/><text:bookmark-end text:name="_Toc80779652"/><text:bookmark-end text:name="_Toc81899477"/><text:bookmark-end text:name="_Toc83371717"/><text:bookmark-end text:name="_Toc89163545"/></text:h>
      <text:p text:style-name="Textbody">It can deal with the scalar or vector-valued solution.</text:p>
      <text:h text:style-name="Heading2" text:outline-level="2"><text:bookmark-start text:name="__RefHeading___Toc9468_2103214650"/><text:bookmark-start text:name="_Toc77513447"/><text:bookmark-start text:name="_Toc78107454"/><text:bookmark-start text:name="_Toc78117395"/><text:bookmark-start text:name="_Toc78309211"/><text:bookmark-start text:name="_Toc78621209"/><text:bookmark-start text:name="_Toc80779653"/><text:bookmark-start text:name="_Toc81899478"/><text:bookmark-start text:name="_Toc83371718"/><text:bookmark-start text:name="_Toc89163546"/>DataComponentInterpretation<text:bookmark-end text:name="__RefHeading___Toc9468_2103214650"/><text:bookmark-end text:name="_Toc77513447"/><text:bookmark-end text:name="_Toc78107454"/><text:bookmark-end text:name="_Toc78117395"/><text:bookmark-end text:name="_Toc78309211"/><text:bookmark-end text:name="_Toc78621209"/><text:bookmark-end text:name="_Toc80779653"/><text:bookmark-end text:name="_Toc81899478"/><text:bookmark-end text:name="_Toc83371718"/><text:bookmark-end text:name="_Toc89163546"/></text:h>
      <text:h text:style-name="Heading3" text:outline-level="3"><text:bookmark-start text:name="__RefHeading___Toc9470_2103214650"/><text:bookmark-start text:name="_Toc77513448"/><text:bookmark-start text:name="_Toc78107455"/><text:bookmark-start text:name="_Toc78117396"/><text:bookmark-start text:name="_Toc78309212"/><text:bookmark-start text:name="_Toc78621210"/><text:bookmark-start text:name="_Toc80779654"/><text:bookmark-start text:name="_Toc81899479"/><text:bookmark-start text:name="_Toc83371719"/><text:bookmark-start text:name="_Toc89163547"/>Output the first-order derivatives and solution separately in the mixed FEM, April 1, 2019<text:bookmark-end text:name="__RefHeading___Toc9470_2103214650"/><text:bookmark-end text:name="_Toc77513448"/><text:bookmark-end text:name="_Toc78107455"/><text:bookmark-end text:name="_Toc78117396"/><text:bookmark-end text:name="_Toc78309212"/><text:bookmark-end text:name="_Toc78621210"/><text:bookmark-end text:name="_Toc80779654"/><text:bookmark-end text:name="_Toc81899479"/><text:bookmark-end text:name="_Toc83371719"/><text:bookmark-end text:name="_Toc89163547"/></text:h>
      <text:p text:style-name="Textbody"><text:s text:c="4"/>std::vector&lt;std::string&gt; solution_names(1,"u_x");</text:p>
      <text:p text:style-name="Textbody"><text:s text:c="4"/>solution_names.push_back ("u_y");</text:p>
      <text:p text:style-name="Textbody"><text:s text:c="4"/>solution_names.push_back ("p_custom");</text:p>
      <text:p text:style-name="Textbody"/>
      <text:p text:style-name="Textbody"><text:s text:c="4"/>std::vector&lt;DataComponentInterpretation::DataComponentInterpretation&gt;</text:p>
      <text:soft-page-break/>
      <text:p text:style-name="Textbody"><text:s text:c="4"/>interpretation (1,DataComponentInterpretation::component_is_scalar);</text:p>
      <text:p text:style-name="Textbody"><text:s text:c="4"/>interpretation.push_back (DataComponentInterpretation::component_is_scalar);</text:p>
      <text:p text:style-name="Textbody"><text:s text:c="4"/>interpretation.push_back (DataComponentInterpretation::component_is_scalar);</text:p>
      <text:p text:style-name="Textbody"/>
      <text:p text:style-name="Textbody">An implementation can be found at 'step-20/2D/1 Poisson/1_2 u = expxm0p5yconstant/2 FEQ FEDGQ/'<text:bookmark-start text:name="_Toc77513449"/><text:bookmark-end text:name="_Toc77513449"/></text:p>
      <text:h text:style-name="Heading3" text:outline-level="3"><text:bookmark-start text:name="t-t"/><text:bookmark-start text:name="__RefHeading___Toc27532_2131971246"/><text:bookmark-start text:name="_Toc77513450"/><text:bookmark-start text:name="_Toc78107456"/><text:bookmark-start text:name="_Toc78117397"/><text:bookmark-start text:name="_Toc78309213"/><text:bookmark-start text:name="_Toc78621211"/><text:bookmark-start text:name="_Toc80779655"/><text:bookmark-start text:name="_Toc81899480"/><text:bookmark-start text:name="_Toc83371720"/><text:bookmark-start text:name="_Toc89163548"/><text:bookmark-end text:name="t-t"/>How to output the gradient of a scalar solution with write_vtk?<text:bookmark-end text:name="__RefHeading___Toc27532_2131971246"/><text:bookmark-end text:name="_Toc77513450"/><text:bookmark-end text:name="_Toc78107456"/><text:bookmark-end text:name="_Toc78117397"/><text:bookmark-end text:name="_Toc78309213"/><text:bookmark-end text:name="_Toc78621211"/><text:bookmark-end text:name="_Toc80779655"/><text:bookmark-end text:name="_Toc81899480"/><text:bookmark-end text:name="_Toc83371720"/><text:bookmark-end text:name="_Toc89163548"/></text:h>
      <text:p text:style-name="Textbody"><text:a xlink:href="https://groups.google.com/forum/#!topic/dealii/NCHnEdnDVGY" office:target-frame-name="_top" xlink:show="replace">https://groups.google.com/forum/#!topic/dealii/NCHnEdnDVGY</text:a></text:p>
      <text:h text:style-name="Heading2" text:outline-level="2"><text:bookmark-start text:name="__RefHeading__7064_571000043"/><text:bookmark-start text:name="_Toc77513454"/><text:bookmark-start text:name="_Toc78107460"/><text:bookmark-start text:name="_Toc78117398"/><text:bookmark-start text:name="_Toc78309214"/><text:bookmark-start text:name="_Toc78621212"/><text:bookmark-start text:name="_Toc80779656"/><text:bookmark-start text:name="_Toc81899481"/><text:bookmark-start text:name="_Toc83371721"/><text:bookmark-start text:name="_Toc89163549"/>Output the results at Gauss points<text:bookmark-end text:name="__RefHeading__7064_571000043"/><text:bookmark-end text:name="_Toc77513454"/><text:bookmark-end text:name="_Toc78107460"/><text:bookmark-end text:name="_Toc78117398"/><text:bookmark-end text:name="_Toc78309214"/><text:bookmark-end text:name="_Toc78621212"/><text:bookmark-end text:name="_Toc80779656"/><text:bookmark-end text:name="_Toc81899481"/><text:bookmark-end text:name="_Toc83371721"/><text:bookmark-end text:name="_Toc89163549"/></text:h>
      <text:p text:style-name="Textbody"><text:a xlink:href="https://groups.google.com/forum/#!topic/dealii/IgVs7rCt0F8" office:target-frame-name="_top" xlink:show="replace">https://groups.google.com/forum/#!topic/dealii/IgVs7rCt0F8</text:a></text:p>
      <text:p text:style-name="Textbody">Not read yet.</text:p>
      <text:p text:style-name="Textbody"/>
      <text:h text:style-name="Heading1" text:outline-level="1"><text:bookmark-start text:name="_Toc78117399"/><text:bookmark-start text:name="_Toc78309215"/><text:bookmark-start text:name="_Toc78621213"/><text:bookmark-start text:name="_Toc80779657"/><text:bookmark-start text:name="_Toc81899482"/><text:bookmark-start text:name="_Toc83371722"/><text:bookmark-start text:name="_Toc89163550"/>Future work<text:bookmark-end text:name="_Toc78117399"/><text:bookmark-end text:name="_Toc78309215"/><text:bookmark-end text:name="_Toc78621213"/><text:bookmark-end text:name="_Toc80779657"/><text:bookmark-end text:name="_Toc81899482"/><text:bookmark-end text:name="_Toc83371722"/><text:bookmark-end text:name="_Toc89163550"/></text:h>
      <text:h text:style-name="Heading3" text:outline-level="3"><text:bookmark-start text:name="__RefHeading___Toc12383_551506101"/><text:bookmark-start text:name="_Toc77513332"/><text:bookmark-start text:name="_Toc78107360"/><text:bookmark-start text:name="_Toc78117400"/><text:bookmark-start text:name="_Toc78309216"/><text:bookmark-start text:name="_Toc78621214"/><text:bookmark-start text:name="_Toc80779658"/><text:bookmark-start text:name="_Toc81899483"/><text:bookmark-start text:name="_Toc83371723"/><text:bookmark-start text:name="_Toc89163551"/>Richardson iteration, Dec. 13, 2018<text:bookmark-end text:name="__RefHeading___Toc12383_551506101"/><text:bookmark-end text:name="_Toc77513332"/><text:bookmark-end text:name="_Toc78107360"/><text:bookmark-end text:name="_Toc78117400"/><text:bookmark-end text:name="_Toc78309216"/><text:bookmark-end text:name="_Toc78621214"/><text:bookmark-end text:name="_Toc80779658"/><text:bookmark-end text:name="_Toc81899483"/><text:bookmark-end text:name="_Toc83371723"/><text:bookmark-end text:name="_Toc89163551"/></text:h>
      <text:p text:style-name="Textbody">Not read yet.</text:p>
      <text:p text:style-name="Textbody"/>
      <text:p text:style-name="Textbody">Manual script can be found at step-4_Pois_pexp.</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WenQuanYi Micro Hei" svg:font-family="WenQuanYi Micro Hei" style:font-family-generic="system" style:font-pitch="variable"/>
    <style:font-face style:name="monospace" svg:font-family="monospace" style:font-family-generic="roman" style:font-pitch="variable"/>
    <style:font-face style:name="lucidatypewriter" svg:font-family="lucidatypewriter"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000000"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8" style:display-name="WW_OutlineListStyle_18">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ListHeading" style:display-name="List Heading" style:family="paragraph" style:parent-style-name="Standard">
      <style:text-properties fo:hyphenate="false"/>
    </style:style>
    <style:style style:name="ListContents" style:display-name="List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UserEntry" style:display-name="User Entry" style:family="text">
      <style:text-properties style:font-name="Liberation Mono" style:font-name-asian="Liberation Mono"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widows="2" fo:orphans="2" style:vertical-align="auto" fo:margin-bottom="0.0694in" fo:margin-left="0.4583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5" style:display-name="TOC 5" style:family="paragraph" style:parent-style-name="Normal" style:next-style-name="Normal" style:auto-update="true">
      <style:paragraph-properties fo:widows="2" fo:orphans="2" style:vertical-align="auto" fo:margin-bottom="0.0694in" fo:margin-left="0.6111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6" style:display-name="TOC 6" style:family="paragraph" style:parent-style-name="Normal" style:next-style-name="Normal" style:auto-update="true">
      <style:paragraph-properties fo:widows="2" fo:orphans="2" style:vertical-align="auto" fo:margin-bottom="0.0694in" fo:margin-left="0.7638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7" style:display-name="TOC 7" style:family="paragraph" style:parent-style-name="Normal" style:next-style-name="Normal" style:auto-update="true">
      <style:paragraph-properties fo:widows="2" fo:orphans="2" style:vertical-align="auto" fo:margin-bottom="0.0694in" fo:margin-left="0.9166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8" style:display-name="TOC 8" style:family="paragraph" style:parent-style-name="Normal" style:next-style-name="Normal" style:auto-update="true">
      <style:paragraph-properties fo:widows="2" fo:orphans="2" style:vertical-align="auto" fo:margin-bottom="0.0694in" fo:margin-left="1.0694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9" style:display-name="TOC 9" style:family="paragraph" style:parent-style-name="Normal" style:next-style-name="Normal" style:auto-update="true">
      <style:paragraph-properties fo:widows="2" fo:orphans="2" style:vertical-align="auto" fo:margin-bottom="0.0694in" fo:margin-left="1.2222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preprocessor" style:display-name="preprocessor" style:family="text" style:parent-style-name="DefaultParagraphFont"/>
    <style:style style:name="keyword" style:display-name="keyword"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list-style style:name="WW_OutlineListStyle_17" style:display-name="WW_OutlineListStyle_17">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9">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Wingdings"/>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StarSymbol"/>
    </style:style>
    <style:style style:name="WW_CharLFO60LVL2" style:family="text">
      <style:text-properties style:font-name="StarSymbol"/>
    </style:style>
    <style:style style:name="WW_CharLFO60LVL3" style:family="text">
      <style:text-properties style:font-name="StarSymbol"/>
    </style:style>
    <style:style style:name="WW_CharLFO60LVL4" style:family="text">
      <style:text-properties style:font-name="StarSymbol"/>
    </style:style>
    <style:style style:name="WW_CharLFO60LVL5" style:family="text">
      <style:text-properties style:font-name="StarSymbol"/>
    </style:style>
    <style:style style:name="WW_CharLFO60LVL6" style:family="text">
      <style:text-properties style:font-name="StarSymbol"/>
    </style:style>
    <style:style style:name="WW_CharLFO60LVL7" style:family="text">
      <style:text-properties style:font-name="StarSymbol"/>
    </style:style>
    <style:style style:name="WW_CharLFO60LVL8" style:family="text">
      <style:text-properties style:font-name="StarSymbol"/>
    </style:style>
    <style:style style:name="WW_CharLFO60LVL9" style:family="text">
      <style:text-properties style:font-name="Star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StarSymbol"/>
    </style:style>
    <style:style style:name="WW_CharLFO63LVL2" style:family="text">
      <style:text-properties style:font-name="StarSymbol"/>
    </style:style>
    <style:style style:name="WW_CharLFO63LVL3" style:family="text">
      <style:text-properties style:font-name="StarSymbol"/>
    </style:style>
    <style:style style:name="WW_CharLFO63LVL4" style:family="text">
      <style:text-properties style:font-name="StarSymbol"/>
    </style:style>
    <style:style style:name="WW_CharLFO63LVL5" style:family="text">
      <style:text-properties style:font-name="StarSymbol"/>
    </style:style>
    <style:style style:name="WW_CharLFO63LVL6" style:family="text">
      <style:text-properties style:font-name="StarSymbol"/>
    </style:style>
    <style:style style:name="WW_CharLFO63LVL7" style:family="text">
      <style:text-properties style:font-name="StarSymbol"/>
    </style:style>
    <style:style style:name="WW_CharLFO63LVL8" style:family="text">
      <style:text-properties style:font-name="StarSymbol"/>
    </style:style>
    <style:style style:name="WW_CharLFO63LVL9" style:family="text">
      <style:text-properties style:font-name="StarSymbol"/>
    </style: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 Liu</dc:creator>
    <meta:creation-date>2017-11-25T12:22:00Z</meta:creation-date>
    <dc:date>2021-11-30T08:22:00Z</dc:date>
    <meta:template xlink:href="Normal.dotm" xlink:type="simple"/>
    <meta:editing-cycles>1075</meta:editing-cycles>
    <meta:editing-duration>PT16896240S</meta:editing-duration>
    <meta:user-defined meta:name="Info 1"/>
    <meta:user-defined meta:name="Info 2"/>
    <meta:user-defined meta:name="Info 3"/>
    <meta:user-defined meta:name="Info 4"/>
    <meta:document-statistic meta:page-count="37" meta:paragraph-count="113" meta:word-count="8492" meta:character-count="56786" meta:row-count="403" meta:non-whitespace-character-count="48407"/>
  </office:meta>
</office:document-meta>
</file>